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200000022656D64F8E669D3D8.png" manifest:media-type="image/png"/>
  <manifest:file-entry manifest:full-path="Pictures/100000000000001700000016F4B7D85A22E80817.png" manifest:media-type="image/png"/>
  <manifest:file-entry manifest:full-path="Pictures/100000000000001700000014DCACBFE779CDDFA7.png" manifest:media-type="image/png"/>
  <manifest:file-entry manifest:full-path="Pictures/1000000000000017000000174D403B18EA3B0127.png" manifest:media-type="image/png"/>
  <manifest:file-entry manifest:full-path="Pictures/10000000000000250000001F75ADF2BC04C8A136.png" manifest:media-type="image/png"/>
  <manifest:file-entry manifest:full-path="Pictures/10000000000000370000001C6B2B08B3301601B4.png" manifest:media-type="image/png"/>
  <manifest:file-entry manifest:full-path="Pictures/10000000000000250000001F73F304BDE4978D0C.png" manifest:media-type="image/png"/>
  <manifest:file-entry manifest:full-path="Pictures/100000000000002100000018173F810ABCF308EA.png" manifest:media-type="image/png"/>
  <manifest:file-entry manifest:full-path="Pictures/10000000000000260000002CC7606B6ECFAFC776.png" manifest:media-type="image/png"/>
  <manifest:file-entry manifest:full-path="Pictures/10000000000000110000000F2CED810F368A8443.png" manifest:media-type="image/png"/>
  <manifest:file-entry manifest:full-path="Pictures/100000000000003300000019694053879E4B0C0C.png" manifest:media-type="image/png"/>
  <manifest:file-entry manifest:full-path="Pictures/100000000000002500000018FF65D677B8448EA1.png" manifest:media-type="image/png"/>
  <manifest:file-entry manifest:full-path="Pictures/1000000000000016000000200D87E1F9DE25326E.png" manifest:media-type="image/png"/>
  <manifest:file-entry manifest:full-path="Pictures/100000000000001E0000002006D474A3534A662A.png" manifest:media-type="image/png"/>
  <manifest:file-entry manifest:full-path="Pictures/100000000000002200000021190AA7C548F821CD.png" manifest:media-type="image/png"/>
  <manifest:file-entry manifest:full-path="Pictures/100000000000002700000019099C92200CAD3C29.png" manifest:media-type="image/png"/>
  <manifest:file-entry manifest:full-path="Pictures/1000000000000024000000213BCDCD5BA4866CD7.png" manifest:media-type="image/png"/>
  <manifest:file-entry manifest:full-path="Pictures/100000000000001C00000036D1B00C7D37773403.png" manifest:media-type="image/png"/>
  <manifest:file-entry manifest:full-path="Pictures/100000000000002A000000152225CA9C83380ED7.png" manifest:media-type="image/png"/>
  <manifest:file-entry manifest:full-path="Pictures/10000000000000160000001AEAD20C75993D68DC.png" manifest:media-type="image/png"/>
  <manifest:file-entry manifest:full-path="Pictures/1000000000000016000000242C304D6B66C13CC7.png" manifest:media-type="image/png"/>
  <manifest:file-entry manifest:full-path="Pictures/1000000000000016000000153A23A46F694DAED8.png" manifest:media-type="image/png"/>
  <manifest:file-entry manifest:full-path="Pictures/10000000000000150000001E2C4B57603E15BF33.png" manifest:media-type="image/png"/>
  <manifest:file-entry manifest:full-path="Pictures/100000000000001100000011B5265907B6BE8B34.png" manifest:media-type="image/png"/>
  <manifest:file-entry manifest:full-path="Pictures/100000000000001D00000023A9DD7610DA716539.png" manifest:media-type="image/png"/>
  <manifest:file-entry manifest:full-path="Pictures/100000000000001F000000151F900CA2025C3048.png" manifest:media-type="image/png"/>
  <manifest:file-entry manifest:full-path="Pictures/100000000000002200000041236E63CEA98CCE23.png" manifest:media-type="image/png"/>
  <manifest:file-entry manifest:full-path="Pictures/100000000000002E0000001979D1B59878FA9047.png" manifest:media-type="image/png"/>
  <manifest:file-entry manifest:full-path="Pictures/10000000000000110000001B67CEEED0249B8A84.png" manifest:media-type="image/png"/>
  <manifest:file-entry manifest:full-path="Pictures/10000000000000360000003EB90E10321F167FA4.png" manifest:media-type="image/png"/>
  <manifest:file-entry manifest:full-path="Pictures/1000000000000017000000179B8E3A346E634602.png" manifest:media-type="image/png"/>
  <manifest:file-entry manifest:full-path="Pictures/10000000000000250000001F4013E26331D636B3.png" manifest:media-type="image/png"/>
  <manifest:file-entry manifest:full-path="Pictures/100000000000001C00000011A3C7B83A2F7A7C2B.png" manifest:media-type="image/png"/>
  <manifest:file-entry manifest:full-path="Pictures/1000000000000014000000253F0BE7F75494D6BF.png" manifest:media-type="image/png"/>
  <manifest:file-entry manifest:full-path="Pictures/10000000000000250000001F85261813FDC003F2.png" manifest:media-type="image/png"/>
  <manifest:file-entry manifest:full-path="Pictures/100000000000002500000025D351B3D3AA425A85.png" manifest:media-type="image/png"/>
  <manifest:file-entry manifest:full-path="Pictures/1000000000000025000000179363CED39ED8539B.png" manifest:media-type="image/png"/>
  <manifest:file-entry manifest:full-path="Pictures/10000000000000250000001AC2B611A08AAE3BAC.png" manifest:media-type="image/png"/>
  <manifest:file-entry manifest:full-path="Pictures/10000000000000250000001F974ECB42DCD45819.png" manifest:media-type="image/png"/>
  <manifest:file-entry manifest:full-path="Pictures/100000000000001C0000001AB39556252DEE6580.png" manifest:media-type="image/png"/>
  <manifest:file-entry manifest:full-path="Pictures/100000000000001B00000020807A1D0D7AA409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HTelugu" svg:font-family="BRHTelugu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9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TimesNewRoman" fo:font-size="12pt" style:font-size-asian="12pt" style:font-name-complex="TimesNewRoman" style:font-size-complex="12pt"/>
    </style:style>
    <style:style style:name="T2" style:family="text">
      <style:text-properties fo:color="#000000" style:text-outline="true" style:font-name="BRHTelugu" fo:font-size="16pt" style:font-size-asian="16pt" style:font-name-complex="BRHTelugu" style:font-size-complex="16pt"/>
    </style:style>
    <style:style style:name="T3" style:family="text">
      <style:text-properties fo:color="#000000" style:text-outline="true" style:font-name="BRHTelugu" fo:font-size="14pt" style:font-size-asian="14pt" style:font-name-complex="BRHTelugu" style:font-size-complex="14pt"/>
    </style:style>
    <style:style style:name="T4" style:family="text">
      <style:text-properties fo:color="#000000" style:font-name="TimesNewRomanPS" fo:font-size="10pt" fo:font-weight="bold" style:font-size-asian="10pt" style:font-name-complex="TimesNewRomanPS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40">
        <draw:frame draw:style-name="gr1" draw:text-style-name="P2" draw:layer="layout" svg:width="0.422cm" svg:height="0.471cm" svg:x="3.175cm" svg:y="3.0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175cm" svg:y="4.3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026cm" svg:height="0.471cm" svg:x="3.683cm" svg:y="4.84cm">
          <draw:text-box>
            <text:p text:style-name="P1"><text:span text:style-name="T1">Cl</text:span><text:span text:style-name="T1">ass </text:span></text:p>
          </draw:text-box>
        </draw:frame>
        <draw:frame draw:style-name="gr1" draw:text-style-name="P2" draw:layer="layout" svg:width="0.459cm" svg:height="0.471cm" svg:x="3.683cm" svg:y="5.327cm">
          <draw:text-box>
            <text:p text:style-name="P1"><text:span text:style-name="T1">Id </text:span></text:p>
          </draw:text-box>
        </draw:frame>
        <draw:frame draw:style-name="gr1" draw:text-style-name="P2" draw:layer="layout" svg:width="1.306cm" svg:height="0.471cm" svg:x="5.029cm" svg:y="4.84cm">
          <draw:text-box>
            <text:p text:style-name="P1"><text:span text:style-name="T1">Telug</text:span><text:span text:style-name="T1">u </text:span></text:p>
          </draw:text-box>
        </draw:frame>
        <draw:frame draw:style-name="gr1" draw:text-style-name="P2" draw:layer="layout" svg:width="1.429cm" svg:height="0.471cm" svg:x="5.029cm" svg:y="5.327cm">
          <draw:text-box>
            <text:p text:style-name="P1"><text:span text:style-name="T1">Sy</text:span><text:span text:style-name="T1">mb</text:span><text:span text:style-name="T1">ol </text:span></text:p>
          </draw:text-box>
        </draw:frame>
        <draw:polygon draw:style-name="gr2" draw:text-style-name="P3" draw:layer="layout" svg:width="0.016cm" svg:height="0.017cm" svg:x="3.484cm" svg:y="4.811cm" svg:viewBox="0 0 17 18" draw:points="0,18 17,18 17,0 0,0">
          <text:p/>
        </draw:polygon>
        <draw:polygon draw:style-name="gr2" draw:text-style-name="P3" draw:layer="layout" svg:width="7.319cm" svg:height="0.017cm" svg:x="3.484cm" svg:y="4.811cm" svg:viewBox="0 0 7320 18" draw:points="0,18 7320,18 7320,0 0,0">
          <text:p/>
        </draw:polygon>
        <draw:polygon draw:style-name="gr2" draw:text-style-name="P3" draw:layer="layout" svg:width="0.017cm" svg:height="0.017cm" svg:x="10.786cm" svg:y="4.811cm" svg:viewBox="0 0 18 18" draw:points="0,18 18,18 18,0 0,0">
          <text:p/>
        </draw:polygon>
        <draw:polygon draw:style-name="gr2" draw:text-style-name="P3" draw:layer="layout" svg:width="0.016cm" svg:height="0.975cm" svg:x="3.484cm" svg:y="4.828cm" svg:viewBox="0 0 17 976" draw:points="0,976 17,976 17,0 0,0">
          <text:p/>
        </draw:polygon>
        <draw:polygon draw:style-name="gr2" draw:text-style-name="P3" draw:layer="layout" svg:width="0.017cm" svg:height="0.975cm" svg:x="4.83cm" svg:y="4.828cm" svg:viewBox="0 0 18 976" draw:points="0,976 18,976 18,0 0,0">
          <text:p/>
        </draw:polygon>
        <draw:polygon draw:style-name="gr2" draw:text-style-name="P3" draw:layer="layout" svg:width="0.017cm" svg:height="0.975cm" svg:x="7.067cm" svg:y="4.828cm" svg:viewBox="0 0 18 976" draw:points="0,976 18,976 18,0 0,0">
          <text:p/>
        </draw:polygon>
        <draw:polygon draw:style-name="gr2" draw:text-style-name="P3" draw:layer="layout" svg:width="0.017cm" svg:height="0.975cm" svg:x="10.786cm" svg:y="4.828cm" svg:viewBox="0 0 18 976" draw:points="0,976 18,976 18,0 0,0">
          <text:p/>
        </draw:polygon>
        <draw:frame draw:style-name="gr1" draw:text-style-name="P2" draw:layer="layout" svg:width="1.539cm" svg:height="0.471cm" svg:x="7.267cm" svg:y="4.84cm">
          <draw:text-box>
            <text:p text:style-name="P1"><text:span text:style-name="T1">U</text:span><text:span text:style-name="T1">n</text:span><text:span text:style-name="T1">i</text:span><text:span text:style-name="T1">c</text:span><text:span text:style-name="T1">o</text:span><text:span text:style-name="T1">d</text:span><text:span text:style-name="T1">e</text:span><text:span text:style-name="T1"> </text:span></text:p>
          </draw:text-box>
        </draw:frame>
        <draw:frame draw:style-name="gr1" draw:text-style-name="P2" draw:layer="layout" svg:width="0.422cm" svg:height="0.471cm" svg:x="3.683cm" svg:y="5.833cm">
          <draw:text-box>
            <text:p text:style-name="P1"><text:span text:style-name="T1">0</text:span><text:span text:style-name="T1"> </text:span></text:p>
          </draw:text-box>
        </draw:frame>
        <draw:frame draw:style-name="gr3" draw:text-style-name="P4" draw:layer="layout" svg:width="0.574cm" svg:height="0.653cm" svg:x="5.664cm" svg:y="5.758cm">
          <draw:text-box>
            <text:p text:style-name="P1"><text:span text:style-name="T2">C </text:span></text:p>
          </draw:text-box>
        </draw:frame>
        <draw:polygon draw:style-name="gr2" draw:text-style-name="P3" draw:layer="layout" svg:width="7.319cm" svg:height="0.017cm" svg:x="3.484cm" svg:y="5.803cm" svg:viewBox="0 0 7320 18" draw:points="0,18 7320,18 7320,0 0,0">
          <text:p/>
        </draw:polygon>
        <draw:polygon draw:style-name="gr2" draw:text-style-name="P3" draw:layer="layout" svg:width="0.016cm" svg:height="1.118cm" svg:x="3.484cm" svg:y="5.82cm" svg:viewBox="0 0 17 1119" draw:points="0,1119 17,1119 17,0 0,0">
          <text:p/>
        </draw:polygon>
        <draw:polygon draw:style-name="gr2" draw:text-style-name="P3" draw:layer="layout" svg:width="0.017cm" svg:height="1.118cm" svg:x="4.83cm" svg:y="5.82cm" svg:viewBox="0 0 18 1119" draw:points="0,1119 18,1119 18,0 0,0">
          <text:p/>
        </draw:polygon>
        <draw:polygon draw:style-name="gr2" draw:text-style-name="P3" draw:layer="layout" svg:width="0.017cm" svg:height="1.118cm" svg:x="7.067cm" svg:y="5.82cm" svg:viewBox="0 0 18 1119" draw:points="0,1119 18,1119 18,0 0,0">
          <text:p/>
        </draw:polygon>
        <draw:polygon draw:style-name="gr2" draw:text-style-name="P3" draw:layer="layout" svg:width="0.017cm" svg:height="1.118cm" svg:x="10.786cm" svg:y="5.82cm" svg:viewBox="0 0 18 1119" draw:points="0,1119 18,1119 18,0 0,0">
          <text:p/>
        </draw:polygon>
        <draw:frame draw:style-name="gr1" draw:text-style-name="P2" draw:layer="layout" svg:width="1.026cm" svg:height="0.471cm" svg:x="7.267cm" svg:y="5.833cm">
          <draw:text-box>
            <text:p text:style-name="P1"><text:span text:style-name="T1">0</text:span><text:span text:style-name="T1">C</text:span><text:span text:style-name="T1">0</text:span><text:span text:style-name="T1">5</text:span><text:span text:style-name="T1"> </text:span></text:p>
          </draw:text-box>
        </draw:frame>
        <draw:frame draw:style-name="gr1" draw:text-style-name="P2" draw:layer="layout" svg:width="0.422cm" svg:height="0.471cm" svg:x="3.683cm" svg:y="6.968cm">
          <draw:text-box>
            <text:p text:style-name="P1"><text:span text:style-name="T1">1</text:span><text:span text:style-name="T1"> </text:span></text:p>
          </draw:text-box>
        </draw:frame>
        <draw:frame draw:style-name="gr3" draw:text-style-name="P4" draw:layer="layout" svg:width="0.612cm" svg:height="0.653cm" svg:x="5.664cm" svg:y="6.892cm">
          <draw:text-box>
            <text:p text:style-name="P1"><text:span text:style-name="T2">D</text:span><text:span text:style-name="T2"> </text:span></text:p>
          </draw:text-box>
        </draw:frame>
        <draw:polygon draw:style-name="gr2" draw:text-style-name="P3" draw:layer="layout" svg:width="7.319cm" svg:height="0.017cm" svg:x="3.484cm" svg:y="6.938cm" svg:viewBox="0 0 7320 18" draw:points="0,18 7320,18 7320,0 0,0">
          <text:p/>
        </draw:polygon>
        <draw:polygon draw:style-name="gr2" draw:text-style-name="P3" draw:layer="layout" svg:width="0.016cm" svg:height="1.12cm" svg:x="3.484cm" svg:y="6.955cm" svg:viewBox="0 0 17 1121" draw:points="0,1121 17,1121 17,0 0,0">
          <text:p/>
        </draw:polygon>
        <draw:polygon draw:style-name="gr2" draw:text-style-name="P3" draw:layer="layout" svg:width="0.017cm" svg:height="1.12cm" svg:x="4.83cm" svg:y="6.955cm" svg:viewBox="0 0 18 1121" draw:points="0,1121 18,1121 18,0 0,0">
          <text:p/>
        </draw:polygon>
        <draw:polygon draw:style-name="gr2" draw:text-style-name="P3" draw:layer="layout" svg:width="0.017cm" svg:height="1.12cm" svg:x="7.067cm" svg:y="6.955cm" svg:viewBox="0 0 18 1121" draw:points="0,1121 18,1121 18,0 0,0">
          <text:p/>
        </draw:polygon>
        <draw:polygon draw:style-name="gr2" draw:text-style-name="P3" draw:layer="layout" svg:width="0.017cm" svg:height="1.12cm" svg:x="10.786cm" svg:y="6.955cm" svg:viewBox="0 0 18 1121" draw:points="0,1121 18,1121 18,0 0,0">
          <text:p/>
        </draw:polygon>
        <draw:frame draw:style-name="gr1" draw:text-style-name="P2" draw:layer="layout" svg:width="1.026cm" svg:height="0.471cm" svg:x="7.267cm" svg:y="6.968cm">
          <draw:text-box>
            <text:p text:style-name="P1"><text:span text:style-name="T1">0</text:span><text:span text:style-name="T1">C</text:span><text:span text:style-name="T1">0</text:span><text:span text:style-name="T1">6</text:span><text:span text:style-name="T1"> </text:span></text:p>
          </draw:text-box>
        </draw:frame>
        <draw:frame draw:style-name="gr1" draw:text-style-name="P2" draw:layer="layout" svg:width="0.422cm" svg:height="0.471cm" svg:x="3.683cm" svg:y="8.104cm">
          <draw:text-box>
            <text:p text:style-name="P1"><text:span text:style-name="T1">2</text:span><text:span text:style-name="T1"> </text:span></text:p>
          </draw:text-box>
        </draw:frame>
        <draw:frame draw:style-name="gr3" draw:text-style-name="P4" draw:layer="layout" svg:width="0.564cm" svg:height="0.653cm" svg:x="5.664cm" svg:y="8.029cm">
          <draw:text-box>
            <text:p text:style-name="P1"><text:span text:style-name="T2">E</text:span><text:span text:style-name="T2"> </text:span></text:p>
          </draw:text-box>
        </draw:frame>
        <draw:polygon draw:style-name="gr2" draw:text-style-name="P3" draw:layer="layout" svg:width="7.319cm" svg:height="0.017cm" svg:x="3.484cm" svg:y="8.075cm" svg:viewBox="0 0 7320 18" draw:points="0,18 7320,18 7320,0 0,0">
          <text:p/>
        </draw:polygon>
        <draw:polygon draw:style-name="gr2" draw:text-style-name="P3" draw:layer="layout" svg:width="0.016cm" svg:height="1.119cm" svg:x="3.484cm" svg:y="8.092cm" svg:viewBox="0 0 17 1120" draw:points="0,1120 17,1120 17,0 0,0">
          <text:p/>
        </draw:polygon>
        <draw:polygon draw:style-name="gr2" draw:text-style-name="P3" draw:layer="layout" svg:width="0.017cm" svg:height="1.119cm" svg:x="4.83cm" svg:y="8.092cm" svg:viewBox="0 0 18 1120" draw:points="0,1120 18,1120 18,0 0,0">
          <text:p/>
        </draw:polygon>
        <draw:polygon draw:style-name="gr2" draw:text-style-name="P3" draw:layer="layout" svg:width="0.017cm" svg:height="1.119cm" svg:x="7.067cm" svg:y="8.092cm" svg:viewBox="0 0 18 1120" draw:points="0,1120 18,1120 18,0 0,0">
          <text:p/>
        </draw:polygon>
        <draw:polygon draw:style-name="gr2" draw:text-style-name="P3" draw:layer="layout" svg:width="0.017cm" svg:height="1.119cm" svg:x="10.786cm" svg:y="8.092cm" svg:viewBox="0 0 18 1120" draw:points="0,1120 18,1120 18,0 0,0">
          <text:p/>
        </draw:polygon>
        <draw:frame draw:style-name="gr1" draw:text-style-name="P2" draw:layer="layout" svg:width="1.026cm" svg:height="0.471cm" svg:x="7.267cm" svg:y="8.104cm">
          <draw:text-box>
            <text:p text:style-name="P1"><text:span text:style-name="T1">0</text:span><text:span text:style-name="T1">C</text:span><text:span text:style-name="T1">0</text:span><text:span text:style-name="T1">7</text:span><text:span text:style-name="T1"> </text:span></text:p>
          </draw:text-box>
        </draw:frame>
        <draw:frame draw:style-name="gr1" draw:text-style-name="P2" draw:layer="layout" svg:width="0.426cm" svg:height="0.471cm" svg:x="3.683cm" svg:y="9.241cm">
          <draw:text-box>
            <text:p text:style-name="P1"><text:span text:style-name="T1"><text:s/></text:span><text:span text:style-name="T1">3 </text:span></text:p>
          </draw:text-box>
        </draw:frame>
        <draw:frame draw:style-name="gr3" draw:text-style-name="P4" draw:layer="layout" svg:width="0.564cm" svg:height="0.653cm" svg:x="5.664cm" svg:y="9.166cm">
          <draw:text-box>
            <text:p text:style-name="P1"><text:span text:style-name="T2">F </text:span></text:p>
          </draw:text-box>
        </draw:frame>
        <draw:polygon draw:style-name="gr2" draw:text-style-name="P3" draw:layer="layout" svg:width="7.319cm" svg:height="0.017cm" svg:x="3.484cm" svg:y="9.211cm" svg:viewBox="0 0 7320 18" draw:points="0,18 7320,18 7320,0 0,0">
          <text:p/>
        </draw:polygon>
        <draw:polygon draw:style-name="gr2" draw:text-style-name="P3" draw:layer="layout" svg:width="0.016cm" svg:height="1.118cm" svg:x="3.484cm" svg:y="9.228cm" svg:viewBox="0 0 17 1119" draw:points="0,1119 17,1119 17,0 0,0">
          <text:p/>
        </draw:polygon>
        <draw:polygon draw:style-name="gr2" draw:text-style-name="P3" draw:layer="layout" svg:width="0.017cm" svg:height="1.118cm" svg:x="4.83cm" svg:y="9.228cm" svg:viewBox="0 0 18 1119" draw:points="0,1119 18,1119 18,0 0,0">
          <text:p/>
        </draw:polygon>
        <draw:polygon draw:style-name="gr2" draw:text-style-name="P3" draw:layer="layout" svg:width="0.017cm" svg:height="1.118cm" svg:x="7.067cm" svg:y="9.228cm" svg:viewBox="0 0 18 1119" draw:points="0,1119 18,1119 18,0 0,0">
          <text:p/>
        </draw:polygon>
        <draw:polygon draw:style-name="gr2" draw:text-style-name="P3" draw:layer="layout" svg:width="0.017cm" svg:height="1.118cm" svg:x="10.786cm" svg:y="9.228cm" svg:viewBox="0 0 18 1119" draw:points="0,1119 18,1119 18,0 0,0">
          <text:p/>
        </draw:polygon>
        <draw:frame draw:style-name="gr1" draw:text-style-name="P2" draw:layer="layout" svg:width="1.026cm" svg:height="0.471cm" svg:x="7.267cm" svg:y="9.241cm">
          <draw:text-box>
            <text:p text:style-name="P1"><text:span text:style-name="T1">0C08 </text:span></text:p>
          </draw:text-box>
        </draw:frame>
        <draw:frame draw:style-name="gr1" draw:text-style-name="P2" draw:layer="layout" svg:width="0.422cm" svg:height="0.471cm" svg:x="3.683cm" svg:y="10.375cm">
          <draw:text-box>
            <text:p text:style-name="P1"><text:span text:style-name="T1">4 </text:span></text:p>
          </draw:text-box>
        </draw:frame>
        <draw:frame draw:style-name="gr3" draw:text-style-name="P4" draw:layer="layout" svg:width="0.616cm" svg:height="0.653cm" svg:x="5.664cm" svg:y="10.3cm">
          <draw:text-box>
            <text:p text:style-name="P1"><text:span text:style-name="T2">G </text:span></text:p>
          </draw:text-box>
        </draw:frame>
        <draw:polygon draw:style-name="gr2" draw:text-style-name="P3" draw:layer="layout" svg:width="7.319cm" svg:height="0.017cm" svg:x="3.484cm" svg:y="10.346cm" svg:viewBox="0 0 7320 18" draw:points="0,18 7320,18 7320,0 0,0">
          <text:p/>
        </draw:polygon>
        <draw:polygon draw:style-name="gr2" draw:text-style-name="P3" draw:layer="layout" svg:width="0.016cm" svg:height="1.119cm" svg:x="3.484cm" svg:y="10.363cm" svg:viewBox="0 0 17 1120" draw:points="0,1120 17,1120 17,0 0,0">
          <text:p/>
        </draw:polygon>
        <draw:polygon draw:style-name="gr2" draw:text-style-name="P3" draw:layer="layout" svg:width="0.017cm" svg:height="1.119cm" svg:x="4.83cm" svg:y="10.363cm" svg:viewBox="0 0 18 1120" draw:points="0,1120 18,1120 18,0 0,0">
          <text:p/>
        </draw:polygon>
        <draw:polygon draw:style-name="gr2" draw:text-style-name="P3" draw:layer="layout" svg:width="0.017cm" svg:height="1.119cm" svg:x="7.067cm" svg:y="10.363cm" svg:viewBox="0 0 18 1120" draw:points="0,1120 18,1120 18,0 0,0">
          <text:p/>
        </draw:polygon>
        <draw:polygon draw:style-name="gr2" draw:text-style-name="P3" draw:layer="layout" svg:width="0.017cm" svg:height="1.119cm" svg:x="10.786cm" svg:y="10.363cm" svg:viewBox="0 0 18 1120" draw:points="0,1120 18,1120 18,0 0,0">
          <text:p/>
        </draw:polygon>
        <draw:frame draw:style-name="gr1" draw:text-style-name="P2" draw:layer="layout" svg:width="1.026cm" svg:height="0.471cm" svg:x="7.267cm" svg:y="10.375cm">
          <draw:text-box>
            <text:p text:style-name="P1"><text:span text:style-name="T1">0C09 </text:span></text:p>
          </draw:text-box>
        </draw:frame>
        <draw:frame draw:style-name="gr1" draw:text-style-name="P2" draw:layer="layout" svg:width="0.422cm" svg:height="0.471cm" svg:x="3.683cm" svg:y="11.512cm">
          <draw:text-box>
            <text:p text:style-name="P1"><text:span text:style-name="T1">5 </text:span></text:p>
          </draw:text-box>
        </draw:frame>
        <draw:frame draw:style-name="gr3" draw:text-style-name="P4" draw:layer="layout" svg:width="0.603cm" svg:height="0.653cm" svg:x="5.664cm" svg:y="11.437cm">
          <draw:text-box>
            <text:p text:style-name="P1"><text:span text:style-name="T2">H </text:span></text:p>
          </draw:text-box>
        </draw:frame>
        <draw:polygon draw:style-name="gr2" draw:text-style-name="P3" draw:layer="layout" svg:width="7.319cm" svg:height="0.017cm" svg:x="3.484cm" svg:y="11.482cm" svg:viewBox="0 0 7320 18" draw:points="0,18 7320,18 7320,0 0,0">
          <text:p/>
        </draw:polygon>
        <draw:polygon draw:style-name="gr2" draw:text-style-name="P3" draw:layer="layout" svg:width="0.016cm" svg:height="1.12cm" svg:x="3.484cm" svg:y="11.499cm" svg:viewBox="0 0 17 1121" draw:points="0,1121 17,1121 17,0 0,0">
          <text:p/>
        </draw:polygon>
        <draw:polygon draw:style-name="gr2" draw:text-style-name="P3" draw:layer="layout" svg:width="0.017cm" svg:height="1.12cm" svg:x="4.83cm" svg:y="11.499cm" svg:viewBox="0 0 18 1121" draw:points="0,1121 18,1121 18,0 0,0">
          <text:p/>
        </draw:polygon>
        <draw:polygon draw:style-name="gr2" draw:text-style-name="P3" draw:layer="layout" svg:width="0.017cm" svg:height="1.12cm" svg:x="7.067cm" svg:y="11.499cm" svg:viewBox="0 0 18 1121" draw:points="0,1121 18,1121 18,0 0,0">
          <text:p/>
        </draw:polygon>
        <draw:polygon draw:style-name="gr2" draw:text-style-name="P3" draw:layer="layout" svg:width="0.017cm" svg:height="1.12cm" svg:x="10.786cm" svg:y="11.499cm" svg:viewBox="0 0 18 1121" draw:points="0,1121 18,1121 18,0 0,0">
          <text:p/>
        </draw:polygon>
        <draw:frame draw:style-name="gr1" draw:text-style-name="P2" draw:layer="layout" svg:width="1.12cm" svg:height="0.471cm" svg:x="7.267cm" svg:y="11.512cm">
          <draw:text-box>
            <text:p text:style-name="P1"><text:span text:style-name="T1">0C0A </text:span></text:p>
          </draw:text-box>
        </draw:frame>
        <draw:frame draw:style-name="gr1" draw:text-style-name="P2" draw:layer="layout" svg:width="0.422cm" svg:height="0.471cm" svg:x="3.683cm" svg:y="12.649cm">
          <draw:text-box>
            <text:p text:style-name="P1"><text:span text:style-name="T1">6 </text:span></text:p>
          </draw:text-box>
        </draw:frame>
        <draw:frame draw:style-name="gr3" draw:text-style-name="P4" draw:layer="layout" svg:width="0.564cm" svg:height="0.653cm" svg:x="6.274cm" svg:y="12.857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7.319cm" svg:height="0.017cm" svg:x="3.484cm" svg:y="12.619cm" svg:viewBox="0 0 7320 18" draw:points="0,18 7320,18 7320,0 0,0">
          <text:p/>
        </draw:polygon>
        <draw:polygon draw:style-name="gr2" draw:text-style-name="P3" draw:layer="layout" svg:width="0.016cm" svg:height="1.12cm" svg:x="3.484cm" svg:y="12.636cm" svg:viewBox="0 0 17 1121" draw:points="0,1121 17,1121 17,0 0,0">
          <text:p/>
        </draw:polygon>
        <draw:polygon draw:style-name="gr2" draw:text-style-name="P3" draw:layer="layout" svg:width="0.017cm" svg:height="1.12cm" svg:x="4.83cm" svg:y="12.636cm" svg:viewBox="0 0 18 1121" draw:points="0,1121 18,1121 18,0 0,0">
          <text:p/>
        </draw:polygon>
        <draw:polygon draw:style-name="gr2" draw:text-style-name="P3" draw:layer="layout" svg:width="0.017cm" svg:height="1.12cm" svg:x="7.067cm" svg:y="12.636cm" svg:viewBox="0 0 18 1121" draw:points="0,1121 18,1121 18,0 0,0">
          <text:p/>
        </draw:polygon>
        <draw:polygon draw:style-name="gr2" draw:text-style-name="P3" draw:layer="layout" svg:width="0.017cm" svg:height="1.12cm" svg:x="10.786cm" svg:y="12.636cm" svg:viewBox="0 0 18 1121" draw:points="0,1121 18,1121 18,0 0,0">
          <text:p/>
        </draw:polygon>
        <draw:frame draw:style-name="gr1" draw:text-style-name="P2" draw:layer="layout" svg:width="1.098cm" svg:height="0.471cm" svg:x="7.267cm" svg:y="12.649cm">
          <draw:text-box>
            <text:p text:style-name="P1"><text:span text:style-name="T1">0C0B </text:span></text:p>
          </draw:text-box>
        </draw:frame>
        <draw:frame draw:style-name="gr1" draw:text-style-name="P2" draw:layer="layout" svg:width="0.422cm" svg:height="0.471cm" svg:x="3.683cm" svg:y="13.785cm">
          <draw:text-box>
            <text:p text:style-name="P1"><text:span text:style-name="T1">7 </text:span></text:p>
          </draw:text-box>
        </draw:frame>
        <draw:frame draw:style-name="gr3" draw:text-style-name="P4" draw:layer="layout" svg:width="0.564cm" svg:height="0.653cm" svg:x="5.029cm" svg:y="13.994cm">
          <draw:text-box>
            <text:p text:style-name="P1"><text:span text:style-name="T2"><text:s text:c="3"/></text:span></text:p>
          </draw:text-box>
        </draw:frame>
        <draw:frame draw:style-name="gr3" draw:text-style-name="P4" draw:layer="layout" svg:width="0.564cm" svg:height="0.653cm" svg:x="6.393cm" svg:y="13.994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7.319cm" svg:height="0.017cm" svg:x="3.484cm" svg:y="13.756cm" svg:viewBox="0 0 7320 18" draw:points="0,18 7320,18 7320,0 0,0">
          <text:p/>
        </draw:polygon>
        <draw:polygon draw:style-name="gr2" draw:text-style-name="P3" draw:layer="layout" svg:width="0.016cm" svg:height="1.117cm" svg:x="3.484cm" svg:y="13.773cm" svg:viewBox="0 0 17 1118" draw:points="0,1118 17,1118 17,0 0,0">
          <text:p/>
        </draw:polygon>
        <draw:polygon draw:style-name="gr2" draw:text-style-name="P3" draw:layer="layout" svg:width="0.017cm" svg:height="1.117cm" svg:x="4.83cm" svg:y="13.773cm" svg:viewBox="0 0 18 1118" draw:points="0,1118 18,1118 18,0 0,0">
          <text:p/>
        </draw:polygon>
        <draw:polygon draw:style-name="gr2" draw:text-style-name="P3" draw:layer="layout" svg:width="0.017cm" svg:height="1.117cm" svg:x="7.067cm" svg:y="13.773cm" svg:viewBox="0 0 18 1118" draw:points="0,1118 18,1118 18,0 0,0">
          <text:p/>
        </draw:polygon>
        <draw:polygon draw:style-name="gr2" draw:text-style-name="P3" draw:layer="layout" svg:width="0.017cm" svg:height="1.117cm" svg:x="10.786cm" svg:y="13.773cm" svg:viewBox="0 0 18 1118" draw:points="0,1118 18,1118 18,0 0,0">
          <text:p/>
        </draw:polygon>
        <draw:frame draw:style-name="gr1" draw:text-style-name="P2" draw:layer="layout" svg:width="1.026cm" svg:height="0.471cm" svg:x="7.267cm" svg:y="13.785cm">
          <draw:text-box>
            <text:p text:style-name="P1"><text:span text:style-name="T1">0C60 </text:span></text:p>
          </draw:text-box>
        </draw:frame>
        <draw:frame draw:style-name="gr1" draw:text-style-name="P2" draw:layer="layout" svg:width="0.422cm" svg:height="0.471cm" svg:x="3.683cm" svg:y="14.92cm">
          <draw:text-box>
            <text:p text:style-name="P1"><text:span text:style-name="T1">8 </text:span></text:p>
          </draw:text-box>
        </draw:frame>
        <draw:frame draw:style-name="gr3" draw:text-style-name="P4" draw:layer="layout" svg:width="0.564cm" svg:height="0.653cm" svg:x="5.664cm" svg:y="14.845cm">
          <draw:text-box>
            <text:p text:style-name="P1"><text:span text:style-name="T2">I </text:span></text:p>
          </draw:text-box>
        </draw:frame>
        <draw:polygon draw:style-name="gr2" draw:text-style-name="P3" draw:layer="layout" svg:width="7.319cm" svg:height="0.017cm" svg:x="3.484cm" svg:y="14.89cm" svg:viewBox="0 0 7320 18" draw:points="0,18 7320,18 7320,0 0,0">
          <text:p/>
        </draw:polygon>
        <draw:polygon draw:style-name="gr2" draw:text-style-name="P3" draw:layer="layout" svg:width="0.016cm" svg:height="1.12cm" svg:x="3.484cm" svg:y="14.907cm" svg:viewBox="0 0 17 1121" draw:points="0,1121 17,1121 17,0 0,0">
          <text:p/>
        </draw:polygon>
        <draw:polygon draw:style-name="gr2" draw:text-style-name="P3" draw:layer="layout" svg:width="0.017cm" svg:height="1.12cm" svg:x="4.83cm" svg:y="14.907cm" svg:viewBox="0 0 18 1121" draw:points="0,1121 18,1121 18,0 0,0">
          <text:p/>
        </draw:polygon>
        <draw:polygon draw:style-name="gr2" draw:text-style-name="P3" draw:layer="layout" svg:width="0.017cm" svg:height="1.12cm" svg:x="7.067cm" svg:y="14.907cm" svg:viewBox="0 0 18 1121" draw:points="0,1121 18,1121 18,0 0,0">
          <text:p/>
        </draw:polygon>
        <draw:polygon draw:style-name="gr2" draw:text-style-name="P3" draw:layer="layout" svg:width="0.017cm" svg:height="1.12cm" svg:x="10.786cm" svg:y="14.907cm" svg:viewBox="0 0 18 1121" draw:points="0,1121 18,1121 18,0 0,0">
          <text:p/>
        </draw:polygon>
        <draw:frame draw:style-name="gr1" draw:text-style-name="P2" draw:layer="layout" svg:width="1.073cm" svg:height="0.471cm" svg:x="7.267cm" svg:y="14.92cm">
          <draw:text-box>
            <text:p text:style-name="P1"><text:span text:style-name="T1">0C0E </text:span></text:p>
          </draw:text-box>
        </draw:frame>
        <draw:frame draw:style-name="gr1" draw:text-style-name="P2" draw:layer="layout" svg:width="0.422cm" svg:height="0.471cm" svg:x="3.683cm" svg:y="16.057cm">
          <draw:text-box>
            <text:p text:style-name="P1"><text:span text:style-name="T1">9 </text:span></text:p>
          </draw:text-box>
        </draw:frame>
        <draw:frame draw:style-name="gr3" draw:text-style-name="P4" draw:layer="layout" svg:width="0.564cm" svg:height="0.653cm" svg:x="5.664cm" svg:y="15.981cm">
          <draw:text-box>
            <text:p text:style-name="P1"><text:span text:style-name="T2">J </text:span></text:p>
          </draw:text-box>
        </draw:frame>
        <draw:polygon draw:style-name="gr2" draw:text-style-name="P3" draw:layer="layout" svg:width="7.319cm" svg:height="0.017cm" svg:x="3.484cm" svg:y="16.027cm" svg:viewBox="0 0 7320 18" draw:points="0,18 7320,18 7320,0 0,0">
          <text:p/>
        </draw:polygon>
        <draw:polygon draw:style-name="gr2" draw:text-style-name="P3" draw:layer="layout" svg:width="0.016cm" svg:height="1.12cm" svg:x="3.484cm" svg:y="16.044cm" svg:viewBox="0 0 17 1121" draw:points="0,1121 17,1121 17,0 0,0">
          <text:p/>
        </draw:polygon>
        <draw:polygon draw:style-name="gr2" draw:text-style-name="P3" draw:layer="layout" svg:width="0.017cm" svg:height="1.12cm" svg:x="4.83cm" svg:y="16.044cm" svg:viewBox="0 0 18 1121" draw:points="0,1121 18,1121 18,0 0,0">
          <text:p/>
        </draw:polygon>
        <draw:polygon draw:style-name="gr2" draw:text-style-name="P3" draw:layer="layout" svg:width="0.017cm" svg:height="1.12cm" svg:x="7.067cm" svg:y="16.044cm" svg:viewBox="0 0 18 1121" draw:points="0,1121 18,1121 18,0 0,0">
          <text:p/>
        </draw:polygon>
        <draw:polygon draw:style-name="gr2" draw:text-style-name="P3" draw:layer="layout" svg:width="0.017cm" svg:height="1.12cm" svg:x="10.786cm" svg:y="16.044cm" svg:viewBox="0 0 18 1121" draw:points="0,1121 18,1121 18,0 0,0">
          <text:p/>
        </draw:polygon>
        <draw:frame draw:style-name="gr1" draw:text-style-name="P2" draw:layer="layout" svg:width="1.052cm" svg:height="0.471cm" svg:x="7.267cm" svg:y="16.057cm">
          <draw:text-box>
            <text:p text:style-name="P1"><text:span text:style-name="T1">0C0F </text:span></text:p>
          </draw:text-box>
        </draw:frame>
        <draw:frame draw:style-name="gr1" draw:text-style-name="P2" draw:layer="layout" svg:width="0.531cm" svg:height="0.471cm" svg:x="3.683cm" svg:y="17.193cm">
          <draw:text-box>
            <text:p text:style-name="P1"><text:span text:style-name="T1">10 </text:span></text:p>
          </draw:text-box>
        </draw:frame>
        <draw:frame draw:style-name="gr3" draw:text-style-name="P4" draw:layer="layout" svg:width="0.564cm" svg:height="0.653cm" svg:x="5.664cm" svg:y="17.118cm">
          <draw:text-box>
            <text:p text:style-name="P1"><text:span text:style-name="T2">K </text:span></text:p>
          </draw:text-box>
        </draw:frame>
        <draw:polygon draw:style-name="gr2" draw:text-style-name="P3" draw:layer="layout" svg:width="7.319cm" svg:height="0.016cm" svg:x="3.484cm" svg:y="17.164cm" svg:viewBox="0 0 7320 17" draw:points="0,17 7320,17 7320,0 0,0">
          <text:p/>
        </draw:polygon>
        <draw:polygon draw:style-name="gr2" draw:text-style-name="P3" draw:layer="layout" svg:width="0.016cm" svg:height="1.12cm" svg:x="3.484cm" svg:y="17.18cm" svg:viewBox="0 0 17 1121" draw:points="0,1121 17,1121 17,0 0,0">
          <text:p/>
        </draw:polygon>
        <draw:polygon draw:style-name="gr2" draw:text-style-name="P3" draw:layer="layout" svg:width="0.017cm" svg:height="1.12cm" svg:x="4.83cm" svg:y="17.18cm" svg:viewBox="0 0 18 1121" draw:points="0,1121 18,1121 18,0 0,0">
          <text:p/>
        </draw:polygon>
        <draw:polygon draw:style-name="gr2" draw:text-style-name="P3" draw:layer="layout" svg:width="0.017cm" svg:height="1.12cm" svg:x="7.067cm" svg:y="17.18cm" svg:viewBox="0 0 18 1121" draw:points="0,1121 18,1121 18,0 0,0">
          <text:p/>
        </draw:polygon>
        <draw:polygon draw:style-name="gr2" draw:text-style-name="P3" draw:layer="layout" svg:width="0.017cm" svg:height="1.12cm" svg:x="10.786cm" svg:y="17.18cm" svg:viewBox="0 0 18 1121" draw:points="0,1121 18,1121 18,0 0,0">
          <text:p/>
        </draw:polygon>
        <draw:frame draw:style-name="gr1" draw:text-style-name="P2" draw:layer="layout" svg:width="1.026cm" svg:height="0.471cm" svg:x="7.267cm" svg:y="17.193cm">
          <draw:text-box>
            <text:p text:style-name="P1"><text:span text:style-name="T1">0C10 </text:span></text:p>
          </draw:text-box>
        </draw:frame>
        <draw:frame draw:style-name="gr1" draw:text-style-name="P2" draw:layer="layout" svg:width="0.531cm" svg:height="0.471cm" svg:x="3.683cm" svg:y="18.33cm">
          <draw:text-box>
            <text:p text:style-name="P1"><text:span text:style-name="T1">11 </text:span></text:p>
          </draw:text-box>
        </draw:frame>
        <draw:frame draw:style-name="gr3" draw:text-style-name="P4" draw:layer="layout" svg:width="0.564cm" svg:height="0.653cm" svg:x="5.664cm" svg:y="18.255cm">
          <draw:text-box>
            <text:p text:style-name="P1"><text:span text:style-name="T2">L </text:span></text:p>
          </draw:text-box>
        </draw:frame>
        <draw:polygon draw:style-name="gr2" draw:text-style-name="P3" draw:layer="layout" svg:width="7.319cm" svg:height="0.017cm" svg:x="3.484cm" svg:y="18.3cm" svg:viewBox="0 0 7320 18" draw:points="0,18 7320,18 7320,0 0,0">
          <text:p/>
        </draw:polygon>
        <draw:polygon draw:style-name="gr2" draw:text-style-name="P3" draw:layer="layout" svg:width="0.016cm" svg:height="1.118cm" svg:x="3.484cm" svg:y="18.317cm" svg:viewBox="0 0 17 1119" draw:points="0,1119 17,1119 17,0 0,0">
          <text:p/>
        </draw:polygon>
        <draw:polygon draw:style-name="gr2" draw:text-style-name="P3" draw:layer="layout" svg:width="0.017cm" svg:height="1.118cm" svg:x="4.83cm" svg:y="18.317cm" svg:viewBox="0 0 18 1119" draw:points="0,1119 18,1119 18,0 0,0">
          <text:p/>
        </draw:polygon>
        <draw:polygon draw:style-name="gr2" draw:text-style-name="P3" draw:layer="layout" svg:width="0.017cm" svg:height="1.118cm" svg:x="7.067cm" svg:y="18.317cm" svg:viewBox="0 0 18 1119" draw:points="0,1119 18,1119 18,0 0,0">
          <text:p/>
        </draw:polygon>
        <draw:polygon draw:style-name="gr2" draw:text-style-name="P3" draw:layer="layout" svg:width="0.017cm" svg:height="1.118cm" svg:x="10.786cm" svg:y="18.317cm" svg:viewBox="0 0 18 1119" draw:points="0,1119 18,1119 18,0 0,0">
          <text:p/>
        </draw:polygon>
        <draw:frame draw:style-name="gr1" draw:text-style-name="P2" draw:layer="layout" svg:width="1.026cm" svg:height="0.471cm" svg:x="7.267cm" svg:y="18.33cm">
          <draw:text-box>
            <text:p text:style-name="P1"><text:span text:style-name="T1">0C12 </text:span></text:p>
          </draw:text-box>
        </draw:frame>
        <draw:frame draw:style-name="gr1" draw:text-style-name="P2" draw:layer="layout" svg:width="0.531cm" svg:height="0.471cm" svg:x="3.683cm" svg:y="19.464cm">
          <draw:text-box>
            <text:p text:style-name="P1"><text:span text:style-name="T1">12 </text:span></text:p>
          </draw:text-box>
        </draw:frame>
        <draw:frame draw:style-name="gr3" draw:text-style-name="P4" draw:layer="layout" svg:width="0.667cm" svg:height="0.653cm" svg:x="5.664cm" svg:y="19.389cm">
          <draw:text-box>
            <text:p text:style-name="P1"><text:span text:style-name="T2">M </text:span></text:p>
          </draw:text-box>
        </draw:frame>
        <draw:polygon draw:style-name="gr2" draw:text-style-name="P3" draw:layer="layout" svg:width="7.319cm" svg:height="0.017cm" svg:x="3.484cm" svg:y="19.435cm" svg:viewBox="0 0 7320 18" draw:points="0,18 7320,18 7320,0 0,0">
          <text:p/>
        </draw:polygon>
        <draw:polygon draw:style-name="gr2" draw:text-style-name="P3" draw:layer="layout" svg:width="0.016cm" svg:height="1.119cm" svg:x="3.484cm" svg:y="19.452cm" svg:viewBox="0 0 17 1120" draw:points="0,1120 17,1120 17,0 0,0">
          <text:p/>
        </draw:polygon>
        <draw:polygon draw:style-name="gr2" draw:text-style-name="P3" draw:layer="layout" svg:width="0.017cm" svg:height="1.119cm" svg:x="4.83cm" svg:y="19.452cm" svg:viewBox="0 0 18 1120" draw:points="0,1120 18,1120 18,0 0,0">
          <text:p/>
        </draw:polygon>
        <draw:polygon draw:style-name="gr2" draw:text-style-name="P3" draw:layer="layout" svg:width="0.017cm" svg:height="1.119cm" svg:x="7.067cm" svg:y="19.452cm" svg:viewBox="0 0 18 1120" draw:points="0,1120 18,1120 18,0 0,0">
          <text:p/>
        </draw:polygon>
        <draw:polygon draw:style-name="gr2" draw:text-style-name="P3" draw:layer="layout" svg:width="0.017cm" svg:height="1.119cm" svg:x="10.786cm" svg:y="19.452cm" svg:viewBox="0 0 18 1120" draw:points="0,1120 18,1120 18,0 0,0">
          <text:p/>
        </draw:polygon>
        <draw:frame draw:style-name="gr1" draw:text-style-name="P2" draw:layer="layout" svg:width="1.026cm" svg:height="0.471cm" svg:x="7.267cm" svg:y="19.464cm">
          <draw:text-box>
            <text:p text:style-name="P1"><text:span text:style-name="T1">0C13 </text:span></text:p>
          </draw:text-box>
        </draw:frame>
        <draw:frame draw:style-name="gr1" draw:text-style-name="P2" draw:layer="layout" svg:width="0.531cm" svg:height="0.471cm" svg:x="3.683cm" svg:y="20.601cm">
          <draw:text-box>
            <text:p text:style-name="P1"><text:span text:style-name="T1">13 </text:span></text:p>
          </draw:text-box>
        </draw:frame>
        <draw:frame draw:style-name="gr3" draw:text-style-name="P4" draw:layer="layout" svg:width="0.599cm" svg:height="0.653cm" svg:x="5.664cm" svg:y="20.526cm">
          <draw:text-box>
            <text:p text:style-name="P1"><text:span text:style-name="T2">N </text:span></text:p>
          </draw:text-box>
        </draw:frame>
        <draw:polygon draw:style-name="gr2" draw:text-style-name="P3" draw:layer="layout" svg:width="7.319cm" svg:height="0.017cm" svg:x="3.484cm" svg:y="20.571cm" svg:viewBox="0 0 7320 18" draw:points="0,18 7320,18 7320,0 0,0">
          <text:p/>
        </draw:polygon>
        <draw:polygon draw:style-name="gr2" draw:text-style-name="P3" draw:layer="layout" svg:width="0.016cm" svg:height="1.12cm" svg:x="3.484cm" svg:y="20.588cm" svg:viewBox="0 0 17 1121" draw:points="0,1121 17,1121 17,0 0,0">
          <text:p/>
        </draw:polygon>
        <draw:polygon draw:style-name="gr2" draw:text-style-name="P3" draw:layer="layout" svg:width="0.017cm" svg:height="1.12cm" svg:x="4.83cm" svg:y="20.588cm" svg:viewBox="0 0 18 1121" draw:points="0,1121 18,1121 18,0 0,0">
          <text:p/>
        </draw:polygon>
        <draw:polygon draw:style-name="gr2" draw:text-style-name="P3" draw:layer="layout" svg:width="0.017cm" svg:height="1.12cm" svg:x="7.067cm" svg:y="20.588cm" svg:viewBox="0 0 18 1121" draw:points="0,1121 18,1121 18,0 0,0">
          <text:p/>
        </draw:polygon>
        <draw:polygon draw:style-name="gr2" draw:text-style-name="P3" draw:layer="layout" svg:width="0.017cm" svg:height="1.12cm" svg:x="10.786cm" svg:y="20.588cm" svg:viewBox="0 0 18 1121" draw:points="0,1121 18,1121 18,0 0,0">
          <text:p/>
        </draw:polygon>
        <draw:frame draw:style-name="gr1" draw:text-style-name="P2" draw:layer="layout" svg:width="1.026cm" svg:height="0.471cm" svg:x="7.267cm" svg:y="20.601cm">
          <draw:text-box>
            <text:p text:style-name="P1"><text:span text:style-name="T1">0C14 </text:span></text:p>
          </draw:text-box>
        </draw:frame>
        <draw:frame draw:style-name="gr4" draw:text-style-name="P5" draw:layer="layout" svg:width="0.45cm" svg:height="0.397cm" svg:x="5.664cm" svg:y="21.789cm">
          <draw:image xlink:href="Pictures/10000000000000110000000F2CED810F368A8443.png" xlink:type="simple" xlink:show="embed" xlink:actuate="onLoad">
            <text:p/>
          </draw:image>
        </draw:frame>
        <draw:frame draw:style-name="gr1" draw:text-style-name="P2" draw:layer="layout" svg:width="0.531cm" svg:height="0.471cm" svg:x="3.683cm" svg:y="21.738cm">
          <draw:text-box>
            <text:p text:style-name="P1"><text:span text:style-name="T1">14 </text:span></text:p>
          </draw:text-box>
        </draw:frame>
        <draw:frame draw:style-name="gr3" draw:text-style-name="P4" draw:layer="layout" svg:width="0.565cm" svg:height="0.653cm" svg:x="6.115cm" svg:y="21.662cm">
          <draw:text-box>
            <text:p text:style-name="P1"><text:span text:style-name="T2">A </text:span></text:p>
          </draw:text-box>
        </draw:frame>
        <draw:polygon draw:style-name="gr2" draw:text-style-name="P3" draw:layer="layout" svg:width="7.319cm" svg:height="0.017cm" svg:x="3.484cm" svg:y="21.708cm" svg:viewBox="0 0 7320 18" draw:points="0,18 7320,18 7320,0 0,0">
          <text:p/>
        </draw:polygon>
        <draw:polygon draw:style-name="gr2" draw:text-style-name="P3" draw:layer="layout" svg:width="0.016cm" svg:height="1.12cm" svg:x="3.484cm" svg:y="21.725cm" svg:viewBox="0 0 17 1121" draw:points="0,1121 17,1121 17,0 0,0">
          <text:p/>
        </draw:polygon>
        <draw:polygon draw:style-name="gr2" draw:text-style-name="P3" draw:layer="layout" svg:width="0.017cm" svg:height="1.12cm" svg:x="4.83cm" svg:y="21.725cm" svg:viewBox="0 0 18 1121" draw:points="0,1121 18,1121 18,0 0,0">
          <text:p/>
        </draw:polygon>
        <draw:polygon draw:style-name="gr2" draw:text-style-name="P3" draw:layer="layout" svg:width="0.017cm" svg:height="1.12cm" svg:x="7.067cm" svg:y="21.725cm" svg:viewBox="0 0 18 1121" draw:points="0,1121 18,1121 18,0 0,0">
          <text:p/>
        </draw:polygon>
        <draw:polygon draw:style-name="gr2" draw:text-style-name="P3" draw:layer="layout" svg:width="0.017cm" svg:height="1.12cm" svg:x="10.786cm" svg:y="21.725cm" svg:viewBox="0 0 18 1121" draw:points="0,1121 18,1121 18,0 0,0">
          <text:p/>
        </draw:polygon>
        <draw:frame draw:style-name="gr1" draw:text-style-name="P2" draw:layer="layout" svg:width="1.026cm" svg:height="0.471cm" svg:x="7.267cm" svg:y="21.738cm">
          <draw:text-box>
            <text:p text:style-name="P1"><text:span text:style-name="T1">0C02 </text:span></text:p>
          </draw:text-box>
        </draw:frame>
        <draw:frame draw:style-name="gr4" draw:text-style-name="P5" draw:layer="layout" svg:width="0.45cm" svg:height="0.397cm" svg:x="5.664cm" svg:y="22.926cm">
          <draw:image xlink:href="Pictures/10000000000000110000000F2CED810F368A8443.png" xlink:type="simple" xlink:show="embed" xlink:actuate="onLoad">
            <text:p/>
          </draw:image>
        </draw:frame>
        <draw:frame draw:style-name="gr1" draw:text-style-name="P2" draw:layer="layout" svg:width="0.531cm" svg:height="0.471cm" svg:x="3.683cm" svg:y="22.874cm">
          <draw:text-box>
            <text:p text:style-name="P1"><text:span text:style-name="T1">15 </text:span></text:p>
          </draw:text-box>
        </draw:frame>
        <draw:frame draw:style-name="gr3" draw:text-style-name="P4" draw:layer="layout" svg:width="0.565cm" svg:height="0.653cm" svg:x="6.115cm" svg:y="22.799cm">
          <draw:text-box>
            <text:p text:style-name="P1"><text:span text:style-name="T2">B </text:span></text:p>
          </draw:text-box>
        </draw:frame>
        <draw:polygon draw:style-name="gr2" draw:text-style-name="P3" draw:layer="layout" svg:width="7.319cm" svg:height="0.017cm" svg:x="3.484cm" svg:y="22.845cm" svg:viewBox="0 0 7320 18" draw:points="0,18 7320,18 7320,0 0,0">
          <text:p/>
        </draw:polygon>
        <draw:polygon draw:style-name="gr2" draw:text-style-name="P3" draw:layer="layout" svg:width="0.016cm" svg:height="1.117cm" svg:x="3.484cm" svg:y="22.862cm" svg:viewBox="0 0 17 1118" draw:points="0,1118 17,1118 17,0 0,0">
          <text:p/>
        </draw:polygon>
        <draw:polygon draw:style-name="gr2" draw:text-style-name="P3" draw:layer="layout" svg:width="0.017cm" svg:height="1.117cm" svg:x="4.83cm" svg:y="22.862cm" svg:viewBox="0 0 18 1118" draw:points="0,1118 18,1118 18,0 0,0">
          <text:p/>
        </draw:polygon>
        <draw:polygon draw:style-name="gr2" draw:text-style-name="P3" draw:layer="layout" svg:width="0.017cm" svg:height="1.117cm" svg:x="7.067cm" svg:y="22.862cm" svg:viewBox="0 0 18 1118" draw:points="0,1118 18,1118 18,0 0,0">
          <text:p/>
        </draw:polygon>
        <draw:polygon draw:style-name="gr2" draw:text-style-name="P3" draw:layer="layout" svg:width="0.017cm" svg:height="1.117cm" svg:x="10.786cm" svg:y="22.862cm" svg:viewBox="0 0 18 1118" draw:points="0,1118 18,1118 18,0 0,0">
          <text:p/>
        </draw:polygon>
        <draw:frame draw:style-name="gr1" draw:text-style-name="P2" draw:layer="layout" svg:width="1.026cm" svg:height="0.471cm" svg:x="7.267cm" svg:y="22.874cm">
          <draw:text-box>
            <text:p text:style-name="P1"><text:span text:style-name="T1">0C03 </text:span></text:p>
          </draw:text-box>
        </draw:frame>
        <draw:frame draw:style-name="gr1" draw:text-style-name="P2" draw:layer="layout" svg:width="0.531cm" svg:height="0.471cm" svg:x="3.683cm" svg:y="24.009cm">
          <draw:text-box>
            <text:p text:style-name="P1"><text:span text:style-name="T1">16 </text:span></text:p>
          </draw:text-box>
        </draw:frame>
        <draw:frame draw:style-name="gr3" draw:text-style-name="P4" draw:layer="layout" svg:width="0.984cm" svg:height="0.653cm" svg:x="5.664cm" svg:y="23.934cm">
          <draw:text-box>
            <text:p text:style-name="P1"><text:span text:style-name="T2">Oμ </text:span></text:p>
          </draw:text-box>
        </draw:frame>
        <draw:polygon draw:style-name="gr2" draw:text-style-name="P3" draw:layer="layout" svg:width="7.319cm" svg:height="0.017cm" svg:x="3.484cm" svg:y="23.979cm" svg:viewBox="0 0 7320 18" draw:points="0,18 7320,18 7320,0 0,0">
          <text:p/>
        </draw:polygon>
        <draw:polygon draw:style-name="gr2" draw:text-style-name="P3" draw:layer="layout" svg:width="0.016cm" svg:height="1.137cm" svg:x="3.484cm" svg:y="23.996cm" svg:viewBox="0 0 17 1138" draw:points="0,1138 17,1138 17,0 0,0">
          <text:p/>
        </draw:polygon>
        <draw:polygon draw:style-name="gr2" draw:text-style-name="P3" draw:layer="layout" svg:width="1.346cm" svg:height="0.017cm" svg:x="3.484cm" svg:y="25.116cm" svg:viewBox="0 0 1347 18" draw:points="0,18 1347,18 1347,0 0,0">
          <text:p/>
        </draw:polygon>
        <draw:polygon draw:style-name="gr2" draw:text-style-name="P3" draw:layer="layout" svg:width="0.017cm" svg:height="1.137cm" svg:x="4.83cm" svg:y="23.996cm" svg:viewBox="0 0 18 1138" draw:points="0,1138 18,1138 18,0 0,0">
          <text:p/>
        </draw:polygon>
        <draw:polygon draw:style-name="gr2" draw:text-style-name="P3" draw:layer="layout" svg:width="2.22cm" svg:height="0.017cm" svg:x="4.847cm" svg:y="25.116cm" svg:viewBox="0 0 2221 18" draw:points="0,18 2221,18 2221,0 0,0">
          <text:p/>
        </draw:polygon>
        <draw:polygon draw:style-name="gr2" draw:text-style-name="P3" draw:layer="layout" svg:width="0.017cm" svg:height="1.137cm" svg:x="7.067cm" svg:y="23.996cm" svg:viewBox="0 0 18 1138" draw:points="0,1138 18,1138 18,0 0,0">
          <text:p/>
        </draw:polygon>
        <draw:polygon draw:style-name="gr2" draw:text-style-name="P3" draw:layer="layout" svg:width="3.702cm" svg:height="0.017cm" svg:x="7.084cm" svg:y="25.116cm" svg:viewBox="0 0 3703 18" draw:points="0,18 3703,18 3703,0 0,0">
          <text:p/>
        </draw:polygon>
        <draw:polygon draw:style-name="gr2" draw:text-style-name="P3" draw:layer="layout" svg:width="0.017cm" svg:height="1.137cm" svg:x="10.786cm" svg:y="23.996cm" svg:viewBox="0 0 18 1138" draw:points="0,1138 18,1138 18,0 0,0">
          <text:p/>
        </draw:polygon>
        <draw:polygon draw:style-name="gr2" draw:text-style-name="P3" draw:layer="layout" svg:width="0.017cm" svg:height="0.017cm" svg:x="10.786cm" svg:y="25.116cm" svg:viewBox="0 0 18 18" draw:points="0,18 18,18 18,0 0,0">
          <text:p/>
        </draw:polygon>
        <draw:frame draw:style-name="gr1" draw:text-style-name="P2" draw:layer="layout" svg:width="1.026cm" svg:height="0.471cm" svg:x="7.267cm" svg:y="24.009cm">
          <draw:text-box>
            <text:p text:style-name="P1"><text:span text:style-name="T1">0C15 </text:span></text:p>
          </draw:text-box>
        </draw:frame>
        <draw:frame draw:style-name="gr1" draw:text-style-name="P2" draw:layer="layout" svg:width="0.531cm" svg:height="0.471cm" svg:x="11.938cm" svg:y="3.056cm">
          <draw:text-box>
            <text:p text:style-name="P1"><text:span text:style-name="T1">17 </text:span></text:p>
          </draw:text-box>
        </draw:frame>
        <draw:frame draw:style-name="gr3" draw:text-style-name="P4" draw:layer="layout" svg:width="0.564cm" svg:height="0.653cm" svg:x="13.919cm" svg:y="2.981cm">
          <draw:text-box>
            <text:p text:style-name="P1"><text:span text:style-name="T2">P </text:span></text:p>
          </draw:text-box>
        </draw:frame>
        <draw:polygon draw:style-name="gr2" draw:text-style-name="P3" draw:layer="layout" svg:width="0.016cm" svg:height="0.017cm" svg:x="11.739cm" svg:y="3.026cm" svg:viewBox="0 0 17 18" draw:points="0,18 17,18 17,0 0,0">
          <text:p/>
        </draw:polygon>
        <draw:polygon draw:style-name="gr2" draw:text-style-name="P3" draw:layer="layout" svg:width="0.016cm" svg:height="0.017cm" svg:x="11.739cm" svg:y="3.026cm" svg:viewBox="0 0 17 18" draw:points="0,18 17,18 17,0 0,0">
          <text:p/>
        </draw:polygon>
        <draw:polygon draw:style-name="gr2" draw:text-style-name="P3" draw:layer="layout" svg:width="1.33cm" svg:height="0.017cm" svg:x="11.755cm" svg:y="3.026cm" svg:viewBox="0 0 1331 18" draw:points="0,0 1331,0 1331,18 0,18">
          <text:p/>
        </draw:polygon>
        <draw:polygon draw:style-name="gr2" draw:text-style-name="P3" draw:layer="layout" svg:width="5.973cm" svg:height="0.017cm" svg:x="13.085cm" svg:y="3.026cm" svg:viewBox="0 0 5974 18" draw:points="0,18 5974,18 5974,0 0,0">
          <text:p/>
        </draw:polygon>
        <draw:polygon draw:style-name="gr2" draw:text-style-name="P3" draw:layer="layout" svg:width="0.017cm" svg:height="0.017cm" svg:x="19.041cm" svg:y="3.026cm" svg:viewBox="0 0 18 18" draw:points="0,18 18,18 18,0 0,0">
          <text:p/>
        </draw:polygon>
        <draw:polygon draw:style-name="gr2" draw:text-style-name="P3" draw:layer="layout" svg:width="0.016cm" svg:height="1.12cm" svg:x="11.739cm" svg:y="3.043cm" svg:viewBox="0 0 17 1121" draw:points="0,1121 17,1121 17,0 0,0">
          <text:p/>
        </draw:polygon>
        <draw:polygon draw:style-name="gr2" draw:text-style-name="P3" draw:layer="layout" svg:width="0.017cm" svg:height="1.12cm" svg:x="13.085cm" svg:y="3.043cm" svg:viewBox="0 0 18 1121" draw:points="0,1121 18,1121 18,0 0,0">
          <text:p/>
        </draw:polygon>
        <draw:polygon draw:style-name="gr2" draw:text-style-name="P3" draw:layer="layout" svg:width="0.017cm" svg:height="1.12cm" svg:x="15.322cm" svg:y="3.043cm" svg:viewBox="0 0 18 1121" draw:points="0,1121 18,1121 18,0 0,0">
          <text:p/>
        </draw:polygon>
        <draw:polygon draw:style-name="gr2" draw:text-style-name="P3" draw:layer="layout" svg:width="0.017cm" svg:height="1.12cm" svg:x="19.041cm" svg:y="3.043cm" svg:viewBox="0 0 18 1121" draw:points="0,1121 18,1121 18,0 0,0">
          <text:p/>
        </draw:polygon>
        <draw:frame draw:style-name="gr1" draw:text-style-name="P2" draw:layer="layout" svg:width="1.026cm" svg:height="0.471cm" svg:x="15.522cm" svg:y="3.056cm">
          <draw:text-box>
            <text:p text:style-name="P1"><text:span text:style-name="T1">0C16 </text:span></text:p>
          </draw:text-box>
        </draw:frame>
        <draw:frame draw:style-name="gr1" draw:text-style-name="P2" draw:layer="layout" svg:width="0.531cm" svg:height="0.471cm" svg:x="11.938cm" svg:y="4.193cm">
          <draw:text-box>
            <text:p text:style-name="P1"><text:span text:style-name="T1">18 </text:span></text:p>
          </draw:text-box>
        </draw:frame>
        <draw:frame draw:style-name="gr3" draw:text-style-name="P4" draw:layer="layout" svg:width="0.895cm" svg:height="0.653cm" svg:x="13.919cm" svg:y="4.117cm">
          <draw:text-box>
            <text:p text:style-name="P1"><text:span text:style-name="T2">Sμ </text:span></text:p>
          </draw:text-box>
        </draw:frame>
        <draw:polygon draw:style-name="gr2" draw:text-style-name="P3" draw:layer="layout" svg:width="0.016cm" svg:height="0.017cm" svg:x="11.739cm" svg:y="4.163cm" svg:viewBox="0 0 17 18" draw:points="0,18 17,18 17,0 0,0">
          <text:p/>
        </draw:polygon>
        <draw:polygon draw:style-name="gr2" draw:text-style-name="P3" draw:layer="layout" svg:width="1.33cm" svg:height="0.017cm" svg:x="11.755cm" svg:y="4.163cm" svg:viewBox="0 0 1331 18" draw:points="0,0 1331,0 1331,18 0,18">
          <text:p/>
        </draw:polygon>
        <draw:polygon draw:style-name="gr2" draw:text-style-name="P3" draw:layer="layout" svg:width="5.973cm" svg:height="0.017cm" svg:x="13.085cm" svg:y="4.163cm" svg:viewBox="0 0 5974 18" draw:points="0,18 5974,18 5974,0 0,0">
          <text:p/>
        </draw:polygon>
        <draw:polygon draw:style-name="gr2" draw:text-style-name="P3" draw:layer="layout" svg:width="0.016cm" svg:height="1.118cm" svg:x="11.739cm" svg:y="4.18cm" svg:viewBox="0 0 17 1119" draw:points="0,1119 17,1119 17,0 0,0">
          <text:p/>
        </draw:polygon>
        <draw:polygon draw:style-name="gr2" draw:text-style-name="P3" draw:layer="layout" svg:width="0.017cm" svg:height="1.118cm" svg:x="13.085cm" svg:y="4.18cm" svg:viewBox="0 0 18 1119" draw:points="0,1119 18,1119 18,0 0,0">
          <text:p/>
        </draw:polygon>
        <draw:polygon draw:style-name="gr2" draw:text-style-name="P3" draw:layer="layout" svg:width="0.017cm" svg:height="1.118cm" svg:x="15.322cm" svg:y="4.18cm" svg:viewBox="0 0 18 1119" draw:points="0,1119 18,1119 18,0 0,0">
          <text:p/>
        </draw:polygon>
        <draw:polygon draw:style-name="gr2" draw:text-style-name="P3" draw:layer="layout" svg:width="0.017cm" svg:height="1.118cm" svg:x="19.041cm" svg:y="4.18cm" svg:viewBox="0 0 18 1119" draw:points="0,1119 18,1119 18,0 0,0">
          <text:p/>
        </draw:polygon>
        <draw:frame draw:style-name="gr1" draw:text-style-name="P2" draw:layer="layout" svg:width="1.026cm" svg:height="0.471cm" svg:x="15.522cm" svg:y="4.193cm">
          <draw:text-box>
            <text:p text:style-name="P1"><text:span text:style-name="T1">0C17 </text:span></text:p>
          </draw:text-box>
        </draw:frame>
        <draw:frame draw:style-name="gr1" draw:text-style-name="P2" draw:layer="layout" svg:width="0.531cm" svg:height="0.471cm" svg:x="11.938cm" svg:y="5.327cm">
          <draw:text-box>
            <text:p text:style-name="P1"><text:span text:style-name="T1">19 </text:span></text:p>
          </draw:text-box>
        </draw:frame>
        <draw:frame draw:style-name="gr3" draw:text-style-name="P4" draw:layer="layout" svg:width="0.883cm" svg:height="0.653cm" svg:x="13.919cm" svg:y="5.252cm">
          <draw:text-box>
            <text:p text:style-name="P1"><text:span text:style-name="T2">¶T </text:span></text:p>
          </draw:text-box>
        </draw:frame>
        <draw:polygon draw:style-name="gr2" draw:text-style-name="P3" draw:layer="layout" svg:width="0.016cm" svg:height="0.016cm" svg:x="11.739cm" svg:y="5.298cm" svg:viewBox="0 0 17 17" draw:points="0,17 17,17 17,0 0,0">
          <text:p/>
        </draw:polygon>
        <draw:polygon draw:style-name="gr2" draw:text-style-name="P3" draw:layer="layout" svg:width="1.33cm" svg:height="0.016cm" svg:x="11.755cm" svg:y="5.298cm" svg:viewBox="0 0 1331 17" draw:points="0,0 1331,0 1331,17 0,17">
          <text:p/>
        </draw:polygon>
        <draw:polygon draw:style-name="gr2" draw:text-style-name="P3" draw:layer="layout" svg:width="5.973cm" svg:height="0.016cm" svg:x="13.085cm" svg:y="5.298cm" svg:viewBox="0 0 5974 17" draw:points="0,17 5974,17 5974,0 0,0">
          <text:p/>
        </draw:polygon>
        <draw:polygon draw:style-name="gr2" draw:text-style-name="P3" draw:layer="layout" svg:width="0.016cm" svg:height="1.12cm" svg:x="11.739cm" svg:y="5.314cm" svg:viewBox="0 0 17 1121" draw:points="0,1121 17,1121 17,0 0,0">
          <text:p/>
        </draw:polygon>
        <draw:polygon draw:style-name="gr2" draw:text-style-name="P3" draw:layer="layout" svg:width="0.017cm" svg:height="1.12cm" svg:x="13.085cm" svg:y="5.314cm" svg:viewBox="0 0 18 1121" draw:points="0,1121 18,1121 18,0 0,0">
          <text:p/>
        </draw:polygon>
        <draw:polygon draw:style-name="gr2" draw:text-style-name="P3" draw:layer="layout" svg:width="0.017cm" svg:height="1.12cm" svg:x="15.322cm" svg:y="5.314cm" svg:viewBox="0 0 18 1121" draw:points="0,1121 18,1121 18,0 0,0">
          <text:p/>
        </draw:polygon>
        <draw:polygon draw:style-name="gr2" draw:text-style-name="P3" draw:layer="layout" svg:width="0.017cm" svg:height="1.12cm" svg:x="19.041cm" svg:y="5.314cm" svg:viewBox="0 0 18 1121" draw:points="0,1121 18,1121 18,0 0,0">
          <text:p/>
        </draw:polygon>
        <draw:frame draw:style-name="gr1" draw:text-style-name="P2" draw:layer="layout" svg:width="1.026cm" svg:height="0.471cm" svg:x="15.522cm" svg:y="5.327cm">
          <draw:text-box>
            <text:p text:style-name="P1"><text:span text:style-name="T1">0C18 </text:span></text:p>
          </draw:text-box>
        </draw:frame>
        <draw:frame draw:style-name="gr1" draw:text-style-name="P2" draw:layer="layout" svg:width="0.531cm" svg:height="0.471cm" svg:x="11.938cm" svg:y="6.464cm">
          <draw:text-box>
            <text:p text:style-name="P1"><text:span text:style-name="T1">20 </text:span></text:p>
          </draw:text-box>
        </draw:frame>
        <draw:frame draw:style-name="gr3" draw:text-style-name="P4" draw:layer="layout" svg:width="0.564cm" svg:height="0.653cm" svg:x="14.567cm" svg:y="6.672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0.016cm" svg:height="0.017cm" svg:x="11.739cm" svg:y="6.434cm" svg:viewBox="0 0 17 18" draw:points="0,18 17,18 17,0 0,0">
          <text:p/>
        </draw:polygon>
        <draw:polygon draw:style-name="gr2" draw:text-style-name="P3" draw:layer="layout" svg:width="1.33cm" svg:height="0.017cm" svg:x="11.755cm" svg:y="6.434cm" svg:viewBox="0 0 1331 18" draw:points="0,0 1331,0 1331,18 0,18">
          <text:p/>
        </draw:polygon>
        <draw:polygon draw:style-name="gr2" draw:text-style-name="P3" draw:layer="layout" svg:width="5.973cm" svg:height="0.017cm" svg:x="13.085cm" svg:y="6.434cm" svg:viewBox="0 0 5974 18" draw:points="0,18 5974,18 5974,0 0,0">
          <text:p/>
        </draw:polygon>
        <draw:polygon draw:style-name="gr2" draw:text-style-name="P3" draw:layer="layout" svg:width="0.016cm" svg:height="1.12cm" svg:x="11.739cm" svg:y="6.451cm" svg:viewBox="0 0 17 1121" draw:points="0,1121 17,1121 17,0 0,0">
          <text:p/>
        </draw:polygon>
        <draw:polygon draw:style-name="gr2" draw:text-style-name="P3" draw:layer="layout" svg:width="0.017cm" svg:height="1.12cm" svg:x="13.085cm" svg:y="6.451cm" svg:viewBox="0 0 18 1121" draw:points="0,1121 18,1121 18,0 0,0">
          <text:p/>
        </draw:polygon>
        <draw:polygon draw:style-name="gr2" draw:text-style-name="P3" draw:layer="layout" svg:width="0.017cm" svg:height="1.12cm" svg:x="15.322cm" svg:y="6.451cm" svg:viewBox="0 0 18 1121" draw:points="0,1121 18,1121 18,0 0,0">
          <text:p/>
        </draw:polygon>
        <draw:polygon draw:style-name="gr2" draw:text-style-name="P3" draw:layer="layout" svg:width="0.017cm" svg:height="1.12cm" svg:x="19.041cm" svg:y="6.451cm" svg:viewBox="0 0 18 1121" draw:points="0,1121 18,1121 18,0 0,0">
          <text:p/>
        </draw:polygon>
        <draw:frame draw:style-name="gr1" draw:text-style-name="P2" draw:layer="layout" svg:width="1.073cm" svg:height="0.471cm" svg:x="15.522cm" svg:y="6.464cm">
          <draw:text-box>
            <text:p text:style-name="P1"><text:span text:style-name="T1">0C1E </text:span></text:p>
          </draw:text-box>
        </draw:frame>
        <draw:frame draw:style-name="gr1" draw:text-style-name="P2" draw:layer="layout" svg:width="0.531cm" svg:height="0.471cm" svg:x="11.938cm" svg:y="7.601cm">
          <draw:text-box>
            <text:p text:style-name="P1"><text:span text:style-name="T1">21 </text:span></text:p>
          </draw:text-box>
        </draw:frame>
        <draw:frame draw:style-name="gr3" draw:text-style-name="P4" draw:layer="layout" svg:width="0.925cm" svg:height="0.653cm" svg:x="13.919cm" svg:y="7.525cm">
          <draw:text-box>
            <text:p text:style-name="P1"><text:span text:style-name="T2">Vμ </text:span></text:p>
          </draw:text-box>
        </draw:frame>
        <draw:polygon draw:style-name="gr2" draw:text-style-name="P3" draw:layer="layout" svg:width="0.016cm" svg:height="0.017cm" svg:x="11.739cm" svg:y="7.571cm" svg:viewBox="0 0 17 18" draw:points="0,18 17,18 17,0 0,0">
          <text:p/>
        </draw:polygon>
        <draw:polygon draw:style-name="gr2" draw:text-style-name="P3" draw:layer="layout" svg:width="1.33cm" svg:height="0.017cm" svg:x="11.755cm" svg:y="7.571cm" svg:viewBox="0 0 1331 18" draw:points="0,0 1331,0 1331,18 0,18">
          <text:p/>
        </draw:polygon>
        <draw:polygon draw:style-name="gr2" draw:text-style-name="P3" draw:layer="layout" svg:width="5.973cm" svg:height="0.017cm" svg:x="13.085cm" svg:y="7.571cm" svg:viewBox="0 0 5974 18" draw:points="0,18 5974,18 5974,0 0,0">
          <text:p/>
        </draw:polygon>
        <draw:polygon draw:style-name="gr2" draw:text-style-name="P3" draw:layer="layout" svg:width="0.016cm" svg:height="1.119cm" svg:x="11.739cm" svg:y="7.588cm" svg:viewBox="0 0 17 1120" draw:points="0,1120 17,1120 17,0 0,0">
          <text:p/>
        </draw:polygon>
        <draw:polygon draw:style-name="gr2" draw:text-style-name="P3" draw:layer="layout" svg:width="0.017cm" svg:height="1.119cm" svg:x="13.085cm" svg:y="7.588cm" svg:viewBox="0 0 18 1120" draw:points="0,1120 18,1120 18,0 0,0">
          <text:p/>
        </draw:polygon>
        <draw:polygon draw:style-name="gr2" draw:text-style-name="P3" draw:layer="layout" svg:width="0.017cm" svg:height="1.119cm" svg:x="15.322cm" svg:y="7.588cm" svg:viewBox="0 0 18 1120" draw:points="0,1120 18,1120 18,0 0,0">
          <text:p/>
        </draw:polygon>
        <draw:polygon draw:style-name="gr2" draw:text-style-name="P3" draw:layer="layout" svg:width="0.017cm" svg:height="1.119cm" svg:x="19.041cm" svg:y="7.588cm" svg:viewBox="0 0 18 1120" draw:points="0,1120 18,1120 18,0 0,0">
          <text:p/>
        </draw:polygon>
        <draw:frame draw:style-name="gr1" draw:text-style-name="P2" draw:layer="layout" svg:width="1.12cm" svg:height="0.471cm" svg:x="15.522cm" svg:y="7.601cm">
          <draw:text-box>
            <text:p text:style-name="P1"><text:span text:style-name="T1">0C1A </text:span></text:p>
          </draw:text-box>
        </draw:frame>
        <draw:frame draw:style-name="gr1" draw:text-style-name="P2" draw:layer="layout" svg:width="0.531cm" svg:height="0.471cm" svg:x="11.938cm" svg:y="8.737cm">
          <draw:text-box>
            <text:p text:style-name="P1"><text:span text:style-name="T1">22 </text:span></text:p>
          </draw:text-box>
        </draw:frame>
        <draw:frame draw:style-name="gr3" draw:text-style-name="P4" draw:layer="layout" svg:width="1.28cm" svg:height="0.653cm" svg:x="13.919cm" svg:y="8.662cm">
          <draw:text-box>
            <text:p text:style-name="P1"><text:span text:style-name="T2">Vûμ </text:span></text:p>
          </draw:text-box>
        </draw:frame>
        <draw:polygon draw:style-name="gr2" draw:text-style-name="P3" draw:layer="layout" svg:width="0.016cm" svg:height="0.017cm" svg:x="11.739cm" svg:y="8.707cm" svg:viewBox="0 0 17 18" draw:points="0,18 17,18 17,0 0,0">
          <text:p/>
        </draw:polygon>
        <draw:polygon draw:style-name="gr2" draw:text-style-name="P3" draw:layer="layout" svg:width="1.33cm" svg:height="0.017cm" svg:x="11.755cm" svg:y="8.707cm" svg:viewBox="0 0 1331 18" draw:points="0,0 1331,0 1331,18 0,18">
          <text:p/>
        </draw:polygon>
        <draw:polygon draw:style-name="gr2" draw:text-style-name="P3" draw:layer="layout" svg:width="5.973cm" svg:height="0.017cm" svg:x="13.085cm" svg:y="8.707cm" svg:viewBox="0 0 5974 18" draw:points="0,18 5974,18 5974,0 0,0">
          <text:p/>
        </draw:polygon>
        <draw:polygon draw:style-name="gr2" draw:text-style-name="P3" draw:layer="layout" svg:width="0.016cm" svg:height="1.118cm" svg:x="11.739cm" svg:y="8.724cm" svg:viewBox="0 0 17 1119" draw:points="0,1119 17,1119 17,0 0,0">
          <text:p/>
        </draw:polygon>
        <draw:polygon draw:style-name="gr2" draw:text-style-name="P3" draw:layer="layout" svg:width="0.017cm" svg:height="1.118cm" svg:x="13.085cm" svg:y="8.724cm" svg:viewBox="0 0 18 1119" draw:points="0,1119 18,1119 18,0 0,0">
          <text:p/>
        </draw:polygon>
        <draw:polygon draw:style-name="gr2" draw:text-style-name="P3" draw:layer="layout" svg:width="0.017cm" svg:height="1.118cm" svg:x="15.322cm" svg:y="8.724cm" svg:viewBox="0 0 18 1119" draw:points="0,1119 18,1119 18,0 0,0">
          <text:p/>
        </draw:polygon>
        <draw:polygon draw:style-name="gr2" draw:text-style-name="P3" draw:layer="layout" svg:width="0.017cm" svg:height="1.118cm" svg:x="19.041cm" svg:y="8.724cm" svg:viewBox="0 0 18 1119" draw:points="0,1119 18,1119 18,0 0,0">
          <text:p/>
        </draw:polygon>
        <draw:frame draw:style-name="gr1" draw:text-style-name="P2" draw:layer="layout" svg:width="1.098cm" svg:height="0.471cm" svg:x="15.522cm" svg:y="8.737cm">
          <draw:text-box>
            <text:p text:style-name="P1"><text:span text:style-name="T1">0C1B </text:span></text:p>
          </draw:text-box>
        </draw:frame>
        <draw:frame draw:style-name="gr1" draw:text-style-name="P2" draw:layer="layout" svg:width="0.531cm" svg:height="0.471cm" svg:x="11.938cm" svg:y="9.872cm">
          <draw:text-box>
            <text:p text:style-name="P1"><text:span text:style-name="T1">23 </text:span></text:p>
          </draw:text-box>
        </draw:frame>
        <draw:frame draw:style-name="gr3" draw:text-style-name="P4" draw:layer="layout" svg:width="0.564cm" svg:height="0.653cm" svg:x="13.919cm" svg:y="9.796cm">
          <draw:text-box>
            <text:p text:style-name="P1"><text:span text:style-name="T2">Y </text:span></text:p>
          </draw:text-box>
        </draw:frame>
        <draw:polygon draw:style-name="gr2" draw:text-style-name="P3" draw:layer="layout" svg:width="0.016cm" svg:height="0.017cm" svg:x="11.739cm" svg:y="9.842cm" svg:viewBox="0 0 17 18" draw:points="0,18 17,18 17,0 0,0">
          <text:p/>
        </draw:polygon>
        <draw:polygon draw:style-name="gr2" draw:text-style-name="P3" draw:layer="layout" svg:width="1.33cm" svg:height="0.017cm" svg:x="11.755cm" svg:y="9.842cm" svg:viewBox="0 0 1331 18" draw:points="0,0 1331,0 1331,18 0,18">
          <text:p/>
        </draw:polygon>
        <draw:polygon draw:style-name="gr2" draw:text-style-name="P3" draw:layer="layout" svg:width="5.973cm" svg:height="0.017cm" svg:x="13.085cm" svg:y="9.842cm" svg:viewBox="0 0 5974 18" draw:points="0,18 5974,18 5974,0 0,0">
          <text:p/>
        </draw:polygon>
        <draw:polygon draw:style-name="gr2" draw:text-style-name="P3" draw:layer="layout" svg:width="0.016cm" svg:height="1.12cm" svg:x="11.739cm" svg:y="9.859cm" svg:viewBox="0 0 17 1121" draw:points="0,1121 17,1121 17,0 0,0">
          <text:p/>
        </draw:polygon>
        <draw:polygon draw:style-name="gr2" draw:text-style-name="P3" draw:layer="layout" svg:width="0.017cm" svg:height="1.12cm" svg:x="13.085cm" svg:y="9.859cm" svg:viewBox="0 0 18 1121" draw:points="0,1121 18,1121 18,0 0,0">
          <text:p/>
        </draw:polygon>
        <draw:polygon draw:style-name="gr2" draw:text-style-name="P3" draw:layer="layout" svg:width="0.017cm" svg:height="1.12cm" svg:x="15.322cm" svg:y="9.859cm" svg:viewBox="0 0 18 1121" draw:points="0,1121 18,1121 18,0 0,0">
          <text:p/>
        </draw:polygon>
        <draw:polygon draw:style-name="gr2" draw:text-style-name="P3" draw:layer="layout" svg:width="0.017cm" svg:height="1.12cm" svg:x="19.041cm" svg:y="9.859cm" svg:viewBox="0 0 18 1121" draw:points="0,1121 18,1121 18,0 0,0">
          <text:p/>
        </draw:polygon>
        <draw:frame draw:style-name="gr1" draw:text-style-name="P2" draw:layer="layout" svg:width="1.098cm" svg:height="0.471cm" svg:x="15.522cm" svg:y="9.872cm">
          <draw:text-box>
            <text:p text:style-name="P1"><text:span text:style-name="T1">0C1C </text:span></text:p>
          </draw:text-box>
        </draw:frame>
        <draw:frame draw:style-name="gr1" draw:text-style-name="P2" draw:layer="layout" svg:width="0.531cm" svg:height="0.471cm" svg:x="11.938cm" svg:y="11.008cm">
          <draw:text-box>
            <text:p text:style-name="P1"><text:span text:style-name="T1">24 </text:span></text:p>
          </draw:text-box>
        </draw:frame>
        <draw:frame draw:style-name="gr3" draw:text-style-name="P4" draw:layer="layout" svg:width="1.721cm" svg:height="0.653cm" svg:x="13.284cm" svg:y="10.933cm">
          <draw:text-box>
            <text:p text:style-name="P1"><text:span text:style-name="T2"><text:s text:c="2"/></text:span><text:span text:style-name="T2">¶±b </text:span></text:p>
          </draw:text-box>
        </draw:frame>
        <draw:polygon draw:style-name="gr2" draw:text-style-name="P3" draw:layer="layout" svg:width="0.016cm" svg:height="0.017cm" svg:x="11.739cm" svg:y="10.979cm" svg:viewBox="0 0 17 18" draw:points="0,18 17,18 17,0 0,0">
          <text:p/>
        </draw:polygon>
        <draw:polygon draw:style-name="gr2" draw:text-style-name="P3" draw:layer="layout" svg:width="1.33cm" svg:height="0.017cm" svg:x="11.755cm" svg:y="10.979cm" svg:viewBox="0 0 1331 18" draw:points="0,0 1331,0 1331,18 0,18">
          <text:p/>
        </draw:polygon>
        <draw:polygon draw:style-name="gr2" draw:text-style-name="P3" draw:layer="layout" svg:width="5.973cm" svg:height="0.017cm" svg:x="13.085cm" svg:y="10.979cm" svg:viewBox="0 0 5974 18" draw:points="0,18 5974,18 5974,0 0,0">
          <text:p/>
        </draw:polygon>
        <draw:polygon draw:style-name="gr2" draw:text-style-name="P3" draw:layer="layout" svg:width="0.016cm" svg:height="1.119cm" svg:x="11.739cm" svg:y="10.996cm" svg:viewBox="0 0 17 1120" draw:points="0,1120 17,1120 17,0 0,0">
          <text:p/>
        </draw:polygon>
        <draw:polygon draw:style-name="gr2" draw:text-style-name="P3" draw:layer="layout" svg:width="0.017cm" svg:height="1.119cm" svg:x="13.085cm" svg:y="10.996cm" svg:viewBox="0 0 18 1120" draw:points="0,1120 18,1120 18,0 0,0">
          <text:p/>
        </draw:polygon>
        <draw:polygon draw:style-name="gr2" draw:text-style-name="P3" draw:layer="layout" svg:width="0.017cm" svg:height="1.119cm" svg:x="15.322cm" svg:y="10.996cm" svg:viewBox="0 0 18 1120" draw:points="0,1120 18,1120 18,0 0,0">
          <text:p/>
        </draw:polygon>
        <draw:polygon draw:style-name="gr2" draw:text-style-name="P3" draw:layer="layout" svg:width="0.017cm" svg:height="1.119cm" svg:x="19.041cm" svg:y="10.996cm" svg:viewBox="0 0 18 1120" draw:points="0,1120 18,1120 18,0 0,0">
          <text:p/>
        </draw:polygon>
        <draw:frame draw:style-name="gr1" draw:text-style-name="P2" draw:layer="layout" svg:width="1.12cm" svg:height="0.471cm" svg:x="15.522cm" svg:y="11.008cm">
          <draw:text-box>
            <text:p text:style-name="P1"><text:span text:style-name="T1">0C1D </text:span></text:p>
          </draw:text-box>
        </draw:frame>
        <draw:frame draw:style-name="gr1" draw:text-style-name="P2" draw:layer="layout" svg:width="0.531cm" svg:height="0.471cm" svg:x="11.938cm" svg:y="12.145cm">
          <draw:text-box>
            <text:p text:style-name="P1"><text:span text:style-name="T1">25 </text:span></text:p>
          </draw:text-box>
        </draw:frame>
        <draw:frame draw:style-name="gr3" draw:text-style-name="P4" draw:layer="layout" svg:width="0.564cm" svg:height="0.653cm" svg:x="14.288cm" svg:y="12.353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0.016cm" svg:height="0.017cm" svg:x="11.739cm" svg:y="12.115cm" svg:viewBox="0 0 17 18" draw:points="0,18 17,18 17,0 0,0">
          <text:p/>
        </draw:polygon>
        <draw:polygon draw:style-name="gr2" draw:text-style-name="P3" draw:layer="layout" svg:width="1.33cm" svg:height="0.017cm" svg:x="11.755cm" svg:y="12.115cm" svg:viewBox="0 0 1331 18" draw:points="0,0 1331,0 1331,18 0,18">
          <text:p/>
        </draw:polygon>
        <draw:polygon draw:style-name="gr2" draw:text-style-name="P3" draw:layer="layout" svg:width="5.973cm" svg:height="0.017cm" svg:x="13.085cm" svg:y="12.115cm" svg:viewBox="0 0 5974 18" draw:points="0,18 5974,18 5974,0 0,0">
          <text:p/>
        </draw:polygon>
        <draw:polygon draw:style-name="gr2" draw:text-style-name="P3" draw:layer="layout" svg:width="0.016cm" svg:height="1.12cm" svg:x="11.739cm" svg:y="12.132cm" svg:viewBox="0 0 17 1121" draw:points="0,1121 17,1121 17,0 0,0">
          <text:p/>
        </draw:polygon>
        <draw:polygon draw:style-name="gr2" draw:text-style-name="P3" draw:layer="layout" svg:width="0.017cm" svg:height="1.12cm" svg:x="13.085cm" svg:y="12.132cm" svg:viewBox="0 0 18 1121" draw:points="0,1121 18,1121 18,0 0,0">
          <text:p/>
        </draw:polygon>
        <draw:polygon draw:style-name="gr2" draw:text-style-name="P3" draw:layer="layout" svg:width="0.017cm" svg:height="1.12cm" svg:x="15.322cm" svg:y="12.132cm" svg:viewBox="0 0 18 1121" draw:points="0,1121 18,1121 18,0 0,0">
          <text:p/>
        </draw:polygon>
        <draw:polygon draw:style-name="gr2" draw:text-style-name="P3" draw:layer="layout" svg:width="0.017cm" svg:height="1.12cm" svg:x="19.041cm" svg:y="12.132cm" svg:viewBox="0 0 18 1121" draw:points="0,1121 18,1121 18,0 0,0">
          <text:p/>
        </draw:polygon>
        <draw:frame draw:style-name="gr1" draw:text-style-name="P2" draw:layer="layout" svg:width="1.026cm" svg:height="0.471cm" svg:x="15.522cm" svg:y="12.145cm">
          <draw:text-box>
            <text:p text:style-name="P1"><text:span text:style-name="T1">0C19 </text:span></text:p>
          </draw:text-box>
        </draw:frame>
        <draw:frame draw:style-name="gr1" draw:text-style-name="P2" draw:layer="layout" svg:width="0.531cm" svg:height="0.471cm" svg:x="11.938cm" svg:y="13.282cm">
          <draw:text-box>
            <text:p text:style-name="P1"><text:span text:style-name="T1">26 </text:span></text:p>
          </draw:text-box>
        </draw:frame>
        <draw:frame draw:style-name="gr3" draw:text-style-name="P4" draw:layer="layout" svg:width="0.564cm" svg:height="0.653cm" svg:x="13.919cm" svg:y="13.206cm">
          <draw:text-box>
            <text:p text:style-name="P1"><text:span text:style-name="T2">d </text:span></text:p>
          </draw:text-box>
        </draw:frame>
        <draw:polygon draw:style-name="gr2" draw:text-style-name="P3" draw:layer="layout" svg:width="0.016cm" svg:height="0.017cm" svg:x="11.739cm" svg:y="13.252cm" svg:viewBox="0 0 17 18" draw:points="0,18 17,18 17,0 0,0">
          <text:p/>
        </draw:polygon>
        <draw:polygon draw:style-name="gr2" draw:text-style-name="P3" draw:layer="layout" svg:width="1.33cm" svg:height="0.017cm" svg:x="11.755cm" svg:y="13.252cm" svg:viewBox="0 0 1331 18" draw:points="0,0 1331,0 1331,18 0,18">
          <text:p/>
        </draw:polygon>
        <draw:polygon draw:style-name="gr2" draw:text-style-name="P3" draw:layer="layout" svg:width="5.973cm" svg:height="0.017cm" svg:x="13.085cm" svg:y="13.252cm" svg:viewBox="0 0 5974 18" draw:points="0,18 5974,18 5974,0 0,0">
          <text:p/>
        </draw:polygon>
        <draw:polygon draw:style-name="gr2" draw:text-style-name="P3" draw:layer="layout" svg:width="0.016cm" svg:height="1.117cm" svg:x="11.739cm" svg:y="13.269cm" svg:viewBox="0 0 17 1118" draw:points="0,1118 17,1118 17,0 0,0">
          <text:p/>
        </draw:polygon>
        <draw:polygon draw:style-name="gr2" draw:text-style-name="P3" draw:layer="layout" svg:width="0.017cm" svg:height="1.117cm" svg:x="13.085cm" svg:y="13.269cm" svg:viewBox="0 0 18 1118" draw:points="0,1118 18,1118 18,0 0,0">
          <text:p/>
        </draw:polygon>
        <draw:polygon draw:style-name="gr2" draw:text-style-name="P3" draw:layer="layout" svg:width="0.017cm" svg:height="1.117cm" svg:x="15.322cm" svg:y="13.269cm" svg:viewBox="0 0 18 1118" draw:points="0,1118 18,1118 18,0 0,0">
          <text:p/>
        </draw:polygon>
        <draw:polygon draw:style-name="gr2" draw:text-style-name="P3" draw:layer="layout" svg:width="0.017cm" svg:height="1.117cm" svg:x="19.041cm" svg:y="13.269cm" svg:viewBox="0 0 18 1118" draw:points="0,1118 18,1118 18,0 0,0">
          <text:p/>
        </draw:polygon>
        <draw:frame draw:style-name="gr1" draw:text-style-name="P2" draw:layer="layout" svg:width="1.052cm" svg:height="0.471cm" svg:x="15.522cm" svg:y="13.282cm">
          <draw:text-box>
            <text:p text:style-name="P1"><text:span text:style-name="T1">0C1F </text:span></text:p>
          </draw:text-box>
        </draw:frame>
        <draw:frame draw:style-name="gr1" draw:text-style-name="P2" draw:layer="layout" svg:width="0.531cm" svg:height="0.471cm" svg:x="11.938cm" svg:y="14.416cm">
          <draw:text-box>
            <text:p text:style-name="P1"><text:span text:style-name="T1">27 </text:span></text:p>
          </draw:text-box>
        </draw:frame>
        <draw:frame draw:style-name="gr3" draw:text-style-name="P4" draw:layer="layout" svg:width="0.887cm" svg:height="0.653cm" svg:x="13.919cm" svg:y="14.341cm">
          <draw:text-box>
            <text:p text:style-name="P1"><text:span text:style-name="T2">eμ </text:span></text:p>
          </draw:text-box>
        </draw:frame>
        <draw:polygon draw:style-name="gr2" draw:text-style-name="P3" draw:layer="layout" svg:width="0.016cm" svg:height="0.017cm" svg:x="11.739cm" svg:y="14.386cm" svg:viewBox="0 0 17 18" draw:points="0,18 17,18 17,0 0,0">
          <text:p/>
        </draw:polygon>
        <draw:polygon draw:style-name="gr2" draw:text-style-name="P3" draw:layer="layout" svg:width="1.33cm" svg:height="0.017cm" svg:x="11.755cm" svg:y="14.386cm" svg:viewBox="0 0 1331 18" draw:points="0,0 1331,0 1331,18 0,18">
          <text:p/>
        </draw:polygon>
        <draw:polygon draw:style-name="gr2" draw:text-style-name="P3" draw:layer="layout" svg:width="5.973cm" svg:height="0.017cm" svg:x="13.085cm" svg:y="14.386cm" svg:viewBox="0 0 5974 18" draw:points="0,18 5974,18 5974,0 0,0">
          <text:p/>
        </draw:polygon>
        <draw:polygon draw:style-name="gr2" draw:text-style-name="P3" draw:layer="layout" svg:width="0.016cm" svg:height="1.12cm" svg:x="11.739cm" svg:y="14.403cm" svg:viewBox="0 0 17 1121" draw:points="0,1121 17,1121 17,0 0,0">
          <text:p/>
        </draw:polygon>
        <draw:polygon draw:style-name="gr2" draw:text-style-name="P3" draw:layer="layout" svg:width="0.017cm" svg:height="1.12cm" svg:x="13.085cm" svg:y="14.403cm" svg:viewBox="0 0 18 1121" draw:points="0,1121 18,1121 18,0 0,0">
          <text:p/>
        </draw:polygon>
        <draw:polygon draw:style-name="gr2" draw:text-style-name="P3" draw:layer="layout" svg:width="0.017cm" svg:height="1.12cm" svg:x="15.322cm" svg:y="14.403cm" svg:viewBox="0 0 18 1121" draw:points="0,1121 18,1121 18,0 0,0">
          <text:p/>
        </draw:polygon>
        <draw:polygon draw:style-name="gr2" draw:text-style-name="P3" draw:layer="layout" svg:width="0.017cm" svg:height="1.12cm" svg:x="19.041cm" svg:y="14.403cm" svg:viewBox="0 0 18 1121" draw:points="0,1121 18,1121 18,0 0,0">
          <text:p/>
        </draw:polygon>
        <draw:frame draw:style-name="gr1" draw:text-style-name="P2" draw:layer="layout" svg:width="1.026cm" svg:height="0.471cm" svg:x="15.522cm" svg:y="14.416cm">
          <draw:text-box>
            <text:p text:style-name="P1"><text:span text:style-name="T1">0C20 </text:span></text:p>
          </draw:text-box>
        </draw:frame>
        <draw:frame draw:style-name="gr1" draw:text-style-name="P2" draw:layer="layout" svg:width="0.531cm" svg:height="0.471cm" svg:x="11.938cm" svg:y="15.553cm">
          <draw:text-box>
            <text:p text:style-name="P1"><text:span text:style-name="T1">28 </text:span></text:p>
          </draw:text-box>
        </draw:frame>
        <draw:frame draw:style-name="gr3" draw:text-style-name="P4" draw:layer="layout" svg:width="0.739cm" svg:height="0.653cm" svg:x="13.919cm" svg:y="15.478cm">
          <draw:text-box>
            <text:p text:style-name="P1"><text:span text:style-name="T2">fμ </text:span></text:p>
          </draw:text-box>
        </draw:frame>
        <draw:polygon draw:style-name="gr2" draw:text-style-name="P3" draw:layer="layout" svg:width="0.016cm" svg:height="0.017cm" svg:x="11.739cm" svg:y="15.523cm" svg:viewBox="0 0 17 18" draw:points="0,18 17,18 17,0 0,0">
          <text:p/>
        </draw:polygon>
        <draw:polygon draw:style-name="gr2" draw:text-style-name="P3" draw:layer="layout" svg:width="1.33cm" svg:height="0.017cm" svg:x="11.755cm" svg:y="15.523cm" svg:viewBox="0 0 1331 18" draw:points="0,0 1331,0 1331,18 0,18">
          <text:p/>
        </draw:polygon>
        <draw:polygon draw:style-name="gr2" draw:text-style-name="P3" draw:layer="layout" svg:width="5.973cm" svg:height="0.017cm" svg:x="13.085cm" svg:y="15.523cm" svg:viewBox="0 0 5974 18" draw:points="0,18 5974,18 5974,0 0,0">
          <text:p/>
        </draw:polygon>
        <draw:polygon draw:style-name="gr2" draw:text-style-name="P3" draw:layer="layout" svg:width="0.016cm" svg:height="1.12cm" svg:x="11.739cm" svg:y="15.54cm" svg:viewBox="0 0 17 1121" draw:points="0,1121 17,1121 17,0 0,0">
          <text:p/>
        </draw:polygon>
        <draw:polygon draw:style-name="gr2" draw:text-style-name="P3" draw:layer="layout" svg:width="0.017cm" svg:height="1.12cm" svg:x="13.085cm" svg:y="15.54cm" svg:viewBox="0 0 18 1121" draw:points="0,1121 18,1121 18,0 0,0">
          <text:p/>
        </draw:polygon>
        <draw:polygon draw:style-name="gr2" draw:text-style-name="P3" draw:layer="layout" svg:width="0.017cm" svg:height="1.12cm" svg:x="15.322cm" svg:y="15.54cm" svg:viewBox="0 0 18 1121" draw:points="0,1121 18,1121 18,0 0,0">
          <text:p/>
        </draw:polygon>
        <draw:polygon draw:style-name="gr2" draw:text-style-name="P3" draw:layer="layout" svg:width="0.017cm" svg:height="1.12cm" svg:x="19.041cm" svg:y="15.54cm" svg:viewBox="0 0 18 1121" draw:points="0,1121 18,1121 18,0 0,0">
          <text:p/>
        </draw:polygon>
        <draw:frame draw:style-name="gr1" draw:text-style-name="P2" draw:layer="layout" svg:width="1.026cm" svg:height="0.471cm" svg:x="15.522cm" svg:y="15.553cm">
          <draw:text-box>
            <text:p text:style-name="P1"><text:span text:style-name="T1">0C21 </text:span></text:p>
          </draw:text-box>
        </draw:frame>
        <draw:frame draw:style-name="gr1" draw:text-style-name="P2" draw:layer="layout" svg:width="0.531cm" svg:height="0.471cm" svg:x="11.938cm" svg:y="16.689cm">
          <draw:text-box>
            <text:p text:style-name="P1"><text:span text:style-name="T1">29 </text:span></text:p>
          </draw:text-box>
        </draw:frame>
        <draw:frame draw:style-name="gr3" draw:text-style-name="P4" draw:layer="layout" svg:width="1.094cm" svg:height="0.653cm" svg:x="13.919cm" svg:y="16.614cm">
          <draw:text-box>
            <text:p text:style-name="P1"><text:span text:style-name="T2">fûμ </text:span></text:p>
          </draw:text-box>
        </draw:frame>
        <draw:polygon draw:style-name="gr2" draw:text-style-name="P3" draw:layer="layout" svg:width="0.016cm" svg:height="0.017cm" svg:x="11.739cm" svg:y="16.66cm" svg:viewBox="0 0 17 18" draw:points="0,18 17,18 17,0 0,0">
          <text:p/>
        </draw:polygon>
        <draw:polygon draw:style-name="gr2" draw:text-style-name="P3" draw:layer="layout" svg:width="1.33cm" svg:height="0.017cm" svg:x="11.755cm" svg:y="16.66cm" svg:viewBox="0 0 1331 18" draw:points="0,0 1331,0 1331,18 0,18">
          <text:p/>
        </draw:polygon>
        <draw:polygon draw:style-name="gr2" draw:text-style-name="P3" draw:layer="layout" svg:width="5.973cm" svg:height="0.017cm" svg:x="13.085cm" svg:y="16.66cm" svg:viewBox="0 0 5974 18" draw:points="0,18 5974,18 5974,0 0,0">
          <text:p/>
        </draw:polygon>
        <draw:polygon draw:style-name="gr2" draw:text-style-name="P3" draw:layer="layout" svg:width="0.016cm" svg:height="1.119cm" svg:x="11.739cm" svg:y="16.677cm" svg:viewBox="0 0 17 1120" draw:points="0,1120 17,1120 17,0 0,0">
          <text:p/>
        </draw:polygon>
        <draw:polygon draw:style-name="gr2" draw:text-style-name="P3" draw:layer="layout" svg:width="0.017cm" svg:height="1.119cm" svg:x="13.085cm" svg:y="16.677cm" svg:viewBox="0 0 18 1120" draw:points="0,1120 18,1120 18,0 0,0">
          <text:p/>
        </draw:polygon>
        <draw:polygon draw:style-name="gr2" draw:text-style-name="P3" draw:layer="layout" svg:width="0.017cm" svg:height="1.119cm" svg:x="15.322cm" svg:y="16.677cm" svg:viewBox="0 0 18 1120" draw:points="0,1120 18,1120 18,0 0,0">
          <text:p/>
        </draw:polygon>
        <draw:polygon draw:style-name="gr2" draw:text-style-name="P3" draw:layer="layout" svg:width="0.017cm" svg:height="1.119cm" svg:x="19.041cm" svg:y="16.677cm" svg:viewBox="0 0 18 1120" draw:points="0,1120 18,1120 18,0 0,0">
          <text:p/>
        </draw:polygon>
        <draw:frame draw:style-name="gr1" draw:text-style-name="P2" draw:layer="layout" svg:width="1.026cm" svg:height="0.471cm" svg:x="15.522cm" svg:y="16.689cm">
          <draw:text-box>
            <text:p text:style-name="P1"><text:span text:style-name="T1">0C22 </text:span></text:p>
          </draw:text-box>
        </draw:frame>
        <draw:frame draw:style-name="gr1" draw:text-style-name="P2" draw:layer="layout" svg:width="0.531cm" svg:height="0.471cm" svg:x="11.938cm" svg:y="17.826cm">
          <draw:text-box>
            <text:p text:style-name="P1"><text:span text:style-name="T1">30 </text:span></text:p>
          </draw:text-box>
        </draw:frame>
        <draw:frame draw:style-name="gr3" draw:text-style-name="P4" draw:layer="layout" svg:width="0.564cm" svg:height="0.653cm" svg:x="13.919cm" svg:y="17.751cm">
          <draw:text-box>
            <text:p text:style-name="P1"><text:span text:style-name="T2">g </text:span></text:p>
          </draw:text-box>
        </draw:frame>
        <draw:polygon draw:style-name="gr2" draw:text-style-name="P3" draw:layer="layout" svg:width="0.016cm" svg:height="0.017cm" svg:x="11.739cm" svg:y="17.796cm" svg:viewBox="0 0 17 18" draw:points="0,18 17,18 17,0 0,0">
          <text:p/>
        </draw:polygon>
        <draw:polygon draw:style-name="gr2" draw:text-style-name="P3" draw:layer="layout" svg:width="1.33cm" svg:height="0.017cm" svg:x="11.755cm" svg:y="17.796cm" svg:viewBox="0 0 1331 18" draw:points="0,0 1331,0 1331,18 0,18">
          <text:p/>
        </draw:polygon>
        <draw:polygon draw:style-name="gr2" draw:text-style-name="P3" draw:layer="layout" svg:width="5.973cm" svg:height="0.017cm" svg:x="13.085cm" svg:y="17.796cm" svg:viewBox="0 0 5974 18" draw:points="0,18 5974,18 5974,0 0,0">
          <text:p/>
        </draw:polygon>
        <draw:polygon draw:style-name="gr2" draw:text-style-name="P3" draw:layer="layout" svg:width="0.016cm" svg:height="1.118cm" svg:x="11.739cm" svg:y="17.813cm" svg:viewBox="0 0 17 1119" draw:points="0,1119 17,1119 17,0 0,0">
          <text:p/>
        </draw:polygon>
        <draw:polygon draw:style-name="gr2" draw:text-style-name="P3" draw:layer="layout" svg:width="0.017cm" svg:height="1.118cm" svg:x="13.085cm" svg:y="17.813cm" svg:viewBox="0 0 18 1119" draw:points="0,1119 18,1119 18,0 0,0">
          <text:p/>
        </draw:polygon>
        <draw:polygon draw:style-name="gr2" draw:text-style-name="P3" draw:layer="layout" svg:width="0.017cm" svg:height="1.118cm" svg:x="15.322cm" svg:y="17.813cm" svg:viewBox="0 0 18 1119" draw:points="0,1119 18,1119 18,0 0,0">
          <text:p/>
        </draw:polygon>
        <draw:polygon draw:style-name="gr2" draw:text-style-name="P3" draw:layer="layout" svg:width="0.017cm" svg:height="1.118cm" svg:x="19.041cm" svg:y="17.813cm" svg:viewBox="0 0 18 1119" draw:points="0,1119 18,1119 18,0 0,0">
          <text:p/>
        </draw:polygon>
        <draw:frame draw:style-name="gr1" draw:text-style-name="P2" draw:layer="layout" svg:width="1.026cm" svg:height="0.471cm" svg:x="15.522cm" svg:y="17.826cm">
          <draw:text-box>
            <text:p text:style-name="P1"><text:span text:style-name="T1">0C23 </text:span></text:p>
          </draw:text-box>
        </draw:frame>
        <draw:frame draw:style-name="gr1" draw:text-style-name="P2" draw:layer="layout" svg:width="0.637cm" svg:height="0.471cm" svg:x="11.938cm" svg:y="18.961cm">
          <draw:text-box>
            <text:p text:style-name="P1"><text:span text:style-name="T1"><text:s/></text:span><text:span text:style-name="T1">31 </text:span></text:p>
          </draw:text-box>
        </draw:frame>
        <draw:frame draw:style-name="gr3" draw:text-style-name="P4" draw:layer="layout" svg:width="0.895cm" svg:height="0.653cm" svg:x="13.919cm" svg:y="18.885cm">
          <draw:text-box>
            <text:p text:style-name="P1"><text:span text:style-name="T2">hμ </text:span></text:p>
          </draw:text-box>
        </draw:frame>
        <draw:polygon draw:style-name="gr2" draw:text-style-name="P3" draw:layer="layout" svg:width="0.016cm" svg:height="0.017cm" svg:x="11.739cm" svg:y="18.931cm" svg:viewBox="0 0 17 18" draw:points="0,18 17,18 17,0 0,0">
          <text:p/>
        </draw:polygon>
        <draw:polygon draw:style-name="gr2" draw:text-style-name="P3" draw:layer="layout" svg:width="1.33cm" svg:height="0.017cm" svg:x="11.755cm" svg:y="18.931cm" svg:viewBox="0 0 1331 18" draw:points="0,0 1331,0 1331,18 0,18">
          <text:p/>
        </draw:polygon>
        <draw:polygon draw:style-name="gr2" draw:text-style-name="P3" draw:layer="layout" svg:width="5.973cm" svg:height="0.017cm" svg:x="13.085cm" svg:y="18.931cm" svg:viewBox="0 0 5974 18" draw:points="0,18 5974,18 5974,0 0,0">
          <text:p/>
        </draw:polygon>
        <draw:polygon draw:style-name="gr2" draw:text-style-name="P3" draw:layer="layout" svg:width="0.016cm" svg:height="1.12cm" svg:x="11.739cm" svg:y="18.948cm" svg:viewBox="0 0 17 1121" draw:points="0,1121 17,1121 17,0 0,0">
          <text:p/>
        </draw:polygon>
        <draw:polygon draw:style-name="gr2" draw:text-style-name="P3" draw:layer="layout" svg:width="0.017cm" svg:height="1.12cm" svg:x="13.085cm" svg:y="18.948cm" svg:viewBox="0 0 18 1121" draw:points="0,1121 18,1121 18,0 0,0">
          <text:p/>
        </draw:polygon>
        <draw:polygon draw:style-name="gr2" draw:text-style-name="P3" draw:layer="layout" svg:width="0.017cm" svg:height="1.12cm" svg:x="15.322cm" svg:y="18.948cm" svg:viewBox="0 0 18 1121" draw:points="0,1121 18,1121 18,0 0,0">
          <text:p/>
        </draw:polygon>
        <draw:polygon draw:style-name="gr2" draw:text-style-name="P3" draw:layer="layout" svg:width="0.017cm" svg:height="1.12cm" svg:x="19.041cm" svg:y="18.948cm" svg:viewBox="0 0 18 1121" draw:points="0,1121 18,1121 18,0 0,0">
          <text:p/>
        </draw:polygon>
        <draw:frame draw:style-name="gr1" draw:text-style-name="P2" draw:layer="layout" svg:width="1.026cm" svg:height="0.471cm" svg:x="15.522cm" svg:y="18.961cm">
          <draw:text-box>
            <text:p text:style-name="P1"><text:span text:style-name="T1">0C24 </text:span></text:p>
          </draw:text-box>
        </draw:frame>
        <draw:frame draw:style-name="gr1" draw:text-style-name="P2" draw:layer="layout" svg:width="0.531cm" svg:height="0.471cm" svg:x="11.938cm" svg:y="20.097cm">
          <draw:text-box>
            <text:p text:style-name="P1"><text:span text:style-name="T1">32 </text:span></text:p>
          </draw:text-box>
        </draw:frame>
        <draw:frame draw:style-name="gr3" draw:text-style-name="P4" draw:layer="layout" svg:width="0.866cm" svg:height="0.653cm" svg:x="13.919cm" svg:y="20.022cm">
          <draw:text-box>
            <text:p text:style-name="P1"><text:span text:style-name="T2">kμ </text:span></text:p>
          </draw:text-box>
        </draw:frame>
        <draw:polygon draw:style-name="gr2" draw:text-style-name="P3" draw:layer="layout" svg:width="0.016cm" svg:height="0.017cm" svg:x="11.739cm" svg:y="20.068cm" svg:viewBox="0 0 17 18" draw:points="0,18 17,18 17,0 0,0">
          <text:p/>
        </draw:polygon>
        <draw:polygon draw:style-name="gr2" draw:text-style-name="P3" draw:layer="layout" svg:width="1.33cm" svg:height="0.017cm" svg:x="11.755cm" svg:y="20.068cm" svg:viewBox="0 0 1331 18" draw:points="0,0 1331,0 1331,18 0,18">
          <text:p/>
        </draw:polygon>
        <draw:polygon draw:style-name="gr2" draw:text-style-name="P3" draw:layer="layout" svg:width="5.973cm" svg:height="0.017cm" svg:x="13.085cm" svg:y="20.068cm" svg:viewBox="0 0 5974 18" draw:points="0,18 5974,18 5974,0 0,0">
          <text:p/>
        </draw:polygon>
        <draw:polygon draw:style-name="gr2" draw:text-style-name="P3" draw:layer="layout" svg:width="0.016cm" svg:height="1.119cm" svg:x="11.739cm" svg:y="20.085cm" svg:viewBox="0 0 17 1120" draw:points="0,1120 17,1120 17,0 0,0">
          <text:p/>
        </draw:polygon>
        <draw:polygon draw:style-name="gr2" draw:text-style-name="P3" draw:layer="layout" svg:width="0.017cm" svg:height="1.119cm" svg:x="13.085cm" svg:y="20.085cm" svg:viewBox="0 0 18 1120" draw:points="0,1120 18,1120 18,0 0,0">
          <text:p/>
        </draw:polygon>
        <draw:polygon draw:style-name="gr2" draw:text-style-name="P3" draw:layer="layout" svg:width="0.017cm" svg:height="1.119cm" svg:x="15.322cm" svg:y="20.085cm" svg:viewBox="0 0 18 1120" draw:points="0,1120 18,1120 18,0 0,0">
          <text:p/>
        </draw:polygon>
        <draw:polygon draw:style-name="gr2" draw:text-style-name="P3" draw:layer="layout" svg:width="0.017cm" svg:height="1.119cm" svg:x="19.041cm" svg:y="20.085cm" svg:viewBox="0 0 18 1120" draw:points="0,1120 18,1120 18,0 0,0">
          <text:p/>
        </draw:polygon>
        <draw:frame draw:style-name="gr1" draw:text-style-name="P2" draw:layer="layout" svg:width="1.026cm" svg:height="0.471cm" svg:x="15.522cm" svg:y="20.097cm">
          <draw:text-box>
            <text:p text:style-name="P1"><text:span text:style-name="T1">0C25 </text:span></text:p>
          </draw:text-box>
        </draw:frame>
        <draw:frame draw:style-name="gr1" draw:text-style-name="P2" draw:layer="layout" svg:width="0.531cm" svg:height="0.471cm" svg:x="11.938cm" svg:y="21.234cm">
          <draw:text-box>
            <text:p text:style-name="P1"><text:span text:style-name="T1">33 </text:span></text:p>
          </draw:text-box>
        </draw:frame>
        <draw:frame draw:style-name="gr3" draw:text-style-name="P4" draw:layer="layout" svg:width="0.696cm" svg:height="0.653cm" svg:x="13.919cm" svg:y="21.159cm">
          <draw:text-box>
            <text:p text:style-name="P1"><text:span text:style-name="T2">lμ </text:span></text:p>
          </draw:text-box>
        </draw:frame>
        <draw:polygon draw:style-name="gr2" draw:text-style-name="P3" draw:layer="layout" svg:width="0.016cm" svg:height="0.017cm" svg:x="11.739cm" svg:y="21.204cm" svg:viewBox="0 0 17 18" draw:points="0,18 17,18 17,0 0,0">
          <text:p/>
        </draw:polygon>
        <draw:polygon draw:style-name="gr2" draw:text-style-name="P3" draw:layer="layout" svg:width="1.33cm" svg:height="0.017cm" svg:x="11.755cm" svg:y="21.204cm" svg:viewBox="0 0 1331 18" draw:points="0,0 1331,0 1331,18 0,18">
          <text:p/>
        </draw:polygon>
        <draw:polygon draw:style-name="gr2" draw:text-style-name="P3" draw:layer="layout" svg:width="5.973cm" svg:height="0.017cm" svg:x="13.085cm" svg:y="21.204cm" svg:viewBox="0 0 5974 18" draw:points="0,18 5974,18 5974,0 0,0">
          <text:p/>
        </draw:polygon>
        <draw:polygon draw:style-name="gr2" draw:text-style-name="P3" draw:layer="layout" svg:width="0.016cm" svg:height="1.118cm" svg:x="11.739cm" svg:y="21.221cm" svg:viewBox="0 0 17 1119" draw:points="0,1119 17,1119 17,0 0,0">
          <text:p/>
        </draw:polygon>
        <draw:polygon draw:style-name="gr2" draw:text-style-name="P3" draw:layer="layout" svg:width="0.017cm" svg:height="1.118cm" svg:x="13.085cm" svg:y="21.221cm" svg:viewBox="0 0 18 1119" draw:points="0,1119 18,1119 18,0 0,0">
          <text:p/>
        </draw:polygon>
        <draw:polygon draw:style-name="gr2" draw:text-style-name="P3" draw:layer="layout" svg:width="0.017cm" svg:height="1.118cm" svg:x="15.322cm" svg:y="21.221cm" svg:viewBox="0 0 18 1119" draw:points="0,1119 18,1119 18,0 0,0">
          <text:p/>
        </draw:polygon>
        <draw:polygon draw:style-name="gr2" draw:text-style-name="P3" draw:layer="layout" svg:width="0.017cm" svg:height="1.118cm" svg:x="19.041cm" svg:y="21.221cm" svg:viewBox="0 0 18 1119" draw:points="0,1119 18,1119 18,0 0,0">
          <text:p/>
        </draw:polygon>
        <draw:frame draw:style-name="gr1" draw:text-style-name="P2" draw:layer="layout" svg:width="1.026cm" svg:height="0.471cm" svg:x="15.522cm" svg:y="21.234cm">
          <draw:text-box>
            <text:p text:style-name="P1"><text:span text:style-name="T1">0C26 </text:span></text:p>
          </draw:text-box>
        </draw:frame>
        <draw:frame draw:style-name="gr1" draw:text-style-name="P2" draw:layer="layout" svg:width="0.531cm" svg:height="0.471cm" svg:x="11.938cm" svg:y="22.369cm">
          <draw:text-box>
            <text:p text:style-name="P1"><text:span text:style-name="T1">34 </text:span></text:p>
          </draw:text-box>
        </draw:frame>
        <draw:frame draw:style-name="gr3" draw:text-style-name="P4" draw:layer="layout" svg:width="1.052cm" svg:height="0.653cm" svg:x="13.919cm" svg:y="22.293cm">
          <draw:text-box>
            <text:p text:style-name="P1"><text:span text:style-name="T2">lûμ </text:span></text:p>
          </draw:text-box>
        </draw:frame>
        <draw:polygon draw:style-name="gr2" draw:text-style-name="P3" draw:layer="layout" svg:width="0.016cm" svg:height="0.017cm" svg:x="11.739cm" svg:y="22.339cm" svg:viewBox="0 0 17 18" draw:points="0,18 17,18 17,0 0,0">
          <text:p/>
        </draw:polygon>
        <draw:polygon draw:style-name="gr2" draw:text-style-name="P3" draw:layer="layout" svg:width="1.33cm" svg:height="0.017cm" svg:x="11.755cm" svg:y="22.339cm" svg:viewBox="0 0 1331 18" draw:points="0,0 1331,0 1331,18 0,18">
          <text:p/>
        </draw:polygon>
        <draw:polygon draw:style-name="gr2" draw:text-style-name="P3" draw:layer="layout" svg:width="5.973cm" svg:height="0.017cm" svg:x="13.085cm" svg:y="22.339cm" svg:viewBox="0 0 5974 18" draw:points="0,18 5974,18 5974,0 0,0">
          <text:p/>
        </draw:polygon>
        <draw:polygon draw:style-name="gr2" draw:text-style-name="P3" draw:layer="layout" svg:width="0.016cm" svg:height="1.119cm" svg:x="11.739cm" svg:y="22.356cm" svg:viewBox="0 0 17 1120" draw:points="0,1120 17,1120 17,0 0,0">
          <text:p/>
        </draw:polygon>
        <draw:polygon draw:style-name="gr2" draw:text-style-name="P3" draw:layer="layout" svg:width="0.017cm" svg:height="1.119cm" svg:x="13.085cm" svg:y="22.356cm" svg:viewBox="0 0 18 1120" draw:points="0,1120 18,1120 18,0 0,0">
          <text:p/>
        </draw:polygon>
        <draw:polygon draw:style-name="gr2" draw:text-style-name="P3" draw:layer="layout" svg:width="0.017cm" svg:height="1.119cm" svg:x="15.322cm" svg:y="22.356cm" svg:viewBox="0 0 18 1120" draw:points="0,1120 18,1120 18,0 0,0">
          <text:p/>
        </draw:polygon>
        <draw:polygon draw:style-name="gr2" draw:text-style-name="P3" draw:layer="layout" svg:width="0.017cm" svg:height="1.119cm" svg:x="19.041cm" svg:y="22.356cm" svg:viewBox="0 0 18 1120" draw:points="0,1120 18,1120 18,0 0,0">
          <text:p/>
        </draw:polygon>
        <draw:frame draw:style-name="gr1" draw:text-style-name="P2" draw:layer="layout" svg:width="1.026cm" svg:height="0.471cm" svg:x="15.522cm" svg:y="22.369cm">
          <draw:text-box>
            <text:p text:style-name="P1"><text:span text:style-name="T1">0C27 </text:span></text:p>
          </draw:text-box>
        </draw:frame>
        <draw:frame draw:style-name="gr1" draw:text-style-name="P2" draw:layer="layout" svg:width="0.531cm" svg:height="0.471cm" svg:x="11.938cm" svg:y="23.505cm">
          <draw:text-box>
            <text:p text:style-name="P1"><text:span text:style-name="T1">35 </text:span></text:p>
          </draw:text-box>
        </draw:frame>
        <draw:frame draw:style-name="gr3" draw:text-style-name="P4" draw:layer="layout" svg:width="1.09cm" svg:height="0.653cm" svg:x="13.919cm" svg:y="23.43cm">
          <draw:text-box>
            <text:p text:style-name="P1"><text:span text:style-name="T2">¶m </text:span></text:p>
          </draw:text-box>
        </draw:frame>
        <draw:frame draw:style-name="gr4" draw:text-style-name="P5" draw:layer="layout" svg:width="0.659cm" svg:height="0.41cm" svg:x="13.919cm" svg:y="6.788cm">
          <draw:image xlink:href="Pictures/100000000000002700000019099C92200CAD3C29.png" xlink:type="simple" xlink:show="embed" xlink:actuate="onLoad">
            <text:p/>
          </draw:image>
        </draw:frame>
        <draw:frame draw:style-name="gr4" draw:text-style-name="P5" draw:layer="layout" svg:width="0.371cm" svg:height="0.348cm" svg:x="13.919cm" svg:y="12.529cm">
          <draw:image xlink:href="Pictures/1000000000000016000000153A23A46F694DAED8.png" xlink:type="simple" xlink:show="embed" xlink:actuate="onLoad">
            <text:p/>
          </draw:image>
        </draw:frame>
        <draw:frame draw:style-name="gr4" draw:text-style-name="P5" draw:layer="layout" svg:width="0.626cm" svg:height="0.386cm" svg:x="5.664cm" svg:y="13.003cm">
          <draw:image xlink:href="Pictures/1000000000000025000000179363CED39ED8539B.png" xlink:type="simple" xlink:show="embed" xlink:actuate="onLoad">
            <text:p/>
          </draw:image>
        </draw:frame>
        <draw:frame draw:style-name="gr4" draw:text-style-name="P5" draw:layer="layout" svg:width="0.778cm" svg:height="0.42cm" svg:x="5.63cm" svg:y="14.103cm">
          <draw:image xlink:href="Pictures/100000000000002E0000001979D1B59878FA9047.png" xlink:type="simple" xlink:show="embed" xlink:actuate="onLoad">
            <text:p/>
          </draw:image>
        </draw:frame>
        <draw:polygon draw:style-name="gr2" draw:text-style-name="P3" draw:layer="layout" svg:width="0.016cm" svg:height="0.017cm" svg:x="11.739cm" svg:y="23.475cm" svg:viewBox="0 0 17 18" draw:points="0,18 17,18 17,0 0,0">
          <text:p/>
        </draw:polygon>
        <draw:polygon draw:style-name="gr2" draw:text-style-name="P3" draw:layer="layout" svg:width="1.33cm" svg:height="0.017cm" svg:x="11.755cm" svg:y="23.475cm" svg:viewBox="0 0 1331 18" draw:points="0,0 1331,0 1331,18 0,18">
          <text:p/>
        </draw:polygon>
        <draw:polygon draw:style-name="gr2" draw:text-style-name="P3" draw:layer="layout" svg:width="5.973cm" svg:height="0.017cm" svg:x="13.085cm" svg:y="23.475cm" svg:viewBox="0 0 5974 18" draw:points="0,18 5974,18 5974,0 0,0">
          <text:p/>
        </draw:polygon>
        <draw:polygon draw:style-name="gr2" draw:text-style-name="P3" draw:layer="layout" svg:width="0.016cm" svg:height="1.137cm" svg:x="11.739cm" svg:y="23.492cm" svg:viewBox="0 0 17 1138" draw:points="0,1138 17,1138 17,0 0,0">
          <text:p/>
        </draw:polygon>
        <draw:polygon draw:style-name="gr2" draw:text-style-name="P3" draw:layer="layout" svg:width="0.016cm" svg:height="0.017cm" svg:x="11.739cm" svg:y="24.612cm" svg:viewBox="0 0 17 18" draw:points="0,18 17,18 17,0 0,0">
          <text:p/>
        </draw:polygon>
        <draw:polygon draw:style-name="gr2" draw:text-style-name="P3" draw:layer="layout" svg:width="1.33cm" svg:height="0.017cm" svg:x="11.755cm" svg:y="24.612cm" svg:viewBox="0 0 1331 18" draw:points="0,0 1331,0 1331,18 0,18">
          <text:p/>
        </draw:polygon>
        <draw:polygon draw:style-name="gr2" draw:text-style-name="P3" draw:layer="layout" svg:width="0.017cm" svg:height="1.137cm" svg:x="13.085cm" svg:y="23.492cm" svg:viewBox="0 0 18 1138" draw:points="0,1138 18,1138 18,0 0,0">
          <text:p/>
        </draw:polygon>
        <draw:polygon draw:style-name="gr2" draw:text-style-name="P3" draw:layer="layout" svg:width="2.22cm" svg:height="0.017cm" svg:x="13.102cm" svg:y="24.612cm" svg:viewBox="0 0 2221 18" draw:points="0,18 2221,18 2221,0 0,0">
          <text:p/>
        </draw:polygon>
        <draw:polygon draw:style-name="gr2" draw:text-style-name="P3" draw:layer="layout" svg:width="0.017cm" svg:height="1.137cm" svg:x="15.322cm" svg:y="23.492cm" svg:viewBox="0 0 18 1138" draw:points="0,1138 18,1138 18,0 0,0">
          <text:p/>
        </draw:polygon>
        <draw:polygon draw:style-name="gr2" draw:text-style-name="P3" draw:layer="layout" svg:width="3.702cm" svg:height="0.017cm" svg:x="15.339cm" svg:y="24.612cm" svg:viewBox="0 0 3703 18" draw:points="0,18 3703,18 3703,0 0,0">
          <text:p/>
        </draw:polygon>
        <draw:polygon draw:style-name="gr2" draw:text-style-name="P3" draw:layer="layout" svg:width="0.017cm" svg:height="1.137cm" svg:x="19.041cm" svg:y="23.492cm" svg:viewBox="0 0 18 1138" draw:points="0,1138 18,1138 18,0 0,0">
          <text:p/>
        </draw:polygon>
        <draw:polygon draw:style-name="gr2" draw:text-style-name="P3" draw:layer="layout" svg:width="0.017cm" svg:height="0.017cm" svg:x="19.041cm" svg:y="24.612cm" svg:viewBox="0 0 18 18" draw:points="0,18 18,18 18,0 0,0">
          <text:p/>
        </draw:polygon>
        <draw:frame draw:style-name="gr1" draw:text-style-name="P2" draw:layer="layout" svg:width="1.026cm" svg:height="0.471cm" svg:x="15.522cm" svg:y="23.505cm">
          <draw:text-box>
            <text:p text:style-name="P1"><text:span text:style-name="T1">0C28 </text:span></text:p>
          </draw:text-box>
        </draw:frame>
      </draw:page>
      <draw:page draw:name="page2" draw:style-name="dp1" draw:master-page-name="master-page47">
        <draw:frame draw:style-name="gr1" draw:text-style-name="P2" draw:layer="layout" svg:width="0.531cm" svg:height="0.471cm" svg:x="3.683cm" svg:y="2.569cm">
          <draw:text-box>
            <text:p text:style-name="P1"><text:span text:style-name="T1">36 </text:span></text:p>
          </draw:text-box>
        </draw:frame>
        <draw:frame draw:style-name="gr3" draw:text-style-name="P4" draw:layer="layout" svg:width="0.895cm" svg:height="0.653cm" svg:x="5.664cm" svg:y="2.494cm">
          <draw:text-box>
            <text:p text:style-name="P1"><text:span text:style-name="T2">¶p </text:span></text:p>
          </draw:text-box>
        </draw:frame>
        <draw:polygon draw:style-name="gr2" draw:text-style-name="P3" draw:layer="layout" svg:width="0.016cm" svg:height="0.016cm" svg:x="3.484cm" svg:y="2.54cm" svg:viewBox="0 0 17 17" draw:points="0,17 17,17 17,0 0,0">
          <text:p/>
        </draw:polygon>
        <draw:polygon draw:style-name="gr2" draw:text-style-name="P3" draw:layer="layout" svg:width="7.319cm" svg:height="0.016cm" svg:x="3.484cm" svg:y="2.54cm" svg:viewBox="0 0 7320 17" draw:points="0,17 7320,17 7320,0 0,0">
          <text:p/>
        </draw:polygon>
        <draw:polygon draw:style-name="gr2" draw:text-style-name="P3" draw:layer="layout" svg:width="0.017cm" svg:height="0.016cm" svg:x="10.786cm" svg:y="2.54cm" svg:viewBox="0 0 18 17" draw:points="0,17 18,17 18,0 0,0">
          <text:p/>
        </draw:polygon>
        <draw:polygon draw:style-name="gr2" draw:text-style-name="P3" draw:layer="layout" svg:width="0.016cm" svg:height="1.12cm" svg:x="3.484cm" svg:y="2.556cm" svg:viewBox="0 0 17 1121" draw:points="0,1121 17,1121 17,0 0,0">
          <text:p/>
        </draw:polygon>
        <draw:polygon draw:style-name="gr2" draw:text-style-name="P3" draw:layer="layout" svg:width="0.017cm" svg:height="1.12cm" svg:x="4.83cm" svg:y="2.556cm" svg:viewBox="0 0 18 1121" draw:points="0,1121 18,1121 18,0 0,0">
          <text:p/>
        </draw:polygon>
        <draw:polygon draw:style-name="gr2" draw:text-style-name="P3" draw:layer="layout" svg:width="0.017cm" svg:height="1.12cm" svg:x="7.067cm" svg:y="2.556cm" svg:viewBox="0 0 18 1121" draw:points="0,1121 18,1121 18,0 0,0">
          <text:p/>
        </draw:polygon>
        <draw:polygon draw:style-name="gr2" draw:text-style-name="P3" draw:layer="layout" svg:width="0.017cm" svg:height="1.12cm" svg:x="10.786cm" svg:y="2.556cm" svg:viewBox="0 0 18 1121" draw:points="0,1121 18,1121 18,0 0,0">
          <text:p/>
        </draw:polygon>
        <draw:frame draw:style-name="gr1" draw:text-style-name="P2" draw:layer="layout" svg:width="1.12cm" svg:height="0.471cm" svg:x="7.267cm" svg:y="2.569cm">
          <draw:text-box>
            <text:p text:style-name="P1"><text:span text:style-name="T1">0C2A </text:span></text:p>
          </draw:text-box>
        </draw:frame>
        <draw:frame draw:style-name="gr1" draw:text-style-name="P2" draw:layer="layout" svg:width="0.531cm" svg:height="0.471cm" svg:x="3.683cm" svg:y="3.706cm">
          <draw:text-box>
            <text:p text:style-name="P1"><text:span text:style-name="T1">37 </text:span></text:p>
          </draw:text-box>
        </draw:frame>
        <draw:frame draw:style-name="gr3" draw:text-style-name="P4" draw:layer="layout" svg:width="1.251cm" svg:height="0.653cm" svg:x="5.664cm" svg:y="3.631cm">
          <draw:text-box>
            <text:p text:style-name="P1"><text:span text:style-name="T2">¶pû </text:span></text:p>
          </draw:text-box>
        </draw:frame>
        <draw:polygon draw:style-name="gr2" draw:text-style-name="P3" draw:layer="layout" svg:width="7.319cm" svg:height="0.017cm" svg:x="3.484cm" svg:y="3.676cm" svg:viewBox="0 0 7320 18" draw:points="0,18 7320,18 7320,0 0,0">
          <text:p/>
        </draw:polygon>
        <draw:polygon draw:style-name="gr2" draw:text-style-name="P3" draw:layer="layout" svg:width="0.016cm" svg:height="1.118cm" svg:x="3.484cm" svg:y="3.693cm" svg:viewBox="0 0 17 1119" draw:points="0,1119 17,1119 17,0 0,0">
          <text:p/>
        </draw:polygon>
        <draw:polygon draw:style-name="gr2" draw:text-style-name="P3" draw:layer="layout" svg:width="0.017cm" svg:height="1.118cm" svg:x="4.83cm" svg:y="3.693cm" svg:viewBox="0 0 18 1119" draw:points="0,1119 18,1119 18,0 0,0">
          <text:p/>
        </draw:polygon>
        <draw:polygon draw:style-name="gr2" draw:text-style-name="P3" draw:layer="layout" svg:width="0.017cm" svg:height="1.118cm" svg:x="7.067cm" svg:y="3.693cm" svg:viewBox="0 0 18 1119" draw:points="0,1119 18,1119 18,0 0,0">
          <text:p/>
        </draw:polygon>
        <draw:polygon draw:style-name="gr2" draw:text-style-name="P3" draw:layer="layout" svg:width="0.017cm" svg:height="1.118cm" svg:x="10.786cm" svg:y="3.693cm" svg:viewBox="0 0 18 1119" draw:points="0,1119 18,1119 18,0 0,0">
          <text:p/>
        </draw:polygon>
        <draw:frame draw:style-name="gr1" draw:text-style-name="P2" draw:layer="layout" svg:width="1.098cm" svg:height="0.471cm" svg:x="7.267cm" svg:y="3.706cm">
          <draw:text-box>
            <text:p text:style-name="P1"><text:span text:style-name="T1">0C2B </text:span></text:p>
          </draw:text-box>
        </draw:frame>
        <draw:frame draw:style-name="gr1" draw:text-style-name="P2" draw:layer="layout" svg:width="0.531cm" svg:height="0.471cm" svg:x="3.683cm" svg:y="4.84cm">
          <draw:text-box>
            <text:p text:style-name="P1"><text:span text:style-name="T1">38 </text:span></text:p>
          </draw:text-box>
        </draw:frame>
        <draw:frame draw:style-name="gr3" draw:text-style-name="P4" draw:layer="layout" svg:width="0.564cm" svg:height="0.653cm" svg:x="5.664cm" svg:y="4.765cm">
          <draw:text-box>
            <text:p text:style-name="P1"><text:span text:style-name="T2">s </text:span></text:p>
          </draw:text-box>
        </draw:frame>
        <draw:polygon draw:style-name="gr2" draw:text-style-name="P3" draw:layer="layout" svg:width="7.319cm" svg:height="0.017cm" svg:x="3.484cm" svg:y="4.811cm" svg:viewBox="0 0 7320 18" draw:points="0,18 7320,18 7320,0 0,0">
          <text:p/>
        </draw:polygon>
        <draw:polygon draw:style-name="gr2" draw:text-style-name="P3" draw:layer="layout" svg:width="0.016cm" svg:height="1.119cm" svg:x="3.484cm" svg:y="4.828cm" svg:viewBox="0 0 17 1120" draw:points="0,1120 17,1120 17,0 0,0">
          <text:p/>
        </draw:polygon>
        <draw:polygon draw:style-name="gr2" draw:text-style-name="P3" draw:layer="layout" svg:width="0.017cm" svg:height="1.119cm" svg:x="4.83cm" svg:y="4.828cm" svg:viewBox="0 0 18 1120" draw:points="0,1120 18,1120 18,0 0,0">
          <text:p/>
        </draw:polygon>
        <draw:polygon draw:style-name="gr2" draw:text-style-name="P3" draw:layer="layout" svg:width="0.017cm" svg:height="1.119cm" svg:x="7.067cm" svg:y="4.828cm" svg:viewBox="0 0 18 1120" draw:points="0,1120 18,1120 18,0 0,0">
          <text:p/>
        </draw:polygon>
        <draw:polygon draw:style-name="gr2" draw:text-style-name="P3" draw:layer="layout" svg:width="0.017cm" svg:height="1.119cm" svg:x="10.786cm" svg:y="4.828cm" svg:viewBox="0 0 18 1120" draw:points="0,1120 18,1120 18,0 0,0">
          <text:p/>
        </draw:polygon>
        <draw:frame draw:style-name="gr1" draw:text-style-name="P2" draw:layer="layout" svg:width="1.098cm" svg:height="0.471cm" svg:x="7.267cm" svg:y="4.84cm">
          <draw:text-box>
            <text:p text:style-name="P1"><text:span text:style-name="T1">0C2C </text:span></text:p>
          </draw:text-box>
        </draw:frame>
        <draw:frame draw:style-name="gr1" draw:text-style-name="P2" draw:layer="layout" svg:width="0.531cm" svg:height="0.471cm" svg:x="3.683cm" svg:y="5.977cm">
          <draw:text-box>
            <text:p text:style-name="P1"><text:span text:style-name="T1">39 </text:span></text:p>
          </draw:text-box>
        </draw:frame>
        <draw:frame draw:style-name="gr3" draw:text-style-name="P4" draw:layer="layout" svg:width="1.187cm" svg:height="0.653cm" svg:x="5.664cm" svg:y="5.902cm">
          <draw:text-box>
            <text:p text:style-name="P1"><text:span text:style-name="T2">sûμ </text:span></text:p>
          </draw:text-box>
        </draw:frame>
        <draw:polygon draw:style-name="gr2" draw:text-style-name="P3" draw:layer="layout" svg:width="7.319cm" svg:height="0.017cm" svg:x="3.484cm" svg:y="5.947cm" svg:viewBox="0 0 7320 18" draw:points="0,18 7320,18 7320,0 0,0">
          <text:p/>
        </draw:polygon>
        <draw:polygon draw:style-name="gr2" draw:text-style-name="P3" draw:layer="layout" svg:width="0.016cm" svg:height="1.12cm" svg:x="3.484cm" svg:y="5.964cm" svg:viewBox="0 0 17 1121" draw:points="0,1121 17,1121 17,0 0,0">
          <text:p/>
        </draw:polygon>
        <draw:polygon draw:style-name="gr2" draw:text-style-name="P3" draw:layer="layout" svg:width="0.017cm" svg:height="1.12cm" svg:x="4.83cm" svg:y="5.964cm" svg:viewBox="0 0 18 1121" draw:points="0,1121 18,1121 18,0 0,0">
          <text:p/>
        </draw:polygon>
        <draw:polygon draw:style-name="gr2" draw:text-style-name="P3" draw:layer="layout" svg:width="0.017cm" svg:height="1.12cm" svg:x="7.067cm" svg:y="5.964cm" svg:viewBox="0 0 18 1121" draw:points="0,1121 18,1121 18,0 0,0">
          <text:p/>
        </draw:polygon>
        <draw:polygon draw:style-name="gr2" draw:text-style-name="P3" draw:layer="layout" svg:width="0.017cm" svg:height="1.12cm" svg:x="10.786cm" svg:y="5.964cm" svg:viewBox="0 0 18 1121" draw:points="0,1121 18,1121 18,0 0,0">
          <text:p/>
        </draw:polygon>
        <draw:frame draw:style-name="gr1" draw:text-style-name="P2" draw:layer="layout" svg:width="1.12cm" svg:height="0.471cm" svg:x="7.267cm" svg:y="5.977cm">
          <draw:text-box>
            <text:p text:style-name="P1"><text:span text:style-name="T1">0C2D </text:span></text:p>
          </draw:text-box>
        </draw:frame>
        <draw:frame draw:style-name="gr1" draw:text-style-name="P2" draw:layer="layout" svg:width="0.531cm" svg:height="0.471cm" svg:x="3.683cm" svg:y="7.114cm">
          <draw:text-box>
            <text:p text:style-name="P1"><text:span text:style-name="T1">40 </text:span></text:p>
          </draw:text-box>
        </draw:frame>
        <draw:frame draw:style-name="gr3" draw:text-style-name="P4" draw:layer="layout" svg:width="1.285cm" svg:height="0.653cm" svg:x="5.664cm" svg:y="7.038cm">
          <draw:text-box>
            <text:p text:style-name="P1"><text:span text:style-name="T2">¶¢À </text:span></text:p>
          </draw:text-box>
        </draw:frame>
        <draw:polygon draw:style-name="gr2" draw:text-style-name="P3" draw:layer="layout" svg:width="7.319cm" svg:height="0.017cm" svg:x="3.484cm" svg:y="7.084cm" svg:viewBox="0 0 7320 18" draw:points="0,18 7320,18 7320,0 0,0">
          <text:p/>
        </draw:polygon>
        <draw:polygon draw:style-name="gr2" draw:text-style-name="P3" draw:layer="layout" svg:width="0.016cm" svg:height="1.12cm" svg:x="3.484cm" svg:y="7.101cm" svg:viewBox="0 0 17 1121" draw:points="0,1121 17,1121 17,0 0,0">
          <text:p/>
        </draw:polygon>
        <draw:polygon draw:style-name="gr2" draw:text-style-name="P3" draw:layer="layout" svg:width="0.017cm" svg:height="1.12cm" svg:x="4.83cm" svg:y="7.101cm" svg:viewBox="0 0 18 1121" draw:points="0,1121 18,1121 18,0 0,0">
          <text:p/>
        </draw:polygon>
        <draw:polygon draw:style-name="gr2" draw:text-style-name="P3" draw:layer="layout" svg:width="0.017cm" svg:height="1.12cm" svg:x="7.067cm" svg:y="7.101cm" svg:viewBox="0 0 18 1121" draw:points="0,1121 18,1121 18,0 0,0">
          <text:p/>
        </draw:polygon>
        <draw:polygon draw:style-name="gr2" draw:text-style-name="P3" draw:layer="layout" svg:width="0.017cm" svg:height="1.12cm" svg:x="10.786cm" svg:y="7.101cm" svg:viewBox="0 0 18 1121" draw:points="0,1121 18,1121 18,0 0,0">
          <text:p/>
        </draw:polygon>
        <draw:frame draw:style-name="gr1" draw:text-style-name="P2" draw:layer="layout" svg:width="1.073cm" svg:height="0.471cm" svg:x="7.267cm" svg:y="7.114cm">
          <draw:text-box>
            <text:p text:style-name="P1"><text:span text:style-name="T1">0C2E </text:span></text:p>
          </draw:text-box>
        </draw:frame>
        <draw:frame draw:style-name="gr1" draw:text-style-name="P2" draw:layer="layout" svg:width="0.531cm" svg:height="0.471cm" svg:x="3.683cm" svg:y="8.25cm">
          <draw:text-box>
            <text:p text:style-name="P1"><text:span text:style-name="T1">41 </text:span></text:p>
          </draw:text-box>
        </draw:frame>
        <draw:frame draw:style-name="gr3" draw:text-style-name="P4" draw:layer="layout" svg:width="1.78cm" svg:height="0.653cm" svg:x="5.664cm" svg:y="8.175cm">
          <draw:text-box>
            <text:p text:style-name="P1"><text:span text:style-name="T2">±ÀμÀ </text:span></text:p>
          </draw:text-box>
        </draw:frame>
        <draw:polygon draw:style-name="gr2" draw:text-style-name="P3" draw:layer="layout" svg:width="7.319cm" svg:height="0.017cm" svg:x="3.484cm" svg:y="8.221cm" svg:viewBox="0 0 7320 18" draw:points="0,18 7320,18 7320,0 0,0">
          <text:p/>
        </draw:polygon>
        <draw:polygon draw:style-name="gr2" draw:text-style-name="P3" draw:layer="layout" svg:width="0.016cm" svg:height="1.117cm" svg:x="3.484cm" svg:y="8.238cm" svg:viewBox="0 0 17 1118" draw:points="0,1118 17,1118 17,0 0,0">
          <text:p/>
        </draw:polygon>
        <draw:polygon draw:style-name="gr2" draw:text-style-name="P3" draw:layer="layout" svg:width="0.017cm" svg:height="1.117cm" svg:x="4.83cm" svg:y="8.238cm" svg:viewBox="0 0 18 1118" draw:points="0,1118 18,1118 18,0 0,0">
          <text:p/>
        </draw:polygon>
        <draw:polygon draw:style-name="gr2" draw:text-style-name="P3" draw:layer="layout" svg:width="0.017cm" svg:height="1.117cm" svg:x="7.067cm" svg:y="8.238cm" svg:viewBox="0 0 18 1118" draw:points="0,1118 18,1118 18,0 0,0">
          <text:p/>
        </draw:polygon>
        <draw:polygon draw:style-name="gr2" draw:text-style-name="P3" draw:layer="layout" svg:width="0.017cm" svg:height="1.117cm" svg:x="10.786cm" svg:y="8.238cm" svg:viewBox="0 0 18 1118" draw:points="0,1118 18,1118 18,0 0,0">
          <text:p/>
        </draw:polygon>
        <draw:frame draw:style-name="gr1" draw:text-style-name="P2" draw:layer="layout" svg:width="1.052cm" svg:height="0.471cm" svg:x="7.267cm" svg:y="8.25cm">
          <draw:text-box>
            <text:p text:style-name="P1"><text:span text:style-name="T1">0C2F </text:span></text:p>
          </draw:text-box>
        </draw:frame>
        <draw:frame draw:style-name="gr1" draw:text-style-name="P2" draw:layer="layout" svg:width="0.531cm" svg:height="0.471cm" svg:x="3.683cm" svg:y="9.385cm">
          <draw:text-box>
            <text:p text:style-name="P1"><text:span text:style-name="T1">42 </text:span></text:p>
          </draw:text-box>
        </draw:frame>
        <draw:frame draw:style-name="gr3" draw:text-style-name="P4" draw:layer="layout" svg:width="1.01cm" svg:height="0.653cm" svg:x="5.664cm" svg:y="9.31cm">
          <draw:text-box>
            <text:p text:style-name="P1"><text:span text:style-name="T2">±μ </text:span></text:p>
          </draw:text-box>
        </draw:frame>
        <draw:polygon draw:style-name="gr2" draw:text-style-name="P3" draw:layer="layout" svg:width="7.319cm" svg:height="0.017cm" svg:x="3.484cm" svg:y="9.355cm" svg:viewBox="0 0 7320 18" draw:points="0,18 7320,18 7320,0 0,0">
          <text:p/>
        </draw:polygon>
        <draw:polygon draw:style-name="gr2" draw:text-style-name="P3" draw:layer="layout" svg:width="0.016cm" svg:height="1.12cm" svg:x="3.484cm" svg:y="9.372cm" svg:viewBox="0 0 17 1121" draw:points="0,1121 17,1121 17,0 0,0">
          <text:p/>
        </draw:polygon>
        <draw:polygon draw:style-name="gr2" draw:text-style-name="P3" draw:layer="layout" svg:width="0.017cm" svg:height="1.12cm" svg:x="4.83cm" svg:y="9.372cm" svg:viewBox="0 0 18 1121" draw:points="0,1121 18,1121 18,0 0,0">
          <text:p/>
        </draw:polygon>
        <draw:polygon draw:style-name="gr2" draw:text-style-name="P3" draw:layer="layout" svg:width="0.017cm" svg:height="1.12cm" svg:x="7.067cm" svg:y="9.372cm" svg:viewBox="0 0 18 1121" draw:points="0,1121 18,1121 18,0 0,0">
          <text:p/>
        </draw:polygon>
        <draw:polygon draw:style-name="gr2" draw:text-style-name="P3" draw:layer="layout" svg:width="0.017cm" svg:height="1.12cm" svg:x="10.786cm" svg:y="9.372cm" svg:viewBox="0 0 18 1121" draw:points="0,1121 18,1121 18,0 0,0">
          <text:p/>
        </draw:polygon>
        <draw:frame draw:style-name="gr1" draw:text-style-name="P2" draw:layer="layout" svg:width="1.026cm" svg:height="0.471cm" svg:x="7.267cm" svg:y="9.385cm">
          <draw:text-box>
            <text:p text:style-name="P1"><text:span text:style-name="T1">0C30 </text:span></text:p>
          </draw:text-box>
        </draw:frame>
        <draw:frame draw:style-name="gr1" draw:text-style-name="P2" draw:layer="layout" svg:width="0.531cm" svg:height="0.471cm" svg:x="3.683cm" svg:y="10.522cm">
          <draw:text-box>
            <text:p text:style-name="P1"><text:span text:style-name="T1">43 </text:span></text:p>
          </draw:text-box>
        </draw:frame>
        <draw:frame draw:style-name="gr3" draw:text-style-name="P4" draw:layer="layout" svg:width="0.564cm" svg:height="0.653cm" svg:x="5.664cm" svg:y="10.446cm">
          <draw:text-box>
            <text:p text:style-name="P1"><text:span text:style-name="T2">v </text:span></text:p>
          </draw:text-box>
        </draw:frame>
        <draw:polygon draw:style-name="gr2" draw:text-style-name="P3" draw:layer="layout" svg:width="7.319cm" svg:height="0.017cm" svg:x="3.484cm" svg:y="10.492cm" svg:viewBox="0 0 7320 18" draw:points="0,18 7320,18 7320,0 0,0">
          <text:p/>
        </draw:polygon>
        <draw:polygon draw:style-name="gr2" draw:text-style-name="P3" draw:layer="layout" svg:width="0.016cm" svg:height="1.119cm" svg:x="3.484cm" svg:y="10.509cm" svg:viewBox="0 0 17 1120" draw:points="0,1120 17,1120 17,0 0,0">
          <text:p/>
        </draw:polygon>
        <draw:polygon draw:style-name="gr2" draw:text-style-name="P3" draw:layer="layout" svg:width="0.017cm" svg:height="1.119cm" svg:x="4.83cm" svg:y="10.509cm" svg:viewBox="0 0 18 1120" draw:points="0,1120 18,1120 18,0 0,0">
          <text:p/>
        </draw:polygon>
        <draw:polygon draw:style-name="gr2" draw:text-style-name="P3" draw:layer="layout" svg:width="0.017cm" svg:height="1.119cm" svg:x="7.067cm" svg:y="10.509cm" svg:viewBox="0 0 18 1120" draw:points="0,1120 18,1120 18,0 0,0">
          <text:p/>
        </draw:polygon>
        <draw:polygon draw:style-name="gr2" draw:text-style-name="P3" draw:layer="layout" svg:width="0.017cm" svg:height="1.119cm" svg:x="10.786cm" svg:y="10.509cm" svg:viewBox="0 0 18 1120" draw:points="0,1120 18,1120 18,0 0,0">
          <text:p/>
        </draw:polygon>
        <draw:frame draw:style-name="gr1" draw:text-style-name="P2" draw:layer="layout" svg:width="1.026cm" svg:height="0.471cm" svg:x="7.267cm" svg:y="10.522cm">
          <draw:text-box>
            <text:p text:style-name="P1"><text:span text:style-name="T1">0C32 </text:span></text:p>
          </draw:text-box>
        </draw:frame>
        <draw:frame draw:style-name="gr1" draw:text-style-name="P2" draw:layer="layout" svg:width="0.531cm" svg:height="0.471cm" svg:x="3.683cm" svg:y="11.658cm">
          <draw:text-box>
            <text:p text:style-name="P1"><text:span text:style-name="T1">44 </text:span></text:p>
          </draw:text-box>
        </draw:frame>
        <draw:frame draw:style-name="gr3" draw:text-style-name="P4" draw:layer="layout" svg:width="0.899cm" svg:height="0.653cm" svg:x="5.664cm" svg:y="11.583cm">
          <draw:text-box>
            <text:p text:style-name="P1"><text:span text:style-name="T2">¶¢ </text:span></text:p>
          </draw:text-box>
        </draw:frame>
        <draw:polygon draw:style-name="gr2" draw:text-style-name="P3" draw:layer="layout" svg:width="7.319cm" svg:height="0.017cm" svg:x="3.484cm" svg:y="11.628cm" svg:viewBox="0 0 7320 18" draw:points="0,18 7320,18 7320,0 0,0">
          <text:p/>
        </draw:polygon>
        <draw:polygon draw:style-name="gr2" draw:text-style-name="P3" draw:layer="layout" svg:width="0.016cm" svg:height="1.12cm" svg:x="3.484cm" svg:y="11.645cm" svg:viewBox="0 0 17 1121" draw:points="0,1121 17,1121 17,0 0,0">
          <text:p/>
        </draw:polygon>
        <draw:polygon draw:style-name="gr2" draw:text-style-name="P3" draw:layer="layout" svg:width="0.017cm" svg:height="1.12cm" svg:x="4.83cm" svg:y="11.645cm" svg:viewBox="0 0 18 1121" draw:points="0,1121 18,1121 18,0 0,0">
          <text:p/>
        </draw:polygon>
        <draw:polygon draw:style-name="gr2" draw:text-style-name="P3" draw:layer="layout" svg:width="0.017cm" svg:height="1.12cm" svg:x="7.067cm" svg:y="11.645cm" svg:viewBox="0 0 18 1121" draw:points="0,1121 18,1121 18,0 0,0">
          <text:p/>
        </draw:polygon>
        <draw:polygon draw:style-name="gr2" draw:text-style-name="P3" draw:layer="layout" svg:width="0.017cm" svg:height="1.12cm" svg:x="10.786cm" svg:y="11.645cm" svg:viewBox="0 0 18 1121" draw:points="0,1121 18,1121 18,0 0,0">
          <text:p/>
        </draw:polygon>
        <draw:frame draw:style-name="gr1" draw:text-style-name="P2" draw:layer="layout" svg:width="1.026cm" svg:height="0.471cm" svg:x="7.267cm" svg:y="11.658cm">
          <draw:text-box>
            <text:p text:style-name="P1"><text:span text:style-name="T1">0C35 </text:span></text:p>
          </draw:text-box>
        </draw:frame>
        <draw:frame draw:style-name="gr1" draw:text-style-name="P2" draw:layer="layout" svg:width="0.531cm" svg:height="0.471cm" svg:x="3.683cm" svg:y="12.795cm">
          <draw:text-box>
            <text:p text:style-name="P1"><text:span text:style-name="T1">45 </text:span></text:p>
          </draw:text-box>
        </draw:frame>
        <draw:frame draw:style-name="gr3" draw:text-style-name="P4" draw:layer="layout" svg:width="0.899cm" svg:height="0.653cm" svg:x="5.664cm" svg:y="12.72cm">
          <draw:text-box>
            <text:p text:style-name="P1"><text:span text:style-name="T2">¶¥ </text:span></text:p>
          </draw:text-box>
        </draw:frame>
        <draw:polygon draw:style-name="gr2" draw:text-style-name="P3" draw:layer="layout" svg:width="7.319cm" svg:height="0.017cm" svg:x="3.484cm" svg:y="12.765cm" svg:viewBox="0 0 7320 18" draw:points="0,18 7320,18 7320,0 0,0">
          <text:p/>
        </draw:polygon>
        <draw:polygon draw:style-name="gr2" draw:text-style-name="P3" draw:layer="layout" svg:width="0.016cm" svg:height="1.118cm" svg:x="3.484cm" svg:y="12.782cm" svg:viewBox="0 0 17 1119" draw:points="0,1119 17,1119 17,0 0,0">
          <text:p/>
        </draw:polygon>
        <draw:polygon draw:style-name="gr2" draw:text-style-name="P3" draw:layer="layout" svg:width="0.017cm" svg:height="1.118cm" svg:x="4.83cm" svg:y="12.782cm" svg:viewBox="0 0 18 1119" draw:points="0,1119 18,1119 18,0 0,0">
          <text:p/>
        </draw:polygon>
        <draw:polygon draw:style-name="gr2" draw:text-style-name="P3" draw:layer="layout" svg:width="0.017cm" svg:height="1.118cm" svg:x="7.067cm" svg:y="12.782cm" svg:viewBox="0 0 18 1119" draw:points="0,1119 18,1119 18,0 0,0">
          <text:p/>
        </draw:polygon>
        <draw:polygon draw:style-name="gr2" draw:text-style-name="P3" draw:layer="layout" svg:width="0.017cm" svg:height="1.118cm" svg:x="10.786cm" svg:y="12.782cm" svg:viewBox="0 0 18 1119" draw:points="0,1119 18,1119 18,0 0,0">
          <text:p/>
        </draw:polygon>
        <draw:frame draw:style-name="gr1" draw:text-style-name="P2" draw:layer="layout" svg:width="1.026cm" svg:height="0.471cm" svg:x="7.267cm" svg:y="12.795cm">
          <draw:text-box>
            <text:p text:style-name="P1"><text:span text:style-name="T1">0C36 </text:span></text:p>
          </draw:text-box>
        </draw:frame>
        <draw:frame draw:style-name="gr1" draw:text-style-name="P2" draw:layer="layout" svg:width="0.531cm" svg:height="0.471cm" svg:x="3.683cm" svg:y="13.929cm">
          <draw:text-box>
            <text:p text:style-name="P1"><text:span text:style-name="T1">46 </text:span></text:p>
          </draw:text-box>
        </draw:frame>
        <draw:frame draw:style-name="gr3" draw:text-style-name="P4" draw:layer="layout" svg:width="0.823cm" svg:height="0.653cm" svg:x="5.664cm" svg:y="13.854cm">
          <draw:text-box>
            <text:p text:style-name="P1"><text:span text:style-name="T2">¶¨ </text:span></text:p>
          </draw:text-box>
        </draw:frame>
        <draw:polygon draw:style-name="gr2" draw:text-style-name="P3" draw:layer="layout" svg:width="7.319cm" svg:height="0.017cm" svg:x="3.484cm" svg:y="13.9cm" svg:viewBox="0 0 7320 18" draw:points="0,18 7320,18 7320,0 0,0">
          <text:p/>
        </draw:polygon>
        <draw:polygon draw:style-name="gr2" draw:text-style-name="P3" draw:layer="layout" svg:width="0.016cm" svg:height="1.119cm" svg:x="3.484cm" svg:y="13.917cm" svg:viewBox="0 0 17 1120" draw:points="0,1120 17,1120 17,0 0,0">
          <text:p/>
        </draw:polygon>
        <draw:polygon draw:style-name="gr2" draw:text-style-name="P3" draw:layer="layout" svg:width="0.017cm" svg:height="1.119cm" svg:x="4.83cm" svg:y="13.917cm" svg:viewBox="0 0 18 1120" draw:points="0,1120 18,1120 18,0 0,0">
          <text:p/>
        </draw:polygon>
        <draw:polygon draw:style-name="gr2" draw:text-style-name="P3" draw:layer="layout" svg:width="0.017cm" svg:height="1.119cm" svg:x="7.067cm" svg:y="13.917cm" svg:viewBox="0 0 18 1120" draw:points="0,1120 18,1120 18,0 0,0">
          <text:p/>
        </draw:polygon>
        <draw:polygon draw:style-name="gr2" draw:text-style-name="P3" draw:layer="layout" svg:width="0.017cm" svg:height="1.119cm" svg:x="10.786cm" svg:y="13.917cm" svg:viewBox="0 0 18 1120" draw:points="0,1120 18,1120 18,0 0,0">
          <text:p/>
        </draw:polygon>
        <draw:frame draw:style-name="gr1" draw:text-style-name="P2" draw:layer="layout" svg:width="1.026cm" svg:height="0.471cm" svg:x="7.267cm" svg:y="13.929cm">
          <draw:text-box>
            <text:p text:style-name="P1"><text:span text:style-name="T1">0C37 </text:span></text:p>
          </draw:text-box>
        </draw:frame>
        <draw:frame draw:style-name="gr1" draw:text-style-name="P2" draw:layer="layout" svg:width="0.531cm" svg:height="0.471cm" svg:x="3.683cm" svg:y="15.066cm">
          <draw:text-box>
            <text:p text:style-name="P1"><text:span text:style-name="T1">47 </text:span></text:p>
          </draw:text-box>
        </draw:frame>
        <draw:frame draw:style-name="gr3" draw:text-style-name="P4" draw:layer="layout" svg:width="0.806cm" svg:height="0.653cm" svg:x="5.664cm" svg:y="14.991cm">
          <draw:text-box>
            <text:p text:style-name="P1"><text:span text:style-name="T2">¶ª </text:span></text:p>
          </draw:text-box>
        </draw:frame>
        <draw:polygon draw:style-name="gr2" draw:text-style-name="P3" draw:layer="layout" svg:width="7.319cm" svg:height="0.017cm" svg:x="3.484cm" svg:y="15.036cm" svg:viewBox="0 0 7320 18" draw:points="0,18 7320,18 7320,0 0,0">
          <text:p/>
        </draw:polygon>
        <draw:polygon draw:style-name="gr2" draw:text-style-name="P3" draw:layer="layout" svg:width="0.016cm" svg:height="1.12cm" svg:x="3.484cm" svg:y="15.053cm" svg:viewBox="0 0 17 1121" draw:points="0,1121 17,1121 17,0 0,0">
          <text:p/>
        </draw:polygon>
        <draw:polygon draw:style-name="gr2" draw:text-style-name="P3" draw:layer="layout" svg:width="0.017cm" svg:height="1.12cm" svg:x="4.83cm" svg:y="15.053cm" svg:viewBox="0 0 18 1121" draw:points="0,1121 18,1121 18,0 0,0">
          <text:p/>
        </draw:polygon>
        <draw:polygon draw:style-name="gr2" draw:text-style-name="P3" draw:layer="layout" svg:width="0.017cm" svg:height="1.12cm" svg:x="7.067cm" svg:y="15.053cm" svg:viewBox="0 0 18 1121" draw:points="0,1121 18,1121 18,0 0,0">
          <text:p/>
        </draw:polygon>
        <draw:polygon draw:style-name="gr2" draw:text-style-name="P3" draw:layer="layout" svg:width="0.017cm" svg:height="1.12cm" svg:x="10.786cm" svg:y="15.053cm" svg:viewBox="0 0 18 1121" draw:points="0,1121 18,1121 18,0 0,0">
          <text:p/>
        </draw:polygon>
        <draw:frame draw:style-name="gr1" draw:text-style-name="P2" draw:layer="layout" svg:width="1.026cm" svg:height="0.471cm" svg:x="7.267cm" svg:y="15.066cm">
          <draw:text-box>
            <text:p text:style-name="P1"><text:span text:style-name="T1">0C38 </text:span></text:p>
          </draw:text-box>
        </draw:frame>
        <draw:frame draw:style-name="gr1" draw:text-style-name="P2" draw:layer="layout" svg:width="0.531cm" svg:height="0.471cm" svg:x="3.683cm" svg:y="16.203cm">
          <draw:text-box>
            <text:p text:style-name="P1"><text:span text:style-name="T1">48 </text:span></text:p>
          </draw:text-box>
        </draw:frame>
        <draw:frame draw:style-name="gr3" draw:text-style-name="P4" draw:layer="layout" svg:width="1.01cm" svg:height="0.653cm" svg:x="5.664cm" svg:y="16.127cm">
          <draw:text-box>
            <text:p text:style-name="P1"><text:span text:style-name="T2">¶¬ </text:span></text:p>
          </draw:text-box>
        </draw:frame>
        <draw:polygon draw:style-name="gr2" draw:text-style-name="P3" draw:layer="layout" svg:width="7.319cm" svg:height="0.017cm" svg:x="3.484cm" svg:y="16.173cm" svg:viewBox="0 0 7320 18" draw:points="0,18 7320,18 7320,0 0,0">
          <text:p/>
        </draw:polygon>
        <draw:polygon draw:style-name="gr2" draw:text-style-name="P3" draw:layer="layout" svg:width="0.016cm" svg:height="1.12cm" svg:x="3.484cm" svg:y="16.19cm" svg:viewBox="0 0 17 1121" draw:points="0,1121 17,1121 17,0 0,0">
          <text:p/>
        </draw:polygon>
        <draw:polygon draw:style-name="gr2" draw:text-style-name="P3" draw:layer="layout" svg:width="0.017cm" svg:height="1.12cm" svg:x="4.83cm" svg:y="16.19cm" svg:viewBox="0 0 18 1121" draw:points="0,1121 18,1121 18,0 0,0">
          <text:p/>
        </draw:polygon>
        <draw:polygon draw:style-name="gr2" draw:text-style-name="P3" draw:layer="layout" svg:width="0.017cm" svg:height="1.12cm" svg:x="7.067cm" svg:y="16.19cm" svg:viewBox="0 0 18 1121" draw:points="0,1121 18,1121 18,0 0,0">
          <text:p/>
        </draw:polygon>
        <draw:polygon draw:style-name="gr2" draw:text-style-name="P3" draw:layer="layout" svg:width="0.017cm" svg:height="1.12cm" svg:x="10.786cm" svg:y="16.19cm" svg:viewBox="0 0 18 1121" draw:points="0,1121 18,1121 18,0 0,0">
          <text:p/>
        </draw:polygon>
        <draw:frame draw:style-name="gr1" draw:text-style-name="P2" draw:layer="layout" svg:width="1.026cm" svg:height="0.471cm" svg:x="7.267cm" svg:y="16.203cm">
          <draw:text-box>
            <text:p text:style-name="P1"><text:span text:style-name="T1">0C39 </text:span></text:p>
          </draw:text-box>
        </draw:frame>
        <draw:frame draw:style-name="gr1" draw:text-style-name="P2" draw:layer="layout" svg:width="0.531cm" svg:height="0.471cm" svg:x="3.683cm" svg:y="17.339cm">
          <draw:text-box>
            <text:p text:style-name="P1"><text:span text:style-name="T1">49 </text:span></text:p>
          </draw:text-box>
        </draw:frame>
        <draw:frame draw:style-name="gr3" draw:text-style-name="P4" draw:layer="layout" svg:width="0.874cm" svg:height="0.653cm" svg:x="5.664cm" svg:y="17.264cm">
          <draw:text-box>
            <text:p text:style-name="P1"><text:span text:style-name="T2">yμ </text:span></text:p>
          </draw:text-box>
        </draw:frame>
        <draw:polygon draw:style-name="gr2" draw:text-style-name="P3" draw:layer="layout" svg:width="7.319cm" svg:height="0.017cm" svg:x="3.484cm" svg:y="17.31cm" svg:viewBox="0 0 7320 18" draw:points="0,18 7320,18 7320,0 0,0">
          <text:p/>
        </draw:polygon>
        <draw:polygon draw:style-name="gr2" draw:text-style-name="P3" draw:layer="layout" svg:width="0.016cm" svg:height="1.117cm" svg:x="3.484cm" svg:y="17.327cm" svg:viewBox="0 0 17 1118" draw:points="0,1118 17,1118 17,0 0,0">
          <text:p/>
        </draw:polygon>
        <draw:polygon draw:style-name="gr2" draw:text-style-name="P3" draw:layer="layout" svg:width="0.017cm" svg:height="1.117cm" svg:x="4.83cm" svg:y="17.327cm" svg:viewBox="0 0 18 1118" draw:points="0,1118 18,1118 18,0 0,0">
          <text:p/>
        </draw:polygon>
        <draw:polygon draw:style-name="gr2" draw:text-style-name="P3" draw:layer="layout" svg:width="0.017cm" svg:height="1.117cm" svg:x="7.067cm" svg:y="17.327cm" svg:viewBox="0 0 18 1118" draw:points="0,1118 18,1118 18,0 0,0">
          <text:p/>
        </draw:polygon>
        <draw:polygon draw:style-name="gr2" draw:text-style-name="P3" draw:layer="layout" svg:width="0.017cm" svg:height="1.117cm" svg:x="10.786cm" svg:y="17.327cm" svg:viewBox="0 0 18 1118" draw:points="0,1118 18,1118 18,0 0,0">
          <text:p/>
        </draw:polygon>
        <draw:frame draw:style-name="gr1" draw:text-style-name="P2" draw:layer="layout" svg:width="1.026cm" svg:height="0.471cm" svg:x="7.267cm" svg:y="17.339cm">
          <draw:text-box>
            <text:p text:style-name="P1"><text:span text:style-name="T1">0C33 </text:span></text:p>
          </draw:text-box>
        </draw:frame>
        <draw:frame draw:style-name="gr1" draw:text-style-name="P2" draw:layer="layout" svg:width="0.531cm" svg:height="0.471cm" svg:x="3.683cm" svg:y="18.474cm">
          <draw:text-box>
            <text:p text:style-name="P1"><text:span text:style-name="T1">50 </text:span></text:p>
          </draw:text-box>
        </draw:frame>
        <draw:frame draw:style-name="gr3" draw:text-style-name="P4" draw:layer="layout" svg:width="0.823cm" svg:height="0.653cm" svg:x="5.664cm" svg:y="18.399cm">
          <draw:text-box>
            <text:p text:style-name="P1"><text:span text:style-name="T2">°μ </text:span></text:p>
          </draw:text-box>
        </draw:frame>
        <draw:polygon draw:style-name="gr2" draw:text-style-name="P3" draw:layer="layout" svg:width="7.319cm" svg:height="0.017cm" svg:x="3.484cm" svg:y="18.444cm" svg:viewBox="0 0 7320 18" draw:points="0,18 7320,18 7320,0 0,0">
          <text:p/>
        </draw:polygon>
        <draw:polygon draw:style-name="gr2" draw:text-style-name="P3" draw:layer="layout" svg:width="0.016cm" svg:height="1.12cm" svg:x="3.484cm" svg:y="18.461cm" svg:viewBox="0 0 17 1121" draw:points="0,1121 17,1121 17,0 0,0">
          <text:p/>
        </draw:polygon>
        <draw:polygon draw:style-name="gr2" draw:text-style-name="P3" draw:layer="layout" svg:width="0.017cm" svg:height="1.12cm" svg:x="4.83cm" svg:y="18.461cm" svg:viewBox="0 0 18 1121" draw:points="0,1121 18,1121 18,0 0,0">
          <text:p/>
        </draw:polygon>
        <draw:polygon draw:style-name="gr2" draw:text-style-name="P3" draw:layer="layout" svg:width="0.017cm" svg:height="1.12cm" svg:x="7.067cm" svg:y="18.461cm" svg:viewBox="0 0 18 1121" draw:points="0,1121 18,1121 18,0 0,0">
          <text:p/>
        </draw:polygon>
        <draw:polygon draw:style-name="gr2" draw:text-style-name="P3" draw:layer="layout" svg:width="0.017cm" svg:height="1.12cm" svg:x="10.786cm" svg:y="18.461cm" svg:viewBox="0 0 18 1121" draw:points="0,1121 18,1121 18,0 0,0">
          <text:p/>
        </draw:polygon>
        <draw:frame draw:style-name="gr1" draw:text-style-name="P2" draw:layer="layout" svg:width="2.157cm" svg:height="0.471cm" svg:x="7.267cm" svg:y="18.474cm">
          <draw:text-box>
            <text:p text:style-name="P1"><text:span text:style-name="T1">0C15 <text:s/>0C37 </text:span></text:p>
          </draw:text-box>
        </draw:frame>
        <draw:frame draw:style-name="gr1" draw:text-style-name="P2" draw:layer="layout" svg:width="0.531cm" svg:height="0.471cm" svg:x="3.683cm" svg:y="19.61cm">
          <draw:text-box>
            <text:p text:style-name="P1"><text:span text:style-name="T1">51 </text:span></text:p>
          </draw:text-box>
        </draw:frame>
        <draw:frame draw:style-name="gr3" draw:text-style-name="P4" draw:layer="layout" svg:width="0.564cm" svg:height="0.653cm" svg:x="5.029cm" svg:y="19.819cm">
          <draw:text-box>
            <text:p text:style-name="P1"><text:span text:style-name="T2"><text:s text:c="3"/></text:span></text:p>
          </draw:text-box>
        </draw:frame>
        <draw:frame draw:style-name="gr3" draw:text-style-name="P4" draw:layer="layout" svg:width="0.564cm" svg:height="0.653cm" svg:x="6.166cm" svg:y="19.819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7.319cm" svg:height="0.017cm" svg:x="3.484cm" svg:y="19.581cm" svg:viewBox="0 0 7320 18" draw:points="0,18 7320,18 7320,0 0,0">
          <text:p/>
        </draw:polygon>
        <draw:polygon draw:style-name="gr2" draw:text-style-name="P3" draw:layer="layout" svg:width="0.016cm" svg:height="1.119cm" svg:x="3.484cm" svg:y="19.598cm" svg:viewBox="0 0 17 1120" draw:points="0,1120 17,1120 17,0 0,0">
          <text:p/>
        </draw:polygon>
        <draw:polygon draw:style-name="gr2" draw:text-style-name="P3" draw:layer="layout" svg:width="0.017cm" svg:height="1.119cm" svg:x="4.83cm" svg:y="19.598cm" svg:viewBox="0 0 18 1120" draw:points="0,1120 18,1120 18,0 0,0">
          <text:p/>
        </draw:polygon>
        <draw:polygon draw:style-name="gr2" draw:text-style-name="P3" draw:layer="layout" svg:width="0.017cm" svg:height="1.119cm" svg:x="7.067cm" svg:y="19.598cm" svg:viewBox="0 0 18 1120" draw:points="0,1120 18,1120 18,0 0,0">
          <text:p/>
        </draw:polygon>
        <draw:polygon draw:style-name="gr2" draw:text-style-name="P3" draw:layer="layout" svg:width="0.017cm" svg:height="1.119cm" svg:x="10.786cm" svg:y="19.598cm" svg:viewBox="0 0 18 1120" draw:points="0,1120 18,1120 18,0 0,0">
          <text:p/>
        </draw:polygon>
        <draw:frame draw:style-name="gr1" draw:text-style-name="P2" draw:layer="layout" svg:width="1.026cm" svg:height="0.471cm" svg:x="7.267cm" svg:y="19.61cm">
          <draw:text-box>
            <text:p text:style-name="P1"><text:span text:style-name="T1">0C31 </text:span></text:p>
          </draw:text-box>
        </draw:frame>
        <draw:frame draw:style-name="gr1" draw:text-style-name="P2" draw:layer="layout" svg:width="0.531cm" svg:height="0.471cm" svg:x="3.683cm" svg:y="20.747cm">
          <draw:text-box>
            <text:p text:style-name="P1"><text:span text:style-name="T1">52 </text:span></text:p>
          </draw:text-box>
        </draw:frame>
        <draw:frame draw:style-name="gr3" draw:text-style-name="P4" draw:layer="layout" svg:width="0.641cm" svg:height="0.653cm" svg:x="5.664cm" svg:y="20.672cm">
          <draw:text-box>
            <text:p text:style-name="P1"><text:span text:style-name="T2"><text:s/></text:span><text:span text:style-name="T2">¸ </text:span></text:p>
          </draw:text-box>
        </draw:frame>
        <draw:polygon draw:style-name="gr2" draw:text-style-name="P3" draw:layer="layout" svg:width="7.319cm" svg:height="0.017cm" svg:x="3.484cm" svg:y="20.717cm" svg:viewBox="0 0 7320 18" draw:points="0,18 7320,18 7320,0 0,0">
          <text:p/>
        </draw:polygon>
        <draw:polygon draw:style-name="gr2" draw:text-style-name="P3" draw:layer="layout" svg:width="0.016cm" svg:height="1.118cm" svg:x="3.484cm" svg:y="20.734cm" svg:viewBox="0 0 17 1119" draw:points="0,1119 17,1119 17,0 0,0">
          <text:p/>
        </draw:polygon>
        <draw:polygon draw:style-name="gr2" draw:text-style-name="P3" draw:layer="layout" svg:width="0.017cm" svg:height="1.118cm" svg:x="4.83cm" svg:y="20.734cm" svg:viewBox="0 0 18 1119" draw:points="0,1119 18,1119 18,0 0,0">
          <text:p/>
        </draw:polygon>
        <draw:polygon draw:style-name="gr2" draw:text-style-name="P3" draw:layer="layout" svg:width="0.017cm" svg:height="1.118cm" svg:x="7.067cm" svg:y="20.734cm" svg:viewBox="0 0 18 1119" draw:points="0,1119 18,1119 18,0 0,0">
          <text:p/>
        </draw:polygon>
        <draw:polygon draw:style-name="gr2" draw:text-style-name="P3" draw:layer="layout" svg:width="0.017cm" svg:height="1.118cm" svg:x="10.786cm" svg:y="20.734cm" svg:viewBox="0 0 18 1119" draw:points="0,1119 18,1119 18,0 0,0">
          <text:p/>
        </draw:polygon>
        <draw:frame draw:style-name="gr1" draw:text-style-name="P2" draw:layer="layout" svg:width="1.073cm" svg:height="0.471cm" svg:x="7.267cm" svg:y="20.747cm">
          <draw:text-box>
            <text:p text:style-name="P1"><text:span text:style-name="T1">0C3E </text:span></text:p>
          </draw:text-box>
        </draw:frame>
        <draw:frame draw:style-name="gr1" draw:text-style-name="P2" draw:layer="layout" svg:width="0.531cm" svg:height="0.471cm" svg:x="3.683cm" svg:y="21.882cm">
          <draw:text-box>
            <text:p text:style-name="P1"><text:span text:style-name="T1">53 </text:span></text:p>
          </draw:text-box>
        </draw:frame>
        <draw:frame draw:style-name="gr3" draw:text-style-name="P4" draw:layer="layout" svg:width="0.98cm" svg:height="0.653cm" svg:x="5.664cm" svg:y="21.806cm">
          <draw:text-box>
            <text:p text:style-name="P1"><text:span text:style-name="T2"><text:s/></text:span><text:span text:style-name="T2">º <text:s text:c="2"/></text:span></text:p>
          </draw:text-box>
        </draw:frame>
        <draw:polygon draw:style-name="gr2" draw:text-style-name="P3" draw:layer="layout" svg:width="7.319cm" svg:height="0.017cm" svg:x="3.484cm" svg:y="21.852cm" svg:viewBox="0 0 7320 18" draw:points="0,18 7320,18 7320,0 0,0">
          <text:p/>
        </draw:polygon>
        <draw:polygon draw:style-name="gr2" draw:text-style-name="P3" draw:layer="layout" svg:width="0.016cm" svg:height="1.12cm" svg:x="3.484cm" svg:y="21.869cm" svg:viewBox="0 0 17 1121" draw:points="0,1121 17,1121 17,0 0,0">
          <text:p/>
        </draw:polygon>
        <draw:polygon draw:style-name="gr2" draw:text-style-name="P3" draw:layer="layout" svg:width="0.017cm" svg:height="1.12cm" svg:x="4.83cm" svg:y="21.869cm" svg:viewBox="0 0 18 1121" draw:points="0,1121 18,1121 18,0 0,0">
          <text:p/>
        </draw:polygon>
        <draw:polygon draw:style-name="gr2" draw:text-style-name="P3" draw:layer="layout" svg:width="0.017cm" svg:height="1.12cm" svg:x="7.067cm" svg:y="21.869cm" svg:viewBox="0 0 18 1121" draw:points="0,1121 18,1121 18,0 0,0">
          <text:p/>
        </draw:polygon>
        <draw:polygon draw:style-name="gr2" draw:text-style-name="P3" draw:layer="layout" svg:width="0.017cm" svg:height="1.12cm" svg:x="10.786cm" svg:y="21.869cm" svg:viewBox="0 0 18 1121" draw:points="0,1121 18,1121 18,0 0,0">
          <text:p/>
        </draw:polygon>
        <draw:frame draw:style-name="gr1" draw:text-style-name="P2" draw:layer="layout" svg:width="1.052cm" svg:height="0.471cm" svg:x="7.267cm" svg:y="21.882cm">
          <draw:text-box>
            <text:p text:style-name="P1"><text:span text:style-name="T1">0C3F </text:span></text:p>
          </draw:text-box>
        </draw:frame>
        <draw:frame draw:style-name="gr1" draw:text-style-name="P2" draw:layer="layout" svg:width="0.531cm" svg:height="0.471cm" svg:x="3.683cm" svg:y="23.018cm">
          <draw:text-box>
            <text:p text:style-name="P1"><text:span text:style-name="T1">54 </text:span></text:p>
          </draw:text-box>
        </draw:frame>
        <draw:frame draw:style-name="gr3" draw:text-style-name="P4" draw:layer="layout" svg:width="0.904cm" svg:height="0.653cm" svg:x="5.664cm" svg:y="22.943cm">
          <draw:text-box>
            <text:p text:style-name="P1"><text:span text:style-name="T2"><text:s/></text:span><text:span text:style-name="T2">½ </text:span></text:p>
          </draw:text-box>
        </draw:frame>
        <draw:polygon draw:style-name="gr2" draw:text-style-name="P3" draw:layer="layout" svg:width="7.319cm" svg:height="0.017cm" svg:x="3.484cm" svg:y="22.989cm" svg:viewBox="0 0 7320 18" draw:points="0,18 7320,18 7320,0 0,0">
          <text:p/>
        </draw:polygon>
        <draw:polygon draw:style-name="gr2" draw:text-style-name="P3" draw:layer="layout" svg:width="0.016cm" svg:height="1.119cm" svg:x="3.484cm" svg:y="23.006cm" svg:viewBox="0 0 17 1120" draw:points="0,1120 17,1120 17,0 0,0">
          <text:p/>
        </draw:polygon>
        <draw:polygon draw:style-name="gr2" draw:text-style-name="P3" draw:layer="layout" svg:width="0.017cm" svg:height="1.119cm" svg:x="4.83cm" svg:y="23.006cm" svg:viewBox="0 0 18 1120" draw:points="0,1120 18,1120 18,0 0,0">
          <text:p/>
        </draw:polygon>
        <draw:polygon draw:style-name="gr2" draw:text-style-name="P3" draw:layer="layout" svg:width="0.017cm" svg:height="1.119cm" svg:x="7.067cm" svg:y="23.006cm" svg:viewBox="0 0 18 1120" draw:points="0,1120 18,1120 18,0 0,0">
          <text:p/>
        </draw:polygon>
        <draw:polygon draw:style-name="gr2" draw:text-style-name="P3" draw:layer="layout" svg:width="0.017cm" svg:height="1.119cm" svg:x="10.786cm" svg:y="23.006cm" svg:viewBox="0 0 18 1120" draw:points="0,1120 18,1120 18,0 0,0">
          <text:p/>
        </draw:polygon>
        <draw:frame draw:style-name="gr1" draw:text-style-name="P2" draw:layer="layout" svg:width="1.026cm" svg:height="0.471cm" svg:x="7.267cm" svg:y="23.018cm">
          <draw:text-box>
            <text:p text:style-name="P1"><text:span text:style-name="T1">0C40 </text:span></text:p>
          </draw:text-box>
        </draw:frame>
        <draw:frame draw:style-name="gr1" draw:text-style-name="P2" draw:layer="layout" svg:width="0.531cm" svg:height="0.471cm" svg:x="3.683cm" svg:y="24.155cm">
          <draw:text-box>
            <text:p text:style-name="P1"><text:span text:style-name="T1">55 </text:span></text:p>
          </draw:text-box>
        </draw:frame>
        <draw:frame draw:style-name="gr3" draw:text-style-name="P4" draw:layer="layout" svg:width="0.743cm" svg:height="0.653cm" svg:x="5.664cm" svg:y="24.08cm">
          <draw:text-box>
            <text:p text:style-name="P1"><text:span text:style-name="T2"><text:s/></text:span><text:span text:style-name="T2">À </text:span></text:p>
          </draw:text-box>
        </draw:frame>
        <draw:polygon draw:style-name="gr2" draw:text-style-name="P3" draw:layer="layout" svg:width="7.319cm" svg:height="0.017cm" svg:x="3.484cm" svg:y="24.125cm" svg:viewBox="0 0 7320 18" draw:points="0,18 7320,18 7320,0 0,0">
          <text:p/>
        </draw:polygon>
        <draw:polygon draw:style-name="gr2" draw:text-style-name="P3" draw:layer="layout" svg:width="0.016cm" svg:height="1.137cm" svg:x="3.484cm" svg:y="24.142cm" svg:viewBox="0 0 17 1138" draw:points="0,1138 17,1138 17,0 0,0">
          <text:p/>
        </draw:polygon>
        <draw:polygon draw:style-name="gr2" draw:text-style-name="P3" draw:layer="layout" svg:width="1.346cm" svg:height="0.017cm" svg:x="3.484cm" svg:y="25.262cm" svg:viewBox="0 0 1347 18" draw:points="0,18 1347,18 1347,0 0,0">
          <text:p/>
        </draw:polygon>
        <draw:polygon draw:style-name="gr2" draw:text-style-name="P3" draw:layer="layout" svg:width="0.017cm" svg:height="1.137cm" svg:x="4.83cm" svg:y="24.142cm" svg:viewBox="0 0 18 1138" draw:points="0,1138 18,1138 18,0 0,0">
          <text:p/>
        </draw:polygon>
        <draw:polygon draw:style-name="gr2" draw:text-style-name="P3" draw:layer="layout" svg:width="2.22cm" svg:height="0.017cm" svg:x="4.847cm" svg:y="25.262cm" svg:viewBox="0 0 2221 18" draw:points="0,18 2221,18 2221,0 0,0">
          <text:p/>
        </draw:polygon>
        <draw:polygon draw:style-name="gr2" draw:text-style-name="P3" draw:layer="layout" svg:width="0.017cm" svg:height="1.137cm" svg:x="7.067cm" svg:y="24.142cm" svg:viewBox="0 0 18 1138" draw:points="0,1138 18,1138 18,0 0,0">
          <text:p/>
        </draw:polygon>
        <draw:polygon draw:style-name="gr2" draw:text-style-name="P3" draw:layer="layout" svg:width="3.702cm" svg:height="0.017cm" svg:x="7.084cm" svg:y="25.262cm" svg:viewBox="0 0 3703 18" draw:points="0,18 3703,18 3703,0 0,0">
          <text:p/>
        </draw:polygon>
        <draw:polygon draw:style-name="gr2" draw:text-style-name="P3" draw:layer="layout" svg:width="0.017cm" svg:height="1.137cm" svg:x="10.786cm" svg:y="24.142cm" svg:viewBox="0 0 18 1138" draw:points="0,1138 18,1138 18,0 0,0">
          <text:p/>
        </draw:polygon>
        <draw:polygon draw:style-name="gr2" draw:text-style-name="P3" draw:layer="layout" svg:width="0.017cm" svg:height="0.017cm" svg:x="10.786cm" svg:y="25.262cm" svg:viewBox="0 0 18 18" draw:points="0,18 18,18 18,0 0,0">
          <text:p/>
        </draw:polygon>
        <draw:frame draw:style-name="gr1" draw:text-style-name="P2" draw:layer="layout" svg:width="1.026cm" svg:height="0.471cm" svg:x="7.267cm" svg:y="24.155cm">
          <draw:text-box>
            <text:p text:style-name="P1"><text:span text:style-name="T1">0C41 </text:span></text:p>
          </draw:text-box>
        </draw:frame>
        <draw:frame draw:style-name="gr1" draw:text-style-name="P2" draw:layer="layout" svg:width="0.531cm" svg:height="0.471cm" svg:x="11.938cm" svg:y="2.569cm">
          <draw:text-box>
            <text:p text:style-name="P1"><text:span text:style-name="T1">56 </text:span></text:p>
          </draw:text-box>
        </draw:frame>
        <draw:frame draw:style-name="gr3" draw:text-style-name="P4" draw:layer="layout" svg:width="0.743cm" svg:height="0.653cm" svg:x="13.919cm" svg:y="2.494cm">
          <draw:text-box>
            <text:p text:style-name="P1"><text:span text:style-name="T2"><text:s/></text:span><text:span text:style-name="T2">Ã </text:span></text:p>
          </draw:text-box>
        </draw:frame>
        <draw:polygon draw:style-name="gr2" draw:text-style-name="P3" draw:layer="layout" svg:width="0.016cm" svg:height="0.016cm" svg:x="11.739cm" svg:y="2.54cm" svg:viewBox="0 0 17 17" draw:points="0,17 17,17 17,0 0,0">
          <text:p/>
        </draw:polygon>
        <draw:polygon draw:style-name="gr2" draw:text-style-name="P3" draw:layer="layout" svg:width="0.016cm" svg:height="0.016cm" svg:x="11.739cm" svg:y="2.54cm" svg:viewBox="0 0 17 17" draw:points="0,17 17,17 17,0 0,0">
          <text:p/>
        </draw:polygon>
        <draw:polygon draw:style-name="gr2" draw:text-style-name="P3" draw:layer="layout" svg:width="1.33cm" svg:height="0.016cm" svg:x="11.755cm" svg:y="2.54cm" svg:viewBox="0 0 1331 17" draw:points="0,0 1331,0 1331,17 0,17">
          <text:p/>
        </draw:polygon>
        <draw:polygon draw:style-name="gr2" draw:text-style-name="P3" draw:layer="layout" svg:width="5.973cm" svg:height="0.016cm" svg:x="13.085cm" svg:y="2.54cm" svg:viewBox="0 0 5974 17" draw:points="0,17 5974,17 5974,0 0,0">
          <text:p/>
        </draw:polygon>
        <draw:polygon draw:style-name="gr2" draw:text-style-name="P3" draw:layer="layout" svg:width="0.017cm" svg:height="0.016cm" svg:x="19.041cm" svg:y="2.54cm" svg:viewBox="0 0 18 17" draw:points="0,17 18,17 18,0 0,0">
          <text:p/>
        </draw:polygon>
        <draw:polygon draw:style-name="gr2" draw:text-style-name="P3" draw:layer="layout" svg:width="0.016cm" svg:height="1.12cm" svg:x="11.739cm" svg:y="2.556cm" svg:viewBox="0 0 17 1121" draw:points="0,1121 17,1121 17,0 0,0">
          <text:p/>
        </draw:polygon>
        <draw:polygon draw:style-name="gr2" draw:text-style-name="P3" draw:layer="layout" svg:width="0.017cm" svg:height="1.12cm" svg:x="13.085cm" svg:y="2.556cm" svg:viewBox="0 0 18 1121" draw:points="0,1121 18,1121 18,0 0,0">
          <text:p/>
        </draw:polygon>
        <draw:polygon draw:style-name="gr2" draw:text-style-name="P3" draw:layer="layout" svg:width="0.017cm" svg:height="1.12cm" svg:x="15.322cm" svg:y="2.556cm" svg:viewBox="0 0 18 1121" draw:points="0,1121 18,1121 18,0 0,0">
          <text:p/>
        </draw:polygon>
        <draw:polygon draw:style-name="gr2" draw:text-style-name="P3" draw:layer="layout" svg:width="0.017cm" svg:height="1.12cm" svg:x="19.041cm" svg:y="2.556cm" svg:viewBox="0 0 18 1121" draw:points="0,1121 18,1121 18,0 0,0">
          <text:p/>
        </draw:polygon>
        <draw:frame draw:style-name="gr1" draw:text-style-name="P2" draw:layer="layout" svg:width="1.026cm" svg:height="0.471cm" svg:x="15.522cm" svg:y="2.569cm">
          <draw:text-box>
            <text:p text:style-name="P1"><text:span text:style-name="T1">0C42 </text:span></text:p>
          </draw:text-box>
        </draw:frame>
        <draw:frame draw:style-name="gr1" draw:text-style-name="P2" draw:layer="layout" svg:width="0.531cm" svg:height="0.471cm" svg:x="11.938cm" svg:y="3.706cm">
          <draw:text-box>
            <text:p text:style-name="P1"><text:span text:style-name="T1">57 </text:span></text:p>
          </draw:text-box>
        </draw:frame>
        <draw:frame draw:style-name="gr3" draw:text-style-name="P4" draw:layer="layout" svg:width="0.574cm" svg:height="0.653cm" svg:x="13.919cm" svg:y="3.631cm">
          <draw:text-box>
            <text:p text:style-name="P1"><text:span text:style-name="T2">Ç </text:span></text:p>
          </draw:text-box>
        </draw:frame>
        <draw:polygon draw:style-name="gr2" draw:text-style-name="P3" draw:layer="layout" svg:width="0.016cm" svg:height="0.017cm" svg:x="11.739cm" svg:y="3.676cm" svg:viewBox="0 0 17 18" draw:points="0,18 17,18 17,0 0,0">
          <text:p/>
        </draw:polygon>
        <draw:polygon draw:style-name="gr2" draw:text-style-name="P3" draw:layer="layout" svg:width="1.33cm" svg:height="0.017cm" svg:x="11.755cm" svg:y="3.676cm" svg:viewBox="0 0 1331 18" draw:points="0,0 1331,0 1331,18 0,18">
          <text:p/>
        </draw:polygon>
        <draw:polygon draw:style-name="gr2" draw:text-style-name="P3" draw:layer="layout" svg:width="5.973cm" svg:height="0.017cm" svg:x="13.085cm" svg:y="3.676cm" svg:viewBox="0 0 5974 18" draw:points="0,18 5974,18 5974,0 0,0">
          <text:p/>
        </draw:polygon>
        <draw:polygon draw:style-name="gr2" draw:text-style-name="P3" draw:layer="layout" svg:width="0.016cm" svg:height="1.118cm" svg:x="11.739cm" svg:y="3.693cm" svg:viewBox="0 0 17 1119" draw:points="0,1119 17,1119 17,0 0,0">
          <text:p/>
        </draw:polygon>
        <draw:polygon draw:style-name="gr2" draw:text-style-name="P3" draw:layer="layout" svg:width="0.017cm" svg:height="1.118cm" svg:x="13.085cm" svg:y="3.693cm" svg:viewBox="0 0 18 1119" draw:points="0,1119 18,1119 18,0 0,0">
          <text:p/>
        </draw:polygon>
        <draw:polygon draw:style-name="gr2" draw:text-style-name="P3" draw:layer="layout" svg:width="0.017cm" svg:height="1.118cm" svg:x="15.322cm" svg:y="3.693cm" svg:viewBox="0 0 18 1119" draw:points="0,1119 18,1119 18,0 0,0">
          <text:p/>
        </draw:polygon>
        <draw:polygon draw:style-name="gr2" draw:text-style-name="P3" draw:layer="layout" svg:width="0.017cm" svg:height="1.118cm" svg:x="19.041cm" svg:y="3.693cm" svg:viewBox="0 0 18 1119" draw:points="0,1119 18,1119 18,0 0,0">
          <text:p/>
        </draw:polygon>
        <draw:frame draw:style-name="gr1" draw:text-style-name="P2" draw:layer="layout" svg:width="1.026cm" svg:height="0.471cm" svg:x="15.522cm" svg:y="3.706cm">
          <draw:text-box>
            <text:p text:style-name="P1"><text:span text:style-name="T1">0C46 </text:span></text:p>
          </draw:text-box>
        </draw:frame>
        <draw:frame draw:style-name="gr1" draw:text-style-name="P2" draw:layer="layout" svg:width="0.531cm" svg:height="0.471cm" svg:x="11.938cm" svg:y="4.84cm">
          <draw:text-box>
            <text:p text:style-name="P1"><text:span text:style-name="T1">58 </text:span></text:p>
          </draw:text-box>
        </draw:frame>
        <draw:frame draw:style-name="gr3" draw:text-style-name="P4" draw:layer="layout" svg:width="0.564cm" svg:height="0.653cm" svg:x="13.919cm" svg:y="4.765cm">
          <draw:text-box>
            <text:p text:style-name="P1"><text:span text:style-name="T2">É </text:span></text:p>
          </draw:text-box>
        </draw:frame>
        <draw:polygon draw:style-name="gr2" draw:text-style-name="P3" draw:layer="layout" svg:width="0.016cm" svg:height="0.017cm" svg:x="11.739cm" svg:y="4.811cm" svg:viewBox="0 0 17 18" draw:points="0,18 17,18 17,0 0,0">
          <text:p/>
        </draw:polygon>
        <draw:polygon draw:style-name="gr2" draw:text-style-name="P3" draw:layer="layout" svg:width="1.33cm" svg:height="0.017cm" svg:x="11.755cm" svg:y="4.811cm" svg:viewBox="0 0 1331 18" draw:points="0,0 1331,0 1331,18 0,18">
          <text:p/>
        </draw:polygon>
        <draw:polygon draw:style-name="gr2" draw:text-style-name="P3" draw:layer="layout" svg:width="5.973cm" svg:height="0.017cm" svg:x="13.085cm" svg:y="4.811cm" svg:viewBox="0 0 5974 18" draw:points="0,18 5974,18 5974,0 0,0">
          <text:p/>
        </draw:polygon>
        <draw:polygon draw:style-name="gr2" draw:text-style-name="P3" draw:layer="layout" svg:width="0.016cm" svg:height="1.119cm" svg:x="11.739cm" svg:y="4.828cm" svg:viewBox="0 0 17 1120" draw:points="0,1120 17,1120 17,0 0,0">
          <text:p/>
        </draw:polygon>
        <draw:polygon draw:style-name="gr2" draw:text-style-name="P3" draw:layer="layout" svg:width="0.017cm" svg:height="1.119cm" svg:x="13.085cm" svg:y="4.828cm" svg:viewBox="0 0 18 1120" draw:points="0,1120 18,1120 18,0 0,0">
          <text:p/>
        </draw:polygon>
        <draw:polygon draw:style-name="gr2" draw:text-style-name="P3" draw:layer="layout" svg:width="0.017cm" svg:height="1.119cm" svg:x="15.322cm" svg:y="4.828cm" svg:viewBox="0 0 18 1120" draw:points="0,1120 18,1120 18,0 0,0">
          <text:p/>
        </draw:polygon>
        <draw:polygon draw:style-name="gr2" draw:text-style-name="P3" draw:layer="layout" svg:width="0.017cm" svg:height="1.119cm" svg:x="19.041cm" svg:y="4.828cm" svg:viewBox="0 0 18 1120" draw:points="0,1120 18,1120 18,0 0,0">
          <text:p/>
        </draw:polygon>
        <draw:frame draw:style-name="gr1" draw:text-style-name="P2" draw:layer="layout" svg:width="1.026cm" svg:height="0.471cm" svg:x="15.522cm" svg:y="4.84cm">
          <draw:text-box>
            <text:p text:style-name="P1"><text:span text:style-name="T1">0C47 </text:span></text:p>
          </draw:text-box>
        </draw:frame>
        <draw:frame draw:style-name="gr1" draw:text-style-name="P2" draw:layer="layout" svg:width="0.531cm" svg:height="0.471cm" svg:x="11.938cm" svg:y="5.977cm">
          <draw:text-box>
            <text:p text:style-name="P1"><text:span text:style-name="T1">59 </text:span></text:p>
          </draw:text-box>
        </draw:frame>
        <draw:frame draw:style-name="gr3" draw:text-style-name="P4" draw:layer="layout" svg:width="0.891cm" svg:height="0.653cm" svg:x="13.284cm" svg:y="5.902cm">
          <draw:text-box>
            <text:p text:style-name="P1"><text:span text:style-name="T2"><text:s text:c="2"/></text:span><text:span text:style-name="T2">Ë </text:span></text:p>
          </draw:text-box>
        </draw:frame>
        <draw:polygon draw:style-name="gr2" draw:text-style-name="P3" draw:layer="layout" svg:width="0.016cm" svg:height="0.017cm" svg:x="11.739cm" svg:y="5.947cm" svg:viewBox="0 0 17 18" draw:points="0,18 17,18 17,0 0,0">
          <text:p/>
        </draw:polygon>
        <draw:polygon draw:style-name="gr2" draw:text-style-name="P3" draw:layer="layout" svg:width="1.33cm" svg:height="0.017cm" svg:x="11.755cm" svg:y="5.947cm" svg:viewBox="0 0 1331 18" draw:points="0,0 1331,0 1331,18 0,18">
          <text:p/>
        </draw:polygon>
        <draw:polygon draw:style-name="gr2" draw:text-style-name="P3" draw:layer="layout" svg:width="5.973cm" svg:height="0.017cm" svg:x="13.085cm" svg:y="5.947cm" svg:viewBox="0 0 5974 18" draw:points="0,18 5974,18 5974,0 0,0">
          <text:p/>
        </draw:polygon>
        <draw:polygon draw:style-name="gr2" draw:text-style-name="P3" draw:layer="layout" svg:width="0.016cm" svg:height="1.12cm" svg:x="11.739cm" svg:y="5.964cm" svg:viewBox="0 0 17 1121" draw:points="0,1121 17,1121 17,0 0,0">
          <text:p/>
        </draw:polygon>
        <draw:polygon draw:style-name="gr2" draw:text-style-name="P3" draw:layer="layout" svg:width="0.017cm" svg:height="1.12cm" svg:x="13.085cm" svg:y="5.964cm" svg:viewBox="0 0 18 1121" draw:points="0,1121 18,1121 18,0 0,0">
          <text:p/>
        </draw:polygon>
        <draw:polygon draw:style-name="gr2" draw:text-style-name="P3" draw:layer="layout" svg:width="0.017cm" svg:height="1.12cm" svg:x="15.322cm" svg:y="5.964cm" svg:viewBox="0 0 18 1121" draw:points="0,1121 18,1121 18,0 0,0">
          <text:p/>
        </draw:polygon>
        <draw:polygon draw:style-name="gr2" draw:text-style-name="P3" draw:layer="layout" svg:width="0.017cm" svg:height="1.12cm" svg:x="19.041cm" svg:y="5.964cm" svg:viewBox="0 0 18 1121" draw:points="0,1121 18,1121 18,0 0,0">
          <text:p/>
        </draw:polygon>
        <draw:frame draw:style-name="gr1" draw:text-style-name="P2" draw:layer="layout" svg:width="0.743cm" svg:height="0.471cm" svg:x="15.522cm" svg:y="5.977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11.938cm" svg:y="7.114cm">
          <draw:text-box>
            <text:p text:style-name="P1"><text:span text:style-name="T1">60 </text:span></text:p>
          </draw:text-box>
        </draw:frame>
        <draw:frame draw:style-name="gr3" draw:text-style-name="P4" draw:layer="layout" svg:width="0.564cm" svg:height="0.653cm" svg:x="13.919cm" svg:y="7.038cm">
          <draw:text-box>
            <text:p text:style-name="P1"><text:span text:style-name="T2">Í </text:span></text:p>
          </draw:text-box>
        </draw:frame>
        <draw:polygon draw:style-name="gr2" draw:text-style-name="P3" draw:layer="layout" svg:width="0.016cm" svg:height="0.017cm" svg:x="11.739cm" svg:y="7.084cm" svg:viewBox="0 0 17 18" draw:points="0,18 17,18 17,0 0,0">
          <text:p/>
        </draw:polygon>
        <draw:polygon draw:style-name="gr2" draw:text-style-name="P3" draw:layer="layout" svg:width="1.33cm" svg:height="0.017cm" svg:x="11.755cm" svg:y="7.084cm" svg:viewBox="0 0 1331 18" draw:points="0,0 1331,0 1331,18 0,18">
          <text:p/>
        </draw:polygon>
        <draw:polygon draw:style-name="gr2" draw:text-style-name="P3" draw:layer="layout" svg:width="5.973cm" svg:height="0.017cm" svg:x="13.085cm" svg:y="7.084cm" svg:viewBox="0 0 5974 18" draw:points="0,18 5974,18 5974,0 0,0">
          <text:p/>
        </draw:polygon>
        <draw:polygon draw:style-name="gr2" draw:text-style-name="P3" draw:layer="layout" svg:width="0.016cm" svg:height="1.12cm" svg:x="11.739cm" svg:y="7.101cm" svg:viewBox="0 0 17 1121" draw:points="0,1121 17,1121 17,0 0,0">
          <text:p/>
        </draw:polygon>
        <draw:polygon draw:style-name="gr2" draw:text-style-name="P3" draw:layer="layout" svg:width="0.017cm" svg:height="1.12cm" svg:x="13.085cm" svg:y="7.101cm" svg:viewBox="0 0 18 1121" draw:points="0,1121 18,1121 18,0 0,0">
          <text:p/>
        </draw:polygon>
        <draw:polygon draw:style-name="gr2" draw:text-style-name="P3" draw:layer="layout" svg:width="0.017cm" svg:height="1.12cm" svg:x="15.322cm" svg:y="7.101cm" svg:viewBox="0 0 18 1121" draw:points="0,1121 18,1121 18,0 0,0">
          <text:p/>
        </draw:polygon>
        <draw:polygon draw:style-name="gr2" draw:text-style-name="P3" draw:layer="layout" svg:width="0.017cm" svg:height="1.12cm" svg:x="19.041cm" svg:y="7.101cm" svg:viewBox="0 0 18 1121" draw:points="0,1121 18,1121 18,0 0,0">
          <text:p/>
        </draw:polygon>
        <draw:frame draw:style-name="gr1" draw:text-style-name="P2" draw:layer="layout" svg:width="1.12cm" svg:height="0.471cm" svg:x="15.522cm" svg:y="7.114cm">
          <draw:text-box>
            <text:p text:style-name="P1"><text:span text:style-name="T1">0C4A </text:span></text:p>
          </draw:text-box>
        </draw:frame>
        <draw:frame draw:style-name="gr1" draw:text-style-name="P2" draw:layer="layout" svg:width="0.531cm" svg:height="0.471cm" svg:x="11.938cm" svg:y="8.25cm">
          <draw:text-box>
            <text:p text:style-name="P1"><text:span text:style-name="T1">61 </text:span></text:p>
          </draw:text-box>
        </draw:frame>
        <draw:frame draw:style-name="gr3" draw:text-style-name="P4" draw:layer="layout" svg:width="0.616cm" svg:height="0.653cm" svg:x="13.919cm" svg:y="8.175cm">
          <draw:text-box>
            <text:p text:style-name="P1"><text:span text:style-name="T2">Ð </text:span></text:p>
          </draw:text-box>
        </draw:frame>
        <draw:polygon draw:style-name="gr2" draw:text-style-name="P3" draw:layer="layout" svg:width="0.016cm" svg:height="0.017cm" svg:x="11.739cm" svg:y="8.221cm" svg:viewBox="0 0 17 18" draw:points="0,18 17,18 17,0 0,0">
          <text:p/>
        </draw:polygon>
        <draw:polygon draw:style-name="gr2" draw:text-style-name="P3" draw:layer="layout" svg:width="1.33cm" svg:height="0.017cm" svg:x="11.755cm" svg:y="8.221cm" svg:viewBox="0 0 1331 18" draw:points="0,0 1331,0 1331,18 0,18">
          <text:p/>
        </draw:polygon>
        <draw:polygon draw:style-name="gr2" draw:text-style-name="P3" draw:layer="layout" svg:width="5.973cm" svg:height="0.017cm" svg:x="13.085cm" svg:y="8.221cm" svg:viewBox="0 0 5974 18" draw:points="0,18 5974,18 5974,0 0,0">
          <text:p/>
        </draw:polygon>
        <draw:polygon draw:style-name="gr2" draw:text-style-name="P3" draw:layer="layout" svg:width="0.016cm" svg:height="1.117cm" svg:x="11.739cm" svg:y="8.238cm" svg:viewBox="0 0 17 1118" draw:points="0,1118 17,1118 17,0 0,0">
          <text:p/>
        </draw:polygon>
        <draw:polygon draw:style-name="gr2" draw:text-style-name="P3" draw:layer="layout" svg:width="0.017cm" svg:height="1.117cm" svg:x="13.085cm" svg:y="8.238cm" svg:viewBox="0 0 18 1118" draw:points="0,1118 18,1118 18,0 0,0">
          <text:p/>
        </draw:polygon>
        <draw:polygon draw:style-name="gr2" draw:text-style-name="P3" draw:layer="layout" svg:width="0.017cm" svg:height="1.117cm" svg:x="15.322cm" svg:y="8.238cm" svg:viewBox="0 0 18 1118" draw:points="0,1118 18,1118 18,0 0,0">
          <text:p/>
        </draw:polygon>
        <draw:polygon draw:style-name="gr2" draw:text-style-name="P3" draw:layer="layout" svg:width="0.017cm" svg:height="1.117cm" svg:x="19.041cm" svg:y="8.238cm" svg:viewBox="0 0 18 1118" draw:points="0,1118 18,1118 18,0 0,0">
          <text:p/>
        </draw:polygon>
        <draw:frame draw:style-name="gr1" draw:text-style-name="P2" draw:layer="layout" svg:width="1.098cm" svg:height="0.471cm" svg:x="15.522cm" svg:y="8.25cm">
          <draw:text-box>
            <text:p text:style-name="P1"><text:span text:style-name="T1">0C4B </text:span></text:p>
          </draw:text-box>
        </draw:frame>
        <draw:frame draw:style-name="gr1" draw:text-style-name="P2" draw:layer="layout" svg:width="0.531cm" svg:height="0.471cm" svg:x="11.938cm" svg:y="9.385cm">
          <draw:text-box>
            <text:p text:style-name="P1"><text:span text:style-name="T1">62 </text:span></text:p>
          </draw:text-box>
        </draw:frame>
        <draw:frame draw:style-name="gr3" draw:text-style-name="P4" draw:layer="layout" svg:width="0.624cm" svg:height="0.653cm" svg:x="13.919cm" svg:y="9.31cm">
          <draw:text-box>
            <text:p text:style-name="P1"><text:span text:style-name="T2">Ó </text:span></text:p>
          </draw:text-box>
        </draw:frame>
        <draw:polygon draw:style-name="gr2" draw:text-style-name="P3" draw:layer="layout" svg:width="0.016cm" svg:height="0.017cm" svg:x="11.739cm" svg:y="9.355cm" svg:viewBox="0 0 17 18" draw:points="0,18 17,18 17,0 0,0">
          <text:p/>
        </draw:polygon>
        <draw:polygon draw:style-name="gr2" draw:text-style-name="P3" draw:layer="layout" svg:width="1.33cm" svg:height="0.017cm" svg:x="11.755cm" svg:y="9.355cm" svg:viewBox="0 0 1331 18" draw:points="0,0 1331,0 1331,18 0,18">
          <text:p/>
        </draw:polygon>
        <draw:polygon draw:style-name="gr2" draw:text-style-name="P3" draw:layer="layout" svg:width="5.973cm" svg:height="0.017cm" svg:x="13.085cm" svg:y="9.355cm" svg:viewBox="0 0 5974 18" draw:points="0,18 5974,18 5974,0 0,0">
          <text:p/>
        </draw:polygon>
        <draw:polygon draw:style-name="gr2" draw:text-style-name="P3" draw:layer="layout" svg:width="0.016cm" svg:height="1.12cm" svg:x="11.739cm" svg:y="9.372cm" svg:viewBox="0 0 17 1121" draw:points="0,1121 17,1121 17,0 0,0">
          <text:p/>
        </draw:polygon>
        <draw:polygon draw:style-name="gr2" draw:text-style-name="P3" draw:layer="layout" svg:width="0.017cm" svg:height="1.12cm" svg:x="13.085cm" svg:y="9.372cm" svg:viewBox="0 0 18 1121" draw:points="0,1121 18,1121 18,0 0,0">
          <text:p/>
        </draw:polygon>
        <draw:polygon draw:style-name="gr2" draw:text-style-name="P3" draw:layer="layout" svg:width="0.017cm" svg:height="1.12cm" svg:x="15.322cm" svg:y="9.372cm" svg:viewBox="0 0 18 1121" draw:points="0,1121 18,1121 18,0 0,0">
          <text:p/>
        </draw:polygon>
        <draw:polygon draw:style-name="gr2" draw:text-style-name="P3" draw:layer="layout" svg:width="0.017cm" svg:height="1.12cm" svg:x="19.041cm" svg:y="9.372cm" svg:viewBox="0 0 18 1121" draw:points="0,1121 18,1121 18,0 0,0">
          <text:p/>
        </draw:polygon>
        <draw:frame draw:style-name="gr1" draw:text-style-name="P2" draw:layer="layout" svg:width="1.098cm" svg:height="0.471cm" svg:x="15.522cm" svg:y="9.385cm">
          <draw:text-box>
            <text:p text:style-name="P1"><text:span text:style-name="T1">0C4C </text:span></text:p>
          </draw:text-box>
        </draw:frame>
        <draw:frame draw:style-name="gr1" draw:text-style-name="P2" draw:layer="layout" svg:width="0.531cm" svg:height="0.471cm" svg:x="11.938cm" svg:y="10.522cm">
          <draw:text-box>
            <text:p text:style-name="P1"><text:span text:style-name="T1">63 </text:span></text:p>
          </draw:text-box>
        </draw:frame>
        <draw:frame draw:style-name="gr3" draw:text-style-name="P4" draw:layer="layout" svg:width="0.624cm" svg:height="0.653cm" svg:x="13.919cm" svg:y="10.446cm">
          <draw:text-box>
            <text:p text:style-name="P1"><text:span text:style-name="T2">Ö </text:span></text:p>
          </draw:text-box>
        </draw:frame>
        <draw:polygon draw:style-name="gr2" draw:text-style-name="P3" draw:layer="layout" svg:width="0.016cm" svg:height="0.017cm" svg:x="11.739cm" svg:y="10.492cm" svg:viewBox="0 0 17 18" draw:points="0,18 17,18 17,0 0,0">
          <text:p/>
        </draw:polygon>
        <draw:polygon draw:style-name="gr2" draw:text-style-name="P3" draw:layer="layout" svg:width="1.33cm" svg:height="0.017cm" svg:x="11.755cm" svg:y="10.492cm" svg:viewBox="0 0 1331 18" draw:points="0,0 1331,0 1331,18 0,18">
          <text:p/>
        </draw:polygon>
        <draw:polygon draw:style-name="gr2" draw:text-style-name="P3" draw:layer="layout" svg:width="5.973cm" svg:height="0.017cm" svg:x="13.085cm" svg:y="10.492cm" svg:viewBox="0 0 5974 18" draw:points="0,18 5974,18 5974,0 0,0">
          <text:p/>
        </draw:polygon>
        <draw:polygon draw:style-name="gr2" draw:text-style-name="P3" draw:layer="layout" svg:width="0.016cm" svg:height="1.119cm" svg:x="11.739cm" svg:y="10.509cm" svg:viewBox="0 0 17 1120" draw:points="0,1120 17,1120 17,0 0,0">
          <text:p/>
        </draw:polygon>
        <draw:polygon draw:style-name="gr2" draw:text-style-name="P3" draw:layer="layout" svg:width="0.017cm" svg:height="1.119cm" svg:x="13.085cm" svg:y="10.509cm" svg:viewBox="0 0 18 1120" draw:points="0,1120 18,1120 18,0 0,0">
          <text:p/>
        </draw:polygon>
        <draw:polygon draw:style-name="gr2" draw:text-style-name="P3" draw:layer="layout" svg:width="0.017cm" svg:height="1.119cm" svg:x="15.322cm" svg:y="10.509cm" svg:viewBox="0 0 18 1120" draw:points="0,1120 18,1120 18,0 0,0">
          <text:p/>
        </draw:polygon>
        <draw:polygon draw:style-name="gr2" draw:text-style-name="P3" draw:layer="layout" svg:width="0.017cm" svg:height="1.119cm" svg:x="19.041cm" svg:y="10.509cm" svg:viewBox="0 0 18 1120" draw:points="0,1120 18,1120 18,0 0,0">
          <text:p/>
        </draw:polygon>
        <draw:frame draw:style-name="gr1" draw:text-style-name="P2" draw:layer="layout" svg:width="0.743cm" svg:height="0.471cm" svg:x="15.522cm" svg:y="10.522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11.938cm" svg:y="11.658cm">
          <draw:text-box>
            <text:p text:style-name="P1"><text:span text:style-name="T1">64 </text:span></text:p>
          </draw:text-box>
        </draw:frame>
        <draw:frame draw:style-name="gr5" draw:text-style-name="P6" draw:layer="layout" svg:width="0.492cm" svg:height="0.581cm" svg:x="13.284cm" svg:y="11.84cm">
          <draw:text-box>
            <text:p text:style-name="P1"><text:span text:style-name="T3"><text:s text:c="3"/></text:span></text:p>
          </draw:text-box>
        </draw:frame>
        <draw:frame draw:style-name="gr5" draw:text-style-name="P6" draw:layer="layout" svg:width="0.492cm" svg:height="0.581cm" svg:x="14.26cm" svg:y="11.84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0.016cm" svg:height="0.017cm" svg:x="11.739cm" svg:y="11.628cm" svg:viewBox="0 0 17 18" draw:points="0,18 17,18 17,0 0,0">
          <text:p/>
        </draw:polygon>
        <draw:polygon draw:style-name="gr2" draw:text-style-name="P3" draw:layer="layout" svg:width="1.33cm" svg:height="0.017cm" svg:x="11.755cm" svg:y="11.628cm" svg:viewBox="0 0 1331 18" draw:points="0,0 1331,0 1331,18 0,18">
          <text:p/>
        </draw:polygon>
        <draw:polygon draw:style-name="gr2" draw:text-style-name="P3" draw:layer="layout" svg:width="5.973cm" svg:height="0.017cm" svg:x="13.085cm" svg:y="11.628cm" svg:viewBox="0 0 5974 18" draw:points="0,18 5974,18 5974,0 0,0">
          <text:p/>
        </draw:polygon>
        <draw:polygon draw:style-name="gr2" draw:text-style-name="P3" draw:layer="layout" svg:width="0.016cm" svg:height="0.98cm" svg:x="11.739cm" svg:y="11.645cm" svg:viewBox="0 0 17 981" draw:points="0,981 17,981 17,0 0,0">
          <text:p/>
        </draw:polygon>
        <draw:polygon draw:style-name="gr2" draw:text-style-name="P3" draw:layer="layout" svg:width="0.017cm" svg:height="0.98cm" svg:x="13.085cm" svg:y="11.645cm" svg:viewBox="0 0 18 981" draw:points="0,981 18,981 18,0 0,0">
          <text:p/>
        </draw:polygon>
        <draw:polygon draw:style-name="gr2" draw:text-style-name="P3" draw:layer="layout" svg:width="0.017cm" svg:height="0.98cm" svg:x="15.322cm" svg:y="11.645cm" svg:viewBox="0 0 18 981" draw:points="0,981 18,981 18,0 0,0">
          <text:p/>
        </draw:polygon>
        <draw:polygon draw:style-name="gr2" draw:text-style-name="P3" draw:layer="layout" svg:width="0.017cm" svg:height="0.98cm" svg:x="19.041cm" svg:y="11.645cm" svg:viewBox="0 0 18 981" draw:points="0,981 18,981 18,0 0,0">
          <text:p/>
        </draw:polygon>
        <draw:frame draw:style-name="gr1" draw:text-style-name="P2" draw:layer="layout" svg:width="0.743cm" svg:height="0.471cm" svg:x="15.522cm" svg:y="11.658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11.938cm" svg:y="12.655cm">
          <draw:text-box>
            <text:p text:style-name="P1"><text:span text:style-name="T1">65 </text:span></text:p>
          </draw:text-box>
        </draw:frame>
        <draw:frame draw:style-name="gr3" draw:text-style-name="P4" draw:layer="layout" svg:width="0.564cm" svg:height="0.653cm" svg:x="13.284cm" svg:y="12.863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564cm" svg:height="0.653cm" svg:x="14.37cm" svg:y="12.863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0.016cm" svg:height="0.017cm" svg:x="11.739cm" svg:y="12.625cm" svg:viewBox="0 0 17 18" draw:points="0,18 17,18 17,0 0,0">
          <text:p/>
        </draw:polygon>
        <draw:polygon draw:style-name="gr2" draw:text-style-name="P3" draw:layer="layout" svg:width="1.33cm" svg:height="0.017cm" svg:x="11.755cm" svg:y="12.625cm" svg:viewBox="0 0 1331 18" draw:points="0,0 1331,0 1331,18 0,18">
          <text:p/>
        </draw:polygon>
        <draw:polygon draw:style-name="gr2" draw:text-style-name="P3" draw:layer="layout" svg:width="5.973cm" svg:height="0.017cm" svg:x="13.085cm" svg:y="12.625cm" svg:viewBox="0 0 5974 18" draw:points="0,18 5974,18 5974,0 0,0">
          <text:p/>
        </draw:polygon>
        <draw:polygon draw:style-name="gr2" draw:text-style-name="P3" draw:layer="layout" svg:width="0.016cm" svg:height="1.118cm" svg:x="11.739cm" svg:y="12.642cm" svg:viewBox="0 0 17 1119" draw:points="0,1119 17,1119 17,0 0,0">
          <text:p/>
        </draw:polygon>
        <draw:polygon draw:style-name="gr2" draw:text-style-name="P3" draw:layer="layout" svg:width="0.017cm" svg:height="1.118cm" svg:x="13.085cm" svg:y="12.642cm" svg:viewBox="0 0 18 1119" draw:points="0,1119 18,1119 18,0 0,0">
          <text:p/>
        </draw:polygon>
        <draw:polygon draw:style-name="gr2" draw:text-style-name="P3" draw:layer="layout" svg:width="0.017cm" svg:height="1.118cm" svg:x="15.322cm" svg:y="12.642cm" svg:viewBox="0 0 18 1119" draw:points="0,1119 18,1119 18,0 0,0">
          <text:p/>
        </draw:polygon>
        <draw:polygon draw:style-name="gr2" draw:text-style-name="P3" draw:layer="layout" svg:width="0.017cm" svg:height="1.118cm" svg:x="19.041cm" svg:y="12.642cm" svg:viewBox="0 0 18 1119" draw:points="0,1119 18,1119 18,0 0,0">
          <text:p/>
        </draw:polygon>
        <draw:frame draw:style-name="gr1" draw:text-style-name="P2" draw:layer="layout" svg:width="0.743cm" svg:height="0.471cm" svg:x="15.522cm" svg:y="12.655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11.938cm" svg:y="13.79cm">
          <draw:text-box>
            <text:p text:style-name="P1"><text:span text:style-name="T1">66 </text:span></text:p>
          </draw:text-box>
        </draw:frame>
        <draw:frame draw:style-name="gr3" draw:text-style-name="P4" draw:layer="layout" svg:width="0.564cm" svg:height="0.653cm" svg:x="14.288cm" svg:y="13.998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0.016cm" svg:height="0.017cm" svg:x="11.739cm" svg:y="13.76cm" svg:viewBox="0 0 17 18" draw:points="0,18 17,18 17,0 0,0">
          <text:p/>
        </draw:polygon>
        <draw:polygon draw:style-name="gr2" draw:text-style-name="P3" draw:layer="layout" svg:width="1.33cm" svg:height="0.017cm" svg:x="11.755cm" svg:y="13.76cm" svg:viewBox="0 0 1331 18" draw:points="0,0 1331,0 1331,18 0,18">
          <text:p/>
        </draw:polygon>
        <draw:polygon draw:style-name="gr2" draw:text-style-name="P3" draw:layer="layout" svg:width="5.973cm" svg:height="0.017cm" svg:x="13.085cm" svg:y="13.76cm" svg:viewBox="0 0 5974 18" draw:points="0,18 5974,18 5974,0 0,0">
          <text:p/>
        </draw:polygon>
        <draw:polygon draw:style-name="gr2" draw:text-style-name="P3" draw:layer="layout" svg:width="0.016cm" svg:height="1.12cm" svg:x="11.739cm" svg:y="13.777cm" svg:viewBox="0 0 17 1121" draw:points="0,1121 17,1121 17,0 0,0">
          <text:p/>
        </draw:polygon>
        <draw:polygon draw:style-name="gr2" draw:text-style-name="P3" draw:layer="layout" svg:width="0.017cm" svg:height="1.12cm" svg:x="13.085cm" svg:y="13.777cm" svg:viewBox="0 0 18 1121" draw:points="0,1121 18,1121 18,0 0,0">
          <text:p/>
        </draw:polygon>
        <draw:polygon draw:style-name="gr2" draw:text-style-name="P3" draw:layer="layout" svg:width="0.017cm" svg:height="1.12cm" svg:x="15.322cm" svg:y="13.777cm" svg:viewBox="0 0 18 1121" draw:points="0,1121 18,1121 18,0 0,0">
          <text:p/>
        </draw:polygon>
        <draw:polygon draw:style-name="gr2" draw:text-style-name="P3" draw:layer="layout" svg:width="0.017cm" svg:height="1.12cm" svg:x="19.041cm" svg:y="13.777cm" svg:viewBox="0 0 18 1121" draw:points="0,1121 18,1121 18,0 0,0">
          <text:p/>
        </draw:polygon>
        <draw:frame draw:style-name="gr1" draw:text-style-name="P2" draw:layer="layout" svg:width="0.743cm" svg:height="0.471cm" svg:x="15.522cm" svg:y="13.79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11.938cm" svg:y="14.926cm">
          <draw:text-box>
            <text:p text:style-name="P1"><text:span text:style-name="T1">67 </text:span></text:p>
          </draw:text-box>
        </draw:frame>
        <draw:frame draw:style-name="gr3" draw:text-style-name="P4" draw:layer="layout" svg:width="0.564cm" svg:height="0.653cm" svg:x="14.294cm" svg:y="15.135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0.016cm" svg:height="0.017cm" svg:x="11.739cm" svg:y="14.897cm" svg:viewBox="0 0 17 18" draw:points="0,18 17,18 17,0 0,0">
          <text:p/>
        </draw:polygon>
        <draw:polygon draw:style-name="gr2" draw:text-style-name="P3" draw:layer="layout" svg:width="1.33cm" svg:height="0.017cm" svg:x="11.755cm" svg:y="14.897cm" svg:viewBox="0 0 1331 18" draw:points="0,0 1331,0 1331,18 0,18">
          <text:p/>
        </draw:polygon>
        <draw:polygon draw:style-name="gr2" draw:text-style-name="P3" draw:layer="layout" svg:width="5.973cm" svg:height="0.017cm" svg:x="13.085cm" svg:y="14.897cm" svg:viewBox="0 0 5974 18" draw:points="0,18 5974,18 5974,0 0,0">
          <text:p/>
        </draw:polygon>
        <draw:polygon draw:style-name="gr2" draw:text-style-name="P3" draw:layer="layout" svg:width="0.016cm" svg:height="1.119cm" svg:x="11.739cm" svg:y="14.914cm" svg:viewBox="0 0 17 1120" draw:points="0,1120 17,1120 17,0 0,0">
          <text:p/>
        </draw:polygon>
        <draw:polygon draw:style-name="gr2" draw:text-style-name="P3" draw:layer="layout" svg:width="0.017cm" svg:height="1.119cm" svg:x="13.085cm" svg:y="14.914cm" svg:viewBox="0 0 18 1120" draw:points="0,1120 18,1120 18,0 0,0">
          <text:p/>
        </draw:polygon>
        <draw:polygon draw:style-name="gr2" draw:text-style-name="P3" draw:layer="layout" svg:width="0.017cm" svg:height="1.119cm" svg:x="15.322cm" svg:y="14.914cm" svg:viewBox="0 0 18 1120" draw:points="0,1120 18,1120 18,0 0,0">
          <text:p/>
        </draw:polygon>
        <draw:polygon draw:style-name="gr2" draw:text-style-name="P3" draw:layer="layout" svg:width="0.017cm" svg:height="1.119cm" svg:x="19.041cm" svg:y="14.914cm" svg:viewBox="0 0 18 1120" draw:points="0,1120 18,1120 18,0 0,0">
          <text:p/>
        </draw:polygon>
        <draw:frame draw:style-name="gr1" draw:text-style-name="P2" draw:layer="layout" svg:width="0.743cm" svg:height="0.471cm" svg:x="15.522cm" svg:y="14.926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11.938cm" svg:y="16.063cm">
          <draw:text-box>
            <text:p text:style-name="P1"><text:span text:style-name="T1">68 </text:span></text:p>
          </draw:text-box>
        </draw:frame>
        <draw:frame draw:style-name="gr3" draw:text-style-name="P4" draw:layer="layout" svg:width="0.564cm" svg:height="0.653cm" svg:x="13.284cm" svg:y="16.271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564cm" svg:height="0.653cm" svg:x="14.37cm" svg:y="16.271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0.016cm" svg:height="0.017cm" svg:x="11.739cm" svg:y="16.033cm" svg:viewBox="0 0 17 18" draw:points="0,18 17,18 17,0 0,0">
          <text:p/>
        </draw:polygon>
        <draw:polygon draw:style-name="gr2" draw:text-style-name="P3" draw:layer="layout" svg:width="1.33cm" svg:height="0.017cm" svg:x="11.755cm" svg:y="16.033cm" svg:viewBox="0 0 1331 18" draw:points="0,0 1331,0 1331,18 0,18">
          <text:p/>
        </draw:polygon>
        <draw:polygon draw:style-name="gr2" draw:text-style-name="P3" draw:layer="layout" svg:width="5.973cm" svg:height="0.017cm" svg:x="13.085cm" svg:y="16.033cm" svg:viewBox="0 0 5974 18" draw:points="0,18 5974,18 5974,0 0,0">
          <text:p/>
        </draw:polygon>
        <draw:polygon draw:style-name="gr2" draw:text-style-name="P3" draw:layer="layout" svg:width="0.016cm" svg:height="1.12cm" svg:x="11.739cm" svg:y="16.05cm" svg:viewBox="0 0 17 1121" draw:points="0,1121 17,1121 17,0 0,0">
          <text:p/>
        </draw:polygon>
        <draw:polygon draw:style-name="gr2" draw:text-style-name="P3" draw:layer="layout" svg:width="0.017cm" svg:height="1.12cm" svg:x="13.085cm" svg:y="16.05cm" svg:viewBox="0 0 18 1121" draw:points="0,1121 18,1121 18,0 0,0">
          <text:p/>
        </draw:polygon>
        <draw:polygon draw:style-name="gr2" draw:text-style-name="P3" draw:layer="layout" svg:width="0.017cm" svg:height="1.12cm" svg:x="15.322cm" svg:y="16.05cm" svg:viewBox="0 0 18 1121" draw:points="0,1121 18,1121 18,0 0,0">
          <text:p/>
        </draw:polygon>
        <draw:polygon draw:style-name="gr2" draw:text-style-name="P3" draw:layer="layout" svg:width="0.017cm" svg:height="1.12cm" svg:x="19.041cm" svg:y="16.05cm" svg:viewBox="0 0 18 1121" draw:points="0,1121 18,1121 18,0 0,0">
          <text:p/>
        </draw:polygon>
        <draw:frame draw:style-name="gr1" draw:text-style-name="P2" draw:layer="layout" svg:width="0.743cm" svg:height="0.471cm" svg:x="15.522cm" svg:y="16.063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11.938cm" svg:y="17.2cm">
          <draw:text-box>
            <text:p text:style-name="P1"><text:span text:style-name="T1">69 </text:span></text:p>
          </draw:text-box>
        </draw:frame>
        <draw:frame draw:style-name="gr3" draw:text-style-name="P4" draw:layer="layout" svg:width="0.564cm" svg:height="0.653cm" svg:x="14.3cm" svg:y="17.408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0.016cm" svg:height="0.017cm" svg:x="11.739cm" svg:y="17.17cm" svg:viewBox="0 0 17 18" draw:points="0,18 17,18 17,0 0,0">
          <text:p/>
        </draw:polygon>
        <draw:polygon draw:style-name="gr2" draw:text-style-name="P3" draw:layer="layout" svg:width="1.33cm" svg:height="0.017cm" svg:x="11.755cm" svg:y="17.17cm" svg:viewBox="0 0 1331 18" draw:points="0,0 1331,0 1331,18 0,18">
          <text:p/>
        </draw:polygon>
        <draw:polygon draw:style-name="gr2" draw:text-style-name="P3" draw:layer="layout" svg:width="5.973cm" svg:height="0.017cm" svg:x="13.085cm" svg:y="17.17cm" svg:viewBox="0 0 5974 18" draw:points="0,18 5974,18 5974,0 0,0">
          <text:p/>
        </draw:polygon>
        <draw:polygon draw:style-name="gr2" draw:text-style-name="P3" draw:layer="layout" svg:width="0.016cm" svg:height="1.117cm" svg:x="11.739cm" svg:y="17.187cm" svg:viewBox="0 0 17 1118" draw:points="0,1118 17,1118 17,0 0,0">
          <text:p/>
        </draw:polygon>
        <draw:polygon draw:style-name="gr2" draw:text-style-name="P3" draw:layer="layout" svg:width="0.017cm" svg:height="1.117cm" svg:x="13.085cm" svg:y="17.187cm" svg:viewBox="0 0 18 1118" draw:points="0,1118 18,1118 18,0 0,0">
          <text:p/>
        </draw:polygon>
        <draw:polygon draw:style-name="gr2" draw:text-style-name="P3" draw:layer="layout" svg:width="0.017cm" svg:height="1.117cm" svg:x="15.322cm" svg:y="17.187cm" svg:viewBox="0 0 18 1118" draw:points="0,1118 18,1118 18,0 0,0">
          <text:p/>
        </draw:polygon>
        <draw:polygon draw:style-name="gr2" draw:text-style-name="P3" draw:layer="layout" svg:width="0.017cm" svg:height="1.117cm" svg:x="19.041cm" svg:y="17.187cm" svg:viewBox="0 0 18 1118" draw:points="0,1118 18,1118 18,0 0,0">
          <text:p/>
        </draw:polygon>
        <draw:frame draw:style-name="gr1" draw:text-style-name="P2" draw:layer="layout" svg:width="0.743cm" svg:height="0.471cm" svg:x="15.522cm" svg:y="17.2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11.938cm" svg:y="18.334cm">
          <draw:text-box>
            <text:p text:style-name="P1"><text:span text:style-name="T1">70 </text:span></text:p>
          </draw:text-box>
        </draw:frame>
        <draw:frame draw:style-name="gr3" draw:text-style-name="P4" draw:layer="layout" svg:width="0.564cm" svg:height="0.653cm" svg:x="14.288cm" svg:y="18.542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0.016cm" svg:height="0.017cm" svg:x="11.739cm" svg:y="18.304cm" svg:viewBox="0 0 17 18" draw:points="0,18 17,18 17,0 0,0">
          <text:p/>
        </draw:polygon>
        <draw:polygon draw:style-name="gr2" draw:text-style-name="P3" draw:layer="layout" svg:width="1.33cm" svg:height="0.017cm" svg:x="11.755cm" svg:y="18.304cm" svg:viewBox="0 0 1331 18" draw:points="0,0 1331,0 1331,18 0,18">
          <text:p/>
        </draw:polygon>
        <draw:polygon draw:style-name="gr2" draw:text-style-name="P3" draw:layer="layout" svg:width="5.973cm" svg:height="0.017cm" svg:x="13.085cm" svg:y="18.304cm" svg:viewBox="0 0 5974 18" draw:points="0,18 5974,18 5974,0 0,0">
          <text:p/>
        </draw:polygon>
        <draw:polygon draw:style-name="gr2" draw:text-style-name="P3" draw:layer="layout" svg:width="0.016cm" svg:height="1.12cm" svg:x="11.739cm" svg:y="18.321cm" svg:viewBox="0 0 17 1121" draw:points="0,1121 17,1121 17,0 0,0">
          <text:p/>
        </draw:polygon>
        <draw:polygon draw:style-name="gr2" draw:text-style-name="P3" draw:layer="layout" svg:width="0.017cm" svg:height="1.12cm" svg:x="13.085cm" svg:y="18.321cm" svg:viewBox="0 0 18 1121" draw:points="0,1121 18,1121 18,0 0,0">
          <text:p/>
        </draw:polygon>
        <draw:polygon draw:style-name="gr2" draw:text-style-name="P3" draw:layer="layout" svg:width="0.017cm" svg:height="1.12cm" svg:x="15.322cm" svg:y="18.321cm" svg:viewBox="0 0 18 1121" draw:points="0,1121 18,1121 18,0 0,0">
          <text:p/>
        </draw:polygon>
        <draw:polygon draw:style-name="gr2" draw:text-style-name="P3" draw:layer="layout" svg:width="0.017cm" svg:height="1.12cm" svg:x="19.041cm" svg:y="18.321cm" svg:viewBox="0 0 18 1121" draw:points="0,1121 18,1121 18,0 0,0">
          <text:p/>
        </draw:polygon>
        <draw:frame draw:style-name="gr1" draw:text-style-name="P2" draw:layer="layout" svg:width="0.743cm" svg:height="0.471cm" svg:x="15.522cm" svg:y="18.334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11.938cm" svg:y="19.471cm">
          <draw:text-box>
            <text:p text:style-name="P1"><text:span text:style-name="T1">71 </text:span></text:p>
          </draw:text-box>
        </draw:frame>
        <draw:frame draw:style-name="gr3" draw:text-style-name="P4" draw:layer="layout" svg:width="0.564cm" svg:height="0.653cm" svg:x="14.349cm" svg:y="19.679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0.016cm" svg:height="0.017cm" svg:x="11.739cm" svg:y="19.441cm" svg:viewBox="0 0 17 18" draw:points="0,18 17,18 17,0 0,0">
          <text:p/>
        </draw:polygon>
        <draw:polygon draw:style-name="gr2" draw:text-style-name="P3" draw:layer="layout" svg:width="1.33cm" svg:height="0.017cm" svg:x="11.755cm" svg:y="19.441cm" svg:viewBox="0 0 1331 18" draw:points="0,0 1331,0 1331,18 0,18">
          <text:p/>
        </draw:polygon>
        <draw:polygon draw:style-name="gr2" draw:text-style-name="P3" draw:layer="layout" svg:width="5.973cm" svg:height="0.017cm" svg:x="13.085cm" svg:y="19.441cm" svg:viewBox="0 0 5974 18" draw:points="0,18 5974,18 5974,0 0,0">
          <text:p/>
        </draw:polygon>
        <draw:polygon draw:style-name="gr2" draw:text-style-name="P3" draw:layer="layout" svg:width="0.016cm" svg:height="1.12cm" svg:x="11.739cm" svg:y="19.458cm" svg:viewBox="0 0 17 1121" draw:points="0,1121 17,1121 17,0 0,0">
          <text:p/>
        </draw:polygon>
        <draw:polygon draw:style-name="gr2" draw:text-style-name="P3" draw:layer="layout" svg:width="0.017cm" svg:height="1.12cm" svg:x="13.085cm" svg:y="19.458cm" svg:viewBox="0 0 18 1121" draw:points="0,1121 18,1121 18,0 0,0">
          <text:p/>
        </draw:polygon>
        <draw:polygon draw:style-name="gr2" draw:text-style-name="P3" draw:layer="layout" svg:width="0.017cm" svg:height="1.12cm" svg:x="15.322cm" svg:y="19.458cm" svg:viewBox="0 0 18 1121" draw:points="0,1121 18,1121 18,0 0,0">
          <text:p/>
        </draw:polygon>
        <draw:polygon draw:style-name="gr2" draw:text-style-name="P3" draw:layer="layout" svg:width="0.017cm" svg:height="1.12cm" svg:x="19.041cm" svg:y="19.458cm" svg:viewBox="0 0 18 1121" draw:points="0,1121 18,1121 18,0 0,0">
          <text:p/>
        </draw:polygon>
        <draw:frame draw:style-name="gr1" draw:text-style-name="P2" draw:layer="layout" svg:width="0.743cm" svg:height="0.471cm" svg:x="15.522cm" svg:y="19.471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11.938cm" svg:y="20.607cm">
          <draw:text-box>
            <text:p text:style-name="P1"><text:span text:style-name="T1">72 </text:span></text:p>
          </draw:text-box>
        </draw:frame>
        <draw:frame draw:style-name="gr3" draw:text-style-name="P4" draw:layer="layout" svg:width="0.564cm" svg:height="0.653cm" svg:x="14.288cm" svg:y="20.816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0.016cm" svg:height="0.017cm" svg:x="11.739cm" svg:y="20.578cm" svg:viewBox="0 0 17 18" draw:points="0,18 17,18 17,0 0,0">
          <text:p/>
        </draw:polygon>
        <draw:polygon draw:style-name="gr2" draw:text-style-name="P3" draw:layer="layout" svg:width="1.33cm" svg:height="0.017cm" svg:x="11.755cm" svg:y="20.578cm" svg:viewBox="0 0 1331 18" draw:points="0,0 1331,0 1331,18 0,18">
          <text:p/>
        </draw:polygon>
        <draw:polygon draw:style-name="gr2" draw:text-style-name="P3" draw:layer="layout" svg:width="5.973cm" svg:height="0.017cm" svg:x="13.085cm" svg:y="20.578cm" svg:viewBox="0 0 5974 18" draw:points="0,18 5974,18 5974,0 0,0">
          <text:p/>
        </draw:polygon>
        <draw:polygon draw:style-name="gr2" draw:text-style-name="P3" draw:layer="layout" svg:width="0.016cm" svg:height="1.117cm" svg:x="11.739cm" svg:y="20.595cm" svg:viewBox="0 0 17 1118" draw:points="0,1118 17,1118 17,0 0,0">
          <text:p/>
        </draw:polygon>
        <draw:polygon draw:style-name="gr2" draw:text-style-name="P3" draw:layer="layout" svg:width="0.017cm" svg:height="1.117cm" svg:x="13.085cm" svg:y="20.595cm" svg:viewBox="0 0 18 1118" draw:points="0,1118 18,1118 18,0 0,0">
          <text:p/>
        </draw:polygon>
        <draw:polygon draw:style-name="gr2" draw:text-style-name="P3" draw:layer="layout" svg:width="0.017cm" svg:height="1.117cm" svg:x="15.322cm" svg:y="20.595cm" svg:viewBox="0 0 18 1118" draw:points="0,1118 18,1118 18,0 0,0">
          <text:p/>
        </draw:polygon>
        <draw:polygon draw:style-name="gr2" draw:text-style-name="P3" draw:layer="layout" svg:width="0.017cm" svg:height="1.117cm" svg:x="19.041cm" svg:y="20.595cm" svg:viewBox="0 0 18 1118" draw:points="0,1118 18,1118 18,0 0,0">
          <text:p/>
        </draw:polygon>
        <draw:frame draw:style-name="gr1" draw:text-style-name="P2" draw:layer="layout" svg:width="0.743cm" svg:height="0.471cm" svg:x="15.522cm" svg:y="20.607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11.938cm" svg:y="21.742cm">
          <draw:text-box>
            <text:p text:style-name="P1"><text:span text:style-name="T1">73 </text:span></text:p>
          </draw:text-box>
        </draw:frame>
        <draw:frame draw:style-name="gr3" draw:text-style-name="P4" draw:layer="layout" svg:width="0.564cm" svg:height="0.653cm" svg:x="14.393cm" svg:y="21.95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0.016cm" svg:height="0.017cm" svg:x="11.739cm" svg:y="21.712cm" svg:viewBox="0 0 17 18" draw:points="0,18 17,18 17,0 0,0">
          <text:p/>
        </draw:polygon>
        <draw:polygon draw:style-name="gr2" draw:text-style-name="P3" draw:layer="layout" svg:width="1.33cm" svg:height="0.017cm" svg:x="11.755cm" svg:y="21.712cm" svg:viewBox="0 0 1331 18" draw:points="0,0 1331,0 1331,18 0,18">
          <text:p/>
        </draw:polygon>
        <draw:polygon draw:style-name="gr2" draw:text-style-name="P3" draw:layer="layout" svg:width="5.973cm" svg:height="0.017cm" svg:x="13.085cm" svg:y="21.712cm" svg:viewBox="0 0 5974 18" draw:points="0,18 5974,18 5974,0 0,0">
          <text:p/>
        </draw:polygon>
        <draw:polygon draw:style-name="gr2" draw:text-style-name="P3" draw:layer="layout" svg:width="0.016cm" svg:height="1.12cm" svg:x="11.739cm" svg:y="21.729cm" svg:viewBox="0 0 17 1121" draw:points="0,1121 17,1121 17,0 0,0">
          <text:p/>
        </draw:polygon>
        <draw:polygon draw:style-name="gr2" draw:text-style-name="P3" draw:layer="layout" svg:width="0.017cm" svg:height="1.12cm" svg:x="13.085cm" svg:y="21.729cm" svg:viewBox="0 0 18 1121" draw:points="0,1121 18,1121 18,0 0,0">
          <text:p/>
        </draw:polygon>
        <draw:polygon draw:style-name="gr2" draw:text-style-name="P3" draw:layer="layout" svg:width="0.017cm" svg:height="1.12cm" svg:x="15.322cm" svg:y="21.729cm" svg:viewBox="0 0 18 1121" draw:points="0,1121 18,1121 18,0 0,0">
          <text:p/>
        </draw:polygon>
        <draw:polygon draw:style-name="gr2" draw:text-style-name="P3" draw:layer="layout" svg:width="0.017cm" svg:height="1.12cm" svg:x="19.041cm" svg:y="21.729cm" svg:viewBox="0 0 18 1121" draw:points="0,1121 18,1121 18,0 0,0">
          <text:p/>
        </draw:polygon>
        <draw:frame draw:style-name="gr1" draw:text-style-name="P2" draw:layer="layout" svg:width="0.743cm" svg:height="0.471cm" svg:x="15.522cm" svg:y="21.742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11.938cm" svg:y="22.879cm">
          <draw:text-box>
            <text:p text:style-name="P1"><text:span text:style-name="T1">74 </text:span></text:p>
          </draw:text-box>
        </draw:frame>
        <draw:frame draw:style-name="gr3" draw:text-style-name="P4" draw:layer="layout" svg:width="0.564cm" svg:height="0.653cm" svg:x="14.288cm" svg:y="23.087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0.016cm" svg:height="0.017cm" svg:x="11.739cm" svg:y="22.849cm" svg:viewBox="0 0 17 18" draw:points="0,18 17,18 17,0 0,0">
          <text:p/>
        </draw:polygon>
        <draw:polygon draw:style-name="gr2" draw:text-style-name="P3" draw:layer="layout" svg:width="1.33cm" svg:height="0.017cm" svg:x="11.755cm" svg:y="22.849cm" svg:viewBox="0 0 1331 18" draw:points="0,0 1331,0 1331,18 0,18">
          <text:p/>
        </draw:polygon>
        <draw:polygon draw:style-name="gr2" draw:text-style-name="P3" draw:layer="layout" svg:width="5.973cm" svg:height="0.017cm" svg:x="13.085cm" svg:y="22.849cm" svg:viewBox="0 0 5974 18" draw:points="0,18 5974,18 5974,0 0,0">
          <text:p/>
        </draw:polygon>
        <draw:polygon draw:style-name="gr2" draw:text-style-name="P3" draw:layer="layout" svg:width="0.016cm" svg:height="1.12cm" svg:x="11.739cm" svg:y="22.866cm" svg:viewBox="0 0 17 1121" draw:points="0,1121 17,1121 17,0 0,0">
          <text:p/>
        </draw:polygon>
        <draw:polygon draw:style-name="gr2" draw:text-style-name="P3" draw:layer="layout" svg:width="0.017cm" svg:height="1.12cm" svg:x="13.085cm" svg:y="22.866cm" svg:viewBox="0 0 18 1121" draw:points="0,1121 18,1121 18,0 0,0">
          <text:p/>
        </draw:polygon>
        <draw:polygon draw:style-name="gr2" draw:text-style-name="P3" draw:layer="layout" svg:width="0.017cm" svg:height="1.12cm" svg:x="15.322cm" svg:y="22.866cm" svg:viewBox="0 0 18 1121" draw:points="0,1121 18,1121 18,0 0,0">
          <text:p/>
        </draw:polygon>
        <draw:polygon draw:style-name="gr2" draw:text-style-name="P3" draw:layer="layout" svg:width="0.017cm" svg:height="1.12cm" svg:x="19.041cm" svg:y="22.866cm" svg:viewBox="0 0 18 1121" draw:points="0,1121 18,1121 18,0 0,0">
          <text:p/>
        </draw:polygon>
        <draw:frame draw:style-name="gr1" draw:text-style-name="P2" draw:layer="layout" svg:width="0.743cm" svg:height="0.471cm" svg:x="15.522cm" svg:y="22.879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11.938cm" svg:y="24.015cm">
          <draw:text-box>
            <text:p text:style-name="P1"><text:span text:style-name="T1">75 </text:span></text:p>
          </draw:text-box>
        </draw:frame>
        <draw:frame draw:style-name="gr3" draw:text-style-name="P4" draw:layer="layout" svg:width="0.564cm" svg:height="0.653cm" svg:x="14.288cm" svg:y="24.22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48cm" svg:height="0.448cm" svg:x="13.652cm" svg:y="2.644cm">
          <draw:image xlink:href="Pictures/100000000000001100000011B5265907B6BE8B34.png" xlink:type="simple" xlink:show="embed" xlink:actuate="onLoad">
            <text:p/>
          </draw:image>
        </draw:frame>
        <draw:frame draw:style-name="gr4" draw:text-style-name="P5" draw:layer="layout" svg:width="0.448cm" svg:height="0.448cm" svg:x="13.652cm" svg:y="3.935cm">
          <draw:image xlink:href="Pictures/100000000000001100000011B5265907B6BE8B34.png" xlink:type="simple" xlink:show="embed" xlink:actuate="onLoad">
            <text:p/>
          </draw:image>
        </draw:frame>
        <draw:frame draw:style-name="gr4" draw:text-style-name="P5" draw:layer="layout" svg:width="0.448cm" svg:height="0.448cm" svg:x="13.652cm" svg:y="5.131cm">
          <draw:image xlink:href="Pictures/100000000000001100000011B5265907B6BE8B34.png" xlink:type="simple" xlink:show="embed" xlink:actuate="onLoad">
            <text:p/>
          </draw:image>
        </draw:frame>
        <draw:frame draw:style-name="gr4" draw:text-style-name="P5" draw:layer="layout" svg:width="0.448cm" svg:height="0.448cm" svg:x="13.652cm" svg:y="5.977cm">
          <draw:image xlink:href="Pictures/100000000000001100000011B5265907B6BE8B34.png" xlink:type="simple" xlink:show="embed" xlink:actuate="onLoad">
            <text:p/>
          </draw:image>
        </draw:frame>
        <draw:frame draw:style-name="gr4" draw:text-style-name="P5" draw:layer="layout" svg:width="0.448cm" svg:height="0.448cm" svg:x="13.652cm" svg:y="7.341cm">
          <draw:image xlink:href="Pictures/100000000000001100000011B5265907B6BE8B34.png" xlink:type="simple" xlink:show="embed" xlink:actuate="onLoad">
            <text:p/>
          </draw:image>
        </draw:frame>
        <draw:frame draw:style-name="gr4" draw:text-style-name="P5" draw:layer="layout" svg:width="0.448cm" svg:height="0.448cm" svg:x="13.652cm" svg:y="8.556cm">
          <draw:image xlink:href="Pictures/100000000000001100000011B5265907B6BE8B34.png" xlink:type="simple" xlink:show="embed" xlink:actuate="onLoad">
            <text:p/>
          </draw:image>
        </draw:frame>
        <draw:frame draw:style-name="gr4" draw:text-style-name="P5" draw:layer="layout" svg:width="0.448cm" svg:height="0.448cm" svg:x="13.652cm" svg:y="9.728cm">
          <draw:image xlink:href="Pictures/100000000000001100000011B5265907B6BE8B34.png" xlink:type="simple" xlink:show="embed" xlink:actuate="onLoad">
            <text:p/>
          </draw:image>
        </draw:frame>
        <draw:frame draw:style-name="gr4" draw:text-style-name="P5" draw:layer="layout" svg:width="0.463cm" svg:height="0.355cm" svg:x="13.809cm" svg:y="11.955cm">
          <draw:image xlink:href="Pictures/100000000000001E0000002006D474A3534A662A.png" xlink:type="simple" xlink:show="embed" xlink:actuate="onLoad">
            <text:p/>
          </draw:image>
        </draw:frame>
        <draw:frame draw:style-name="gr4" draw:text-style-name="P5" draw:layer="layout" svg:width="0.698cm" svg:height="0.333cm" svg:x="13.684cm" svg:y="13.066cm">
          <draw:image xlink:href="Pictures/100000000000003300000019694053879E4B0C0C.png" xlink:type="simple" xlink:show="embed" xlink:actuate="onLoad">
            <text:p/>
          </draw:image>
        </draw:frame>
        <draw:frame draw:style-name="gr4" draw:text-style-name="P5" draw:layer="layout" svg:width="0.367cm" svg:height="0.723cm" svg:x="13.919cm" svg:y="13.799cm">
          <draw:image xlink:href="Pictures/100000000000001C00000036D1B00C7D37773403.png" xlink:type="simple" xlink:show="embed" xlink:actuate="onLoad">
            <text:p/>
          </draw:image>
        </draw:frame>
        <draw:frame draw:style-name="gr4" draw:text-style-name="P5" draw:layer="layout" svg:width="0.384cm" svg:height="0.704cm" svg:x="13.919cm" svg:y="14.967cm">
          <draw:image xlink:href="Pictures/100000000000002200000041236E63CEA98CCE23.png" xlink:type="simple" xlink:show="embed" xlink:actuate="onLoad">
            <text:p/>
          </draw:image>
        </draw:frame>
        <draw:frame draw:style-name="gr4" draw:text-style-name="P5" draw:layer="layout" svg:width="0.711cm" svg:height="0.344cm" svg:x="13.684cm" svg:y="16.463cm">
          <draw:image xlink:href="Pictures/100000000000002A000000152225CA9C83380ED7.png" xlink:type="simple" xlink:show="embed" xlink:actuate="onLoad">
            <text:p/>
          </draw:image>
        </draw:frame>
        <draw:frame draw:style-name="gr4" draw:text-style-name="P5" draw:layer="layout" svg:width="0.38cm" svg:height="0.405cm" svg:x="13.919cm" svg:y="17.526cm">
          <draw:image xlink:href="Pictures/100000000000001C00000011A3C7B83A2F7A7C2B.png" xlink:type="simple" xlink:show="embed" xlink:actuate="onLoad">
            <text:p/>
          </draw:image>
        </draw:frame>
        <draw:frame draw:style-name="gr4" draw:text-style-name="P5" draw:layer="layout" svg:width="0.38cm" svg:height="0.418cm" svg:x="13.919cm" svg:y="18.663cm">
          <draw:image xlink:href="Pictures/100000000000001D00000023A9DD7610DA716539.png" xlink:type="simple" xlink:show="embed" xlink:actuate="onLoad">
            <text:p/>
          </draw:image>
        </draw:frame>
        <draw:frame draw:style-name="gr4" draw:text-style-name="P5" draw:layer="layout" svg:width="0.439cm" svg:height="0.325cm" svg:x="13.919cm" svg:y="19.89cm">
          <draw:image xlink:href="Pictures/10000000000000250000001F75ADF2BC04C8A136.png" xlink:type="simple" xlink:show="embed" xlink:actuate="onLoad">
            <text:p/>
          </draw:image>
        </draw:frame>
        <draw:frame draw:style-name="gr4" draw:text-style-name="P5" draw:layer="layout" svg:width="0.557cm" svg:height="0.391cm" svg:x="5.63cm" svg:y="19.958cm">
          <draw:image xlink:href="Pictures/100000000000002100000018173F810ABCF308EA.png" xlink:type="simple" xlink:show="embed" xlink:actuate="onLoad">
            <text:p/>
          </draw:image>
        </draw:frame>
        <draw:frame draw:style-name="gr4" draw:text-style-name="P5" draw:layer="layout" svg:width="0.388cm" svg:height="0.336cm" svg:x="13.919cm" svg:y="21.014cm">
          <draw:image xlink:href="Pictures/100000000000001700000014DCACBFE779CDDFA7.png" xlink:type="simple" xlink:show="embed" xlink:actuate="onLoad">
            <text:p/>
          </draw:image>
        </draw:frame>
        <draw:frame draw:style-name="gr4" draw:text-style-name="P5" draw:layer="layout" svg:width="0.448cm" svg:height="0.448cm" svg:x="5.556cm" svg:y="21.059cm">
          <draw:image xlink:href="Pictures/100000000000001100000011B5265907B6BE8B34.png" xlink:type="simple" xlink:show="embed" xlink:actuate="onLoad">
            <text:p/>
          </draw:image>
        </draw:frame>
        <draw:frame draw:style-name="gr4" draw:text-style-name="P5" draw:layer="layout" svg:width="0.482cm" svg:height="0.327cm" svg:x="13.919cm" svg:y="22.161cm">
          <draw:image xlink:href="Pictures/10000000000000370000001C6B2B08B3301601B4.png" xlink:type="simple" xlink:show="embed" xlink:actuate="onLoad">
            <text:p/>
          </draw:image>
        </draw:frame>
        <draw:frame draw:style-name="gr4" draw:text-style-name="P5" draw:layer="layout" svg:width="0.448cm" svg:height="0.448cm" svg:x="5.584cm" svg:y="22.168cm">
          <draw:image xlink:href="Pictures/100000000000001100000011B5265907B6BE8B34.png" xlink:type="simple" xlink:show="embed" xlink:actuate="onLoad">
            <text:p/>
          </draw:image>
        </draw:frame>
        <draw:frame draw:style-name="gr4" draw:text-style-name="P5" draw:layer="layout" svg:width="0.378cm" svg:height="0.374cm" svg:x="13.919cm" svg:y="23.249cm">
          <draw:image xlink:href="Pictures/100000000000002200000021190AA7C548F821CD.png" xlink:type="simple" xlink:show="embed" xlink:actuate="onLoad">
            <text:p/>
          </draw:image>
        </draw:frame>
        <draw:frame draw:style-name="gr4" draw:text-style-name="P5" draw:layer="layout" svg:width="0.448cm" svg:height="0.448cm" svg:x="5.531cm" svg:y="23.254cm">
          <draw:image xlink:href="Pictures/100000000000001100000011B5265907B6BE8B34.png" xlink:type="simple" xlink:show="embed" xlink:actuate="onLoad">
            <text:p/>
          </draw:image>
        </draw:frame>
        <draw:polygon draw:style-name="gr2" draw:text-style-name="P3" draw:layer="layout" svg:width="0.016cm" svg:height="0.017cm" svg:x="11.739cm" svg:y="23.986cm" svg:viewBox="0 0 17 18" draw:points="0,18 17,18 17,0 0,0">
          <text:p/>
        </draw:polygon>
        <draw:polygon draw:style-name="gr2" draw:text-style-name="P3" draw:layer="layout" svg:width="1.33cm" svg:height="0.017cm" svg:x="11.755cm" svg:y="23.986cm" svg:viewBox="0 0 1331 18" draw:points="0,0 1331,0 1331,18 0,18">
          <text:p/>
        </draw:polygon>
        <draw:polygon draw:style-name="gr2" draw:text-style-name="P3" draw:layer="layout" svg:width="5.973cm" svg:height="0.017cm" svg:x="13.085cm" svg:y="23.986cm" svg:viewBox="0 0 5974 18" draw:points="0,18 5974,18 5974,0 0,0">
          <text:p/>
        </draw:polygon>
        <draw:polygon draw:style-name="gr2" draw:text-style-name="P3" draw:layer="layout" svg:width="0.016cm" svg:height="1.136cm" svg:x="11.739cm" svg:y="24.003cm" svg:viewBox="0 0 17 1137" draw:points="0,1137 17,1137 17,0 0,0">
          <text:p/>
        </draw:polygon>
        <draw:polygon draw:style-name="gr2" draw:text-style-name="P3" draw:layer="layout" svg:width="0.016cm" svg:height="0.017cm" svg:x="11.739cm" svg:y="25.122cm" svg:viewBox="0 0 17 18" draw:points="0,18 17,18 17,0 0,0">
          <text:p/>
        </draw:polygon>
        <draw:polygon draw:style-name="gr2" draw:text-style-name="P3" draw:layer="layout" svg:width="1.33cm" svg:height="0.017cm" svg:x="11.755cm" svg:y="25.122cm" svg:viewBox="0 0 1331 18" draw:points="0,0 1331,0 1331,18 0,18">
          <text:p/>
        </draw:polygon>
        <draw:polygon draw:style-name="gr2" draw:text-style-name="P3" draw:layer="layout" svg:width="0.017cm" svg:height="1.136cm" svg:x="13.085cm" svg:y="24.003cm" svg:viewBox="0 0 18 1137" draw:points="0,1137 18,1137 18,0 0,0">
          <text:p/>
        </draw:polygon>
        <draw:polygon draw:style-name="gr2" draw:text-style-name="P3" draw:layer="layout" svg:width="2.22cm" svg:height="0.017cm" svg:x="13.102cm" svg:y="25.122cm" svg:viewBox="0 0 2221 18" draw:points="0,18 2221,18 2221,0 0,0">
          <text:p/>
        </draw:polygon>
        <draw:polygon draw:style-name="gr2" draw:text-style-name="P3" draw:layer="layout" svg:width="0.017cm" svg:height="1.136cm" svg:x="15.322cm" svg:y="24.003cm" svg:viewBox="0 0 18 1137" draw:points="0,1137 18,1137 18,0 0,0">
          <text:p/>
        </draw:polygon>
        <draw:polygon draw:style-name="gr2" draw:text-style-name="P3" draw:layer="layout" svg:width="3.702cm" svg:height="0.017cm" svg:x="15.339cm" svg:y="25.122cm" svg:viewBox="0 0 3703 18" draw:points="0,18 3703,18 3703,0 0,0">
          <text:p/>
        </draw:polygon>
        <draw:polygon draw:style-name="gr2" draw:text-style-name="P3" draw:layer="layout" svg:width="0.017cm" svg:height="1.136cm" svg:x="19.041cm" svg:y="24.003cm" svg:viewBox="0 0 18 1137" draw:points="0,1137 18,1137 18,0 0,0">
          <text:p/>
        </draw:polygon>
        <draw:polygon draw:style-name="gr2" draw:text-style-name="P3" draw:layer="layout" svg:width="0.017cm" svg:height="0.017cm" svg:x="19.041cm" svg:y="25.122cm" svg:viewBox="0 0 18 18" draw:points="0,18 18,18 18,0 0,0">
          <text:p/>
        </draw:polygon>
        <draw:frame draw:style-name="gr4" draw:text-style-name="P5" draw:layer="layout" svg:width="0.448cm" svg:height="0.448cm" svg:x="5.397cm" svg:y="24.208cm">
          <draw:image xlink:href="Pictures/100000000000001100000011B5265907B6BE8B34.png" xlink:type="simple" xlink:show="embed" xlink:actuate="onLoad">
            <text:p/>
          </draw:image>
        </draw:frame>
        <draw:frame draw:style-name="gr4" draw:text-style-name="P5" draw:layer="layout" svg:width="0.388cm" svg:height="0.376cm" svg:x="13.919cm" svg:y="24.382cm">
          <draw:image xlink:href="Pictures/1000000000000017000000179B8E3A346E634602.png" xlink:type="simple" xlink:show="embed" xlink:actuate="onLoad">
            <text:p/>
          </draw:image>
        </draw:frame>
        <draw:frame draw:style-name="gr1" draw:text-style-name="P2" draw:layer="layout" svg:width="0.743cm" svg:height="0.471cm" svg:x="15.522cm" svg:y="24.015cm">
          <draw:text-box>
            <text:p text:style-name="P1"><text:span text:style-name="T1">…</text:span><text:span text:style-name="T1">.. </text:span></text:p>
          </draw:text-box>
        </draw:frame>
      </draw:page>
      <draw:page draw:name="page3" draw:style-name="dp1" draw:master-page-name="master-page47">
        <draw:frame draw:style-name="gr1" draw:text-style-name="P2" draw:layer="layout" svg:width="0.531cm" svg:height="0.471cm" svg:x="3.683cm" svg:y="2.569cm">
          <draw:text-box>
            <text:p text:style-name="P1"><text:span text:style-name="T1">76 </text:span></text:p>
          </draw:text-box>
        </draw:frame>
        <draw:frame draw:style-name="gr3" draw:text-style-name="P4" draw:layer="layout" svg:width="0.564cm" svg:height="0.653cm" svg:x="6.033cm" svg:y="2.778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0.016cm" svg:height="0.016cm" svg:x="3.484cm" svg:y="2.54cm" svg:viewBox="0 0 17 17" draw:points="0,17 17,17 17,0 0,0">
          <text:p/>
        </draw:polygon>
        <draw:polygon draw:style-name="gr2" draw:text-style-name="P3" draw:layer="layout" svg:width="7.319cm" svg:height="0.016cm" svg:x="3.484cm" svg:y="2.54cm" svg:viewBox="0 0 7320 17" draw:points="0,17 7320,17 7320,0 0,0">
          <text:p/>
        </draw:polygon>
        <draw:polygon draw:style-name="gr2" draw:text-style-name="P3" draw:layer="layout" svg:width="0.017cm" svg:height="0.016cm" svg:x="10.786cm" svg:y="2.54cm" svg:viewBox="0 0 18 17" draw:points="0,17 18,17 18,0 0,0">
          <text:p/>
        </draw:polygon>
        <draw:polygon draw:style-name="gr2" draw:text-style-name="P3" draw:layer="layout" svg:width="0.016cm" svg:height="1.12cm" svg:x="3.484cm" svg:y="2.556cm" svg:viewBox="0 0 17 1121" draw:points="0,1121 17,1121 17,0 0,0">
          <text:p/>
        </draw:polygon>
        <draw:polygon draw:style-name="gr2" draw:text-style-name="P3" draw:layer="layout" svg:width="0.017cm" svg:height="1.12cm" svg:x="4.83cm" svg:y="2.556cm" svg:viewBox="0 0 18 1121" draw:points="0,1121 18,1121 18,0 0,0">
          <text:p/>
        </draw:polygon>
        <draw:polygon draw:style-name="gr2" draw:text-style-name="P3" draw:layer="layout" svg:width="0.017cm" svg:height="1.12cm" svg:x="7.067cm" svg:y="2.556cm" svg:viewBox="0 0 18 1121" draw:points="0,1121 18,1121 18,0 0,0">
          <text:p/>
        </draw:polygon>
        <draw:polygon draw:style-name="gr2" draw:text-style-name="P3" draw:layer="layout" svg:width="0.017cm" svg:height="1.12cm" svg:x="10.786cm" svg:y="2.556cm" svg:viewBox="0 0 18 1121" draw:points="0,1121 18,1121 18,0 0,0">
          <text:p/>
        </draw:polygon>
        <draw:frame draw:style-name="gr1" draw:text-style-name="P2" draw:layer="layout" svg:width="0.743cm" svg:height="0.471cm" svg:x="7.267cm" svg:y="2.569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3.683cm" svg:y="3.706cm">
          <draw:text-box>
            <text:p text:style-name="P1"><text:span text:style-name="T1">77 </text:span></text:p>
          </draw:text-box>
        </draw:frame>
        <draw:frame draw:style-name="gr3" draw:text-style-name="P4" draw:layer="layout" svg:width="0.705cm" svg:height="0.653cm" svg:x="5.664cm" svg:y="3.631cm">
          <draw:text-box>
            <text:p text:style-name="P1"><text:span text:style-name="T2"><text:s/></text:span><text:span text:style-name="T2">é </text:span></text:p>
          </draw:text-box>
        </draw:frame>
        <draw:polygon draw:style-name="gr2" draw:text-style-name="P3" draw:layer="layout" svg:width="7.319cm" svg:height="0.017cm" svg:x="3.484cm" svg:y="3.676cm" svg:viewBox="0 0 7320 18" draw:points="0,18 7320,18 7320,0 0,0">
          <text:p/>
        </draw:polygon>
        <draw:polygon draw:style-name="gr2" draw:text-style-name="P3" draw:layer="layout" svg:width="0.016cm" svg:height="1.118cm" svg:x="3.484cm" svg:y="3.693cm" svg:viewBox="0 0 17 1119" draw:points="0,1119 17,1119 17,0 0,0">
          <text:p/>
        </draw:polygon>
        <draw:polygon draw:style-name="gr2" draw:text-style-name="P3" draw:layer="layout" svg:width="0.017cm" svg:height="1.118cm" svg:x="4.83cm" svg:y="3.693cm" svg:viewBox="0 0 18 1119" draw:points="0,1119 18,1119 18,0 0,0">
          <text:p/>
        </draw:polygon>
        <draw:polygon draw:style-name="gr2" draw:text-style-name="P3" draw:layer="layout" svg:width="0.017cm" svg:height="1.118cm" svg:x="7.067cm" svg:y="3.693cm" svg:viewBox="0 0 18 1119" draw:points="0,1119 18,1119 18,0 0,0">
          <text:p/>
        </draw:polygon>
        <draw:polygon draw:style-name="gr2" draw:text-style-name="P3" draw:layer="layout" svg:width="0.017cm" svg:height="1.118cm" svg:x="10.786cm" svg:y="3.693cm" svg:viewBox="0 0 18 1119" draw:points="0,1119 18,1119 18,0 0,0">
          <text:p/>
        </draw:polygon>
        <draw:frame draw:style-name="gr1" draw:text-style-name="P2" draw:layer="layout" svg:width="0.743cm" svg:height="0.471cm" svg:x="7.267cm" svg:y="3.706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3.683cm" svg:y="4.84cm">
          <draw:text-box>
            <text:p text:style-name="P1"><text:span text:style-name="T1">78 </text:span></text:p>
          </draw:text-box>
        </draw:frame>
        <draw:frame draw:style-name="gr3" draw:text-style-name="P4" draw:layer="layout" svg:width="0.564cm" svg:height="0.653cm" svg:x="5.664cm" svg:y="4.765cm">
          <draw:text-box>
            <text:p text:style-name="P1"><text:span text:style-name="T2">ê </text:span></text:p>
          </draw:text-box>
        </draw:frame>
        <draw:polygon draw:style-name="gr2" draw:text-style-name="P3" draw:layer="layout" svg:width="7.319cm" svg:height="0.017cm" svg:x="3.484cm" svg:y="4.811cm" svg:viewBox="0 0 7320 18" draw:points="0,18 7320,18 7320,0 0,0">
          <text:p/>
        </draw:polygon>
        <draw:polygon draw:style-name="gr2" draw:text-style-name="P3" draw:layer="layout" svg:width="0.016cm" svg:height="1.119cm" svg:x="3.484cm" svg:y="4.828cm" svg:viewBox="0 0 17 1120" draw:points="0,1120 17,1120 17,0 0,0">
          <text:p/>
        </draw:polygon>
        <draw:polygon draw:style-name="gr2" draw:text-style-name="P3" draw:layer="layout" svg:width="0.017cm" svg:height="1.119cm" svg:x="4.83cm" svg:y="4.828cm" svg:viewBox="0 0 18 1120" draw:points="0,1120 18,1120 18,0 0,0">
          <text:p/>
        </draw:polygon>
        <draw:polygon draw:style-name="gr2" draw:text-style-name="P3" draw:layer="layout" svg:width="0.017cm" svg:height="1.119cm" svg:x="7.067cm" svg:y="4.828cm" svg:viewBox="0 0 18 1120" draw:points="0,1120 18,1120 18,0 0,0">
          <text:p/>
        </draw:polygon>
        <draw:polygon draw:style-name="gr2" draw:text-style-name="P3" draw:layer="layout" svg:width="0.017cm" svg:height="1.119cm" svg:x="10.786cm" svg:y="4.828cm" svg:viewBox="0 0 18 1120" draw:points="0,1120 18,1120 18,0 0,0">
          <text:p/>
        </draw:polygon>
        <draw:frame draw:style-name="gr1" draw:text-style-name="P2" draw:layer="layout" svg:width="0.743cm" svg:height="0.471cm" svg:x="7.267cm" svg:y="4.84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3.683cm" svg:y="5.977cm">
          <draw:text-box>
            <text:p text:style-name="P1"><text:span text:style-name="T1">79 </text:span></text:p>
          </draw:text-box>
        </draw:frame>
        <draw:frame draw:style-name="gr3" draw:text-style-name="P4" draw:layer="layout" svg:width="0.564cm" svg:height="0.653cm" svg:x="5.664cm" svg:y="5.902cm">
          <draw:text-box>
            <text:p text:style-name="P1"><text:span text:style-name="T2">ë </text:span></text:p>
          </draw:text-box>
        </draw:frame>
        <draw:polygon draw:style-name="gr2" draw:text-style-name="P3" draw:layer="layout" svg:width="7.319cm" svg:height="0.017cm" svg:x="3.484cm" svg:y="5.947cm" svg:viewBox="0 0 7320 18" draw:points="0,18 7320,18 7320,0 0,0">
          <text:p/>
        </draw:polygon>
        <draw:polygon draw:style-name="gr2" draw:text-style-name="P3" draw:layer="layout" svg:width="0.016cm" svg:height="1.12cm" svg:x="3.484cm" svg:y="5.964cm" svg:viewBox="0 0 17 1121" draw:points="0,1121 17,1121 17,0 0,0">
          <text:p/>
        </draw:polygon>
        <draw:polygon draw:style-name="gr2" draw:text-style-name="P3" draw:layer="layout" svg:width="0.017cm" svg:height="1.12cm" svg:x="4.83cm" svg:y="5.964cm" svg:viewBox="0 0 18 1121" draw:points="0,1121 18,1121 18,0 0,0">
          <text:p/>
        </draw:polygon>
        <draw:polygon draw:style-name="gr2" draw:text-style-name="P3" draw:layer="layout" svg:width="0.017cm" svg:height="1.12cm" svg:x="7.067cm" svg:y="5.964cm" svg:viewBox="0 0 18 1121" draw:points="0,1121 18,1121 18,0 0,0">
          <text:p/>
        </draw:polygon>
        <draw:polygon draw:style-name="gr2" draw:text-style-name="P3" draw:layer="layout" svg:width="0.017cm" svg:height="1.12cm" svg:x="10.786cm" svg:y="5.964cm" svg:viewBox="0 0 18 1121" draw:points="0,1121 18,1121 18,0 0,0">
          <text:p/>
        </draw:polygon>
        <draw:frame draw:style-name="gr1" draw:text-style-name="P2" draw:layer="layout" svg:width="0.743cm" svg:height="0.471cm" svg:x="7.267cm" svg:y="5.977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3.683cm" svg:y="7.114cm">
          <draw:text-box>
            <text:p text:style-name="P1"><text:span text:style-name="T1">80 </text:span></text:p>
          </draw:text-box>
        </draw:frame>
        <draw:frame draw:style-name="gr3" draw:text-style-name="P4" draw:layer="layout" svg:width="0.564cm" svg:height="0.653cm" svg:x="5.664cm" svg:y="7.038cm">
          <draw:text-box>
            <text:p text:style-name="P1"><text:span text:style-name="T2">ì </text:span></text:p>
          </draw:text-box>
        </draw:frame>
        <draw:polygon draw:style-name="gr2" draw:text-style-name="P3" draw:layer="layout" svg:width="7.319cm" svg:height="0.017cm" svg:x="3.484cm" svg:y="7.084cm" svg:viewBox="0 0 7320 18" draw:points="0,18 7320,18 7320,0 0,0">
          <text:p/>
        </draw:polygon>
        <draw:polygon draw:style-name="gr2" draw:text-style-name="P3" draw:layer="layout" svg:width="0.016cm" svg:height="1.12cm" svg:x="3.484cm" svg:y="7.101cm" svg:viewBox="0 0 17 1121" draw:points="0,1121 17,1121 17,0 0,0">
          <text:p/>
        </draw:polygon>
        <draw:polygon draw:style-name="gr2" draw:text-style-name="P3" draw:layer="layout" svg:width="0.017cm" svg:height="1.12cm" svg:x="4.83cm" svg:y="7.101cm" svg:viewBox="0 0 18 1121" draw:points="0,1121 18,1121 18,0 0,0">
          <text:p/>
        </draw:polygon>
        <draw:polygon draw:style-name="gr2" draw:text-style-name="P3" draw:layer="layout" svg:width="0.017cm" svg:height="1.12cm" svg:x="7.067cm" svg:y="7.101cm" svg:viewBox="0 0 18 1121" draw:points="0,1121 18,1121 18,0 0,0">
          <text:p/>
        </draw:polygon>
        <draw:polygon draw:style-name="gr2" draw:text-style-name="P3" draw:layer="layout" svg:width="0.017cm" svg:height="1.12cm" svg:x="10.786cm" svg:y="7.101cm" svg:viewBox="0 0 18 1121" draw:points="0,1121 18,1121 18,0 0,0">
          <text:p/>
        </draw:polygon>
        <draw:frame draw:style-name="gr1" draw:text-style-name="P2" draw:layer="layout" svg:width="0.743cm" svg:height="0.471cm" svg:x="7.267cm" svg:y="7.114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3.683cm" svg:y="8.25cm">
          <draw:text-box>
            <text:p text:style-name="P1"><text:span text:style-name="T1">81 </text:span></text:p>
          </draw:text-box>
        </draw:frame>
        <draw:frame draw:style-name="gr3" draw:text-style-name="P4" draw:layer="layout" svg:width="0.564cm" svg:height="0.653cm" svg:x="5.664cm" svg:y="8.175cm">
          <draw:text-box>
            <text:p text:style-name="P1"><text:span text:style-name="T2">í </text:span></text:p>
          </draw:text-box>
        </draw:frame>
        <draw:polygon draw:style-name="gr2" draw:text-style-name="P3" draw:layer="layout" svg:width="7.319cm" svg:height="0.017cm" svg:x="3.484cm" svg:y="8.221cm" svg:viewBox="0 0 7320 18" draw:points="0,18 7320,18 7320,0 0,0">
          <text:p/>
        </draw:polygon>
        <draw:polygon draw:style-name="gr2" draw:text-style-name="P3" draw:layer="layout" svg:width="0.016cm" svg:height="1.117cm" svg:x="3.484cm" svg:y="8.238cm" svg:viewBox="0 0 17 1118" draw:points="0,1118 17,1118 17,0 0,0">
          <text:p/>
        </draw:polygon>
        <draw:polygon draw:style-name="gr2" draw:text-style-name="P3" draw:layer="layout" svg:width="0.017cm" svg:height="1.117cm" svg:x="4.83cm" svg:y="8.238cm" svg:viewBox="0 0 18 1118" draw:points="0,1118 18,1118 18,0 0,0">
          <text:p/>
        </draw:polygon>
        <draw:polygon draw:style-name="gr2" draw:text-style-name="P3" draw:layer="layout" svg:width="0.017cm" svg:height="1.117cm" svg:x="7.067cm" svg:y="8.238cm" svg:viewBox="0 0 18 1118" draw:points="0,1118 18,1118 18,0 0,0">
          <text:p/>
        </draw:polygon>
        <draw:polygon draw:style-name="gr2" draw:text-style-name="P3" draw:layer="layout" svg:width="0.017cm" svg:height="1.117cm" svg:x="10.786cm" svg:y="8.238cm" svg:viewBox="0 0 18 1118" draw:points="0,1118 18,1118 18,0 0,0">
          <text:p/>
        </draw:polygon>
        <draw:frame draw:style-name="gr1" draw:text-style-name="P2" draw:layer="layout" svg:width="0.743cm" svg:height="0.471cm" svg:x="7.267cm" svg:y="8.25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3.683cm" svg:y="9.385cm">
          <draw:text-box>
            <text:p text:style-name="P1"><text:span text:style-name="T1">82 </text:span></text:p>
          </draw:text-box>
        </draw:frame>
        <draw:frame draw:style-name="gr3" draw:text-style-name="P4" draw:layer="layout" svg:width="0.564cm" svg:height="0.653cm" svg:x="5.664cm" svg:y="9.31cm">
          <draw:text-box>
            <text:p text:style-name="P1"><text:span text:style-name="T2">î </text:span></text:p>
          </draw:text-box>
        </draw:frame>
        <draw:polygon draw:style-name="gr2" draw:text-style-name="P3" draw:layer="layout" svg:width="7.319cm" svg:height="0.017cm" svg:x="3.484cm" svg:y="9.355cm" svg:viewBox="0 0 7320 18" draw:points="0,18 7320,18 7320,0 0,0">
          <text:p/>
        </draw:polygon>
        <draw:polygon draw:style-name="gr2" draw:text-style-name="P3" draw:layer="layout" svg:width="0.016cm" svg:height="1.12cm" svg:x="3.484cm" svg:y="9.372cm" svg:viewBox="0 0 17 1121" draw:points="0,1121 17,1121 17,0 0,0">
          <text:p/>
        </draw:polygon>
        <draw:polygon draw:style-name="gr2" draw:text-style-name="P3" draw:layer="layout" svg:width="0.017cm" svg:height="1.12cm" svg:x="4.83cm" svg:y="9.372cm" svg:viewBox="0 0 18 1121" draw:points="0,1121 18,1121 18,0 0,0">
          <text:p/>
        </draw:polygon>
        <draw:polygon draw:style-name="gr2" draw:text-style-name="P3" draw:layer="layout" svg:width="0.017cm" svg:height="1.12cm" svg:x="7.067cm" svg:y="9.372cm" svg:viewBox="0 0 18 1121" draw:points="0,1121 18,1121 18,0 0,0">
          <text:p/>
        </draw:polygon>
        <draw:polygon draw:style-name="gr2" draw:text-style-name="P3" draw:layer="layout" svg:width="0.017cm" svg:height="1.12cm" svg:x="10.786cm" svg:y="9.372cm" svg:viewBox="0 0 18 1121" draw:points="0,1121 18,1121 18,0 0,0">
          <text:p/>
        </draw:polygon>
        <draw:frame draw:style-name="gr1" draw:text-style-name="P2" draw:layer="layout" svg:width="0.743cm" svg:height="0.471cm" svg:x="7.267cm" svg:y="9.385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3.683cm" svg:y="10.522cm">
          <draw:text-box>
            <text:p text:style-name="P1"><text:span text:style-name="T1">83 </text:span></text:p>
          </draw:text-box>
        </draw:frame>
        <draw:frame draw:style-name="gr3" draw:text-style-name="P4" draw:layer="layout" svg:width="0.564cm" svg:height="0.653cm" svg:x="5.664cm" svg:y="10.446cm">
          <draw:text-box>
            <text:p text:style-name="P1"><text:span text:style-name="T2">ï </text:span></text:p>
          </draw:text-box>
        </draw:frame>
        <draw:polygon draw:style-name="gr2" draw:text-style-name="P3" draw:layer="layout" svg:width="7.319cm" svg:height="0.017cm" svg:x="3.484cm" svg:y="10.492cm" svg:viewBox="0 0 7320 18" draw:points="0,18 7320,18 7320,0 0,0">
          <text:p/>
        </draw:polygon>
        <draw:polygon draw:style-name="gr2" draw:text-style-name="P3" draw:layer="layout" svg:width="0.016cm" svg:height="1.119cm" svg:x="3.484cm" svg:y="10.509cm" svg:viewBox="0 0 17 1120" draw:points="0,1120 17,1120 17,0 0,0">
          <text:p/>
        </draw:polygon>
        <draw:polygon draw:style-name="gr2" draw:text-style-name="P3" draw:layer="layout" svg:width="0.017cm" svg:height="1.119cm" svg:x="4.83cm" svg:y="10.509cm" svg:viewBox="0 0 18 1120" draw:points="0,1120 18,1120 18,0 0,0">
          <text:p/>
        </draw:polygon>
        <draw:polygon draw:style-name="gr2" draw:text-style-name="P3" draw:layer="layout" svg:width="0.017cm" svg:height="1.119cm" svg:x="7.067cm" svg:y="10.509cm" svg:viewBox="0 0 18 1120" draw:points="0,1120 18,1120 18,0 0,0">
          <text:p/>
        </draw:polygon>
        <draw:polygon draw:style-name="gr2" draw:text-style-name="P3" draw:layer="layout" svg:width="0.017cm" svg:height="1.119cm" svg:x="10.786cm" svg:y="10.509cm" svg:viewBox="0 0 18 1120" draw:points="0,1120 18,1120 18,0 0,0">
          <text:p/>
        </draw:polygon>
        <draw:frame draw:style-name="gr1" draw:text-style-name="P2" draw:layer="layout" svg:width="0.743cm" svg:height="0.471cm" svg:x="7.267cm" svg:y="10.522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3.683cm" svg:y="11.658cm">
          <draw:text-box>
            <text:p text:style-name="P1"><text:span text:style-name="T1">84 </text:span></text:p>
          </draw:text-box>
        </draw:frame>
        <draw:frame draw:style-name="gr3" draw:text-style-name="P4" draw:layer="layout" svg:width="0.564cm" svg:height="0.653cm" svg:x="5.664cm" svg:y="11.583cm">
          <draw:text-box>
            <text:p text:style-name="P1"><text:span text:style-name="T2">ñ </text:span></text:p>
          </draw:text-box>
        </draw:frame>
        <draw:polygon draw:style-name="gr2" draw:text-style-name="P3" draw:layer="layout" svg:width="7.319cm" svg:height="0.017cm" svg:x="3.484cm" svg:y="11.628cm" svg:viewBox="0 0 7320 18" draw:points="0,18 7320,18 7320,0 0,0">
          <text:p/>
        </draw:polygon>
        <draw:polygon draw:style-name="gr2" draw:text-style-name="P3" draw:layer="layout" svg:width="0.016cm" svg:height="1.12cm" svg:x="3.484cm" svg:y="11.645cm" svg:viewBox="0 0 17 1121" draw:points="0,1121 17,1121 17,0 0,0">
          <text:p/>
        </draw:polygon>
        <draw:polygon draw:style-name="gr2" draw:text-style-name="P3" draw:layer="layout" svg:width="0.017cm" svg:height="1.12cm" svg:x="4.83cm" svg:y="11.645cm" svg:viewBox="0 0 18 1121" draw:points="0,1121 18,1121 18,0 0,0">
          <text:p/>
        </draw:polygon>
        <draw:polygon draw:style-name="gr2" draw:text-style-name="P3" draw:layer="layout" svg:width="0.017cm" svg:height="1.12cm" svg:x="7.067cm" svg:y="11.645cm" svg:viewBox="0 0 18 1121" draw:points="0,1121 18,1121 18,0 0,0">
          <text:p/>
        </draw:polygon>
        <draw:polygon draw:style-name="gr2" draw:text-style-name="P3" draw:layer="layout" svg:width="0.017cm" svg:height="1.12cm" svg:x="10.786cm" svg:y="11.645cm" svg:viewBox="0 0 18 1121" draw:points="0,1121 18,1121 18,0 0,0">
          <text:p/>
        </draw:polygon>
        <draw:frame draw:style-name="gr1" draw:text-style-name="P2" draw:layer="layout" svg:width="0.743cm" svg:height="0.471cm" svg:x="7.267cm" svg:y="11.658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3.683cm" svg:y="12.795cm">
          <draw:text-box>
            <text:p text:style-name="P1"><text:span text:style-name="T1">85 </text:span></text:p>
          </draw:text-box>
        </draw:frame>
        <draw:frame draw:style-name="gr3" draw:text-style-name="P4" draw:layer="layout" svg:width="0.564cm" svg:height="0.653cm" svg:x="5.664cm" svg:y="12.72cm">
          <draw:text-box>
            <text:p text:style-name="P1"><text:span text:style-name="T2">ô </text:span></text:p>
          </draw:text-box>
        </draw:frame>
        <draw:polygon draw:style-name="gr2" draw:text-style-name="P3" draw:layer="layout" svg:width="7.319cm" svg:height="0.017cm" svg:x="3.484cm" svg:y="12.765cm" svg:viewBox="0 0 7320 18" draw:points="0,18 7320,18 7320,0 0,0">
          <text:p/>
        </draw:polygon>
        <draw:polygon draw:style-name="gr2" draw:text-style-name="P3" draw:layer="layout" svg:width="0.016cm" svg:height="1.118cm" svg:x="3.484cm" svg:y="12.782cm" svg:viewBox="0 0 17 1119" draw:points="0,1119 17,1119 17,0 0,0">
          <text:p/>
        </draw:polygon>
        <draw:polygon draw:style-name="gr2" draw:text-style-name="P3" draw:layer="layout" svg:width="0.017cm" svg:height="1.118cm" svg:x="4.83cm" svg:y="12.782cm" svg:viewBox="0 0 18 1119" draw:points="0,1119 18,1119 18,0 0,0">
          <text:p/>
        </draw:polygon>
        <draw:polygon draw:style-name="gr2" draw:text-style-name="P3" draw:layer="layout" svg:width="0.017cm" svg:height="1.118cm" svg:x="7.067cm" svg:y="12.782cm" svg:viewBox="0 0 18 1119" draw:points="0,1119 18,1119 18,0 0,0">
          <text:p/>
        </draw:polygon>
        <draw:polygon draw:style-name="gr2" draw:text-style-name="P3" draw:layer="layout" svg:width="0.017cm" svg:height="1.118cm" svg:x="10.786cm" svg:y="12.782cm" svg:viewBox="0 0 18 1119" draw:points="0,1119 18,1119 18,0 0,0">
          <text:p/>
        </draw:polygon>
        <draw:frame draw:style-name="gr1" draw:text-style-name="P2" draw:layer="layout" svg:width="0.743cm" svg:height="0.471cm" svg:x="7.267cm" svg:y="12.795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3.683cm" svg:y="13.929cm">
          <draw:text-box>
            <text:p text:style-name="P1"><text:span text:style-name="T1">86 </text:span></text:p>
          </draw:text-box>
        </draw:frame>
        <draw:frame draw:style-name="gr3" draw:text-style-name="P4" draw:layer="layout" svg:width="0.564cm" svg:height="0.653cm" svg:x="5.664cm" svg:y="13.854cm">
          <draw:text-box>
            <text:p text:style-name="P1"><text:span text:style-name="T2">ö </text:span></text:p>
          </draw:text-box>
        </draw:frame>
        <draw:polygon draw:style-name="gr2" draw:text-style-name="P3" draw:layer="layout" svg:width="7.319cm" svg:height="0.017cm" svg:x="3.484cm" svg:y="13.9cm" svg:viewBox="0 0 7320 18" draw:points="0,18 7320,18 7320,0 0,0">
          <text:p/>
        </draw:polygon>
        <draw:polygon draw:style-name="gr2" draw:text-style-name="P3" draw:layer="layout" svg:width="0.016cm" svg:height="1.119cm" svg:x="3.484cm" svg:y="13.917cm" svg:viewBox="0 0 17 1120" draw:points="0,1120 17,1120 17,0 0,0">
          <text:p/>
        </draw:polygon>
        <draw:polygon draw:style-name="gr2" draw:text-style-name="P3" draw:layer="layout" svg:width="0.017cm" svg:height="1.119cm" svg:x="4.83cm" svg:y="13.917cm" svg:viewBox="0 0 18 1120" draw:points="0,1120 18,1120 18,0 0,0">
          <text:p/>
        </draw:polygon>
        <draw:polygon draw:style-name="gr2" draw:text-style-name="P3" draw:layer="layout" svg:width="0.017cm" svg:height="1.119cm" svg:x="7.067cm" svg:y="13.917cm" svg:viewBox="0 0 18 1120" draw:points="0,1120 18,1120 18,0 0,0">
          <text:p/>
        </draw:polygon>
        <draw:polygon draw:style-name="gr2" draw:text-style-name="P3" draw:layer="layout" svg:width="0.017cm" svg:height="1.119cm" svg:x="10.786cm" svg:y="13.917cm" svg:viewBox="0 0 18 1120" draw:points="0,1120 18,1120 18,0 0,0">
          <text:p/>
        </draw:polygon>
        <draw:frame draw:style-name="gr1" draw:text-style-name="P2" draw:layer="layout" svg:width="0.743cm" svg:height="0.471cm" svg:x="7.267cm" svg:y="13.929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3.683cm" svg:y="15.066cm">
          <draw:text-box>
            <text:p text:style-name="P1"><text:span text:style-name="T1">87 </text:span></text:p>
          </draw:text-box>
        </draw:frame>
        <draw:frame draw:style-name="gr3" draw:text-style-name="P4" draw:layer="layout" svg:width="0.65cm" svg:height="0.653cm" svg:x="5.664cm" svg:y="14.991cm">
          <draw:text-box>
            <text:p text:style-name="P1"><text:span text:style-name="T2">÷ </text:span></text:p>
          </draw:text-box>
        </draw:frame>
        <draw:polygon draw:style-name="gr2" draw:text-style-name="P3" draw:layer="layout" svg:width="7.319cm" svg:height="0.017cm" svg:x="3.484cm" svg:y="15.036cm" svg:viewBox="0 0 7320 18" draw:points="0,18 7320,18 7320,0 0,0">
          <text:p/>
        </draw:polygon>
        <draw:polygon draw:style-name="gr2" draw:text-style-name="P3" draw:layer="layout" svg:width="0.016cm" svg:height="1.12cm" svg:x="3.484cm" svg:y="15.053cm" svg:viewBox="0 0 17 1121" draw:points="0,1121 17,1121 17,0 0,0">
          <text:p/>
        </draw:polygon>
        <draw:polygon draw:style-name="gr2" draw:text-style-name="P3" draw:layer="layout" svg:width="0.017cm" svg:height="1.12cm" svg:x="4.83cm" svg:y="15.053cm" svg:viewBox="0 0 18 1121" draw:points="0,1121 18,1121 18,0 0,0">
          <text:p/>
        </draw:polygon>
        <draw:polygon draw:style-name="gr2" draw:text-style-name="P3" draw:layer="layout" svg:width="0.017cm" svg:height="1.12cm" svg:x="7.067cm" svg:y="15.053cm" svg:viewBox="0 0 18 1121" draw:points="0,1121 18,1121 18,0 0,0">
          <text:p/>
        </draw:polygon>
        <draw:polygon draw:style-name="gr2" draw:text-style-name="P3" draw:layer="layout" svg:width="0.017cm" svg:height="1.12cm" svg:x="10.786cm" svg:y="15.053cm" svg:viewBox="0 0 18 1121" draw:points="0,1121 18,1121 18,0 0,0">
          <text:p/>
        </draw:polygon>
        <draw:frame draw:style-name="gr1" draw:text-style-name="P2" draw:layer="layout" svg:width="0.743cm" svg:height="0.471cm" svg:x="7.267cm" svg:y="15.066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3.683cm" svg:y="16.203cm">
          <draw:text-box>
            <text:p text:style-name="P1"><text:span text:style-name="T1">88 </text:span></text:p>
          </draw:text-box>
        </draw:frame>
        <draw:frame draw:style-name="gr3" draw:text-style-name="P4" draw:layer="layout" svg:width="0.564cm" svg:height="0.653cm" svg:x="6.033cm" svg:y="16.411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7.319cm" svg:height="0.017cm" svg:x="3.484cm" svg:y="16.173cm" svg:viewBox="0 0 7320 18" draw:points="0,18 7320,18 7320,0 0,0">
          <text:p/>
        </draw:polygon>
        <draw:polygon draw:style-name="gr2" draw:text-style-name="P3" draw:layer="layout" svg:width="0.016cm" svg:height="1.12cm" svg:x="3.484cm" svg:y="16.19cm" svg:viewBox="0 0 17 1121" draw:points="0,1121 17,1121 17,0 0,0">
          <text:p/>
        </draw:polygon>
        <draw:polygon draw:style-name="gr2" draw:text-style-name="P3" draw:layer="layout" svg:width="0.017cm" svg:height="1.12cm" svg:x="4.83cm" svg:y="16.19cm" svg:viewBox="0 0 18 1121" draw:points="0,1121 18,1121 18,0 0,0">
          <text:p/>
        </draw:polygon>
        <draw:polygon draw:style-name="gr2" draw:text-style-name="P3" draw:layer="layout" svg:width="0.017cm" svg:height="1.12cm" svg:x="7.067cm" svg:y="16.19cm" svg:viewBox="0 0 18 1121" draw:points="0,1121 18,1121 18,0 0,0">
          <text:p/>
        </draw:polygon>
        <draw:polygon draw:style-name="gr2" draw:text-style-name="P3" draw:layer="layout" svg:width="0.017cm" svg:height="1.12cm" svg:x="10.786cm" svg:y="16.19cm" svg:viewBox="0 0 18 1121" draw:points="0,1121 18,1121 18,0 0,0">
          <text:p/>
        </draw:polygon>
        <draw:frame draw:style-name="gr1" draw:text-style-name="P2" draw:layer="layout" svg:width="0.743cm" svg:height="0.471cm" svg:x="7.267cm" svg:y="16.203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3.683cm" svg:y="17.339cm">
          <draw:text-box>
            <text:p text:style-name="P1"><text:span text:style-name="T1">89 </text:span></text:p>
          </draw:text-box>
        </draw:frame>
        <draw:frame draw:style-name="gr3" draw:text-style-name="P4" draw:layer="layout" svg:width="0.564cm" svg:height="0.653cm" svg:x="6.007cm" svg:y="17.548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7.319cm" svg:height="0.017cm" svg:x="3.484cm" svg:y="17.31cm" svg:viewBox="0 0 7320 18" draw:points="0,18 7320,18 7320,0 0,0">
          <text:p/>
        </draw:polygon>
        <draw:polygon draw:style-name="gr2" draw:text-style-name="P3" draw:layer="layout" svg:width="0.016cm" svg:height="1.117cm" svg:x="3.484cm" svg:y="17.327cm" svg:viewBox="0 0 17 1118" draw:points="0,1118 17,1118 17,0 0,0">
          <text:p/>
        </draw:polygon>
        <draw:polygon draw:style-name="gr2" draw:text-style-name="P3" draw:layer="layout" svg:width="0.017cm" svg:height="1.117cm" svg:x="4.83cm" svg:y="17.327cm" svg:viewBox="0 0 18 1118" draw:points="0,1118 18,1118 18,0 0,0">
          <text:p/>
        </draw:polygon>
        <draw:polygon draw:style-name="gr2" draw:text-style-name="P3" draw:layer="layout" svg:width="0.017cm" svg:height="1.117cm" svg:x="7.067cm" svg:y="17.327cm" svg:viewBox="0 0 18 1118" draw:points="0,1118 18,1118 18,0 0,0">
          <text:p/>
        </draw:polygon>
        <draw:polygon draw:style-name="gr2" draw:text-style-name="P3" draw:layer="layout" svg:width="0.017cm" svg:height="1.117cm" svg:x="10.786cm" svg:y="17.327cm" svg:viewBox="0 0 18 1118" draw:points="0,1118 18,1118 18,0 0,0">
          <text:p/>
        </draw:polygon>
        <draw:frame draw:style-name="gr1" draw:text-style-name="P2" draw:layer="layout" svg:width="0.743cm" svg:height="0.471cm" svg:x="7.267cm" svg:y="17.339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3.683cm" svg:y="18.474cm">
          <draw:text-box>
            <text:p text:style-name="P1"><text:span text:style-name="T1">90 </text:span></text:p>
          </draw:text-box>
        </draw:frame>
        <draw:frame draw:style-name="gr3" draw:text-style-name="P4" draw:layer="layout" svg:width="0.564cm" svg:height="0.653cm" svg:x="6.189cm" svg:y="18.682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7.319cm" svg:height="0.017cm" svg:x="3.484cm" svg:y="18.444cm" svg:viewBox="0 0 7320 18" draw:points="0,18 7320,18 7320,0 0,0">
          <text:p/>
        </draw:polygon>
        <draw:polygon draw:style-name="gr2" draw:text-style-name="P3" draw:layer="layout" svg:width="0.016cm" svg:height="1.12cm" svg:x="3.484cm" svg:y="18.461cm" svg:viewBox="0 0 17 1121" draw:points="0,1121 17,1121 17,0 0,0">
          <text:p/>
        </draw:polygon>
        <draw:polygon draw:style-name="gr2" draw:text-style-name="P3" draw:layer="layout" svg:width="0.017cm" svg:height="1.12cm" svg:x="4.83cm" svg:y="18.461cm" svg:viewBox="0 0 18 1121" draw:points="0,1121 18,1121 18,0 0,0">
          <text:p/>
        </draw:polygon>
        <draw:polygon draw:style-name="gr2" draw:text-style-name="P3" draw:layer="layout" svg:width="0.017cm" svg:height="1.12cm" svg:x="7.067cm" svg:y="18.461cm" svg:viewBox="0 0 18 1121" draw:points="0,1121 18,1121 18,0 0,0">
          <text:p/>
        </draw:polygon>
        <draw:polygon draw:style-name="gr2" draw:text-style-name="P3" draw:layer="layout" svg:width="0.017cm" svg:height="1.12cm" svg:x="10.786cm" svg:y="18.461cm" svg:viewBox="0 0 18 1121" draw:points="0,1121 18,1121 18,0 0,0">
          <text:p/>
        </draw:polygon>
        <draw:frame draw:style-name="gr1" draw:text-style-name="P2" draw:layer="layout" svg:width="0.743cm" svg:height="0.471cm" svg:x="7.267cm" svg:y="18.474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3.683cm" svg:y="19.61cm">
          <draw:text-box>
            <text:p text:style-name="P1"><text:span text:style-name="T1">91 </text:span></text:p>
          </draw:text-box>
        </draw:frame>
        <draw:frame draw:style-name="gr3" draw:text-style-name="P4" draw:layer="layout" svg:width="0.564cm" svg:height="0.653cm" svg:x="5.664cm" svg:y="19.535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7.319cm" svg:height="0.017cm" svg:x="3.484cm" svg:y="19.581cm" svg:viewBox="0 0 7320 18" draw:points="0,18 7320,18 7320,0 0,0">
          <text:p/>
        </draw:polygon>
        <draw:polygon draw:style-name="gr2" draw:text-style-name="P3" draw:layer="layout" svg:width="0.016cm" svg:height="1.119cm" svg:x="3.484cm" svg:y="19.598cm" svg:viewBox="0 0 17 1120" draw:points="0,1120 17,1120 17,0 0,0">
          <text:p/>
        </draw:polygon>
        <draw:polygon draw:style-name="gr2" draw:text-style-name="P3" draw:layer="layout" svg:width="0.017cm" svg:height="1.119cm" svg:x="4.83cm" svg:y="19.598cm" svg:viewBox="0 0 18 1120" draw:points="0,1120 18,1120 18,0 0,0">
          <text:p/>
        </draw:polygon>
        <draw:polygon draw:style-name="gr2" draw:text-style-name="P3" draw:layer="layout" svg:width="0.017cm" svg:height="1.119cm" svg:x="7.067cm" svg:y="19.598cm" svg:viewBox="0 0 18 1120" draw:points="0,1120 18,1120 18,0 0,0">
          <text:p/>
        </draw:polygon>
        <draw:polygon draw:style-name="gr2" draw:text-style-name="P3" draw:layer="layout" svg:width="0.017cm" svg:height="1.119cm" svg:x="10.786cm" svg:y="19.598cm" svg:viewBox="0 0 18 1120" draw:points="0,1120 18,1120 18,0 0,0">
          <text:p/>
        </draw:polygon>
        <draw:frame draw:style-name="gr1" draw:text-style-name="P2" draw:layer="layout" svg:width="0.743cm" svg:height="0.471cm" svg:x="7.267cm" svg:y="19.61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3.683cm" svg:y="20.747cm">
          <draw:text-box>
            <text:p text:style-name="P1"><text:span text:style-name="T1">92 </text:span></text:p>
          </draw:text-box>
        </draw:frame>
        <draw:frame draw:style-name="gr3" draw:text-style-name="P4" draw:layer="layout" svg:width="0.564cm" svg:height="0.653cm" svg:x="6.001cm" svg:y="20.955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7.319cm" svg:height="0.017cm" svg:x="3.484cm" svg:y="20.717cm" svg:viewBox="0 0 7320 18" draw:points="0,18 7320,18 7320,0 0,0">
          <text:p/>
        </draw:polygon>
        <draw:polygon draw:style-name="gr2" draw:text-style-name="P3" draw:layer="layout" svg:width="0.016cm" svg:height="1.118cm" svg:x="3.484cm" svg:y="20.734cm" svg:viewBox="0 0 17 1119" draw:points="0,1119 17,1119 17,0 0,0">
          <text:p/>
        </draw:polygon>
        <draw:polygon draw:style-name="gr2" draw:text-style-name="P3" draw:layer="layout" svg:width="0.017cm" svg:height="1.118cm" svg:x="4.83cm" svg:y="20.734cm" svg:viewBox="0 0 18 1119" draw:points="0,1119 18,1119 18,0 0,0">
          <text:p/>
        </draw:polygon>
        <draw:polygon draw:style-name="gr2" draw:text-style-name="P3" draw:layer="layout" svg:width="0.017cm" svg:height="1.118cm" svg:x="7.067cm" svg:y="20.734cm" svg:viewBox="0 0 18 1119" draw:points="0,1119 18,1119 18,0 0,0">
          <text:p/>
        </draw:polygon>
        <draw:polygon draw:style-name="gr2" draw:text-style-name="P3" draw:layer="layout" svg:width="0.017cm" svg:height="1.118cm" svg:x="10.786cm" svg:y="20.734cm" svg:viewBox="0 0 18 1119" draw:points="0,1119 18,1119 18,0 0,0">
          <text:p/>
        </draw:polygon>
        <draw:frame draw:style-name="gr1" draw:text-style-name="P2" draw:layer="layout" svg:width="0.743cm" svg:height="0.471cm" svg:x="7.267cm" svg:y="20.747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531cm" svg:height="0.471cm" svg:x="3.683cm" svg:y="21.882cm">
          <draw:text-box>
            <text:p text:style-name="P1"><text:span text:style-name="T1">93 </text:span></text:p>
          </draw:text-box>
        </draw:frame>
        <draw:frame draw:style-name="gr3" draw:text-style-name="P4" draw:layer="layout" svg:width="1.103cm" svg:height="0.653cm" svg:x="5.664cm" svg:y="21.806cm">
          <draw:text-box>
            <text:p text:style-name="P1"><text:span text:style-name="T2">¶® </text:span></text:p>
          </draw:text-box>
        </draw:frame>
        <draw:polygon draw:style-name="gr2" draw:text-style-name="P3" draw:layer="layout" svg:width="7.319cm" svg:height="0.017cm" svg:x="3.484cm" svg:y="21.852cm" svg:viewBox="0 0 7320 18" draw:points="0,18 7320,18 7320,0 0,0">
          <text:p/>
        </draw:polygon>
        <draw:polygon draw:style-name="gr2" draw:text-style-name="P3" draw:layer="layout" svg:width="0.016cm" svg:height="1.12cm" svg:x="3.484cm" svg:y="21.869cm" svg:viewBox="0 0 17 1121" draw:points="0,1121 17,1121 17,0 0,0">
          <text:p/>
        </draw:polygon>
        <draw:polygon draw:style-name="gr2" draw:text-style-name="P3" draw:layer="layout" svg:width="0.017cm" svg:height="1.12cm" svg:x="4.83cm" svg:y="21.869cm" svg:viewBox="0 0 18 1121" draw:points="0,1121 18,1121 18,0 0,0">
          <text:p/>
        </draw:polygon>
        <draw:polygon draw:style-name="gr2" draw:text-style-name="P3" draw:layer="layout" svg:width="0.017cm" svg:height="1.12cm" svg:x="7.067cm" svg:y="21.869cm" svg:viewBox="0 0 18 1121" draw:points="0,1121 18,1121 18,0 0,0">
          <text:p/>
        </draw:polygon>
        <draw:polygon draw:style-name="gr2" draw:text-style-name="P3" draw:layer="layout" svg:width="0.017cm" svg:height="1.12cm" svg:x="10.786cm" svg:y="21.869cm" svg:viewBox="0 0 18 1121" draw:points="0,1121 18,1121 18,0 0,0">
          <text:p/>
        </draw:polygon>
        <draw:frame draw:style-name="gr1" draw:text-style-name="P2" draw:layer="layout" svg:width="2.203cm" svg:height="0.471cm" svg:x="7.267cm" svg:y="21.882cm">
          <draw:text-box>
            <text:p text:style-name="P1"><text:span text:style-name="T1">0C39 <text:s/>0C3E </text:span></text:p>
          </draw:text-box>
        </draw:frame>
        <draw:frame draw:style-name="gr1" draw:text-style-name="P2" draw:layer="layout" svg:width="0.531cm" svg:height="0.471cm" svg:x="3.683cm" svg:y="23.018cm">
          <draw:text-box>
            <text:p text:style-name="P1"><text:span text:style-name="T1">94 </text:span></text:p>
          </draw:text-box>
        </draw:frame>
        <draw:frame draw:style-name="gr3" draw:text-style-name="P4" draw:layer="layout" svg:width="1.42cm" svg:height="0.653cm" svg:x="5.664cm" svg:y="22.943cm">
          <draw:text-box>
            <text:p text:style-name="P1"><text:span text:style-name="T2">±ÀÀ </text:span></text:p>
          </draw:text-box>
        </draw:frame>
        <draw:polygon draw:style-name="gr2" draw:text-style-name="P3" draw:layer="layout" svg:width="7.319cm" svg:height="0.017cm" svg:x="3.484cm" svg:y="22.989cm" svg:viewBox="0 0 7320 18" draw:points="0,18 7320,18 7320,0 0,0">
          <text:p/>
        </draw:polygon>
        <draw:polygon draw:style-name="gr2" draw:text-style-name="P3" draw:layer="layout" svg:width="0.016cm" svg:height="1.119cm" svg:x="3.484cm" svg:y="23.006cm" svg:viewBox="0 0 17 1120" draw:points="0,1120 17,1120 17,0 0,0">
          <text:p/>
        </draw:polygon>
        <draw:polygon draw:style-name="gr2" draw:text-style-name="P3" draw:layer="layout" svg:width="0.017cm" svg:height="1.119cm" svg:x="4.83cm" svg:y="23.006cm" svg:viewBox="0 0 18 1120" draw:points="0,1120 18,1120 18,0 0,0">
          <text:p/>
        </draw:polygon>
        <draw:polygon draw:style-name="gr2" draw:text-style-name="P3" draw:layer="layout" svg:width="0.017cm" svg:height="1.119cm" svg:x="7.067cm" svg:y="23.006cm" svg:viewBox="0 0 18 1120" draw:points="0,1120 18,1120 18,0 0,0">
          <text:p/>
        </draw:polygon>
        <draw:polygon draw:style-name="gr2" draw:text-style-name="P3" draw:layer="layout" svg:width="0.017cm" svg:height="1.119cm" svg:x="10.786cm" svg:y="23.006cm" svg:viewBox="0 0 18 1120" draw:points="0,1120 18,1120 18,0 0,0">
          <text:p/>
        </draw:polygon>
        <draw:frame draw:style-name="gr1" draw:text-style-name="P2" draw:layer="layout" svg:width="2.182cm" svg:height="0.471cm" svg:x="7.267cm" svg:y="23.018cm">
          <draw:text-box>
            <text:p text:style-name="P1"><text:span text:style-name="T1">0C2F <text:s/>0C07 </text:span></text:p>
          </draw:text-box>
        </draw:frame>
        <draw:frame draw:style-name="gr1" draw:text-style-name="P2" draw:layer="layout" svg:width="0.531cm" svg:height="0.471cm" svg:x="3.683cm" svg:y="24.155cm">
          <draw:text-box>
            <text:p text:style-name="P1"><text:span text:style-name="T1">95 </text:span></text:p>
          </draw:text-box>
        </draw:frame>
        <draw:frame draw:style-name="gr3" draw:text-style-name="P4" draw:layer="layout" svg:width="0.564cm" svg:height="0.653cm" svg:x="5.664cm" svg:y="24.08cm">
          <draw:text-box>
            <text:p text:style-name="P1"><text:span text:style-name="T2">£ </text:span></text:p>
          </draw:text-box>
        </draw:frame>
        <draw:polygon draw:style-name="gr2" draw:text-style-name="P3" draw:layer="layout" svg:width="7.319cm" svg:height="0.017cm" svg:x="3.484cm" svg:y="24.125cm" svg:viewBox="0 0 7320 18" draw:points="0,18 7320,18 7320,0 0,0">
          <text:p/>
        </draw:polygon>
        <draw:polygon draw:style-name="gr2" draw:text-style-name="P3" draw:layer="layout" svg:width="0.016cm" svg:height="1.137cm" svg:x="3.484cm" svg:y="24.142cm" svg:viewBox="0 0 17 1138" draw:points="0,1138 17,1138 17,0 0,0">
          <text:p/>
        </draw:polygon>
        <draw:polygon draw:style-name="gr2" draw:text-style-name="P3" draw:layer="layout" svg:width="1.346cm" svg:height="0.017cm" svg:x="3.484cm" svg:y="25.262cm" svg:viewBox="0 0 1347 18" draw:points="0,18 1347,18 1347,0 0,0">
          <text:p/>
        </draw:polygon>
        <draw:polygon draw:style-name="gr2" draw:text-style-name="P3" draw:layer="layout" svg:width="0.017cm" svg:height="1.137cm" svg:x="4.83cm" svg:y="24.142cm" svg:viewBox="0 0 18 1138" draw:points="0,1138 18,1138 18,0 0,0">
          <text:p/>
        </draw:polygon>
        <draw:polygon draw:style-name="gr2" draw:text-style-name="P3" draw:layer="layout" svg:width="2.22cm" svg:height="0.017cm" svg:x="4.847cm" svg:y="25.262cm" svg:viewBox="0 0 2221 18" draw:points="0,18 2221,18 2221,0 0,0">
          <text:p/>
        </draw:polygon>
        <draw:polygon draw:style-name="gr2" draw:text-style-name="P3" draw:layer="layout" svg:width="0.017cm" svg:height="1.137cm" svg:x="7.067cm" svg:y="24.142cm" svg:viewBox="0 0 18 1138" draw:points="0,1138 18,1138 18,0 0,0">
          <text:p/>
        </draw:polygon>
        <draw:polygon draw:style-name="gr2" draw:text-style-name="P3" draw:layer="layout" svg:width="3.702cm" svg:height="0.017cm" svg:x="7.084cm" svg:y="25.262cm" svg:viewBox="0 0 3703 18" draw:points="0,18 3703,18 3703,0 0,0">
          <text:p/>
        </draw:polygon>
        <draw:polygon draw:style-name="gr2" draw:text-style-name="P3" draw:layer="layout" svg:width="0.017cm" svg:height="1.137cm" svg:x="10.786cm" svg:y="24.142cm" svg:viewBox="0 0 18 1138" draw:points="0,1138 18,1138 18,0 0,0">
          <text:p/>
        </draw:polygon>
        <draw:polygon draw:style-name="gr2" draw:text-style-name="P3" draw:layer="layout" svg:width="0.017cm" svg:height="0.017cm" svg:x="10.786cm" svg:y="25.262cm" svg:viewBox="0 0 18 18" draw:points="0,18 18,18 18,0 0,0">
          <text:p/>
        </draw:polygon>
        <draw:frame draw:style-name="gr1" draw:text-style-name="P2" draw:layer="layout" svg:width="2.182cm" svg:height="0.471cm" svg:x="7.267cm" svg:y="24.155cm">
          <draw:text-box>
            <text:p text:style-name="P1"><text:span text:style-name="T1">0C35 <text:s/>0C3F </text:span></text:p>
          </draw:text-box>
        </draw:frame>
        <draw:frame draw:style-name="gr1" draw:text-style-name="P2" draw:layer="layout" svg:width="0.531cm" svg:height="0.471cm" svg:x="11.938cm" svg:y="2.569cm">
          <draw:text-box>
            <text:p text:style-name="P1"><text:span text:style-name="T1">96 </text:span></text:p>
          </draw:text-box>
        </draw:frame>
        <draw:frame draw:style-name="gr3" draw:text-style-name="P4" draw:layer="layout" svg:width="0.564cm" svg:height="0.653cm" svg:x="13.919cm" svg:y="2.494cm">
          <draw:text-box>
            <text:p text:style-name="P1"><text:span text:style-name="T2">¤ </text:span></text:p>
          </draw:text-box>
        </draw:frame>
        <draw:polygon draw:style-name="gr2" draw:text-style-name="P3" draw:layer="layout" svg:width="0.016cm" svg:height="0.016cm" svg:x="11.739cm" svg:y="2.54cm" svg:viewBox="0 0 17 17" draw:points="0,17 17,17 17,0 0,0">
          <text:p/>
        </draw:polygon>
        <draw:polygon draw:style-name="gr2" draw:text-style-name="P3" draw:layer="layout" svg:width="0.016cm" svg:height="0.016cm" svg:x="11.739cm" svg:y="2.54cm" svg:viewBox="0 0 17 17" draw:points="0,17 17,17 17,0 0,0">
          <text:p/>
        </draw:polygon>
        <draw:polygon draw:style-name="gr2" draw:text-style-name="P3" draw:layer="layout" svg:width="1.33cm" svg:height="0.016cm" svg:x="11.755cm" svg:y="2.54cm" svg:viewBox="0 0 1331 17" draw:points="0,0 1331,0 1331,17 0,17">
          <text:p/>
        </draw:polygon>
        <draw:polygon draw:style-name="gr2" draw:text-style-name="P3" draw:layer="layout" svg:width="5.973cm" svg:height="0.016cm" svg:x="13.085cm" svg:y="2.54cm" svg:viewBox="0 0 5974 17" draw:points="0,17 5974,17 5974,0 0,0">
          <text:p/>
        </draw:polygon>
        <draw:polygon draw:style-name="gr2" draw:text-style-name="P3" draw:layer="layout" svg:width="0.017cm" svg:height="0.016cm" svg:x="19.041cm" svg:y="2.54cm" svg:viewBox="0 0 18 17" draw:points="0,17 18,17 18,0 0,0">
          <text:p/>
        </draw:polygon>
        <draw:polygon draw:style-name="gr2" draw:text-style-name="P3" draw:layer="layout" svg:width="0.016cm" svg:height="1.12cm" svg:x="11.739cm" svg:y="2.556cm" svg:viewBox="0 0 17 1121" draw:points="0,1121 17,1121 17,0 0,0">
          <text:p/>
        </draw:polygon>
        <draw:polygon draw:style-name="gr2" draw:text-style-name="P3" draw:layer="layout" svg:width="0.017cm" svg:height="1.12cm" svg:x="13.085cm" svg:y="2.556cm" svg:viewBox="0 0 18 1121" draw:points="0,1121 18,1121 18,0 0,0">
          <text:p/>
        </draw:polygon>
        <draw:polygon draw:style-name="gr2" draw:text-style-name="P3" draw:layer="layout" svg:width="0.017cm" svg:height="1.12cm" svg:x="15.322cm" svg:y="2.556cm" svg:viewBox="0 0 18 1121" draw:points="0,1121 18,1121 18,0 0,0">
          <text:p/>
        </draw:polygon>
        <draw:polygon draw:style-name="gr2" draw:text-style-name="P3" draw:layer="layout" svg:width="0.017cm" svg:height="1.12cm" svg:x="19.041cm" svg:y="2.556cm" svg:viewBox="0 0 18 1121" draw:points="0,1121 18,1121 18,0 0,0">
          <text:p/>
        </draw:polygon>
        <draw:frame draw:style-name="gr1" draw:text-style-name="P2" draw:layer="layout" svg:width="2.157cm" svg:height="0.471cm" svg:x="15.522cm" svg:y="2.569cm">
          <draw:text-box>
            <text:p text:style-name="P1"><text:span text:style-name="T1">0C35 <text:s/>0C40 </text:span></text:p>
          </draw:text-box>
        </draw:frame>
        <draw:frame draw:style-name="gr1" draw:text-style-name="P2" draw:layer="layout" svg:width="0.531cm" svg:height="0.471cm" svg:x="11.938cm" svg:y="3.706cm">
          <draw:text-box>
            <text:p text:style-name="P1"><text:span text:style-name="T1">97 </text:span></text:p>
          </draw:text-box>
        </draw:frame>
        <draw:frame draw:style-name="gr3" draw:text-style-name="P4" draw:layer="layout" svg:width="0.565cm" svg:height="0.653cm" svg:x="13.919cm" svg:y="3.631cm">
          <draw:text-box>
            <text:p text:style-name="P1"><text:span text:style-name="T2">Z </text:span></text:p>
          </draw:text-box>
        </draw:frame>
        <draw:polygon draw:style-name="gr2" draw:text-style-name="P3" draw:layer="layout" svg:width="0.016cm" svg:height="0.017cm" svg:x="11.739cm" svg:y="3.676cm" svg:viewBox="0 0 17 18" draw:points="0,18 17,18 17,0 0,0">
          <text:p/>
        </draw:polygon>
        <draw:polygon draw:style-name="gr2" draw:text-style-name="P3" draw:layer="layout" svg:width="1.33cm" svg:height="0.017cm" svg:x="11.755cm" svg:y="3.676cm" svg:viewBox="0 0 1331 18" draw:points="0,0 1331,0 1331,18 0,18">
          <text:p/>
        </draw:polygon>
        <draw:polygon draw:style-name="gr2" draw:text-style-name="P3" draw:layer="layout" svg:width="5.973cm" svg:height="0.017cm" svg:x="13.085cm" svg:y="3.676cm" svg:viewBox="0 0 5974 18" draw:points="0,18 5974,18 5974,0 0,0">
          <text:p/>
        </draw:polygon>
        <draw:polygon draw:style-name="gr2" draw:text-style-name="P3" draw:layer="layout" svg:width="0.016cm" svg:height="1.118cm" svg:x="11.739cm" svg:y="3.693cm" svg:viewBox="0 0 17 1119" draw:points="0,1119 17,1119 17,0 0,0">
          <text:p/>
        </draw:polygon>
        <draw:polygon draw:style-name="gr2" draw:text-style-name="P3" draw:layer="layout" svg:width="0.017cm" svg:height="1.118cm" svg:x="13.085cm" svg:y="3.693cm" svg:viewBox="0 0 18 1119" draw:points="0,1119 18,1119 18,0 0,0">
          <text:p/>
        </draw:polygon>
        <draw:polygon draw:style-name="gr2" draw:text-style-name="P3" draw:layer="layout" svg:width="0.017cm" svg:height="1.118cm" svg:x="15.322cm" svg:y="3.693cm" svg:viewBox="0 0 18 1119" draw:points="0,1119 18,1119 18,0 0,0">
          <text:p/>
        </draw:polygon>
        <draw:polygon draw:style-name="gr2" draw:text-style-name="P3" draw:layer="layout" svg:width="0.017cm" svg:height="1.118cm" svg:x="19.041cm" svg:y="3.693cm" svg:viewBox="0 0 18 1119" draw:points="0,1119 18,1119 18,0 0,0">
          <text:p/>
        </draw:polygon>
        <draw:frame draw:style-name="gr1" draw:text-style-name="P2" draw:layer="layout" svg:width="2.254cm" svg:height="0.471cm" svg:x="15.522cm" svg:y="3.706cm">
          <draw:text-box>
            <text:p text:style-name="P1"><text:span text:style-name="T1">0C1C <text:s/>0C3F </text:span></text:p>
          </draw:text-box>
        </draw:frame>
        <draw:frame draw:style-name="gr1" draw:text-style-name="P2" draw:layer="layout" svg:width="0.531cm" svg:height="0.471cm" svg:x="11.938cm" svg:y="4.84cm">
          <draw:text-box>
            <text:p text:style-name="P1"><text:span text:style-name="T1">98 </text:span></text:p>
          </draw:text-box>
        </draw:frame>
        <draw:frame draw:style-name="gr3" draw:text-style-name="P4" draw:layer="layout" svg:width="0.564cm" svg:height="0.653cm" svg:x="13.919cm" svg:y="4.765cm">
          <draw:text-box>
            <text:p text:style-name="P1"><text:span text:style-name="T2">a </text:span></text:p>
          </draw:text-box>
        </draw:frame>
        <draw:polygon draw:style-name="gr2" draw:text-style-name="P3" draw:layer="layout" svg:width="0.016cm" svg:height="0.017cm" svg:x="11.739cm" svg:y="4.811cm" svg:viewBox="0 0 17 18" draw:points="0,18 17,18 17,0 0,0">
          <text:p/>
        </draw:polygon>
        <draw:polygon draw:style-name="gr2" draw:text-style-name="P3" draw:layer="layout" svg:width="1.33cm" svg:height="0.017cm" svg:x="11.755cm" svg:y="4.811cm" svg:viewBox="0 0 1331 18" draw:points="0,0 1331,0 1331,18 0,18">
          <text:p/>
        </draw:polygon>
        <draw:polygon draw:style-name="gr2" draw:text-style-name="P3" draw:layer="layout" svg:width="5.973cm" svg:height="0.017cm" svg:x="13.085cm" svg:y="4.811cm" svg:viewBox="0 0 5974 18" draw:points="0,18 5974,18 5974,0 0,0">
          <text:p/>
        </draw:polygon>
        <draw:polygon draw:style-name="gr2" draw:text-style-name="P3" draw:layer="layout" svg:width="0.016cm" svg:height="1.119cm" svg:x="11.739cm" svg:y="4.828cm" svg:viewBox="0 0 17 1120" draw:points="0,1120 17,1120 17,0 0,0">
          <text:p/>
        </draw:polygon>
        <draw:polygon draw:style-name="gr2" draw:text-style-name="P3" draw:layer="layout" svg:width="0.017cm" svg:height="1.119cm" svg:x="13.085cm" svg:y="4.828cm" svg:viewBox="0 0 18 1120" draw:points="0,1120 18,1120 18,0 0,0">
          <text:p/>
        </draw:polygon>
        <draw:polygon draw:style-name="gr2" draw:text-style-name="P3" draw:layer="layout" svg:width="0.017cm" svg:height="1.119cm" svg:x="15.322cm" svg:y="4.828cm" svg:viewBox="0 0 18 1120" draw:points="0,1120 18,1120 18,0 0,0">
          <text:p/>
        </draw:polygon>
        <draw:polygon draw:style-name="gr2" draw:text-style-name="P3" draw:layer="layout" svg:width="0.017cm" svg:height="1.119cm" svg:x="19.041cm" svg:y="4.828cm" svg:viewBox="0 0 18 1120" draw:points="0,1120 18,1120 18,0 0,0">
          <text:p/>
        </draw:polygon>
        <draw:frame draw:style-name="gr1" draw:text-style-name="P2" draw:layer="layout" svg:width="2.229cm" svg:height="0.471cm" svg:x="15.522cm" svg:y="4.84cm">
          <draw:text-box>
            <text:p text:style-name="P1"><text:span text:style-name="T1">0C1C <text:s/>0C40 </text:span></text:p>
          </draw:text-box>
        </draw:frame>
        <draw:frame draw:style-name="gr1" draw:text-style-name="P2" draw:layer="layout" svg:width="0.531cm" svg:height="0.471cm" svg:x="11.938cm" svg:y="5.977cm">
          <draw:text-box>
            <text:p text:style-name="P1"><text:span text:style-name="T1">99 </text:span></text:p>
          </draw:text-box>
        </draw:frame>
        <draw:frame draw:style-name="gr3" draw:text-style-name="P4" draw:layer="layout" svg:width="0.624cm" svg:height="0.653cm" svg:x="13.919cm" svg:y="5.902cm">
          <draw:text-box>
            <text:p text:style-name="P1"><text:span text:style-name="T2">Q </text:span></text:p>
          </draw:text-box>
        </draw:frame>
        <draw:polygon draw:style-name="gr2" draw:text-style-name="P3" draw:layer="layout" svg:width="0.016cm" svg:height="0.017cm" svg:x="11.739cm" svg:y="5.947cm" svg:viewBox="0 0 17 18" draw:points="0,18 17,18 17,0 0,0">
          <text:p/>
        </draw:polygon>
        <draw:polygon draw:style-name="gr2" draw:text-style-name="P3" draw:layer="layout" svg:width="1.33cm" svg:height="0.017cm" svg:x="11.755cm" svg:y="5.947cm" svg:viewBox="0 0 1331 18" draw:points="0,0 1331,0 1331,18 0,18">
          <text:p/>
        </draw:polygon>
        <draw:polygon draw:style-name="gr2" draw:text-style-name="P3" draw:layer="layout" svg:width="5.973cm" svg:height="0.017cm" svg:x="13.085cm" svg:y="5.947cm" svg:viewBox="0 0 5974 18" draw:points="0,18 5974,18 5974,0 0,0">
          <text:p/>
        </draw:polygon>
        <draw:polygon draw:style-name="gr2" draw:text-style-name="P3" draw:layer="layout" svg:width="0.016cm" svg:height="1.12cm" svg:x="11.739cm" svg:y="5.964cm" svg:viewBox="0 0 17 1121" draw:points="0,1121 17,1121 17,0 0,0">
          <text:p/>
        </draw:polygon>
        <draw:polygon draw:style-name="gr2" draw:text-style-name="P3" draw:layer="layout" svg:width="0.017cm" svg:height="1.12cm" svg:x="13.085cm" svg:y="5.964cm" svg:viewBox="0 0 18 1121" draw:points="0,1121 18,1121 18,0 0,0">
          <text:p/>
        </draw:polygon>
        <draw:polygon draw:style-name="gr2" draw:text-style-name="P3" draw:layer="layout" svg:width="0.017cm" svg:height="1.12cm" svg:x="15.322cm" svg:y="5.964cm" svg:viewBox="0 0 18 1121" draw:points="0,1121 18,1121 18,0 0,0">
          <text:p/>
        </draw:polygon>
        <draw:polygon draw:style-name="gr2" draw:text-style-name="P3" draw:layer="layout" svg:width="0.017cm" svg:height="1.12cm" svg:x="19.041cm" svg:y="5.964cm" svg:viewBox="0 0 18 1121" draw:points="0,1121 18,1121 18,0 0,0">
          <text:p/>
        </draw:polygon>
        <draw:frame draw:style-name="gr1" draw:text-style-name="P2" draw:layer="layout" svg:width="2.182cm" svg:height="0.471cm" svg:x="15.522cm" svg:y="5.977cm">
          <draw:text-box>
            <text:p text:style-name="P1"><text:span text:style-name="T1">0C16 <text:s/>0C3F </text:span></text:p>
          </draw:text-box>
        </draw:frame>
        <draw:frame draw:style-name="gr1" draw:text-style-name="P2" draw:layer="layout" svg:width="0.743cm" svg:height="0.471cm" svg:x="11.938cm" svg:y="7.114cm">
          <draw:text-box>
            <text:p text:style-name="P1"><text:span text:style-name="T1">100 </text:span></text:p>
          </draw:text-box>
        </draw:frame>
        <draw:frame draw:style-name="gr3" draw:text-style-name="P4" draw:layer="layout" svg:width="0.569cm" svg:height="0.653cm" svg:x="13.919cm" svg:y="7.038cm">
          <draw:text-box>
            <text:p text:style-name="P1"><text:span text:style-name="T2">R </text:span></text:p>
          </draw:text-box>
        </draw:frame>
        <draw:polygon draw:style-name="gr2" draw:text-style-name="P3" draw:layer="layout" svg:width="0.016cm" svg:height="0.017cm" svg:x="11.739cm" svg:y="7.084cm" svg:viewBox="0 0 17 18" draw:points="0,18 17,18 17,0 0,0">
          <text:p/>
        </draw:polygon>
        <draw:polygon draw:style-name="gr2" draw:text-style-name="P3" draw:layer="layout" svg:width="1.33cm" svg:height="0.017cm" svg:x="11.755cm" svg:y="7.084cm" svg:viewBox="0 0 1331 18" draw:points="0,0 1331,0 1331,18 0,18">
          <text:p/>
        </draw:polygon>
        <draw:polygon draw:style-name="gr2" draw:text-style-name="P3" draw:layer="layout" svg:width="5.973cm" svg:height="0.017cm" svg:x="13.085cm" svg:y="7.084cm" svg:viewBox="0 0 5974 18" draw:points="0,18 5974,18 5974,0 0,0">
          <text:p/>
        </draw:polygon>
        <draw:polygon draw:style-name="gr2" draw:text-style-name="P3" draw:layer="layout" svg:width="0.016cm" svg:height="1.12cm" svg:x="11.739cm" svg:y="7.101cm" svg:viewBox="0 0 17 1121" draw:points="0,1121 17,1121 17,0 0,0">
          <text:p/>
        </draw:polygon>
        <draw:polygon draw:style-name="gr2" draw:text-style-name="P3" draw:layer="layout" svg:width="0.017cm" svg:height="1.12cm" svg:x="13.085cm" svg:y="7.101cm" svg:viewBox="0 0 18 1121" draw:points="0,1121 18,1121 18,0 0,0">
          <text:p/>
        </draw:polygon>
        <draw:polygon draw:style-name="gr2" draw:text-style-name="P3" draw:layer="layout" svg:width="0.017cm" svg:height="1.12cm" svg:x="15.322cm" svg:y="7.101cm" svg:viewBox="0 0 18 1121" draw:points="0,1121 18,1121 18,0 0,0">
          <text:p/>
        </draw:polygon>
        <draw:polygon draw:style-name="gr2" draw:text-style-name="P3" draw:layer="layout" svg:width="0.017cm" svg:height="1.12cm" svg:x="19.041cm" svg:y="7.101cm" svg:viewBox="0 0 18 1121" draw:points="0,1121 18,1121 18,0 0,0">
          <text:p/>
        </draw:polygon>
        <draw:frame draw:style-name="gr1" draw:text-style-name="P2" draw:layer="layout" svg:width="2.157cm" svg:height="0.471cm" svg:x="15.522cm" svg:y="7.114cm">
          <draw:text-box>
            <text:p text:style-name="P1"><text:span text:style-name="T1">0C16 <text:s/>0C40 </text:span></text:p>
          </draw:text-box>
        </draw:frame>
        <draw:frame draw:style-name="gr1" draw:text-style-name="P2" draw:layer="layout" svg:width="0.743cm" svg:height="0.471cm" svg:x="11.938cm" svg:y="8.25cm">
          <draw:text-box>
            <text:p text:style-name="P1"><text:span text:style-name="T1">101 </text:span></text:p>
          </draw:text-box>
        </draw:frame>
        <draw:frame draw:style-name="gr3" draw:text-style-name="P4" draw:layer="layout" svg:width="0.756cm" svg:height="0.653cm" svg:x="13.919cm" svg:y="8.175cm">
          <draw:text-box>
            <text:p text:style-name="P1"><text:span text:style-name="T2">tû </text:span></text:p>
          </draw:text-box>
        </draw:frame>
        <draw:polygon draw:style-name="gr2" draw:text-style-name="P3" draw:layer="layout" svg:width="0.016cm" svg:height="0.017cm" svg:x="11.739cm" svg:y="8.221cm" svg:viewBox="0 0 17 18" draw:points="0,18 17,18 17,0 0,0">
          <text:p/>
        </draw:polygon>
        <draw:polygon draw:style-name="gr2" draw:text-style-name="P3" draw:layer="layout" svg:width="1.33cm" svg:height="0.017cm" svg:x="11.755cm" svg:y="8.221cm" svg:viewBox="0 0 1331 18" draw:points="0,0 1331,0 1331,18 0,18">
          <text:p/>
        </draw:polygon>
        <draw:polygon draw:style-name="gr2" draw:text-style-name="P3" draw:layer="layout" svg:width="5.973cm" svg:height="0.017cm" svg:x="13.085cm" svg:y="8.221cm" svg:viewBox="0 0 5974 18" draw:points="0,18 5974,18 5974,0 0,0">
          <text:p/>
        </draw:polygon>
        <draw:polygon draw:style-name="gr2" draw:text-style-name="P3" draw:layer="layout" svg:width="0.016cm" svg:height="1.117cm" svg:x="11.739cm" svg:y="8.238cm" svg:viewBox="0 0 17 1118" draw:points="0,1118 17,1118 17,0 0,0">
          <text:p/>
        </draw:polygon>
        <draw:polygon draw:style-name="gr2" draw:text-style-name="P3" draw:layer="layout" svg:width="0.017cm" svg:height="1.117cm" svg:x="13.085cm" svg:y="8.238cm" svg:viewBox="0 0 18 1118" draw:points="0,1118 18,1118 18,0 0,0">
          <text:p/>
        </draw:polygon>
        <draw:polygon draw:style-name="gr2" draw:text-style-name="P3" draw:layer="layout" svg:width="0.017cm" svg:height="1.117cm" svg:x="15.322cm" svg:y="8.238cm" svg:viewBox="0 0 18 1118" draw:points="0,1118 18,1118 18,0 0,0">
          <text:p/>
        </draw:polygon>
        <draw:polygon draw:style-name="gr2" draw:text-style-name="P3" draw:layer="layout" svg:width="0.017cm" svg:height="1.117cm" svg:x="19.041cm" svg:y="8.238cm" svg:viewBox="0 0 18 1118" draw:points="0,1118 18,1118 18,0 0,0">
          <text:p/>
        </draw:polygon>
        <draw:frame draw:style-name="gr1" draw:text-style-name="P2" draw:layer="layout" svg:width="2.275cm" svg:height="0.471cm" svg:x="15.522cm" svg:y="8.25cm">
          <draw:text-box>
            <text:p text:style-name="P1"><text:span text:style-name="T1">0C2D <text:s/>0C3F </text:span></text:p>
          </draw:text-box>
        </draw:frame>
        <draw:frame draw:style-name="gr1" draw:text-style-name="P2" draw:layer="layout" svg:width="0.743cm" svg:height="0.471cm" svg:x="11.938cm" svg:y="9.385cm">
          <draw:text-box>
            <text:p text:style-name="P1"><text:span text:style-name="T1">102 </text:span></text:p>
          </draw:text-box>
        </draw:frame>
        <draw:frame draw:style-name="gr3" draw:text-style-name="P4" draw:layer="layout" svg:width="0.891cm" svg:height="0.653cm" svg:x="13.919cm" svg:y="9.31cm">
          <draw:text-box>
            <text:p text:style-name="P1"><text:span text:style-name="T2">uû </text:span></text:p>
          </draw:text-box>
        </draw:frame>
        <draw:polygon draw:style-name="gr2" draw:text-style-name="P3" draw:layer="layout" svg:width="0.016cm" svg:height="0.017cm" svg:x="11.739cm" svg:y="9.355cm" svg:viewBox="0 0 17 18" draw:points="0,18 17,18 17,0 0,0">
          <text:p/>
        </draw:polygon>
        <draw:polygon draw:style-name="gr2" draw:text-style-name="P3" draw:layer="layout" svg:width="1.33cm" svg:height="0.017cm" svg:x="11.755cm" svg:y="9.355cm" svg:viewBox="0 0 1331 18" draw:points="0,0 1331,0 1331,18 0,18">
          <text:p/>
        </draw:polygon>
        <draw:polygon draw:style-name="gr2" draw:text-style-name="P3" draw:layer="layout" svg:width="5.973cm" svg:height="0.017cm" svg:x="13.085cm" svg:y="9.355cm" svg:viewBox="0 0 5974 18" draw:points="0,18 5974,18 5974,0 0,0">
          <text:p/>
        </draw:polygon>
        <draw:polygon draw:style-name="gr2" draw:text-style-name="P3" draw:layer="layout" svg:width="0.016cm" svg:height="1.12cm" svg:x="11.739cm" svg:y="9.372cm" svg:viewBox="0 0 17 1121" draw:points="0,1121 17,1121 17,0 0,0">
          <text:p/>
        </draw:polygon>
        <draw:polygon draw:style-name="gr2" draw:text-style-name="P3" draw:layer="layout" svg:width="0.017cm" svg:height="1.12cm" svg:x="13.085cm" svg:y="9.372cm" svg:viewBox="0 0 18 1121" draw:points="0,1121 18,1121 18,0 0,0">
          <text:p/>
        </draw:polygon>
        <draw:polygon draw:style-name="gr2" draw:text-style-name="P3" draw:layer="layout" svg:width="0.017cm" svg:height="1.12cm" svg:x="15.322cm" svg:y="9.372cm" svg:viewBox="0 0 18 1121" draw:points="0,1121 18,1121 18,0 0,0">
          <text:p/>
        </draw:polygon>
        <draw:polygon draw:style-name="gr2" draw:text-style-name="P3" draw:layer="layout" svg:width="0.017cm" svg:height="1.12cm" svg:x="19.041cm" svg:y="9.372cm" svg:viewBox="0 0 18 1121" draw:points="0,1121 18,1121 18,0 0,0">
          <text:p/>
        </draw:polygon>
        <draw:frame draw:style-name="gr1" draw:text-style-name="P2" draw:layer="layout" svg:width="2.25cm" svg:height="0.471cm" svg:x="15.522cm" svg:y="9.385cm">
          <draw:text-box>
            <text:p text:style-name="P1"><text:span text:style-name="T1">0C2D <text:s/>0C40 </text:span></text:p>
          </draw:text-box>
        </draw:frame>
        <draw:frame draw:style-name="gr1" draw:text-style-name="P2" draw:layer="layout" svg:width="0.743cm" svg:height="0.471cm" svg:x="11.938cm" svg:y="10.522cm">
          <draw:text-box>
            <text:p text:style-name="P1"><text:span text:style-name="T1">103 </text:span></text:p>
          </draw:text-box>
        </draw:frame>
        <draw:frame draw:style-name="gr3" draw:text-style-name="P4" draw:layer="layout" svg:width="0.925cm" svg:height="0.653cm" svg:x="13.919cm" svg:y="10.446cm">
          <draw:text-box>
            <text:p text:style-name="P1"><text:span text:style-name="T2">£À </text:span></text:p>
          </draw:text-box>
        </draw:frame>
        <draw:polygon draw:style-name="gr2" draw:text-style-name="P3" draw:layer="layout" svg:width="0.016cm" svg:height="0.017cm" svg:x="11.739cm" svg:y="10.492cm" svg:viewBox="0 0 17 18" draw:points="0,18 17,18 17,0 0,0">
          <text:p/>
        </draw:polygon>
        <draw:polygon draw:style-name="gr2" draw:text-style-name="P3" draw:layer="layout" svg:width="1.33cm" svg:height="0.017cm" svg:x="11.755cm" svg:y="10.492cm" svg:viewBox="0 0 1331 18" draw:points="0,0 1331,0 1331,18 0,18">
          <text:p/>
        </draw:polygon>
        <draw:polygon draw:style-name="gr2" draw:text-style-name="P3" draw:layer="layout" svg:width="5.973cm" svg:height="0.017cm" svg:x="13.085cm" svg:y="10.492cm" svg:viewBox="0 0 5974 18" draw:points="0,18 5974,18 5974,0 0,0">
          <text:p/>
        </draw:polygon>
        <draw:polygon draw:style-name="gr2" draw:text-style-name="P3" draw:layer="layout" svg:width="0.016cm" svg:height="1.119cm" svg:x="11.739cm" svg:y="10.509cm" svg:viewBox="0 0 17 1120" draw:points="0,1120 17,1120 17,0 0,0">
          <text:p/>
        </draw:polygon>
        <draw:polygon draw:style-name="gr2" draw:text-style-name="P3" draw:layer="layout" svg:width="0.017cm" svg:height="1.119cm" svg:x="13.085cm" svg:y="10.509cm" svg:viewBox="0 0 18 1120" draw:points="0,1120 18,1120 18,0 0,0">
          <text:p/>
        </draw:polygon>
        <draw:polygon draw:style-name="gr2" draw:text-style-name="P3" draw:layer="layout" svg:width="0.017cm" svg:height="1.119cm" svg:x="15.322cm" svg:y="10.509cm" svg:viewBox="0 0 18 1120" draw:points="0,1120 18,1120 18,0 0,0">
          <text:p/>
        </draw:polygon>
        <draw:polygon draw:style-name="gr2" draw:text-style-name="P3" draw:layer="layout" svg:width="0.017cm" svg:height="1.119cm" svg:x="19.041cm" svg:y="10.509cm" svg:viewBox="0 0 18 1120" draw:points="0,1120 18,1120 18,0 0,0">
          <text:p/>
        </draw:polygon>
        <draw:frame draw:style-name="gr1" draw:text-style-name="P2" draw:layer="layout" svg:width="2.229cm" svg:height="0.471cm" svg:x="15.522cm" svg:y="10.522cm">
          <draw:text-box>
            <text:p text:style-name="P1"><text:span text:style-name="T1">0C2E <text:s/>0C3F </text:span></text:p>
          </draw:text-box>
        </draw:frame>
        <draw:frame draw:style-name="gr1" draw:text-style-name="P2" draw:layer="layout" svg:width="0.743cm" svg:height="0.471cm" svg:x="11.938cm" svg:y="11.658cm">
          <draw:text-box>
            <text:p text:style-name="P1"><text:span text:style-name="T1">104 </text:span></text:p>
          </draw:text-box>
        </draw:frame>
        <draw:frame draw:style-name="gr3" draw:text-style-name="P4" draw:layer="layout" svg:width="0.925cm" svg:height="0.653cm" svg:x="13.919cm" svg:y="11.583cm">
          <draw:text-box>
            <text:p text:style-name="P1"><text:span text:style-name="T2">¤À </text:span></text:p>
          </draw:text-box>
        </draw:frame>
        <draw:polygon draw:style-name="gr2" draw:text-style-name="P3" draw:layer="layout" svg:width="0.016cm" svg:height="0.017cm" svg:x="11.739cm" svg:y="11.628cm" svg:viewBox="0 0 17 18" draw:points="0,18 17,18 17,0 0,0">
          <text:p/>
        </draw:polygon>
        <draw:polygon draw:style-name="gr2" draw:text-style-name="P3" draw:layer="layout" svg:width="1.33cm" svg:height="0.017cm" svg:x="11.755cm" svg:y="11.628cm" svg:viewBox="0 0 1331 18" draw:points="0,0 1331,0 1331,18 0,18">
          <text:p/>
        </draw:polygon>
        <draw:polygon draw:style-name="gr2" draw:text-style-name="P3" draw:layer="layout" svg:width="5.973cm" svg:height="0.017cm" svg:x="13.085cm" svg:y="11.628cm" svg:viewBox="0 0 5974 18" draw:points="0,18 5974,18 5974,0 0,0">
          <text:p/>
        </draw:polygon>
        <draw:polygon draw:style-name="gr2" draw:text-style-name="P3" draw:layer="layout" svg:width="0.016cm" svg:height="1.12cm" svg:x="11.739cm" svg:y="11.645cm" svg:viewBox="0 0 17 1121" draw:points="0,1121 17,1121 17,0 0,0">
          <text:p/>
        </draw:polygon>
        <draw:polygon draw:style-name="gr2" draw:text-style-name="P3" draw:layer="layout" svg:width="0.017cm" svg:height="1.12cm" svg:x="13.085cm" svg:y="11.645cm" svg:viewBox="0 0 18 1121" draw:points="0,1121 18,1121 18,0 0,0">
          <text:p/>
        </draw:polygon>
        <draw:polygon draw:style-name="gr2" draw:text-style-name="P3" draw:layer="layout" svg:width="0.017cm" svg:height="1.12cm" svg:x="15.322cm" svg:y="11.645cm" svg:viewBox="0 0 18 1121" draw:points="0,1121 18,1121 18,0 0,0">
          <text:p/>
        </draw:polygon>
        <draw:polygon draw:style-name="gr2" draw:text-style-name="P3" draw:layer="layout" svg:width="0.017cm" svg:height="1.12cm" svg:x="19.041cm" svg:y="11.645cm" svg:viewBox="0 0 18 1121" draw:points="0,1121 18,1121 18,0 0,0">
          <text:p/>
        </draw:polygon>
        <draw:frame draw:style-name="gr1" draw:text-style-name="P2" draw:layer="layout" svg:width="2.203cm" svg:height="0.471cm" svg:x="15.522cm" svg:y="11.658cm">
          <draw:text-box>
            <text:p text:style-name="P1"><text:span text:style-name="T1">0C2E <text:s/>0C40 </text:span></text:p>
          </draw:text-box>
        </draw:frame>
        <draw:frame draw:style-name="gr1" draw:text-style-name="P2" draw:layer="layout" svg:width="0.743cm" svg:height="0.471cm" svg:x="11.938cm" svg:y="12.795cm">
          <draw:text-box>
            <text:p text:style-name="P1"><text:span text:style-name="T1">105 </text:span></text:p>
          </draw:text-box>
        </draw:frame>
        <draw:frame draw:style-name="gr3" draw:text-style-name="P4" draw:layer="layout" svg:width="0.641cm" svg:height="0.653cm" svg:x="13.919cm" svg:y="12.72cm">
          <draw:text-box>
            <text:p text:style-name="P1"><text:span text:style-name="T2">w </text:span></text:p>
          </draw:text-box>
        </draw:frame>
        <draw:polygon draw:style-name="gr2" draw:text-style-name="P3" draw:layer="layout" svg:width="0.016cm" svg:height="0.017cm" svg:x="11.739cm" svg:y="12.765cm" svg:viewBox="0 0 17 18" draw:points="0,18 17,18 17,0 0,0">
          <text:p/>
        </draw:polygon>
        <draw:polygon draw:style-name="gr2" draw:text-style-name="P3" draw:layer="layout" svg:width="1.33cm" svg:height="0.017cm" svg:x="11.755cm" svg:y="12.765cm" svg:viewBox="0 0 1331 18" draw:points="0,0 1331,0 1331,18 0,18">
          <text:p/>
        </draw:polygon>
        <draw:polygon draw:style-name="gr2" draw:text-style-name="P3" draw:layer="layout" svg:width="5.973cm" svg:height="0.017cm" svg:x="13.085cm" svg:y="12.765cm" svg:viewBox="0 0 5974 18" draw:points="0,18 5974,18 5974,0 0,0">
          <text:p/>
        </draw:polygon>
        <draw:polygon draw:style-name="gr2" draw:text-style-name="P3" draw:layer="layout" svg:width="0.016cm" svg:height="1.118cm" svg:x="11.739cm" svg:y="12.782cm" svg:viewBox="0 0 17 1119" draw:points="0,1119 17,1119 17,0 0,0">
          <text:p/>
        </draw:polygon>
        <draw:polygon draw:style-name="gr2" draw:text-style-name="P3" draw:layer="layout" svg:width="0.017cm" svg:height="1.118cm" svg:x="13.085cm" svg:y="12.782cm" svg:viewBox="0 0 18 1119" draw:points="0,1119 18,1119 18,0 0,0">
          <text:p/>
        </draw:polygon>
        <draw:polygon draw:style-name="gr2" draw:text-style-name="P3" draw:layer="layout" svg:width="0.017cm" svg:height="1.118cm" svg:x="15.322cm" svg:y="12.782cm" svg:viewBox="0 0 18 1119" draw:points="0,1119 18,1119 18,0 0,0">
          <text:p/>
        </draw:polygon>
        <draw:polygon draw:style-name="gr2" draw:text-style-name="P3" draw:layer="layout" svg:width="0.017cm" svg:height="1.118cm" svg:x="19.041cm" svg:y="12.782cm" svg:viewBox="0 0 18 1119" draw:points="0,1119 18,1119 18,0 0,0">
          <text:p/>
        </draw:polygon>
        <draw:frame draw:style-name="gr1" draw:text-style-name="P2" draw:layer="layout" svg:width="2.182cm" svg:height="0.471cm" svg:x="15.522cm" svg:y="12.795cm">
          <draw:text-box>
            <text:p text:style-name="P1"><text:span text:style-name="T1">0C32 <text:s/>0C3F </text:span></text:p>
          </draw:text-box>
        </draw:frame>
        <draw:frame draw:style-name="gr1" draw:text-style-name="P2" draw:layer="layout" svg:width="0.743cm" svg:height="0.471cm" svg:x="11.938cm" svg:y="13.929cm">
          <draw:text-box>
            <text:p text:style-name="P1"><text:span text:style-name="T1">106 </text:span></text:p>
          </draw:text-box>
        </draw:frame>
        <draw:frame draw:style-name="gr3" draw:text-style-name="P4" draw:layer="layout" svg:width="0.564cm" svg:height="0.653cm" svg:x="13.919cm" svg:y="13.854cm">
          <draw:text-box>
            <text:p text:style-name="P1"><text:span text:style-name="T2">x </text:span></text:p>
          </draw:text-box>
        </draw:frame>
        <draw:polygon draw:style-name="gr2" draw:text-style-name="P3" draw:layer="layout" svg:width="0.016cm" svg:height="0.017cm" svg:x="11.739cm" svg:y="13.9cm" svg:viewBox="0 0 17 18" draw:points="0,18 17,18 17,0 0,0">
          <text:p/>
        </draw:polygon>
        <draw:polygon draw:style-name="gr2" draw:text-style-name="P3" draw:layer="layout" svg:width="1.33cm" svg:height="0.017cm" svg:x="11.755cm" svg:y="13.9cm" svg:viewBox="0 0 1331 18" draw:points="0,0 1331,0 1331,18 0,18">
          <text:p/>
        </draw:polygon>
        <draw:polygon draw:style-name="gr2" draw:text-style-name="P3" draw:layer="layout" svg:width="5.973cm" svg:height="0.017cm" svg:x="13.085cm" svg:y="13.9cm" svg:viewBox="0 0 5974 18" draw:points="0,18 5974,18 5974,0 0,0">
          <text:p/>
        </draw:polygon>
        <draw:polygon draw:style-name="gr2" draw:text-style-name="P3" draw:layer="layout" svg:width="0.016cm" svg:height="1.119cm" svg:x="11.739cm" svg:y="13.917cm" svg:viewBox="0 0 17 1120" draw:points="0,1120 17,1120 17,0 0,0">
          <text:p/>
        </draw:polygon>
        <draw:polygon draw:style-name="gr2" draw:text-style-name="P3" draw:layer="layout" svg:width="0.017cm" svg:height="1.119cm" svg:x="13.085cm" svg:y="13.917cm" svg:viewBox="0 0 18 1120" draw:points="0,1120 18,1120 18,0 0,0">
          <text:p/>
        </draw:polygon>
        <draw:polygon draw:style-name="gr2" draw:text-style-name="P3" draw:layer="layout" svg:width="0.017cm" svg:height="1.119cm" svg:x="15.322cm" svg:y="13.917cm" svg:viewBox="0 0 18 1120" draw:points="0,1120 18,1120 18,0 0,0">
          <text:p/>
        </draw:polygon>
        <draw:polygon draw:style-name="gr2" draw:text-style-name="P3" draw:layer="layout" svg:width="0.017cm" svg:height="1.119cm" svg:x="19.041cm" svg:y="13.917cm" svg:viewBox="0 0 18 1120" draw:points="0,1120 18,1120 18,0 0,0">
          <text:p/>
        </draw:polygon>
        <draw:frame draw:style-name="gr1" draw:text-style-name="P2" draw:layer="layout" svg:width="2.157cm" svg:height="0.471cm" svg:x="15.522cm" svg:y="13.929cm">
          <draw:text-box>
            <text:p text:style-name="P1"><text:span text:style-name="T1">0C32 <text:s/>0C40 </text:span></text:p>
          </draw:text-box>
        </draw:frame>
        <draw:frame draw:style-name="gr1" draw:text-style-name="P2" draw:layer="layout" svg:width="0.743cm" svg:height="0.471cm" svg:x="11.938cm" svg:y="15.066cm">
          <draw:text-box>
            <text:p text:style-name="P1"><text:span text:style-name="T1">107 </text:span></text:p>
          </draw:text-box>
        </draw:frame>
        <draw:frame draw:style-name="gr3" draw:text-style-name="P4" draw:layer="layout" svg:width="0.564cm" svg:height="0.653cm" svg:x="13.919cm" svg:y="14.991cm">
          <draw:text-box>
            <text:p text:style-name="P1"><text:span text:style-name="T2">¦ </text:span></text:p>
          </draw:text-box>
        </draw:frame>
        <draw:polygon draw:style-name="gr2" draw:text-style-name="P3" draw:layer="layout" svg:width="0.016cm" svg:height="0.017cm" svg:x="11.739cm" svg:y="15.036cm" svg:viewBox="0 0 17 18" draw:points="0,18 17,18 17,0 0,0">
          <text:p/>
        </draw:polygon>
        <draw:polygon draw:style-name="gr2" draw:text-style-name="P3" draw:layer="layout" svg:width="1.33cm" svg:height="0.017cm" svg:x="11.755cm" svg:y="15.036cm" svg:viewBox="0 0 1331 18" draw:points="0,0 1331,0 1331,18 0,18">
          <text:p/>
        </draw:polygon>
        <draw:polygon draw:style-name="gr2" draw:text-style-name="P3" draw:layer="layout" svg:width="5.973cm" svg:height="0.017cm" svg:x="13.085cm" svg:y="15.036cm" svg:viewBox="0 0 5974 18" draw:points="0,18 5974,18 5974,0 0,0">
          <text:p/>
        </draw:polygon>
        <draw:polygon draw:style-name="gr2" draw:text-style-name="P3" draw:layer="layout" svg:width="0.016cm" svg:height="1.12cm" svg:x="11.739cm" svg:y="15.053cm" svg:viewBox="0 0 17 1121" draw:points="0,1121 17,1121 17,0 0,0">
          <text:p/>
        </draw:polygon>
        <draw:polygon draw:style-name="gr2" draw:text-style-name="P3" draw:layer="layout" svg:width="0.017cm" svg:height="1.12cm" svg:x="13.085cm" svg:y="15.053cm" svg:viewBox="0 0 18 1121" draw:points="0,1121 18,1121 18,0 0,0">
          <text:p/>
        </draw:polygon>
        <draw:polygon draw:style-name="gr2" draw:text-style-name="P3" draw:layer="layout" svg:width="0.017cm" svg:height="1.12cm" svg:x="15.322cm" svg:y="15.053cm" svg:viewBox="0 0 18 1121" draw:points="0,1121 18,1121 18,0 0,0">
          <text:p/>
        </draw:polygon>
        <draw:polygon draw:style-name="gr2" draw:text-style-name="P3" draw:layer="layout" svg:width="0.017cm" svg:height="1.12cm" svg:x="19.041cm" svg:y="15.053cm" svg:viewBox="0 0 18 1121" draw:points="0,1121 18,1121 18,0 0,0">
          <text:p/>
        </draw:polygon>
        <draw:frame draw:style-name="gr1" draw:text-style-name="P2" draw:layer="layout" svg:width="2.182cm" svg:height="0.471cm" svg:x="15.522cm" svg:y="15.066cm">
          <draw:text-box>
            <text:p text:style-name="P1"><text:span text:style-name="T1">0C36 <text:s/>0C3F </text:span></text:p>
          </draw:text-box>
        </draw:frame>
        <draw:frame draw:style-name="gr1" draw:text-style-name="P2" draw:layer="layout" svg:width="0.743cm" svg:height="0.471cm" svg:x="11.938cm" svg:y="16.203cm">
          <draw:text-box>
            <text:p text:style-name="P1"><text:span text:style-name="T1">108 </text:span></text:p>
          </draw:text-box>
        </draw:frame>
        <draw:frame draw:style-name="gr3" draw:text-style-name="P4" draw:layer="layout" svg:width="0.564cm" svg:height="0.653cm" svg:x="13.919cm" svg:y="16.127cm">
          <draw:text-box>
            <text:p text:style-name="P1"><text:span text:style-name="T2">§ </text:span></text:p>
          </draw:text-box>
        </draw:frame>
        <draw:polygon draw:style-name="gr2" draw:text-style-name="P3" draw:layer="layout" svg:width="0.016cm" svg:height="0.017cm" svg:x="11.739cm" svg:y="16.173cm" svg:viewBox="0 0 17 18" draw:points="0,18 17,18 17,0 0,0">
          <text:p/>
        </draw:polygon>
        <draw:polygon draw:style-name="gr2" draw:text-style-name="P3" draw:layer="layout" svg:width="1.33cm" svg:height="0.017cm" svg:x="11.755cm" svg:y="16.173cm" svg:viewBox="0 0 1331 18" draw:points="0,0 1331,0 1331,18 0,18">
          <text:p/>
        </draw:polygon>
        <draw:polygon draw:style-name="gr2" draw:text-style-name="P3" draw:layer="layout" svg:width="5.973cm" svg:height="0.017cm" svg:x="13.085cm" svg:y="16.173cm" svg:viewBox="0 0 5974 18" draw:points="0,18 5974,18 5974,0 0,0">
          <text:p/>
        </draw:polygon>
        <draw:polygon draw:style-name="gr2" draw:text-style-name="P3" draw:layer="layout" svg:width="0.016cm" svg:height="1.12cm" svg:x="11.739cm" svg:y="16.19cm" svg:viewBox="0 0 17 1121" draw:points="0,1121 17,1121 17,0 0,0">
          <text:p/>
        </draw:polygon>
        <draw:polygon draw:style-name="gr2" draw:text-style-name="P3" draw:layer="layout" svg:width="0.017cm" svg:height="1.12cm" svg:x="13.085cm" svg:y="16.19cm" svg:viewBox="0 0 18 1121" draw:points="0,1121 18,1121 18,0 0,0">
          <text:p/>
        </draw:polygon>
        <draw:polygon draw:style-name="gr2" draw:text-style-name="P3" draw:layer="layout" svg:width="0.017cm" svg:height="1.12cm" svg:x="15.322cm" svg:y="16.19cm" svg:viewBox="0 0 18 1121" draw:points="0,1121 18,1121 18,0 0,0">
          <text:p/>
        </draw:polygon>
        <draw:polygon draw:style-name="gr2" draw:text-style-name="P3" draw:layer="layout" svg:width="0.017cm" svg:height="1.12cm" svg:x="19.041cm" svg:y="16.19cm" svg:viewBox="0 0 18 1121" draw:points="0,1121 18,1121 18,0 0,0">
          <text:p/>
        </draw:polygon>
        <draw:frame draw:style-name="gr1" draw:text-style-name="P2" draw:layer="layout" svg:width="2.157cm" svg:height="0.471cm" svg:x="15.522cm" svg:y="16.203cm">
          <draw:text-box>
            <text:p text:style-name="P1"><text:span text:style-name="T1">0C36 <text:s/>0C40 </text:span></text:p>
          </draw:text-box>
        </draw:frame>
        <draw:frame draw:style-name="gr1" draw:text-style-name="P2" draw:layer="layout" svg:width="0.743cm" svg:height="0.471cm" svg:x="11.938cm" svg:y="17.339cm">
          <draw:text-box>
            <text:p text:style-name="P1"><text:span text:style-name="T1">109 </text:span></text:p>
          </draw:text-box>
        </draw:frame>
        <draw:frame draw:style-name="gr3" draw:text-style-name="P4" draw:layer="layout" svg:width="0.564cm" svg:height="0.653cm" svg:x="13.919cm" svg:y="17.264cm">
          <draw:text-box>
            <text:p text:style-name="P1"><text:span text:style-name="T2">i </text:span></text:p>
          </draw:text-box>
        </draw:frame>
        <draw:polygon draw:style-name="gr2" draw:text-style-name="P3" draw:layer="layout" svg:width="0.016cm" svg:height="0.017cm" svg:x="11.739cm" svg:y="17.31cm" svg:viewBox="0 0 17 18" draw:points="0,18 17,18 17,0 0,0">
          <text:p/>
        </draw:polygon>
        <draw:polygon draw:style-name="gr2" draw:text-style-name="P3" draw:layer="layout" svg:width="1.33cm" svg:height="0.017cm" svg:x="11.755cm" svg:y="17.31cm" svg:viewBox="0 0 1331 18" draw:points="0,0 1331,0 1331,18 0,18">
          <text:p/>
        </draw:polygon>
        <draw:polygon draw:style-name="gr2" draw:text-style-name="P3" draw:layer="layout" svg:width="5.973cm" svg:height="0.017cm" svg:x="13.085cm" svg:y="17.31cm" svg:viewBox="0 0 5974 18" draw:points="0,18 5974,18 5974,0 0,0">
          <text:p/>
        </draw:polygon>
        <draw:polygon draw:style-name="gr2" draw:text-style-name="P3" draw:layer="layout" svg:width="0.016cm" svg:height="1.117cm" svg:x="11.739cm" svg:y="17.327cm" svg:viewBox="0 0 17 1118" draw:points="0,1118 17,1118 17,0 0,0">
          <text:p/>
        </draw:polygon>
        <draw:polygon draw:style-name="gr2" draw:text-style-name="P3" draw:layer="layout" svg:width="0.017cm" svg:height="1.117cm" svg:x="13.085cm" svg:y="17.327cm" svg:viewBox="0 0 18 1118" draw:points="0,1118 18,1118 18,0 0,0">
          <text:p/>
        </draw:polygon>
        <draw:polygon draw:style-name="gr2" draw:text-style-name="P3" draw:layer="layout" svg:width="0.017cm" svg:height="1.117cm" svg:x="15.322cm" svg:y="17.327cm" svg:viewBox="0 0 18 1118" draw:points="0,1118 18,1118 18,0 0,0">
          <text:p/>
        </draw:polygon>
        <draw:polygon draw:style-name="gr2" draw:text-style-name="P3" draw:layer="layout" svg:width="0.017cm" svg:height="1.117cm" svg:x="19.041cm" svg:y="17.327cm" svg:viewBox="0 0 18 1118" draw:points="0,1118 18,1118 18,0 0,0">
          <text:p/>
        </draw:polygon>
        <draw:frame draw:style-name="gr1" draw:text-style-name="P2" draw:layer="layout" svg:width="2.182cm" svg:height="0.471cm" svg:x="15.522cm" svg:y="17.339cm">
          <draw:text-box>
            <text:p text:style-name="P1"><text:span text:style-name="T1">0C24 <text:s/>0C3F </text:span></text:p>
          </draw:text-box>
        </draw:frame>
        <draw:frame draw:style-name="gr1" draw:text-style-name="P2" draw:layer="layout" svg:width="0.743cm" svg:height="0.471cm" svg:x="11.938cm" svg:y="18.474cm">
          <draw:text-box>
            <text:p text:style-name="P1"><text:span text:style-name="T1">110 </text:span></text:p>
          </draw:text-box>
        </draw:frame>
        <draw:frame draw:style-name="gr3" draw:text-style-name="P4" draw:layer="layout" svg:width="0.564cm" svg:height="0.653cm" svg:x="13.919cm" svg:y="18.399cm">
          <draw:text-box>
            <text:p text:style-name="P1"><text:span text:style-name="T2">j </text:span></text:p>
          </draw:text-box>
        </draw:frame>
        <draw:polygon draw:style-name="gr2" draw:text-style-name="P3" draw:layer="layout" svg:width="0.016cm" svg:height="0.017cm" svg:x="11.739cm" svg:y="18.444cm" svg:viewBox="0 0 17 18" draw:points="0,18 17,18 17,0 0,0">
          <text:p/>
        </draw:polygon>
        <draw:polygon draw:style-name="gr2" draw:text-style-name="P3" draw:layer="layout" svg:width="1.33cm" svg:height="0.017cm" svg:x="11.755cm" svg:y="18.444cm" svg:viewBox="0 0 1331 18" draw:points="0,0 1331,0 1331,18 0,18">
          <text:p/>
        </draw:polygon>
        <draw:polygon draw:style-name="gr2" draw:text-style-name="P3" draw:layer="layout" svg:width="5.973cm" svg:height="0.017cm" svg:x="13.085cm" svg:y="18.444cm" svg:viewBox="0 0 5974 18" draw:points="0,18 5974,18 5974,0 0,0">
          <text:p/>
        </draw:polygon>
        <draw:polygon draw:style-name="gr2" draw:text-style-name="P3" draw:layer="layout" svg:width="0.016cm" svg:height="1.12cm" svg:x="11.739cm" svg:y="18.461cm" svg:viewBox="0 0 17 1121" draw:points="0,1121 17,1121 17,0 0,0">
          <text:p/>
        </draw:polygon>
        <draw:polygon draw:style-name="gr2" draw:text-style-name="P3" draw:layer="layout" svg:width="0.017cm" svg:height="1.12cm" svg:x="13.085cm" svg:y="18.461cm" svg:viewBox="0 0 18 1121" draw:points="0,1121 18,1121 18,0 0,0">
          <text:p/>
        </draw:polygon>
        <draw:polygon draw:style-name="gr2" draw:text-style-name="P3" draw:layer="layout" svg:width="0.017cm" svg:height="1.12cm" svg:x="15.322cm" svg:y="18.461cm" svg:viewBox="0 0 18 1121" draw:points="0,1121 18,1121 18,0 0,0">
          <text:p/>
        </draw:polygon>
        <draw:polygon draw:style-name="gr2" draw:text-style-name="P3" draw:layer="layout" svg:width="0.017cm" svg:height="1.12cm" svg:x="19.041cm" svg:y="18.461cm" svg:viewBox="0 0 18 1121" draw:points="0,1121 18,1121 18,0 0,0">
          <text:p/>
        </draw:polygon>
        <draw:frame draw:style-name="gr1" draw:text-style-name="P2" draw:layer="layout" svg:width="2.157cm" svg:height="0.471cm" svg:x="15.522cm" svg:y="18.474cm">
          <draw:text-box>
            <text:p text:style-name="P1"><text:span text:style-name="T1">0C24 <text:s/>0C40 </text:span></text:p>
          </draw:text-box>
        </draw:frame>
        <draw:frame draw:style-name="gr1" draw:text-style-name="P2" draw:layer="layout" svg:width="0.743cm" svg:height="0.471cm" svg:x="11.938cm" svg:y="19.61cm">
          <draw:text-box>
            <text:p text:style-name="P1"><text:span text:style-name="T1">111 </text:span></text:p>
          </draw:text-box>
        </draw:frame>
        <draw:frame draw:style-name="gr3" draw:text-style-name="P4" draw:layer="layout" svg:width="0.739cm" svg:height="0.653cm" svg:x="13.919cm" svg:y="19.535cm">
          <draw:text-box>
            <text:p text:style-name="P1"><text:span text:style-name="T2">W </text:span></text:p>
          </draw:text-box>
        </draw:frame>
        <draw:polygon draw:style-name="gr2" draw:text-style-name="P3" draw:layer="layout" svg:width="0.016cm" svg:height="0.017cm" svg:x="11.739cm" svg:y="19.581cm" svg:viewBox="0 0 17 18" draw:points="0,18 17,18 17,0 0,0">
          <text:p/>
        </draw:polygon>
        <draw:polygon draw:style-name="gr2" draw:text-style-name="P3" draw:layer="layout" svg:width="1.33cm" svg:height="0.017cm" svg:x="11.755cm" svg:y="19.581cm" svg:viewBox="0 0 1331 18" draw:points="0,0 1331,0 1331,18 0,18">
          <text:p/>
        </draw:polygon>
        <draw:polygon draw:style-name="gr2" draw:text-style-name="P3" draw:layer="layout" svg:width="5.973cm" svg:height="0.017cm" svg:x="13.085cm" svg:y="19.581cm" svg:viewBox="0 0 5974 18" draw:points="0,18 5974,18 5974,0 0,0">
          <text:p/>
        </draw:polygon>
        <draw:polygon draw:style-name="gr2" draw:text-style-name="P3" draw:layer="layout" svg:width="0.016cm" svg:height="1.119cm" svg:x="11.739cm" svg:y="19.598cm" svg:viewBox="0 0 17 1120" draw:points="0,1120 17,1120 17,0 0,0">
          <text:p/>
        </draw:polygon>
        <draw:polygon draw:style-name="gr2" draw:text-style-name="P3" draw:layer="layout" svg:width="0.017cm" svg:height="1.119cm" svg:x="13.085cm" svg:y="19.598cm" svg:viewBox="0 0 18 1120" draw:points="0,1120 18,1120 18,0 0,0">
          <text:p/>
        </draw:polygon>
        <draw:polygon draw:style-name="gr2" draw:text-style-name="P3" draw:layer="layout" svg:width="0.017cm" svg:height="1.119cm" svg:x="15.322cm" svg:y="19.598cm" svg:viewBox="0 0 18 1120" draw:points="0,1120 18,1120 18,0 0,0">
          <text:p/>
        </draw:polygon>
        <draw:polygon draw:style-name="gr2" draw:text-style-name="P3" draw:layer="layout" svg:width="0.017cm" svg:height="1.119cm" svg:x="19.041cm" svg:y="19.598cm" svg:viewBox="0 0 18 1120" draw:points="0,1120 18,1120 18,0 0,0">
          <text:p/>
        </draw:polygon>
        <draw:frame draw:style-name="gr1" draw:text-style-name="P2" draw:layer="layout" svg:width="2.275cm" svg:height="0.471cm" svg:x="15.522cm" svg:y="19.61cm">
          <draw:text-box>
            <text:p text:style-name="P1"><text:span text:style-name="T1">0C1A <text:s/>0C3F </text:span></text:p>
          </draw:text-box>
        </draw:frame>
        <draw:frame draw:style-name="gr1" draw:text-style-name="P2" draw:layer="layout" svg:width="0.743cm" svg:height="0.471cm" svg:x="11.938cm" svg:y="20.747cm">
          <draw:text-box>
            <text:p text:style-name="P1"><text:span text:style-name="T1">112 </text:span></text:p>
          </draw:text-box>
        </draw:frame>
        <draw:frame draw:style-name="gr3" draw:text-style-name="P4" draw:layer="layout" svg:width="0.565cm" svg:height="0.653cm" svg:x="13.919cm" svg:y="20.672cm">
          <draw:text-box>
            <text:p text:style-name="P1"><text:span text:style-name="T2">X </text:span></text:p>
          </draw:text-box>
        </draw:frame>
        <draw:polygon draw:style-name="gr2" draw:text-style-name="P3" draw:layer="layout" svg:width="0.016cm" svg:height="0.017cm" svg:x="11.739cm" svg:y="20.717cm" svg:viewBox="0 0 17 18" draw:points="0,18 17,18 17,0 0,0">
          <text:p/>
        </draw:polygon>
        <draw:polygon draw:style-name="gr2" draw:text-style-name="P3" draw:layer="layout" svg:width="1.33cm" svg:height="0.017cm" svg:x="11.755cm" svg:y="20.717cm" svg:viewBox="0 0 1331 18" draw:points="0,0 1331,0 1331,18 0,18">
          <text:p/>
        </draw:polygon>
        <draw:polygon draw:style-name="gr2" draw:text-style-name="P3" draw:layer="layout" svg:width="5.973cm" svg:height="0.017cm" svg:x="13.085cm" svg:y="20.717cm" svg:viewBox="0 0 5974 18" draw:points="0,18 5974,18 5974,0 0,0">
          <text:p/>
        </draw:polygon>
        <draw:polygon draw:style-name="gr2" draw:text-style-name="P3" draw:layer="layout" svg:width="0.016cm" svg:height="1.118cm" svg:x="11.739cm" svg:y="20.734cm" svg:viewBox="0 0 17 1119" draw:points="0,1119 17,1119 17,0 0,0">
          <text:p/>
        </draw:polygon>
        <draw:polygon draw:style-name="gr2" draw:text-style-name="P3" draw:layer="layout" svg:width="0.017cm" svg:height="1.118cm" svg:x="13.085cm" svg:y="20.734cm" svg:viewBox="0 0 18 1119" draw:points="0,1119 18,1119 18,0 0,0">
          <text:p/>
        </draw:polygon>
        <draw:polygon draw:style-name="gr2" draw:text-style-name="P3" draw:layer="layout" svg:width="0.017cm" svg:height="1.118cm" svg:x="15.322cm" svg:y="20.734cm" svg:viewBox="0 0 18 1119" draw:points="0,1119 18,1119 18,0 0,0">
          <text:p/>
        </draw:polygon>
        <draw:polygon draw:style-name="gr2" draw:text-style-name="P3" draw:layer="layout" svg:width="0.017cm" svg:height="1.118cm" svg:x="19.041cm" svg:y="20.734cm" svg:viewBox="0 0 18 1119" draw:points="0,1119 18,1119 18,0 0,0">
          <text:p/>
        </draw:polygon>
        <draw:frame draw:style-name="gr1" draw:text-style-name="P2" draw:layer="layout" svg:width="2.25cm" svg:height="0.471cm" svg:x="15.522cm" svg:y="20.747cm">
          <draw:text-box>
            <text:p text:style-name="P1"><text:span text:style-name="T1">0C1A <text:s/>0C40 </text:span></text:p>
          </draw:text-box>
        </draw:frame>
        <draw:frame draw:style-name="gr1" draw:text-style-name="P2" draw:layer="layout" svg:width="0.743cm" svg:height="0.471cm" svg:x="11.938cm" svg:y="21.882cm">
          <draw:text-box>
            <text:p text:style-name="P1"><text:span text:style-name="T1">113 </text:span></text:p>
          </draw:text-box>
        </draw:frame>
        <draw:frame draw:style-name="gr3" draw:text-style-name="P4" draw:layer="layout" svg:width="1.094cm" svg:height="0.653cm" svg:x="13.919cm" svg:y="21.806cm">
          <draw:text-box>
            <text:p text:style-name="P1"><text:span text:style-name="T2">Wû </text:span></text:p>
          </draw:text-box>
        </draw:frame>
        <draw:polygon draw:style-name="gr2" draw:text-style-name="P3" draw:layer="layout" svg:width="0.016cm" svg:height="0.017cm" svg:x="11.739cm" svg:y="21.852cm" svg:viewBox="0 0 17 18" draw:points="0,18 17,18 17,0 0,0">
          <text:p/>
        </draw:polygon>
        <draw:polygon draw:style-name="gr2" draw:text-style-name="P3" draw:layer="layout" svg:width="1.33cm" svg:height="0.017cm" svg:x="11.755cm" svg:y="21.852cm" svg:viewBox="0 0 1331 18" draw:points="0,0 1331,0 1331,18 0,18">
          <text:p/>
        </draw:polygon>
        <draw:polygon draw:style-name="gr2" draw:text-style-name="P3" draw:layer="layout" svg:width="5.973cm" svg:height="0.017cm" svg:x="13.085cm" svg:y="21.852cm" svg:viewBox="0 0 5974 18" draw:points="0,18 5974,18 5974,0 0,0">
          <text:p/>
        </draw:polygon>
        <draw:polygon draw:style-name="gr2" draw:text-style-name="P3" draw:layer="layout" svg:width="0.016cm" svg:height="1.12cm" svg:x="11.739cm" svg:y="21.869cm" svg:viewBox="0 0 17 1121" draw:points="0,1121 17,1121 17,0 0,0">
          <text:p/>
        </draw:polygon>
        <draw:polygon draw:style-name="gr2" draw:text-style-name="P3" draw:layer="layout" svg:width="0.017cm" svg:height="1.12cm" svg:x="13.085cm" svg:y="21.869cm" svg:viewBox="0 0 18 1121" draw:points="0,1121 18,1121 18,0 0,0">
          <text:p/>
        </draw:polygon>
        <draw:polygon draw:style-name="gr2" draw:text-style-name="P3" draw:layer="layout" svg:width="0.017cm" svg:height="1.12cm" svg:x="15.322cm" svg:y="21.869cm" svg:viewBox="0 0 18 1121" draw:points="0,1121 18,1121 18,0 0,0">
          <text:p/>
        </draw:polygon>
        <draw:polygon draw:style-name="gr2" draw:text-style-name="P3" draw:layer="layout" svg:width="0.017cm" svg:height="1.12cm" svg:x="19.041cm" svg:y="21.869cm" svg:viewBox="0 0 18 1121" draw:points="0,1121 18,1121 18,0 0,0">
          <text:p/>
        </draw:polygon>
        <draw:frame draw:style-name="gr1" draw:text-style-name="P2" draw:layer="layout" svg:width="2.254cm" svg:height="0.471cm" svg:x="15.522cm" svg:y="21.882cm">
          <draw:text-box>
            <text:p text:style-name="P1"><text:span text:style-name="T1">0C1B <text:s/>0C3F </text:span></text:p>
          </draw:text-box>
        </draw:frame>
        <draw:frame draw:style-name="gr1" draw:text-style-name="P2" draw:layer="layout" svg:width="0.743cm" svg:height="0.471cm" svg:x="11.938cm" svg:y="23.018cm">
          <draw:text-box>
            <text:p text:style-name="P1"><text:span text:style-name="T1">114 </text:span></text:p>
          </draw:text-box>
        </draw:frame>
        <draw:frame draw:style-name="gr3" draw:text-style-name="P4" draw:layer="layout" svg:width="0.921cm" svg:height="0.653cm" svg:x="13.919cm" svg:y="22.943cm">
          <draw:text-box>
            <text:p text:style-name="P1"><text:span text:style-name="T2">Xû </text:span></text:p>
          </draw:text-box>
        </draw:frame>
        <draw:polygon draw:style-name="gr2" draw:text-style-name="P3" draw:layer="layout" svg:width="0.016cm" svg:height="0.017cm" svg:x="11.739cm" svg:y="22.989cm" svg:viewBox="0 0 17 18" draw:points="0,18 17,18 17,0 0,0">
          <text:p/>
        </draw:polygon>
        <draw:polygon draw:style-name="gr2" draw:text-style-name="P3" draw:layer="layout" svg:width="1.33cm" svg:height="0.017cm" svg:x="11.755cm" svg:y="22.989cm" svg:viewBox="0 0 1331 18" draw:points="0,0 1331,0 1331,18 0,18">
          <text:p/>
        </draw:polygon>
        <draw:polygon draw:style-name="gr2" draw:text-style-name="P3" draw:layer="layout" svg:width="5.973cm" svg:height="0.017cm" svg:x="13.085cm" svg:y="22.989cm" svg:viewBox="0 0 5974 18" draw:points="0,18 5974,18 5974,0 0,0">
          <text:p/>
        </draw:polygon>
        <draw:polygon draw:style-name="gr2" draw:text-style-name="P3" draw:layer="layout" svg:width="0.016cm" svg:height="1.119cm" svg:x="11.739cm" svg:y="23.006cm" svg:viewBox="0 0 17 1120" draw:points="0,1120 17,1120 17,0 0,0">
          <text:p/>
        </draw:polygon>
        <draw:polygon draw:style-name="gr2" draw:text-style-name="P3" draw:layer="layout" svg:width="0.017cm" svg:height="1.119cm" svg:x="13.085cm" svg:y="23.006cm" svg:viewBox="0 0 18 1120" draw:points="0,1120 18,1120 18,0 0,0">
          <text:p/>
        </draw:polygon>
        <draw:polygon draw:style-name="gr2" draw:text-style-name="P3" draw:layer="layout" svg:width="0.017cm" svg:height="1.119cm" svg:x="15.322cm" svg:y="23.006cm" svg:viewBox="0 0 18 1120" draw:points="0,1120 18,1120 18,0 0,0">
          <text:p/>
        </draw:polygon>
        <draw:polygon draw:style-name="gr2" draw:text-style-name="P3" draw:layer="layout" svg:width="0.017cm" svg:height="1.119cm" svg:x="19.041cm" svg:y="23.006cm" svg:viewBox="0 0 18 1120" draw:points="0,1120 18,1120 18,0 0,0">
          <text:p/>
        </draw:polygon>
        <draw:frame draw:style-name="gr1" draw:text-style-name="P2" draw:layer="layout" svg:width="2.229cm" svg:height="0.471cm" svg:x="15.522cm" svg:y="23.018cm">
          <draw:text-box>
            <text:p text:style-name="P1"><text:span text:style-name="T1">0C1B <text:s/>0C40 </text:span></text:p>
          </draw:text-box>
        </draw:frame>
        <draw:frame draw:style-name="gr1" draw:text-style-name="P2" draw:layer="layout" svg:width="0.743cm" svg:height="0.471cm" svg:x="11.938cm" svg:y="24.155cm">
          <draw:text-box>
            <text:p text:style-name="P1"><text:span text:style-name="T1">115 </text:span></text:p>
          </draw:text-box>
        </draw:frame>
        <draw:frame draw:style-name="gr3" draw:text-style-name="P4" draw:layer="layout" svg:width="0.564cm" svg:height="0.653cm" svg:x="13.919cm" svg:y="24.08cm">
          <draw:text-box>
            <text:p text:style-name="P1"><text:span text:style-name="T2">n </text:span></text:p>
          </draw:text-box>
        </draw:frame>
        <draw:frame draw:style-name="gr4" draw:text-style-name="P5" draw:layer="layout" svg:width="0.388cm" svg:height="0.378cm" svg:x="5.664cm" svg:y="2.936cm">
          <draw:image xlink:href="Pictures/1000000000000017000000174D403B18EA3B0127.png" xlink:type="simple" xlink:show="embed" xlink:actuate="onLoad">
            <text:p/>
          </draw:image>
        </draw:frame>
        <draw:frame draw:style-name="gr4" draw:text-style-name="P5" draw:layer="layout" svg:width="0.372cm" svg:height="0.435cm" svg:x="5.664cm" svg:y="16.502cm">
          <draw:image xlink:href="Pictures/10000000000000160000001AEAD20C75993D68DC.png" xlink:type="simple" xlink:show="embed" xlink:actuate="onLoad">
            <text:p/>
          </draw:image>
        </draw:frame>
        <draw:frame draw:style-name="gr4" draw:text-style-name="P5" draw:layer="layout" svg:width="0.355cm" svg:height="0.503cm" svg:x="5.664cm" svg:y="17.57cm">
          <draw:image xlink:href="Pictures/10000000000000150000001E2C4B57603E15BF33.png" xlink:type="simple" xlink:show="embed" xlink:actuate="onLoad">
            <text:p/>
          </draw:image>
        </draw:frame>
        <draw:frame draw:style-name="gr4" draw:text-style-name="P5" draw:layer="layout" svg:width="0.524cm" svg:height="0.348cm" svg:x="5.664cm" svg:y="18.859cm">
          <draw:image xlink:href="Pictures/100000000000001F000000151F900CA2025C3048.png" xlink:type="simple" xlink:show="embed" xlink:actuate="onLoad">
            <text:p/>
          </draw:image>
        </draw:frame>
        <draw:frame draw:style-name="gr4" draw:text-style-name="P5" draw:layer="layout" svg:width="0.372cm" svg:height="0.592cm" svg:x="5.664cm" svg:y="19.753cm">
          <draw:image xlink:href="Pictures/1000000000000016000000242C304D6B66C13CC7.png" xlink:type="simple" xlink:show="embed" xlink:actuate="onLoad">
            <text:p/>
          </draw:image>
        </draw:frame>
        <draw:frame draw:style-name="gr4" draw:text-style-name="P5" draw:layer="layout" svg:width="0.338cm" svg:height="0.609cm" svg:x="5.664cm" svg:y="20.87cm">
          <draw:image xlink:href="Pictures/1000000000000014000000253F0BE7F75494D6BF.png" xlink:type="simple" xlink:show="embed" xlink:actuate="onLoad">
            <text:p/>
          </draw:image>
        </draw:frame>
        <draw:polygon draw:style-name="gr2" draw:text-style-name="P3" draw:layer="layout" svg:width="0.016cm" svg:height="0.017cm" svg:x="11.739cm" svg:y="24.125cm" svg:viewBox="0 0 17 18" draw:points="0,18 17,18 17,0 0,0">
          <text:p/>
        </draw:polygon>
        <draw:polygon draw:style-name="gr2" draw:text-style-name="P3" draw:layer="layout" svg:width="1.33cm" svg:height="0.017cm" svg:x="11.755cm" svg:y="24.125cm" svg:viewBox="0 0 1331 18" draw:points="0,0 1331,0 1331,18 0,18">
          <text:p/>
        </draw:polygon>
        <draw:polygon draw:style-name="gr2" draw:text-style-name="P3" draw:layer="layout" svg:width="5.973cm" svg:height="0.017cm" svg:x="13.085cm" svg:y="24.125cm" svg:viewBox="0 0 5974 18" draw:points="0,18 5974,18 5974,0 0,0">
          <text:p/>
        </draw:polygon>
        <draw:polygon draw:style-name="gr2" draw:text-style-name="P3" draw:layer="layout" svg:width="0.016cm" svg:height="1.137cm" svg:x="11.739cm" svg:y="24.142cm" svg:viewBox="0 0 17 1138" draw:points="0,1138 17,1138 17,0 0,0">
          <text:p/>
        </draw:polygon>
        <draw:polygon draw:style-name="gr2" draw:text-style-name="P3" draw:layer="layout" svg:width="0.016cm" svg:height="0.017cm" svg:x="11.739cm" svg:y="25.262cm" svg:viewBox="0 0 17 18" draw:points="0,18 17,18 17,0 0,0">
          <text:p/>
        </draw:polygon>
        <draw:polygon draw:style-name="gr2" draw:text-style-name="P3" draw:layer="layout" svg:width="1.33cm" svg:height="0.017cm" svg:x="11.755cm" svg:y="25.262cm" svg:viewBox="0 0 1331 18" draw:points="0,0 1331,0 1331,18 0,18">
          <text:p/>
        </draw:polygon>
        <draw:polygon draw:style-name="gr2" draw:text-style-name="P3" draw:layer="layout" svg:width="0.017cm" svg:height="1.137cm" svg:x="13.085cm" svg:y="24.142cm" svg:viewBox="0 0 18 1138" draw:points="0,1138 18,1138 18,0 0,0">
          <text:p/>
        </draw:polygon>
        <draw:polygon draw:style-name="gr2" draw:text-style-name="P3" draw:layer="layout" svg:width="2.22cm" svg:height="0.017cm" svg:x="13.102cm" svg:y="25.262cm" svg:viewBox="0 0 2221 18" draw:points="0,18 2221,18 2221,0 0,0">
          <text:p/>
        </draw:polygon>
        <draw:polygon draw:style-name="gr2" draw:text-style-name="P3" draw:layer="layout" svg:width="0.017cm" svg:height="1.137cm" svg:x="15.322cm" svg:y="24.142cm" svg:viewBox="0 0 18 1138" draw:points="0,1138 18,1138 18,0 0,0">
          <text:p/>
        </draw:polygon>
        <draw:polygon draw:style-name="gr2" draw:text-style-name="P3" draw:layer="layout" svg:width="3.702cm" svg:height="0.017cm" svg:x="15.339cm" svg:y="25.262cm" svg:viewBox="0 0 3703 18" draw:points="0,18 3703,18 3703,0 0,0">
          <text:p/>
        </draw:polygon>
        <draw:polygon draw:style-name="gr2" draw:text-style-name="P3" draw:layer="layout" svg:width="0.017cm" svg:height="1.137cm" svg:x="19.041cm" svg:y="24.142cm" svg:viewBox="0 0 18 1138" draw:points="0,1138 18,1138 18,0 0,0">
          <text:p/>
        </draw:polygon>
        <draw:polygon draw:style-name="gr2" draw:text-style-name="P3" draw:layer="layout" svg:width="0.017cm" svg:height="0.017cm" svg:x="19.041cm" svg:y="25.262cm" svg:viewBox="0 0 18 18" draw:points="0,18 18,18 18,0 0,0">
          <text:p/>
        </draw:polygon>
        <draw:frame draw:style-name="gr1" draw:text-style-name="P2" draw:layer="layout" svg:width="2.182cm" svg:height="0.471cm" svg:x="15.522cm" svg:y="24.155cm">
          <draw:text-box>
            <text:p text:style-name="P1"><text:span text:style-name="T1">0C28 <text:s/>0C3F </text:span></text:p>
          </draw:text-box>
        </draw:frame>
      </draw:page>
      <draw:page draw:name="page4" draw:style-name="dp1" draw:master-page-name="master-page47">
        <draw:frame draw:style-name="gr1" draw:text-style-name="P2" draw:layer="layout" svg:width="0.743cm" svg:height="0.471cm" svg:x="3.683cm" svg:y="2.569cm">
          <draw:text-box>
            <text:p text:style-name="P1"><text:span text:style-name="T1">116 </text:span></text:p>
          </draw:text-box>
        </draw:frame>
        <draw:frame draw:style-name="gr3" draw:text-style-name="P4" draw:layer="layout" svg:width="0.564cm" svg:height="0.653cm" svg:x="5.664cm" svg:y="2.494cm">
          <draw:text-box>
            <text:p text:style-name="P1"><text:span text:style-name="T2">o </text:span></text:p>
          </draw:text-box>
        </draw:frame>
        <draw:polygon draw:style-name="gr2" draw:text-style-name="P3" draw:layer="layout" svg:width="0.016cm" svg:height="0.016cm" svg:x="3.484cm" svg:y="2.54cm" svg:viewBox="0 0 17 17" draw:points="0,17 17,17 17,0 0,0">
          <text:p/>
        </draw:polygon>
        <draw:polygon draw:style-name="gr2" draw:text-style-name="P3" draw:layer="layout" svg:width="7.319cm" svg:height="0.016cm" svg:x="3.484cm" svg:y="2.54cm" svg:viewBox="0 0 7320 17" draw:points="0,17 7320,17 7320,0 0,0">
          <text:p/>
        </draw:polygon>
        <draw:polygon draw:style-name="gr2" draw:text-style-name="P3" draw:layer="layout" svg:width="0.017cm" svg:height="0.016cm" svg:x="10.786cm" svg:y="2.54cm" svg:viewBox="0 0 18 17" draw:points="0,17 18,17 18,0 0,0">
          <text:p/>
        </draw:polygon>
        <draw:polygon draw:style-name="gr2" draw:text-style-name="P3" draw:layer="layout" svg:width="0.016cm" svg:height="1.12cm" svg:x="3.484cm" svg:y="2.556cm" svg:viewBox="0 0 17 1121" draw:points="0,1121 17,1121 17,0 0,0">
          <text:p/>
        </draw:polygon>
        <draw:polygon draw:style-name="gr2" draw:text-style-name="P3" draw:layer="layout" svg:width="0.017cm" svg:height="1.12cm" svg:x="4.83cm" svg:y="2.556cm" svg:viewBox="0 0 18 1121" draw:points="0,1121 18,1121 18,0 0,0">
          <text:p/>
        </draw:polygon>
        <draw:polygon draw:style-name="gr2" draw:text-style-name="P3" draw:layer="layout" svg:width="0.017cm" svg:height="1.12cm" svg:x="7.067cm" svg:y="2.556cm" svg:viewBox="0 0 18 1121" draw:points="0,1121 18,1121 18,0 0,0">
          <text:p/>
        </draw:polygon>
        <draw:polygon draw:style-name="gr2" draw:text-style-name="P3" draw:layer="layout" svg:width="0.017cm" svg:height="1.12cm" svg:x="10.786cm" svg:y="2.556cm" svg:viewBox="0 0 18 1121" draw:points="0,1121 18,1121 18,0 0,0">
          <text:p/>
        </draw:polygon>
        <draw:frame draw:style-name="gr1" draw:text-style-name="P2" draw:layer="layout" svg:width="2.157cm" svg:height="0.471cm" svg:x="7.267cm" svg:y="2.569cm">
          <draw:text-box>
            <text:p text:style-name="P1"><text:span text:style-name="T1">0C28 <text:s/>0C40 </text:span></text:p>
          </draw:text-box>
        </draw:frame>
        <draw:frame draw:style-name="gr1" draw:text-style-name="P2" draw:layer="layout" svg:width="0.743cm" svg:height="0.471cm" svg:x="3.683cm" svg:y="3.706cm">
          <draw:text-box>
            <text:p text:style-name="P1"><text:span text:style-name="T1">117 </text:span></text:p>
          </draw:text-box>
        </draw:frame>
        <draw:frame draw:style-name="gr3" draw:text-style-name="P4" draw:layer="layout" svg:width="0.564cm" svg:height="0.653cm" svg:x="5.664cm" svg:y="3.631cm">
          <draw:text-box>
            <text:p text:style-name="P1"><text:span text:style-name="T2">z </text:span></text:p>
          </draw:text-box>
        </draw:frame>
        <draw:polygon draw:style-name="gr2" draw:text-style-name="P3" draw:layer="layout" svg:width="7.319cm" svg:height="0.017cm" svg:x="3.484cm" svg:y="3.676cm" svg:viewBox="0 0 7320 18" draw:points="0,18 7320,18 7320,0 0,0">
          <text:p/>
        </draw:polygon>
        <draw:polygon draw:style-name="gr2" draw:text-style-name="P3" draw:layer="layout" svg:width="0.016cm" svg:height="1.118cm" svg:x="3.484cm" svg:y="3.693cm" svg:viewBox="0 0 17 1119" draw:points="0,1119 17,1119 17,0 0,0">
          <text:p/>
        </draw:polygon>
        <draw:polygon draw:style-name="gr2" draw:text-style-name="P3" draw:layer="layout" svg:width="0.017cm" svg:height="1.118cm" svg:x="4.83cm" svg:y="3.693cm" svg:viewBox="0 0 18 1119" draw:points="0,1119 18,1119 18,0 0,0">
          <text:p/>
        </draw:polygon>
        <draw:polygon draw:style-name="gr2" draw:text-style-name="P3" draw:layer="layout" svg:width="0.017cm" svg:height="1.118cm" svg:x="7.067cm" svg:y="3.693cm" svg:viewBox="0 0 18 1119" draw:points="0,1119 18,1119 18,0 0,0">
          <text:p/>
        </draw:polygon>
        <draw:polygon draw:style-name="gr2" draw:text-style-name="P3" draw:layer="layout" svg:width="0.017cm" svg:height="1.118cm" svg:x="10.786cm" svg:y="3.693cm" svg:viewBox="0 0 18 1119" draw:points="0,1119 18,1119 18,0 0,0">
          <text:p/>
        </draw:polygon>
        <draw:frame draw:style-name="gr1" draw:text-style-name="P2" draw:layer="layout" svg:width="2.182cm" svg:height="0.471cm" svg:x="7.267cm" svg:y="3.706cm">
          <draw:text-box>
            <text:p text:style-name="P1"><text:span text:style-name="T1">0C33 <text:s/>0C3F </text:span></text:p>
          </draw:text-box>
        </draw:frame>
        <draw:frame draw:style-name="gr1" draw:text-style-name="P2" draw:layer="layout" svg:width="0.743cm" svg:height="0.471cm" svg:x="3.683cm" svg:y="4.84cm">
          <draw:text-box>
            <text:p text:style-name="P1"><text:span text:style-name="T1">118 </text:span></text:p>
          </draw:text-box>
        </draw:frame>
        <draw:frame draw:style-name="gr3" draw:text-style-name="P4" draw:layer="layout" svg:width="0.564cm" svg:height="0.653cm" svg:x="5.664cm" svg:y="4.765cm">
          <draw:text-box>
            <text:p text:style-name="P1"><text:span text:style-name="T2">¡ </text:span></text:p>
          </draw:text-box>
        </draw:frame>
        <draw:polygon draw:style-name="gr2" draw:text-style-name="P3" draw:layer="layout" svg:width="7.319cm" svg:height="0.017cm" svg:x="3.484cm" svg:y="4.811cm" svg:viewBox="0 0 7320 18" draw:points="0,18 7320,18 7320,0 0,0">
          <text:p/>
        </draw:polygon>
        <draw:polygon draw:style-name="gr2" draw:text-style-name="P3" draw:layer="layout" svg:width="0.016cm" svg:height="1.119cm" svg:x="3.484cm" svg:y="4.828cm" svg:viewBox="0 0 17 1120" draw:points="0,1120 17,1120 17,0 0,0">
          <text:p/>
        </draw:polygon>
        <draw:polygon draw:style-name="gr2" draw:text-style-name="P3" draw:layer="layout" svg:width="0.017cm" svg:height="1.119cm" svg:x="4.83cm" svg:y="4.828cm" svg:viewBox="0 0 18 1120" draw:points="0,1120 18,1120 18,0 0,0">
          <text:p/>
        </draw:polygon>
        <draw:polygon draw:style-name="gr2" draw:text-style-name="P3" draw:layer="layout" svg:width="0.017cm" svg:height="1.119cm" svg:x="7.067cm" svg:y="4.828cm" svg:viewBox="0 0 18 1120" draw:points="0,1120 18,1120 18,0 0,0">
          <text:p/>
        </draw:polygon>
        <draw:polygon draw:style-name="gr2" draw:text-style-name="P3" draw:layer="layout" svg:width="0.017cm" svg:height="1.119cm" svg:x="10.786cm" svg:y="4.828cm" svg:viewBox="0 0 18 1120" draw:points="0,1120 18,1120 18,0 0,0">
          <text:p/>
        </draw:polygon>
        <draw:frame draw:style-name="gr1" draw:text-style-name="P2" draw:layer="layout" svg:width="2.157cm" svg:height="0.471cm" svg:x="7.267cm" svg:y="4.84cm">
          <draw:text-box>
            <text:p text:style-name="P1"><text:span text:style-name="T1">0C33 <text:s/>0C40 </text:span></text:p>
          </draw:text-box>
        </draw:frame>
        <draw:frame draw:style-name="gr1" draw:text-style-name="P2" draw:layer="layout" svg:width="0.743cm" svg:height="0.471cm" svg:x="3.683cm" svg:y="5.977cm">
          <draw:text-box>
            <text:p text:style-name="P1"><text:span text:style-name="T1">119 </text:span></text:p>
          </draw:text-box>
        </draw:frame>
        <draw:frame draw:style-name="gr3" draw:text-style-name="P4" draw:layer="layout" svg:width="1.073cm" svg:height="0.653cm" svg:x="5.664cm" svg:y="5.902cm">
          <draw:text-box>
            <text:p text:style-name="P1"><text:span text:style-name="T2">e¼ </text:span></text:p>
          </draw:text-box>
        </draw:frame>
        <draw:polygon draw:style-name="gr2" draw:text-style-name="P3" draw:layer="layout" svg:width="7.319cm" svg:height="0.017cm" svg:x="3.484cm" svg:y="5.947cm" svg:viewBox="0 0 7320 18" draw:points="0,18 7320,18 7320,0 0,0">
          <text:p/>
        </draw:polygon>
        <draw:polygon draw:style-name="gr2" draw:text-style-name="P3" draw:layer="layout" svg:width="0.016cm" svg:height="1.12cm" svg:x="3.484cm" svg:y="5.964cm" svg:viewBox="0 0 17 1121" draw:points="0,1121 17,1121 17,0 0,0">
          <text:p/>
        </draw:polygon>
        <draw:polygon draw:style-name="gr2" draw:text-style-name="P3" draw:layer="layout" svg:width="0.017cm" svg:height="1.12cm" svg:x="4.83cm" svg:y="5.964cm" svg:viewBox="0 0 18 1121" draw:points="0,1121 18,1121 18,0 0,0">
          <text:p/>
        </draw:polygon>
        <draw:polygon draw:style-name="gr2" draw:text-style-name="P3" draw:layer="layout" svg:width="0.017cm" svg:height="1.12cm" svg:x="7.067cm" svg:y="5.964cm" svg:viewBox="0 0 18 1121" draw:points="0,1121 18,1121 18,0 0,0">
          <text:p/>
        </draw:polygon>
        <draw:polygon draw:style-name="gr2" draw:text-style-name="P3" draw:layer="layout" svg:width="0.017cm" svg:height="1.12cm" svg:x="10.786cm" svg:y="5.964cm" svg:viewBox="0 0 18 1121" draw:points="0,1121 18,1121 18,0 0,0">
          <text:p/>
        </draw:polygon>
        <draw:frame draw:style-name="gr1" draw:text-style-name="P2" draw:layer="layout" svg:width="2.182cm" svg:height="0.471cm" svg:x="7.267cm" svg:y="5.977cm">
          <draw:text-box>
            <text:p text:style-name="P1"><text:span text:style-name="T1">0C20 <text:s/>0C3F </text:span></text:p>
          </draw:text-box>
        </draw:frame>
        <draw:frame draw:style-name="gr1" draw:text-style-name="P2" draw:layer="layout" svg:width="0.743cm" svg:height="0.471cm" svg:x="3.683cm" svg:y="7.114cm">
          <draw:text-box>
            <text:p text:style-name="P1"><text:span text:style-name="T1">120 </text:span></text:p>
          </draw:text-box>
        </draw:frame>
        <draw:frame draw:style-name="gr3" draw:text-style-name="P4" draw:layer="layout" svg:width="0.828cm" svg:height="0.653cm" svg:x="5.664cm" svg:y="7.038cm">
          <draw:text-box>
            <text:p text:style-name="P1"><text:span text:style-name="T2">e¿ </text:span></text:p>
          </draw:text-box>
        </draw:frame>
        <draw:polygon draw:style-name="gr2" draw:text-style-name="P3" draw:layer="layout" svg:width="7.319cm" svg:height="0.017cm" svg:x="3.484cm" svg:y="7.084cm" svg:viewBox="0 0 7320 18" draw:points="0,18 7320,18 7320,0 0,0">
          <text:p/>
        </draw:polygon>
        <draw:polygon draw:style-name="gr2" draw:text-style-name="P3" draw:layer="layout" svg:width="0.016cm" svg:height="1.12cm" svg:x="3.484cm" svg:y="7.101cm" svg:viewBox="0 0 17 1121" draw:points="0,1121 17,1121 17,0 0,0">
          <text:p/>
        </draw:polygon>
        <draw:polygon draw:style-name="gr2" draw:text-style-name="P3" draw:layer="layout" svg:width="0.017cm" svg:height="1.12cm" svg:x="4.83cm" svg:y="7.101cm" svg:viewBox="0 0 18 1121" draw:points="0,1121 18,1121 18,0 0,0">
          <text:p/>
        </draw:polygon>
        <draw:polygon draw:style-name="gr2" draw:text-style-name="P3" draw:layer="layout" svg:width="0.017cm" svg:height="1.12cm" svg:x="7.067cm" svg:y="7.101cm" svg:viewBox="0 0 18 1121" draw:points="0,1121 18,1121 18,0 0,0">
          <text:p/>
        </draw:polygon>
        <draw:polygon draw:style-name="gr2" draw:text-style-name="P3" draw:layer="layout" svg:width="0.017cm" svg:height="1.12cm" svg:x="10.786cm" svg:y="7.101cm" svg:viewBox="0 0 18 1121" draw:points="0,1121 18,1121 18,0 0,0">
          <text:p/>
        </draw:polygon>
        <draw:frame draw:style-name="gr1" draw:text-style-name="P2" draw:layer="layout" svg:width="2.157cm" svg:height="0.471cm" svg:x="7.267cm" svg:y="7.114cm">
          <draw:text-box>
            <text:p text:style-name="P1"><text:span text:style-name="T1">0C20 <text:s/>0C40 </text:span></text:p>
          </draw:text-box>
        </draw:frame>
        <draw:frame draw:style-name="gr1" draw:text-style-name="P2" draw:layer="layout" svg:width="0.743cm" svg:height="0.471cm" svg:x="3.683cm" svg:y="8.25cm">
          <draw:text-box>
            <text:p text:style-name="P1"><text:span text:style-name="T1">121 </text:span></text:p>
          </draw:text-box>
        </draw:frame>
        <draw:frame draw:style-name="gr3" draw:text-style-name="P4" draw:layer="layout" svg:width="1.196cm" svg:height="0.653cm" svg:x="5.664cm" svg:y="8.175cm">
          <draw:text-box>
            <text:p text:style-name="P1"><text:span text:style-name="T2">±¼ </text:span></text:p>
          </draw:text-box>
        </draw:frame>
        <draw:polygon draw:style-name="gr2" draw:text-style-name="P3" draw:layer="layout" svg:width="7.319cm" svg:height="0.017cm" svg:x="3.484cm" svg:y="8.221cm" svg:viewBox="0 0 7320 18" draw:points="0,18 7320,18 7320,0 0,0">
          <text:p/>
        </draw:polygon>
        <draw:polygon draw:style-name="gr2" draw:text-style-name="P3" draw:layer="layout" svg:width="0.016cm" svg:height="1.117cm" svg:x="3.484cm" svg:y="8.238cm" svg:viewBox="0 0 17 1118" draw:points="0,1118 17,1118 17,0 0,0">
          <text:p/>
        </draw:polygon>
        <draw:polygon draw:style-name="gr2" draw:text-style-name="P3" draw:layer="layout" svg:width="0.017cm" svg:height="1.117cm" svg:x="4.83cm" svg:y="8.238cm" svg:viewBox="0 0 18 1118" draw:points="0,1118 18,1118 18,0 0,0">
          <text:p/>
        </draw:polygon>
        <draw:polygon draw:style-name="gr2" draw:text-style-name="P3" draw:layer="layout" svg:width="0.017cm" svg:height="1.117cm" svg:x="7.067cm" svg:y="8.238cm" svg:viewBox="0 0 18 1118" draw:points="0,1118 18,1118 18,0 0,0">
          <text:p/>
        </draw:polygon>
        <draw:polygon draw:style-name="gr2" draw:text-style-name="P3" draw:layer="layout" svg:width="0.017cm" svg:height="1.117cm" svg:x="10.786cm" svg:y="8.238cm" svg:viewBox="0 0 18 1118" draw:points="0,1118 18,1118 18,0 0,0">
          <text:p/>
        </draw:polygon>
        <draw:frame draw:style-name="gr1" draw:text-style-name="P2" draw:layer="layout" svg:width="2.182cm" svg:height="0.471cm" svg:x="7.267cm" svg:y="8.25cm">
          <draw:text-box>
            <text:p text:style-name="P1"><text:span text:style-name="T1">0C30 <text:s/>0C3F </text:span></text:p>
          </draw:text-box>
        </draw:frame>
        <draw:frame draw:style-name="gr1" draw:text-style-name="P2" draw:layer="layout" svg:width="0.743cm" svg:height="0.471cm" svg:x="3.683cm" svg:y="9.385cm">
          <draw:text-box>
            <text:p text:style-name="P1"><text:span text:style-name="T1">122 </text:span></text:p>
          </draw:text-box>
        </draw:frame>
        <draw:frame draw:style-name="gr3" draw:text-style-name="P4" draw:layer="layout" svg:width="0.95cm" svg:height="0.653cm" svg:x="5.664cm" svg:y="9.31cm">
          <draw:text-box>
            <text:p text:style-name="P1"><text:span text:style-name="T2">±¿ </text:span></text:p>
          </draw:text-box>
        </draw:frame>
        <draw:polygon draw:style-name="gr2" draw:text-style-name="P3" draw:layer="layout" svg:width="7.319cm" svg:height="0.017cm" svg:x="3.484cm" svg:y="9.355cm" svg:viewBox="0 0 7320 18" draw:points="0,18 7320,18 7320,0 0,0">
          <text:p/>
        </draw:polygon>
        <draw:polygon draw:style-name="gr2" draw:text-style-name="P3" draw:layer="layout" svg:width="0.016cm" svg:height="1.12cm" svg:x="3.484cm" svg:y="9.372cm" svg:viewBox="0 0 17 1121" draw:points="0,1121 17,1121 17,0 0,0">
          <text:p/>
        </draw:polygon>
        <draw:polygon draw:style-name="gr2" draw:text-style-name="P3" draw:layer="layout" svg:width="0.017cm" svg:height="1.12cm" svg:x="4.83cm" svg:y="9.372cm" svg:viewBox="0 0 18 1121" draw:points="0,1121 18,1121 18,0 0,0">
          <text:p/>
        </draw:polygon>
        <draw:polygon draw:style-name="gr2" draw:text-style-name="P3" draw:layer="layout" svg:width="0.017cm" svg:height="1.12cm" svg:x="7.067cm" svg:y="9.372cm" svg:viewBox="0 0 18 1121" draw:points="0,1121 18,1121 18,0 0,0">
          <text:p/>
        </draw:polygon>
        <draw:polygon draw:style-name="gr2" draw:text-style-name="P3" draw:layer="layout" svg:width="0.017cm" svg:height="1.12cm" svg:x="10.786cm" svg:y="9.372cm" svg:viewBox="0 0 18 1121" draw:points="0,1121 18,1121 18,0 0,0">
          <text:p/>
        </draw:polygon>
        <draw:frame draw:style-name="gr1" draw:text-style-name="P2" draw:layer="layout" svg:width="2.157cm" svg:height="0.471cm" svg:x="7.267cm" svg:y="9.385cm">
          <draw:text-box>
            <text:p text:style-name="P1"><text:span text:style-name="T1">0C30 <text:s/>0C40 </text:span></text:p>
          </draw:text-box>
        </draw:frame>
        <draw:frame draw:style-name="gr1" draw:text-style-name="P2" draw:layer="layout" svg:width="0.743cm" svg:height="0.471cm" svg:x="3.683cm" svg:y="10.522cm">
          <draw:text-box>
            <text:p text:style-name="P1"><text:span text:style-name="T1">123 </text:span></text:p>
          </draw:text-box>
        </draw:frame>
        <draw:frame draw:style-name="gr3" draw:text-style-name="P4" draw:layer="layout" svg:width="0.883cm" svg:height="0.653cm" svg:x="5.664cm" svg:y="10.446cm">
          <draw:text-box>
            <text:p text:style-name="P1"><text:span text:style-name="T2">l¼ </text:span></text:p>
          </draw:text-box>
        </draw:frame>
        <draw:polygon draw:style-name="gr2" draw:text-style-name="P3" draw:layer="layout" svg:width="7.319cm" svg:height="0.017cm" svg:x="3.484cm" svg:y="10.492cm" svg:viewBox="0 0 7320 18" draw:points="0,18 7320,18 7320,0 0,0">
          <text:p/>
        </draw:polygon>
        <draw:polygon draw:style-name="gr2" draw:text-style-name="P3" draw:layer="layout" svg:width="0.016cm" svg:height="1.119cm" svg:x="3.484cm" svg:y="10.509cm" svg:viewBox="0 0 17 1120" draw:points="0,1120 17,1120 17,0 0,0">
          <text:p/>
        </draw:polygon>
        <draw:polygon draw:style-name="gr2" draw:text-style-name="P3" draw:layer="layout" svg:width="0.017cm" svg:height="1.119cm" svg:x="4.83cm" svg:y="10.509cm" svg:viewBox="0 0 18 1120" draw:points="0,1120 18,1120 18,0 0,0">
          <text:p/>
        </draw:polygon>
        <draw:polygon draw:style-name="gr2" draw:text-style-name="P3" draw:layer="layout" svg:width="0.017cm" svg:height="1.119cm" svg:x="7.067cm" svg:y="10.509cm" svg:viewBox="0 0 18 1120" draw:points="0,1120 18,1120 18,0 0,0">
          <text:p/>
        </draw:polygon>
        <draw:polygon draw:style-name="gr2" draw:text-style-name="P3" draw:layer="layout" svg:width="0.017cm" svg:height="1.119cm" svg:x="10.786cm" svg:y="10.509cm" svg:viewBox="0 0 18 1120" draw:points="0,1120 18,1120 18,0 0,0">
          <text:p/>
        </draw:polygon>
        <draw:frame draw:style-name="gr1" draw:text-style-name="P2" draw:layer="layout" svg:width="2.182cm" svg:height="0.471cm" svg:x="7.267cm" svg:y="10.522cm">
          <draw:text-box>
            <text:p text:style-name="P1"><text:span text:style-name="T1">0C26 <text:s/>0C3F </text:span></text:p>
          </draw:text-box>
        </draw:frame>
        <draw:frame draw:style-name="gr1" draw:text-style-name="P2" draw:layer="layout" svg:width="0.743cm" svg:height="0.471cm" svg:x="3.683cm" svg:y="11.658cm">
          <draw:text-box>
            <text:p text:style-name="P1"><text:span text:style-name="T1">124 </text:span></text:p>
          </draw:text-box>
        </draw:frame>
        <draw:frame draw:style-name="gr3" draw:text-style-name="P4" draw:layer="layout" svg:width="0.637cm" svg:height="0.653cm" svg:x="5.664cm" svg:y="11.583cm">
          <draw:text-box>
            <text:p text:style-name="P1"><text:span text:style-name="T2">l¿ </text:span></text:p>
          </draw:text-box>
        </draw:frame>
        <draw:polygon draw:style-name="gr2" draw:text-style-name="P3" draw:layer="layout" svg:width="7.319cm" svg:height="0.017cm" svg:x="3.484cm" svg:y="11.628cm" svg:viewBox="0 0 7320 18" draw:points="0,18 7320,18 7320,0 0,0">
          <text:p/>
        </draw:polygon>
        <draw:polygon draw:style-name="gr2" draw:text-style-name="P3" draw:layer="layout" svg:width="0.016cm" svg:height="1.12cm" svg:x="3.484cm" svg:y="11.645cm" svg:viewBox="0 0 17 1121" draw:points="0,1121 17,1121 17,0 0,0">
          <text:p/>
        </draw:polygon>
        <draw:polygon draw:style-name="gr2" draw:text-style-name="P3" draw:layer="layout" svg:width="0.017cm" svg:height="1.12cm" svg:x="4.83cm" svg:y="11.645cm" svg:viewBox="0 0 18 1121" draw:points="0,1121 18,1121 18,0 0,0">
          <text:p/>
        </draw:polygon>
        <draw:polygon draw:style-name="gr2" draw:text-style-name="P3" draw:layer="layout" svg:width="0.017cm" svg:height="1.12cm" svg:x="7.067cm" svg:y="11.645cm" svg:viewBox="0 0 18 1121" draw:points="0,1121 18,1121 18,0 0,0">
          <text:p/>
        </draw:polygon>
        <draw:polygon draw:style-name="gr2" draw:text-style-name="P3" draw:layer="layout" svg:width="0.017cm" svg:height="1.12cm" svg:x="10.786cm" svg:y="11.645cm" svg:viewBox="0 0 18 1121" draw:points="0,1121 18,1121 18,0 0,0">
          <text:p/>
        </draw:polygon>
        <draw:frame draw:style-name="gr1" draw:text-style-name="P2" draw:layer="layout" svg:width="2.157cm" svg:height="0.471cm" svg:x="7.267cm" svg:y="11.658cm">
          <draw:text-box>
            <text:p text:style-name="P1"><text:span text:style-name="T1">0C26 <text:s/>0C40 </text:span></text:p>
          </draw:text-box>
        </draw:frame>
        <draw:frame draw:style-name="gr1" draw:text-style-name="P2" draw:layer="layout" svg:width="0.743cm" svg:height="0.471cm" svg:x="3.683cm" svg:y="12.795cm">
          <draw:text-box>
            <text:p text:style-name="P1"><text:span text:style-name="T1">125 </text:span></text:p>
          </draw:text-box>
        </draw:frame>
        <draw:frame draw:style-name="gr3" draw:text-style-name="P4" draw:layer="layout" svg:width="1.238cm" svg:height="0.653cm" svg:x="5.664cm" svg:y="12.72cm">
          <draw:text-box>
            <text:p text:style-name="P1"><text:span text:style-name="T2">lû¼ </text:span></text:p>
          </draw:text-box>
        </draw:frame>
        <draw:polygon draw:style-name="gr2" draw:text-style-name="P3" draw:layer="layout" svg:width="7.319cm" svg:height="0.017cm" svg:x="3.484cm" svg:y="12.765cm" svg:viewBox="0 0 7320 18" draw:points="0,18 7320,18 7320,0 0,0">
          <text:p/>
        </draw:polygon>
        <draw:polygon draw:style-name="gr2" draw:text-style-name="P3" draw:layer="layout" svg:width="0.016cm" svg:height="1.118cm" svg:x="3.484cm" svg:y="12.782cm" svg:viewBox="0 0 17 1119" draw:points="0,1119 17,1119 17,0 0,0">
          <text:p/>
        </draw:polygon>
        <draw:polygon draw:style-name="gr2" draw:text-style-name="P3" draw:layer="layout" svg:width="0.017cm" svg:height="1.118cm" svg:x="4.83cm" svg:y="12.782cm" svg:viewBox="0 0 18 1119" draw:points="0,1119 18,1119 18,0 0,0">
          <text:p/>
        </draw:polygon>
        <draw:polygon draw:style-name="gr2" draw:text-style-name="P3" draw:layer="layout" svg:width="0.017cm" svg:height="1.118cm" svg:x="7.067cm" svg:y="12.782cm" svg:viewBox="0 0 18 1119" draw:points="0,1119 18,1119 18,0 0,0">
          <text:p/>
        </draw:polygon>
        <draw:polygon draw:style-name="gr2" draw:text-style-name="P3" draw:layer="layout" svg:width="0.017cm" svg:height="1.118cm" svg:x="10.786cm" svg:y="12.782cm" svg:viewBox="0 0 18 1119" draw:points="0,1119 18,1119 18,0 0,0">
          <text:p/>
        </draw:polygon>
        <draw:frame draw:style-name="gr1" draw:text-style-name="P2" draw:layer="layout" svg:width="2.182cm" svg:height="0.471cm" svg:x="7.267cm" svg:y="12.795cm">
          <draw:text-box>
            <text:p text:style-name="P1"><text:span text:style-name="T1">0C27 <text:s/>0C3F </text:span></text:p>
          </draw:text-box>
        </draw:frame>
        <draw:frame draw:style-name="gr1" draw:text-style-name="P2" draw:layer="layout" svg:width="0.743cm" svg:height="0.471cm" svg:x="3.683cm" svg:y="13.929cm">
          <draw:text-box>
            <text:p text:style-name="P1"><text:span text:style-name="T1">126 </text:span></text:p>
          </draw:text-box>
        </draw:frame>
        <draw:frame draw:style-name="gr3" draw:text-style-name="P4" draw:layer="layout" svg:width="0.993cm" svg:height="0.653cm" svg:x="5.664cm" svg:y="13.854cm">
          <draw:text-box>
            <text:p text:style-name="P1"><text:span text:style-name="T2">lû¿ </text:span></text:p>
          </draw:text-box>
        </draw:frame>
        <draw:polygon draw:style-name="gr2" draw:text-style-name="P3" draw:layer="layout" svg:width="7.319cm" svg:height="0.017cm" svg:x="3.484cm" svg:y="13.9cm" svg:viewBox="0 0 7320 18" draw:points="0,18 7320,18 7320,0 0,0">
          <text:p/>
        </draw:polygon>
        <draw:polygon draw:style-name="gr2" draw:text-style-name="P3" draw:layer="layout" svg:width="0.016cm" svg:height="1.119cm" svg:x="3.484cm" svg:y="13.917cm" svg:viewBox="0 0 17 1120" draw:points="0,1120 17,1120 17,0 0,0">
          <text:p/>
        </draw:polygon>
        <draw:polygon draw:style-name="gr2" draw:text-style-name="P3" draw:layer="layout" svg:width="0.017cm" svg:height="1.119cm" svg:x="4.83cm" svg:y="13.917cm" svg:viewBox="0 0 18 1120" draw:points="0,1120 18,1120 18,0 0,0">
          <text:p/>
        </draw:polygon>
        <draw:polygon draw:style-name="gr2" draw:text-style-name="P3" draw:layer="layout" svg:width="0.017cm" svg:height="1.119cm" svg:x="7.067cm" svg:y="13.917cm" svg:viewBox="0 0 18 1120" draw:points="0,1120 18,1120 18,0 0,0">
          <text:p/>
        </draw:polygon>
        <draw:polygon draw:style-name="gr2" draw:text-style-name="P3" draw:layer="layout" svg:width="0.017cm" svg:height="1.119cm" svg:x="10.786cm" svg:y="13.917cm" svg:viewBox="0 0 18 1120" draw:points="0,1120 18,1120 18,0 0,0">
          <text:p/>
        </draw:polygon>
        <draw:frame draw:style-name="gr1" draw:text-style-name="P2" draw:layer="layout" svg:width="2.157cm" svg:height="0.471cm" svg:x="7.267cm" svg:y="13.929cm">
          <draw:text-box>
            <text:p text:style-name="P1"><text:span text:style-name="T1">0C27 <text:s/>0C40 </text:span></text:p>
          </draw:text-box>
        </draw:frame>
        <draw:frame draw:style-name="gr1" draw:text-style-name="P2" draw:layer="layout" svg:width="0.743cm" svg:height="0.471cm" svg:x="3.683cm" svg:y="15.066cm">
          <draw:text-box>
            <text:p text:style-name="P1"><text:span text:style-name="T1">127 </text:span></text:p>
          </draw:text-box>
        </draw:frame>
        <draw:frame draw:style-name="gr3" draw:text-style-name="P4" draw:layer="layout" svg:width="1.052cm" svg:height="0.653cm" svg:x="5.664cm" svg:y="14.991cm">
          <draw:text-box>
            <text:p text:style-name="P1"><text:span text:style-name="T2">k¼ </text:span></text:p>
          </draw:text-box>
        </draw:frame>
        <draw:polygon draw:style-name="gr2" draw:text-style-name="P3" draw:layer="layout" svg:width="7.319cm" svg:height="0.017cm" svg:x="3.484cm" svg:y="15.036cm" svg:viewBox="0 0 7320 18" draw:points="0,18 7320,18 7320,0 0,0">
          <text:p/>
        </draw:polygon>
        <draw:polygon draw:style-name="gr2" draw:text-style-name="P3" draw:layer="layout" svg:width="0.016cm" svg:height="1.12cm" svg:x="3.484cm" svg:y="15.053cm" svg:viewBox="0 0 17 1121" draw:points="0,1121 17,1121 17,0 0,0">
          <text:p/>
        </draw:polygon>
        <draw:polygon draw:style-name="gr2" draw:text-style-name="P3" draw:layer="layout" svg:width="0.017cm" svg:height="1.12cm" svg:x="4.83cm" svg:y="15.053cm" svg:viewBox="0 0 18 1121" draw:points="0,1121 18,1121 18,0 0,0">
          <text:p/>
        </draw:polygon>
        <draw:polygon draw:style-name="gr2" draw:text-style-name="P3" draw:layer="layout" svg:width="0.017cm" svg:height="1.12cm" svg:x="7.067cm" svg:y="15.053cm" svg:viewBox="0 0 18 1121" draw:points="0,1121 18,1121 18,0 0,0">
          <text:p/>
        </draw:polygon>
        <draw:polygon draw:style-name="gr2" draw:text-style-name="P3" draw:layer="layout" svg:width="0.017cm" svg:height="1.12cm" svg:x="10.786cm" svg:y="15.053cm" svg:viewBox="0 0 18 1121" draw:points="0,1121 18,1121 18,0 0,0">
          <text:p/>
        </draw:polygon>
        <draw:frame draw:style-name="gr1" draw:text-style-name="P2" draw:layer="layout" svg:width="2.182cm" svg:height="0.471cm" svg:x="7.267cm" svg:y="15.066cm">
          <draw:text-box>
            <text:p text:style-name="P1"><text:span text:style-name="T1">0C25 <text:s/>0C3F </text:span></text:p>
          </draw:text-box>
        </draw:frame>
        <draw:frame draw:style-name="gr1" draw:text-style-name="P2" draw:layer="layout" svg:width="0.743cm" svg:height="0.471cm" svg:x="3.683cm" svg:y="16.203cm">
          <draw:text-box>
            <text:p text:style-name="P1"><text:span text:style-name="T1">128 </text:span></text:p>
          </draw:text-box>
        </draw:frame>
        <draw:frame draw:style-name="gr3" draw:text-style-name="P4" draw:layer="layout" svg:width="0.806cm" svg:height="0.653cm" svg:x="5.664cm" svg:y="16.127cm">
          <draw:text-box>
            <text:p text:style-name="P1"><text:span text:style-name="T2">k¿ </text:span></text:p>
          </draw:text-box>
        </draw:frame>
        <draw:polygon draw:style-name="gr2" draw:text-style-name="P3" draw:layer="layout" svg:width="7.319cm" svg:height="0.017cm" svg:x="3.484cm" svg:y="16.173cm" svg:viewBox="0 0 7320 18" draw:points="0,18 7320,18 7320,0 0,0">
          <text:p/>
        </draw:polygon>
        <draw:polygon draw:style-name="gr2" draw:text-style-name="P3" draw:layer="layout" svg:width="0.016cm" svg:height="1.12cm" svg:x="3.484cm" svg:y="16.19cm" svg:viewBox="0 0 17 1121" draw:points="0,1121 17,1121 17,0 0,0">
          <text:p/>
        </draw:polygon>
        <draw:polygon draw:style-name="gr2" draw:text-style-name="P3" draw:layer="layout" svg:width="0.017cm" svg:height="1.12cm" svg:x="4.83cm" svg:y="16.19cm" svg:viewBox="0 0 18 1121" draw:points="0,1121 18,1121 18,0 0,0">
          <text:p/>
        </draw:polygon>
        <draw:polygon draw:style-name="gr2" draw:text-style-name="P3" draw:layer="layout" svg:width="0.017cm" svg:height="1.12cm" svg:x="7.067cm" svg:y="16.19cm" svg:viewBox="0 0 18 1121" draw:points="0,1121 18,1121 18,0 0,0">
          <text:p/>
        </draw:polygon>
        <draw:polygon draw:style-name="gr2" draw:text-style-name="P3" draw:layer="layout" svg:width="0.017cm" svg:height="1.12cm" svg:x="10.786cm" svg:y="16.19cm" svg:viewBox="0 0 18 1121" draw:points="0,1121 18,1121 18,0 0,0">
          <text:p/>
        </draw:polygon>
        <draw:frame draw:style-name="gr1" draw:text-style-name="P2" draw:layer="layout" svg:width="2.157cm" svg:height="0.471cm" svg:x="7.267cm" svg:y="16.203cm">
          <draw:text-box>
            <text:p text:style-name="P1"><text:span text:style-name="T1">0C25 <text:s/>0C40 </text:span></text:p>
          </draw:text-box>
        </draw:frame>
        <draw:frame draw:style-name="gr1" draw:text-style-name="P2" draw:layer="layout" svg:width="0.743cm" svg:height="0.471cm" svg:x="3.683cm" svg:y="17.339cm">
          <draw:text-box>
            <text:p text:style-name="P1"><text:span text:style-name="T1">129 </text:span></text:p>
          </draw:text-box>
        </draw:frame>
        <draw:frame draw:style-name="gr3" draw:text-style-name="P4" draw:layer="layout" svg:width="0.564cm" svg:height="0.653cm" svg:x="5.664cm" svg:y="17.264cm">
          <draw:text-box>
            <text:p text:style-name="P1"><text:span text:style-name="T2">t </text:span></text:p>
          </draw:text-box>
        </draw:frame>
        <draw:polygon draw:style-name="gr2" draw:text-style-name="P3" draw:layer="layout" svg:width="7.319cm" svg:height="0.017cm" svg:x="3.484cm" svg:y="17.31cm" svg:viewBox="0 0 7320 18" draw:points="0,18 7320,18 7320,0 0,0">
          <text:p/>
        </draw:polygon>
        <draw:polygon draw:style-name="gr2" draw:text-style-name="P3" draw:layer="layout" svg:width="0.016cm" svg:height="1.117cm" svg:x="3.484cm" svg:y="17.327cm" svg:viewBox="0 0 17 1118" draw:points="0,1118 17,1118 17,0 0,0">
          <text:p/>
        </draw:polygon>
        <draw:polygon draw:style-name="gr2" draw:text-style-name="P3" draw:layer="layout" svg:width="0.017cm" svg:height="1.117cm" svg:x="4.83cm" svg:y="17.327cm" svg:viewBox="0 0 18 1118" draw:points="0,1118 18,1118 18,0 0,0">
          <text:p/>
        </draw:polygon>
        <draw:polygon draw:style-name="gr2" draw:text-style-name="P3" draw:layer="layout" svg:width="0.017cm" svg:height="1.117cm" svg:x="7.067cm" svg:y="17.327cm" svg:viewBox="0 0 18 1118" draw:points="0,1118 18,1118 18,0 0,0">
          <text:p/>
        </draw:polygon>
        <draw:polygon draw:style-name="gr2" draw:text-style-name="P3" draw:layer="layout" svg:width="0.017cm" svg:height="1.117cm" svg:x="10.786cm" svg:y="17.327cm" svg:viewBox="0 0 18 1118" draw:points="0,1118 18,1118 18,0 0,0">
          <text:p/>
        </draw:polygon>
        <draw:frame draw:style-name="gr1" draw:text-style-name="P2" draw:layer="layout" svg:width="2.254cm" svg:height="0.471cm" svg:x="7.267cm" svg:y="17.339cm">
          <draw:text-box>
            <text:p text:style-name="P1"><text:span text:style-name="T1">0C2C <text:s/>0C3F </text:span></text:p>
          </draw:text-box>
        </draw:frame>
        <draw:frame draw:style-name="gr1" draw:text-style-name="P2" draw:layer="layout" svg:width="0.743cm" svg:height="0.471cm" svg:x="3.683cm" svg:y="18.474cm">
          <draw:text-box>
            <text:p text:style-name="P1"><text:span text:style-name="T1">130 </text:span></text:p>
          </draw:text-box>
        </draw:frame>
        <draw:frame draw:style-name="gr3" draw:text-style-name="P4" draw:layer="layout" svg:width="0.564cm" svg:height="0.653cm" svg:x="5.664cm" svg:y="18.399cm">
          <draw:text-box>
            <text:p text:style-name="P1"><text:span text:style-name="T2">u </text:span></text:p>
          </draw:text-box>
        </draw:frame>
        <draw:polygon draw:style-name="gr2" draw:text-style-name="P3" draw:layer="layout" svg:width="7.319cm" svg:height="0.017cm" svg:x="3.484cm" svg:y="18.444cm" svg:viewBox="0 0 7320 18" draw:points="0,18 7320,18 7320,0 0,0">
          <text:p/>
        </draw:polygon>
        <draw:polygon draw:style-name="gr2" draw:text-style-name="P3" draw:layer="layout" svg:width="0.016cm" svg:height="1.12cm" svg:x="3.484cm" svg:y="18.461cm" svg:viewBox="0 0 17 1121" draw:points="0,1121 17,1121 17,0 0,0">
          <text:p/>
        </draw:polygon>
        <draw:polygon draw:style-name="gr2" draw:text-style-name="P3" draw:layer="layout" svg:width="0.017cm" svg:height="1.12cm" svg:x="4.83cm" svg:y="18.461cm" svg:viewBox="0 0 18 1121" draw:points="0,1121 18,1121 18,0 0,0">
          <text:p/>
        </draw:polygon>
        <draw:polygon draw:style-name="gr2" draw:text-style-name="P3" draw:layer="layout" svg:width="0.017cm" svg:height="1.12cm" svg:x="7.067cm" svg:y="18.461cm" svg:viewBox="0 0 18 1121" draw:points="0,1121 18,1121 18,0 0,0">
          <text:p/>
        </draw:polygon>
        <draw:polygon draw:style-name="gr2" draw:text-style-name="P3" draw:layer="layout" svg:width="0.017cm" svg:height="1.12cm" svg:x="10.786cm" svg:y="18.461cm" svg:viewBox="0 0 18 1121" draw:points="0,1121 18,1121 18,0 0,0">
          <text:p/>
        </draw:polygon>
        <draw:frame draw:style-name="gr1" draw:text-style-name="P2" draw:layer="layout" svg:width="2.229cm" svg:height="0.471cm" svg:x="7.267cm" svg:y="18.474cm">
          <draw:text-box>
            <text:p text:style-name="P1"><text:span text:style-name="T1">0C2C <text:s/>0C40 </text:span></text:p>
          </draw:text-box>
        </draw:frame>
        <draw:frame draw:style-name="gr1" draw:text-style-name="P2" draw:layer="layout" svg:width="0.743cm" svg:height="0.471cm" svg:x="3.683cm" svg:y="19.61cm">
          <draw:text-box>
            <text:p text:style-name="P1"><text:span text:style-name="T1">131 </text:span></text:p>
          </draw:text-box>
        </draw:frame>
        <draw:frame draw:style-name="gr3" draw:text-style-name="P4" draw:layer="layout" svg:width="2.199cm" svg:height="0.653cm" svg:x="5.664cm" svg:y="19.535cm">
          <draw:text-box>
            <text:p text:style-name="P1"><text:span text:style-name="T2">±ÀÇÀÀ </text:span></text:p>
          </draw:text-box>
        </draw:frame>
        <draw:polygon draw:style-name="gr2" draw:text-style-name="P3" draw:layer="layout" svg:width="7.319cm" svg:height="0.017cm" svg:x="3.484cm" svg:y="19.581cm" svg:viewBox="0 0 7320 18" draw:points="0,18 7320,18 7320,0 0,0">
          <text:p/>
        </draw:polygon>
        <draw:polygon draw:style-name="gr2" draw:text-style-name="P3" draw:layer="layout" svg:width="0.016cm" svg:height="1.119cm" svg:x="3.484cm" svg:y="19.598cm" svg:viewBox="0 0 17 1120" draw:points="0,1120 17,1120 17,0 0,0">
          <text:p/>
        </draw:polygon>
        <draw:polygon draw:style-name="gr2" draw:text-style-name="P3" draw:layer="layout" svg:width="0.017cm" svg:height="1.119cm" svg:x="4.83cm" svg:y="19.598cm" svg:viewBox="0 0 18 1120" draw:points="0,1120 18,1120 18,0 0,0">
          <text:p/>
        </draw:polygon>
        <draw:polygon draw:style-name="gr2" draw:text-style-name="P3" draw:layer="layout" svg:width="0.017cm" svg:height="1.119cm" svg:x="7.067cm" svg:y="19.598cm" svg:viewBox="0 0 18 1120" draw:points="0,1120 18,1120 18,0 0,0">
          <text:p/>
        </draw:polygon>
        <draw:polygon draw:style-name="gr2" draw:text-style-name="P3" draw:layer="layout" svg:width="0.017cm" svg:height="1.119cm" svg:x="10.786cm" svg:y="19.598cm" svg:viewBox="0 0 18 1120" draw:points="0,1120 18,1120 18,0 0,0">
          <text:p/>
        </draw:polygon>
        <draw:frame draw:style-name="gr1" draw:text-style-name="P2" draw:layer="layout" svg:width="2.275cm" svg:height="0.471cm" svg:x="7.267cm" svg:y="19.61cm">
          <draw:text-box>
            <text:p text:style-name="P1"><text:span text:style-name="T1">0C2F <text:s/>0C4A </text:span></text:p>
          </draw:text-box>
        </draw:frame>
        <draw:frame draw:style-name="gr1" draw:text-style-name="P2" draw:layer="layout" svg:width="0.743cm" svg:height="0.471cm" svg:x="3.683cm" svg:y="20.747cm">
          <draw:text-box>
            <text:p text:style-name="P1"><text:span text:style-name="T1">132 </text:span></text:p>
          </draw:text-box>
        </draw:frame>
        <draw:frame draw:style-name="gr3" draw:text-style-name="P4" draw:layer="layout" svg:width="1.814cm" svg:height="0.653cm" svg:x="5.664cm" svg:y="20.672cm">
          <draw:text-box>
            <text:p text:style-name="P1"><text:span text:style-name="T2">±ÀÇÃ </text:span></text:p>
          </draw:text-box>
        </draw:frame>
        <draw:polygon draw:style-name="gr2" draw:text-style-name="P3" draw:layer="layout" svg:width="7.319cm" svg:height="0.017cm" svg:x="3.484cm" svg:y="20.717cm" svg:viewBox="0 0 7320 18" draw:points="0,18 7320,18 7320,0 0,0">
          <text:p/>
        </draw:polygon>
        <draw:polygon draw:style-name="gr2" draw:text-style-name="P3" draw:layer="layout" svg:width="0.016cm" svg:height="1.118cm" svg:x="3.484cm" svg:y="20.734cm" svg:viewBox="0 0 17 1119" draw:points="0,1119 17,1119 17,0 0,0">
          <text:p/>
        </draw:polygon>
        <draw:polygon draw:style-name="gr2" draw:text-style-name="P3" draw:layer="layout" svg:width="0.017cm" svg:height="1.118cm" svg:x="4.83cm" svg:y="20.734cm" svg:viewBox="0 0 18 1119" draw:points="0,1119 18,1119 18,0 0,0">
          <text:p/>
        </draw:polygon>
        <draw:polygon draw:style-name="gr2" draw:text-style-name="P3" draw:layer="layout" svg:width="0.017cm" svg:height="1.118cm" svg:x="7.067cm" svg:y="20.734cm" svg:viewBox="0 0 18 1119" draw:points="0,1119 18,1119 18,0 0,0">
          <text:p/>
        </draw:polygon>
        <draw:polygon draw:style-name="gr2" draw:text-style-name="P3" draw:layer="layout" svg:width="0.017cm" svg:height="1.118cm" svg:x="10.786cm" svg:y="20.734cm" svg:viewBox="0 0 18 1119" draw:points="0,1119 18,1119 18,0 0,0">
          <text:p/>
        </draw:polygon>
        <draw:frame draw:style-name="gr1" draw:text-style-name="P2" draw:layer="layout" svg:width="2.254cm" svg:height="0.471cm" svg:x="7.267cm" svg:y="20.747cm">
          <draw:text-box>
            <text:p text:style-name="P1"><text:span text:style-name="T1">0C2F <text:s/>0C4B </text:span></text:p>
          </draw:text-box>
        </draw:frame>
        <draw:frame draw:style-name="gr1" draw:text-style-name="P2" draw:layer="layout" svg:width="0.743cm" svg:height="0.471cm" svg:x="3.683cm" svg:y="21.882cm">
          <draw:text-box>
            <text:p text:style-name="P1"><text:span text:style-name="T1">133 </text:span></text:p>
          </draw:text-box>
        </draw:frame>
        <draw:frame draw:style-name="gr3" draw:text-style-name="P4" draw:layer="layout" svg:width="0.564cm" svg:height="0.653cm" svg:x="6.515cm" svg:y="22.113cm">
          <draw:text-box>
            <text:p text:style-name="P1"><text:span text:style-name="T2"><text:s text:c="3"/></text:span></text:p>
          </draw:text-box>
        </draw:frame>
        <draw:polygon draw:style-name="gr2" draw:text-style-name="P3" draw:layer="layout" svg:width="7.319cm" svg:height="0.017cm" svg:x="3.484cm" svg:y="21.852cm" svg:viewBox="0 0 7320 18" draw:points="0,18 7320,18 7320,0 0,0">
          <text:p/>
        </draw:polygon>
        <draw:polygon draw:style-name="gr2" draw:text-style-name="P3" draw:layer="layout" svg:width="0.016cm" svg:height="1.145cm" svg:x="3.484cm" svg:y="21.869cm" svg:viewBox="0 0 17 1146" draw:points="0,1146 17,1146 17,0 0,0">
          <text:p/>
        </draw:polygon>
        <draw:polygon draw:style-name="gr2" draw:text-style-name="P3" draw:layer="layout" svg:width="0.017cm" svg:height="1.145cm" svg:x="4.83cm" svg:y="21.869cm" svg:viewBox="0 0 18 1146" draw:points="0,1146 18,1146 18,0 0,0">
          <text:p/>
        </draw:polygon>
        <draw:polygon draw:style-name="gr2" draw:text-style-name="P3" draw:layer="layout" svg:width="0.017cm" svg:height="1.145cm" svg:x="7.067cm" svg:y="21.869cm" svg:viewBox="0 0 18 1146" draw:points="0,1146 18,1146 18,0 0,0">
          <text:p/>
        </draw:polygon>
        <draw:polygon draw:style-name="gr2" draw:text-style-name="P3" draw:layer="layout" svg:width="0.017cm" svg:height="1.145cm" svg:x="10.786cm" svg:y="21.869cm" svg:viewBox="0 0 18 1146" draw:points="0,1146 18,1146 18,0 0,0">
          <text:p/>
        </draw:polygon>
        <draw:frame draw:style-name="gr1" draw:text-style-name="P2" draw:layer="layout" svg:width="1.026cm" svg:height="0.471cm" svg:x="7.267cm" svg:y="21.882cm">
          <draw:text-box>
            <text:p text:style-name="P1"><text:span text:style-name="T1">0C43 </text:span></text:p>
          </draw:text-box>
        </draw:frame>
        <draw:frame draw:style-name="gr1" draw:text-style-name="P2" draw:layer="layout" svg:width="0.743cm" svg:height="0.471cm" svg:x="3.683cm" svg:y="23.044cm">
          <draw:text-box>
            <text:p text:style-name="P1"><text:span text:style-name="T1">134 </text:span></text:p>
          </draw:text-box>
        </draw:frame>
        <draw:frame draw:style-name="gr3" draw:text-style-name="P4" draw:layer="layout" svg:width="0.564cm" svg:height="0.653cm" svg:x="6.655cm" svg:y="23.252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7.319cm" svg:height="0.017cm" svg:x="3.484cm" svg:y="23.014cm" svg:viewBox="0 0 7320 18" draw:points="0,18 7320,18 7320,0 0,0">
          <text:p/>
        </draw:polygon>
        <draw:polygon draw:style-name="gr2" draw:text-style-name="P3" draw:layer="layout" svg:width="0.016cm" svg:height="1.118cm" svg:x="3.484cm" svg:y="23.031cm" svg:viewBox="0 0 17 1119" draw:points="0,1119 17,1119 17,0 0,0">
          <text:p/>
        </draw:polygon>
        <draw:polygon draw:style-name="gr2" draw:text-style-name="P3" draw:layer="layout" svg:width="0.017cm" svg:height="1.118cm" svg:x="4.83cm" svg:y="23.031cm" svg:viewBox="0 0 18 1119" draw:points="0,1119 18,1119 18,0 0,0">
          <text:p/>
        </draw:polygon>
        <draw:polygon draw:style-name="gr2" draw:text-style-name="P3" draw:layer="layout" svg:width="0.017cm" svg:height="1.118cm" svg:x="7.067cm" svg:y="23.031cm" svg:viewBox="0 0 18 1119" draw:points="0,1119 18,1119 18,0 0,0">
          <text:p/>
        </draw:polygon>
        <draw:polygon draw:style-name="gr2" draw:text-style-name="P3" draw:layer="layout" svg:width="0.017cm" svg:height="1.118cm" svg:x="10.786cm" svg:y="23.031cm" svg:viewBox="0 0 18 1119" draw:points="0,1119 18,1119 18,0 0,0">
          <text:p/>
        </draw:polygon>
        <draw:frame draw:style-name="gr1" draw:text-style-name="P2" draw:layer="layout" svg:width="1.026cm" svg:height="0.471cm" svg:x="7.267cm" svg:y="23.044cm">
          <draw:text-box>
            <text:p text:style-name="P1"><text:span text:style-name="T1">0C44 </text:span></text:p>
          </draw:text-box>
        </draw:frame>
        <draw:frame draw:style-name="gr1" draw:text-style-name="P2" draw:layer="layout" svg:width="0.743cm" svg:height="0.471cm" svg:x="3.683cm" svg:y="24.178cm">
          <draw:text-box>
            <text:p text:style-name="P1"><text:span text:style-name="T1">135 </text:span></text:p>
          </draw:text-box>
        </draw:frame>
        <draw:frame draw:style-name="gr3" draw:text-style-name="P4" draw:layer="layout" svg:width="0.76cm" svg:height="0.653cm" svg:x="5.664cm" svg:y="24.103cm">
          <draw:text-box>
            <text:p text:style-name="P1"><text:span text:style-name="T2"><text:s text:c="2"/></text:span><text:span text:style-name="T2">³ </text:span></text:p>
          </draw:text-box>
        </draw:frame>
        <draw:polygon draw:style-name="gr2" draw:text-style-name="P3" draw:layer="layout" svg:width="7.319cm" svg:height="0.016cm" svg:x="3.484cm" svg:y="24.149cm" svg:viewBox="0 0 7320 17" draw:points="0,17 7320,17 7320,0 0,0">
          <text:p/>
        </draw:polygon>
        <draw:polygon draw:style-name="gr2" draw:text-style-name="P3" draw:layer="layout" svg:width="0.016cm" svg:height="1.137cm" svg:x="3.484cm" svg:y="24.165cm" svg:viewBox="0 0 17 1138" draw:points="0,1138 17,1138 17,0 0,0">
          <text:p/>
        </draw:polygon>
        <draw:polygon draw:style-name="gr2" draw:text-style-name="P3" draw:layer="layout" svg:width="1.346cm" svg:height="0.017cm" svg:x="3.484cm" svg:y="25.285cm" svg:viewBox="0 0 1347 18" draw:points="0,18 1347,18 1347,0 0,0">
          <text:p/>
        </draw:polygon>
        <draw:polygon draw:style-name="gr2" draw:text-style-name="P3" draw:layer="layout" svg:width="0.017cm" svg:height="1.137cm" svg:x="4.83cm" svg:y="24.165cm" svg:viewBox="0 0 18 1138" draw:points="0,1138 18,1138 18,0 0,0">
          <text:p/>
        </draw:polygon>
        <draw:polygon draw:style-name="gr2" draw:text-style-name="P3" draw:layer="layout" svg:width="2.22cm" svg:height="0.017cm" svg:x="4.847cm" svg:y="25.285cm" svg:viewBox="0 0 2221 18" draw:points="0,18 2221,18 2221,0 0,0">
          <text:p/>
        </draw:polygon>
        <draw:polygon draw:style-name="gr2" draw:text-style-name="P3" draw:layer="layout" svg:width="0.017cm" svg:height="1.137cm" svg:x="7.067cm" svg:y="24.165cm" svg:viewBox="0 0 18 1138" draw:points="0,1138 18,1138 18,0 0,0">
          <text:p/>
        </draw:polygon>
        <draw:polygon draw:style-name="gr2" draw:text-style-name="P3" draw:layer="layout" svg:width="3.702cm" svg:height="0.017cm" svg:x="7.084cm" svg:y="25.285cm" svg:viewBox="0 0 3703 18" draw:points="0,18 3703,18 3703,0 0,0">
          <text:p/>
        </draw:polygon>
        <draw:polygon draw:style-name="gr2" draw:text-style-name="P3" draw:layer="layout" svg:width="0.017cm" svg:height="1.137cm" svg:x="10.786cm" svg:y="24.165cm" svg:viewBox="0 0 18 1138" draw:points="0,1138 18,1138 18,0 0,0">
          <text:p/>
        </draw:polygon>
        <draw:polygon draw:style-name="gr2" draw:text-style-name="P3" draw:layer="layout" svg:width="0.017cm" svg:height="0.017cm" svg:x="10.786cm" svg:y="25.285cm" svg:viewBox="0 0 18 18" draw:points="0,18 18,18 18,0 0,0">
          <text:p/>
        </draw:polygon>
        <draw:frame draw:style-name="gr1" draw:text-style-name="P2" draw:layer="layout" svg:width="1.12cm" svg:height="0.471cm" svg:x="7.267cm" svg:y="24.178cm">
          <draw:text-box>
            <text:p text:style-name="P1"><text:span text:style-name="T1">0C4D </text:span></text:p>
          </draw:text-box>
        </draw:frame>
        <draw:frame draw:style-name="gr1" draw:text-style-name="P2" draw:layer="layout" svg:width="0.743cm" svg:height="0.471cm" svg:x="11.938cm" svg:y="2.569cm">
          <draw:text-box>
            <text:p text:style-name="P1"><text:span text:style-name="T1">136 </text:span></text:p>
          </draw:text-box>
        </draw:frame>
        <draw:frame draw:style-name="gr3" draw:text-style-name="P4" draw:layer="layout" svg:width="1.666cm" svg:height="0.653cm" svg:x="13.919cm" svg:y="2.494cm">
          <draw:text-box>
            <text:p text:style-name="P1"><text:span text:style-name="T2">È¢ÀÀ </text:span></text:p>
          </draw:text-box>
        </draw:frame>
        <draw:polygon draw:style-name="gr2" draw:text-style-name="P3" draw:layer="layout" svg:width="0.016cm" svg:height="0.016cm" svg:x="11.739cm" svg:y="2.54cm" svg:viewBox="0 0 17 17" draw:points="0,17 17,17 17,0 0,0">
          <text:p/>
        </draw:polygon>
        <draw:polygon draw:style-name="gr2" draw:text-style-name="P3" draw:layer="layout" svg:width="0.016cm" svg:height="0.016cm" svg:x="11.739cm" svg:y="2.54cm" svg:viewBox="0 0 17 17" draw:points="0,17 17,17 17,0 0,0">
          <text:p/>
        </draw:polygon>
        <draw:polygon draw:style-name="gr2" draw:text-style-name="P3" draw:layer="layout" svg:width="1.33cm" svg:height="0.016cm" svg:x="11.755cm" svg:y="2.54cm" svg:viewBox="0 0 1331 17" draw:points="0,0 1331,0 1331,17 0,17">
          <text:p/>
        </draw:polygon>
        <draw:polygon draw:style-name="gr2" draw:text-style-name="P3" draw:layer="layout" svg:width="5.973cm" svg:height="0.016cm" svg:x="13.085cm" svg:y="2.54cm" svg:viewBox="0 0 5974 17" draw:points="0,17 5974,17 5974,0 0,0">
          <text:p/>
        </draw:polygon>
        <draw:polygon draw:style-name="gr2" draw:text-style-name="P3" draw:layer="layout" svg:width="0.017cm" svg:height="0.016cm" svg:x="19.041cm" svg:y="2.54cm" svg:viewBox="0 0 18 17" draw:points="0,17 18,17 18,0 0,0">
          <text:p/>
        </draw:polygon>
        <draw:polygon draw:style-name="gr2" draw:text-style-name="P3" draw:layer="layout" svg:width="0.016cm" svg:height="1.12cm" svg:x="11.739cm" svg:y="2.556cm" svg:viewBox="0 0 17 1121" draw:points="0,1121 17,1121 17,0 0,0">
          <text:p/>
        </draw:polygon>
        <draw:polygon draw:style-name="gr2" draw:text-style-name="P3" draw:layer="layout" svg:width="0.017cm" svg:height="1.12cm" svg:x="13.085cm" svg:y="2.556cm" svg:viewBox="0 0 18 1121" draw:points="0,1121 18,1121 18,0 0,0">
          <text:p/>
        </draw:polygon>
        <draw:polygon draw:style-name="gr2" draw:text-style-name="P3" draw:layer="layout" svg:width="0.017cm" svg:height="1.12cm" svg:x="15.322cm" svg:y="2.556cm" svg:viewBox="0 0 18 1121" draw:points="0,1121 18,1121 18,0 0,0">
          <text:p/>
        </draw:polygon>
        <draw:polygon draw:style-name="gr2" draw:text-style-name="P3" draw:layer="layout" svg:width="0.017cm" svg:height="1.12cm" svg:x="19.041cm" svg:y="2.556cm" svg:viewBox="0 0 18 1121" draw:points="0,1121 18,1121 18,0 0,0">
          <text:p/>
        </draw:polygon>
        <draw:frame draw:style-name="gr1" draw:text-style-name="P2" draw:layer="layout" svg:width="2.296cm" svg:height="0.471cm" svg:x="15.522cm" svg:y="2.569cm">
          <draw:text-box>
            <text:p text:style-name="P1"><text:span text:style-name="T1">0C2E <text:s/>0C4A </text:span></text:p>
          </draw:text-box>
        </draw:frame>
        <draw:frame draw:style-name="gr1" draw:text-style-name="P2" draw:layer="layout" svg:width="0.743cm" svg:height="0.471cm" svg:x="11.938cm" svg:y="3.706cm">
          <draw:text-box>
            <text:p text:style-name="P1"><text:span text:style-name="T1">137 </text:span></text:p>
          </draw:text-box>
        </draw:frame>
        <draw:frame draw:style-name="gr3" draw:text-style-name="P4" draw:layer="layout" svg:width="1.28cm" svg:height="0.653cm" svg:x="13.919cm" svg:y="3.631cm">
          <draw:text-box>
            <text:p text:style-name="P1"><text:span text:style-name="T2">È¢Ã </text:span></text:p>
          </draw:text-box>
        </draw:frame>
        <draw:polygon draw:style-name="gr2" draw:text-style-name="P3" draw:layer="layout" svg:width="0.016cm" svg:height="0.017cm" svg:x="11.739cm" svg:y="3.676cm" svg:viewBox="0 0 17 18" draw:points="0,18 17,18 17,0 0,0">
          <text:p/>
        </draw:polygon>
        <draw:polygon draw:style-name="gr2" draw:text-style-name="P3" draw:layer="layout" svg:width="1.33cm" svg:height="0.017cm" svg:x="11.755cm" svg:y="3.676cm" svg:viewBox="0 0 1331 18" draw:points="0,0 1331,0 1331,18 0,18">
          <text:p/>
        </draw:polygon>
        <draw:polygon draw:style-name="gr2" draw:text-style-name="P3" draw:layer="layout" svg:width="5.973cm" svg:height="0.017cm" svg:x="13.085cm" svg:y="3.676cm" svg:viewBox="0 0 5974 18" draw:points="0,18 5974,18 5974,0 0,0">
          <text:p/>
        </draw:polygon>
        <draw:polygon draw:style-name="gr2" draw:text-style-name="P3" draw:layer="layout" svg:width="0.016cm" svg:height="1.118cm" svg:x="11.739cm" svg:y="3.693cm" svg:viewBox="0 0 17 1119" draw:points="0,1119 17,1119 17,0 0,0">
          <text:p/>
        </draw:polygon>
        <draw:polygon draw:style-name="gr2" draw:text-style-name="P3" draw:layer="layout" svg:width="0.017cm" svg:height="1.118cm" svg:x="13.085cm" svg:y="3.693cm" svg:viewBox="0 0 18 1119" draw:points="0,1119 18,1119 18,0 0,0">
          <text:p/>
        </draw:polygon>
        <draw:polygon draw:style-name="gr2" draw:text-style-name="P3" draw:layer="layout" svg:width="0.017cm" svg:height="1.118cm" svg:x="15.322cm" svg:y="3.693cm" svg:viewBox="0 0 18 1119" draw:points="0,1119 18,1119 18,0 0,0">
          <text:p/>
        </draw:polygon>
        <draw:polygon draw:style-name="gr2" draw:text-style-name="P3" draw:layer="layout" svg:width="0.017cm" svg:height="1.118cm" svg:x="19.041cm" svg:y="3.693cm" svg:viewBox="0 0 18 1119" draw:points="0,1119 18,1119 18,0 0,0">
          <text:p/>
        </draw:polygon>
        <draw:frame draw:style-name="gr1" draw:text-style-name="P2" draw:layer="layout" svg:width="2.275cm" svg:height="0.471cm" svg:x="15.522cm" svg:y="3.706cm">
          <draw:text-box>
            <text:p text:style-name="P1"><text:span text:style-name="T1">0C2E <text:s/>0C4B </text:span></text:p>
          </draw:text-box>
        </draw:frame>
        <draw:frame draw:style-name="gr1" draw:text-style-name="P2" draw:layer="layout" svg:width="0.743cm" svg:height="0.471cm" svg:x="11.938cm" svg:y="4.84cm">
          <draw:text-box>
            <text:p text:style-name="P1"><text:span text:style-name="T1">138 </text:span></text:p>
          </draw:text-box>
        </draw:frame>
        <draw:frame draw:style-name="gr3" draw:text-style-name="P4" draw:layer="layout" svg:width="0.564cm" svg:height="0.653cm" svg:x="13.284cm" svg:y="4.765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0.016cm" svg:height="0.017cm" svg:x="11.739cm" svg:y="4.811cm" svg:viewBox="0 0 17 18" draw:points="0,18 17,18 17,0 0,0">
          <text:p/>
        </draw:polygon>
        <draw:polygon draw:style-name="gr2" draw:text-style-name="P3" draw:layer="layout" svg:width="1.33cm" svg:height="0.017cm" svg:x="11.755cm" svg:y="4.811cm" svg:viewBox="0 0 1331 18" draw:points="0,0 1331,0 1331,18 0,18">
          <text:p/>
        </draw:polygon>
        <draw:polygon draw:style-name="gr2" draw:text-style-name="P3" draw:layer="layout" svg:width="5.973cm" svg:height="0.017cm" svg:x="13.085cm" svg:y="4.811cm" svg:viewBox="0 0 5974 18" draw:points="0,18 5974,18 5974,0 0,0">
          <text:p/>
        </draw:polygon>
        <draw:polygon draw:style-name="gr2" draw:text-style-name="P3" draw:layer="layout" svg:width="0.016cm" svg:height="1.119cm" svg:x="11.739cm" svg:y="4.828cm" svg:viewBox="0 0 17 1120" draw:points="0,1120 17,1120 17,0 0,0">
          <text:p/>
        </draw:polygon>
        <draw:polygon draw:style-name="gr2" draw:text-style-name="P3" draw:layer="layout" svg:width="0.017cm" svg:height="1.119cm" svg:x="13.085cm" svg:y="4.828cm" svg:viewBox="0 0 18 1120" draw:points="0,1120 18,1120 18,0 0,0">
          <text:p/>
        </draw:polygon>
        <draw:polygon draw:style-name="gr2" draw:text-style-name="P3" draw:layer="layout" svg:width="0.017cm" svg:height="1.119cm" svg:x="15.322cm" svg:y="4.828cm" svg:viewBox="0 0 18 1120" draw:points="0,1120 18,1120 18,0 0,0">
          <text:p/>
        </draw:polygon>
        <draw:polygon draw:style-name="gr2" draw:text-style-name="P3" draw:layer="layout" svg:width="0.017cm" svg:height="1.119cm" svg:x="19.041cm" svg:y="4.828cm" svg:viewBox="0 0 18 1120" draw:points="0,1120 18,1120 18,0 0,0">
          <text:p/>
        </draw:polygon>
        <draw:frame draw:style-name="gr1" draw:text-style-name="P2" draw:layer="layout" svg:width="0.743cm" svg:height="0.471cm" svg:x="15.522cm" svg:y="4.84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743cm" svg:height="0.471cm" svg:x="11.938cm" svg:y="5.977cm">
          <draw:text-box>
            <text:p text:style-name="P1"><text:span text:style-name="T1">139 </text:span></text:p>
          </draw:text-box>
        </draw:frame>
        <draw:frame draw:style-name="gr3" draw:text-style-name="P4" draw:layer="layout" svg:width="0.564cm" svg:height="0.653cm" svg:x="14.531cm" svg:y="6.185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0.016cm" svg:height="0.017cm" svg:x="11.739cm" svg:y="5.947cm" svg:viewBox="0 0 17 18" draw:points="0,18 17,18 17,0 0,0">
          <text:p/>
        </draw:polygon>
        <draw:polygon draw:style-name="gr2" draw:text-style-name="P3" draw:layer="layout" svg:width="1.33cm" svg:height="0.017cm" svg:x="11.755cm" svg:y="5.947cm" svg:viewBox="0 0 1331 18" draw:points="0,0 1331,0 1331,18 0,18">
          <text:p/>
        </draw:polygon>
        <draw:polygon draw:style-name="gr2" draw:text-style-name="P3" draw:layer="layout" svg:width="5.973cm" svg:height="0.017cm" svg:x="13.085cm" svg:y="5.947cm" svg:viewBox="0 0 5974 18" draw:points="0,18 5974,18 5974,0 0,0">
          <text:p/>
        </draw:polygon>
        <draw:polygon draw:style-name="gr2" draw:text-style-name="P3" draw:layer="layout" svg:width="0.016cm" svg:height="1.12cm" svg:x="11.739cm" svg:y="5.964cm" svg:viewBox="0 0 17 1121" draw:points="0,1121 17,1121 17,0 0,0">
          <text:p/>
        </draw:polygon>
        <draw:polygon draw:style-name="gr2" draw:text-style-name="P3" draw:layer="layout" svg:width="0.017cm" svg:height="1.12cm" svg:x="13.085cm" svg:y="5.964cm" svg:viewBox="0 0 18 1121" draw:points="0,1121 18,1121 18,0 0,0">
          <text:p/>
        </draw:polygon>
        <draw:polygon draw:style-name="gr2" draw:text-style-name="P3" draw:layer="layout" svg:width="0.017cm" svg:height="1.12cm" svg:x="15.322cm" svg:y="5.964cm" svg:viewBox="0 0 18 1121" draw:points="0,1121 18,1121 18,0 0,0">
          <text:p/>
        </draw:polygon>
        <draw:polygon draw:style-name="gr2" draw:text-style-name="P3" draw:layer="layout" svg:width="0.017cm" svg:height="1.12cm" svg:x="19.041cm" svg:y="5.964cm" svg:viewBox="0 0 18 1121" draw:points="0,1121 18,1121 18,0 0,0">
          <text:p/>
        </draw:polygon>
        <draw:frame draw:style-name="gr1" draw:text-style-name="P2" draw:layer="layout" svg:width="0.743cm" svg:height="0.471cm" svg:x="15.522cm" svg:y="5.977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743cm" svg:height="0.471cm" svg:x="11.938cm" svg:y="7.114cm">
          <draw:text-box>
            <text:p text:style-name="P1"><text:span text:style-name="T1">140 </text:span></text:p>
          </draw:text-box>
        </draw:frame>
        <draw:frame draw:style-name="gr3" draw:text-style-name="P4" draw:layer="layout" svg:width="0.564cm" svg:height="0.653cm" svg:x="14.531cm" svg:y="7.322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0.016cm" svg:height="0.017cm" svg:x="11.739cm" svg:y="7.084cm" svg:viewBox="0 0 17 18" draw:points="0,18 17,18 17,0 0,0">
          <text:p/>
        </draw:polygon>
        <draw:polygon draw:style-name="gr2" draw:text-style-name="P3" draw:layer="layout" svg:width="1.33cm" svg:height="0.017cm" svg:x="11.755cm" svg:y="7.084cm" svg:viewBox="0 0 1331 18" draw:points="0,0 1331,0 1331,18 0,18">
          <text:p/>
        </draw:polygon>
        <draw:polygon draw:style-name="gr2" draw:text-style-name="P3" draw:layer="layout" svg:width="5.973cm" svg:height="0.017cm" svg:x="13.085cm" svg:y="7.084cm" svg:viewBox="0 0 5974 18" draw:points="0,18 5974,18 5974,0 0,0">
          <text:p/>
        </draw:polygon>
        <draw:polygon draw:style-name="gr2" draw:text-style-name="P3" draw:layer="layout" svg:width="0.016cm" svg:height="1.12cm" svg:x="11.739cm" svg:y="7.101cm" svg:viewBox="0 0 17 1121" draw:points="0,1121 17,1121 17,0 0,0">
          <text:p/>
        </draw:polygon>
        <draw:polygon draw:style-name="gr2" draw:text-style-name="P3" draw:layer="layout" svg:width="0.017cm" svg:height="1.12cm" svg:x="13.085cm" svg:y="7.101cm" svg:viewBox="0 0 18 1121" draw:points="0,1121 18,1121 18,0 0,0">
          <text:p/>
        </draw:polygon>
        <draw:polygon draw:style-name="gr2" draw:text-style-name="P3" draw:layer="layout" svg:width="0.017cm" svg:height="1.12cm" svg:x="15.322cm" svg:y="7.101cm" svg:viewBox="0 0 18 1121" draw:points="0,1121 18,1121 18,0 0,0">
          <text:p/>
        </draw:polygon>
        <draw:polygon draw:style-name="gr2" draw:text-style-name="P3" draw:layer="layout" svg:width="0.017cm" svg:height="1.12cm" svg:x="19.041cm" svg:y="7.101cm" svg:viewBox="0 0 18 1121" draw:points="0,1121 18,1121 18,0 0,0">
          <text:p/>
        </draw:polygon>
        <draw:frame draw:style-name="gr1" draw:text-style-name="P2" draw:layer="layout" svg:width="0.743cm" svg:height="0.471cm" svg:x="15.522cm" svg:y="7.114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743cm" svg:height="0.471cm" svg:x="11.938cm" svg:y="8.25cm">
          <draw:text-box>
            <text:p text:style-name="P1"><text:span text:style-name="T1">141 </text:span></text:p>
          </draw:text-box>
        </draw:frame>
        <draw:frame draw:style-name="gr3" draw:text-style-name="P4" draw:layer="layout" svg:width="0.564cm" svg:height="0.653cm" svg:x="14.529cm" svg:y="8.459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0.016cm" svg:height="0.017cm" svg:x="11.739cm" svg:y="8.221cm" svg:viewBox="0 0 17 18" draw:points="0,18 17,18 17,0 0,0">
          <text:p/>
        </draw:polygon>
        <draw:polygon draw:style-name="gr2" draw:text-style-name="P3" draw:layer="layout" svg:width="1.33cm" svg:height="0.017cm" svg:x="11.755cm" svg:y="8.221cm" svg:viewBox="0 0 1331 18" draw:points="0,0 1331,0 1331,18 0,18">
          <text:p/>
        </draw:polygon>
        <draw:polygon draw:style-name="gr2" draw:text-style-name="P3" draw:layer="layout" svg:width="5.973cm" svg:height="0.017cm" svg:x="13.085cm" svg:y="8.221cm" svg:viewBox="0 0 5974 18" draw:points="0,18 5974,18 5974,0 0,0">
          <text:p/>
        </draw:polygon>
        <draw:polygon draw:style-name="gr2" draw:text-style-name="P3" draw:layer="layout" svg:width="0.016cm" svg:height="1.117cm" svg:x="11.739cm" svg:y="8.238cm" svg:viewBox="0 0 17 1118" draw:points="0,1118 17,1118 17,0 0,0">
          <text:p/>
        </draw:polygon>
        <draw:polygon draw:style-name="gr2" draw:text-style-name="P3" draw:layer="layout" svg:width="0.017cm" svg:height="1.117cm" svg:x="13.085cm" svg:y="8.238cm" svg:viewBox="0 0 18 1118" draw:points="0,1118 18,1118 18,0 0,0">
          <text:p/>
        </draw:polygon>
        <draw:polygon draw:style-name="gr2" draw:text-style-name="P3" draw:layer="layout" svg:width="0.017cm" svg:height="1.117cm" svg:x="15.322cm" svg:y="8.238cm" svg:viewBox="0 0 18 1118" draw:points="0,1118 18,1118 18,0 0,0">
          <text:p/>
        </draw:polygon>
        <draw:polygon draw:style-name="gr2" draw:text-style-name="P3" draw:layer="layout" svg:width="0.017cm" svg:height="1.117cm" svg:x="19.041cm" svg:y="8.238cm" svg:viewBox="0 0 18 1118" draw:points="0,1118 18,1118 18,0 0,0">
          <text:p/>
        </draw:polygon>
        <draw:frame draw:style-name="gr1" draw:text-style-name="P2" draw:layer="layout" svg:width="0.743cm" svg:height="0.471cm" svg:x="15.522cm" svg:y="8.25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743cm" svg:height="0.471cm" svg:x="11.938cm" svg:y="9.385cm">
          <draw:text-box>
            <text:p text:style-name="P1"><text:span text:style-name="T1">142 </text:span></text:p>
          </draw:text-box>
        </draw:frame>
        <draw:frame draw:style-name="gr3" draw:text-style-name="P4" draw:layer="layout" svg:width="0.564cm" svg:height="0.653cm" svg:x="14.529cm" svg:y="9.593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0.016cm" svg:height="0.017cm" svg:x="11.739cm" svg:y="9.355cm" svg:viewBox="0 0 17 18" draw:points="0,18 17,18 17,0 0,0">
          <text:p/>
        </draw:polygon>
        <draw:polygon draw:style-name="gr2" draw:text-style-name="P3" draw:layer="layout" svg:width="1.33cm" svg:height="0.017cm" svg:x="11.755cm" svg:y="9.355cm" svg:viewBox="0 0 1331 18" draw:points="0,0 1331,0 1331,18 0,18">
          <text:p/>
        </draw:polygon>
        <draw:polygon draw:style-name="gr2" draw:text-style-name="P3" draw:layer="layout" svg:width="5.973cm" svg:height="0.017cm" svg:x="13.085cm" svg:y="9.355cm" svg:viewBox="0 0 5974 18" draw:points="0,18 5974,18 5974,0 0,0">
          <text:p/>
        </draw:polygon>
        <draw:polygon draw:style-name="gr2" draw:text-style-name="P3" draw:layer="layout" svg:width="0.016cm" svg:height="1.12cm" svg:x="11.739cm" svg:y="9.372cm" svg:viewBox="0 0 17 1121" draw:points="0,1121 17,1121 17,0 0,0">
          <text:p/>
        </draw:polygon>
        <draw:polygon draw:style-name="gr2" draw:text-style-name="P3" draw:layer="layout" svg:width="0.017cm" svg:height="1.12cm" svg:x="13.085cm" svg:y="9.372cm" svg:viewBox="0 0 18 1121" draw:points="0,1121 18,1121 18,0 0,0">
          <text:p/>
        </draw:polygon>
        <draw:polygon draw:style-name="gr2" draw:text-style-name="P3" draw:layer="layout" svg:width="0.017cm" svg:height="1.12cm" svg:x="15.322cm" svg:y="9.372cm" svg:viewBox="0 0 18 1121" draw:points="0,1121 18,1121 18,0 0,0">
          <text:p/>
        </draw:polygon>
        <draw:polygon draw:style-name="gr2" draw:text-style-name="P3" draw:layer="layout" svg:width="0.017cm" svg:height="1.12cm" svg:x="19.041cm" svg:y="9.372cm" svg:viewBox="0 0 18 1121" draw:points="0,1121 18,1121 18,0 0,0">
          <text:p/>
        </draw:polygon>
        <draw:frame draw:style-name="gr1" draw:text-style-name="P2" draw:layer="layout" svg:width="0.743cm" svg:height="0.471cm" svg:x="15.522cm" svg:y="9.385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743cm" svg:height="0.471cm" svg:x="11.938cm" svg:y="10.522cm">
          <draw:text-box>
            <text:p text:style-name="P1"><text:span text:style-name="T1">143 </text:span></text:p>
          </draw:text-box>
        </draw:frame>
        <draw:frame draw:style-name="gr3" draw:text-style-name="P4" draw:layer="layout" svg:width="0.564cm" svg:height="0.653cm" svg:x="14.531cm" svg:y="10.73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0.016cm" svg:height="0.017cm" svg:x="11.739cm" svg:y="10.492cm" svg:viewBox="0 0 17 18" draw:points="0,18 17,18 17,0 0,0">
          <text:p/>
        </draw:polygon>
        <draw:polygon draw:style-name="gr2" draw:text-style-name="P3" draw:layer="layout" svg:width="1.33cm" svg:height="0.017cm" svg:x="11.755cm" svg:y="10.492cm" svg:viewBox="0 0 1331 18" draw:points="0,0 1331,0 1331,18 0,18">
          <text:p/>
        </draw:polygon>
        <draw:polygon draw:style-name="gr2" draw:text-style-name="P3" draw:layer="layout" svg:width="5.973cm" svg:height="0.017cm" svg:x="13.085cm" svg:y="10.492cm" svg:viewBox="0 0 5974 18" draw:points="0,18 5974,18 5974,0 0,0">
          <text:p/>
        </draw:polygon>
        <draw:polygon draw:style-name="gr2" draw:text-style-name="P3" draw:layer="layout" svg:width="0.016cm" svg:height="1.119cm" svg:x="11.739cm" svg:y="10.509cm" svg:viewBox="0 0 17 1120" draw:points="0,1120 17,1120 17,0 0,0">
          <text:p/>
        </draw:polygon>
        <draw:polygon draw:style-name="gr2" draw:text-style-name="P3" draw:layer="layout" svg:width="0.017cm" svg:height="1.119cm" svg:x="13.085cm" svg:y="10.509cm" svg:viewBox="0 0 18 1120" draw:points="0,1120 18,1120 18,0 0,0">
          <text:p/>
        </draw:polygon>
        <draw:polygon draw:style-name="gr2" draw:text-style-name="P3" draw:layer="layout" svg:width="0.017cm" svg:height="1.119cm" svg:x="15.322cm" svg:y="10.509cm" svg:viewBox="0 0 18 1120" draw:points="0,1120 18,1120 18,0 0,0">
          <text:p/>
        </draw:polygon>
        <draw:polygon draw:style-name="gr2" draw:text-style-name="P3" draw:layer="layout" svg:width="0.017cm" svg:height="1.119cm" svg:x="19.041cm" svg:y="10.509cm" svg:viewBox="0 0 18 1120" draw:points="0,1120 18,1120 18,0 0,0">
          <text:p/>
        </draw:polygon>
        <draw:frame draw:style-name="gr1" draw:text-style-name="P2" draw:layer="layout" svg:width="0.743cm" svg:height="0.471cm" svg:x="15.522cm" svg:y="10.522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743cm" svg:height="0.471cm" svg:x="11.938cm" svg:y="11.658cm">
          <draw:text-box>
            <text:p text:style-name="P1"><text:span text:style-name="T1">144 </text:span></text:p>
          </draw:text-box>
        </draw:frame>
        <draw:frame draw:style-name="gr3" draw:text-style-name="P4" draw:layer="layout" svg:width="1.424cm" svg:height="0.653cm" svg:x="13.919cm" svg:y="11.583cm">
          <draw:text-box>
            <text:p text:style-name="P1"><text:span text:style-name="T2">¹(d¹) </text:span></text:p>
          </draw:text-box>
        </draw:frame>
        <draw:polygon draw:style-name="gr2" draw:text-style-name="P3" draw:layer="layout" svg:width="0.016cm" svg:height="0.017cm" svg:x="11.739cm" svg:y="11.628cm" svg:viewBox="0 0 17 18" draw:points="0,18 17,18 17,0 0,0">
          <text:p/>
        </draw:polygon>
        <draw:polygon draw:style-name="gr2" draw:text-style-name="P3" draw:layer="layout" svg:width="1.33cm" svg:height="0.017cm" svg:x="11.755cm" svg:y="11.628cm" svg:viewBox="0 0 1331 18" draw:points="0,0 1331,0 1331,18 0,18">
          <text:p/>
        </draw:polygon>
        <draw:polygon draw:style-name="gr2" draw:text-style-name="P3" draw:layer="layout" svg:width="5.973cm" svg:height="0.017cm" svg:x="13.085cm" svg:y="11.628cm" svg:viewBox="0 0 5974 18" draw:points="0,18 5974,18 5974,0 0,0">
          <text:p/>
        </draw:polygon>
        <draw:polygon draw:style-name="gr2" draw:text-style-name="P3" draw:layer="layout" svg:width="0.016cm" svg:height="1.12cm" svg:x="11.739cm" svg:y="11.645cm" svg:viewBox="0 0 17 1121" draw:points="0,1121 17,1121 17,0 0,0">
          <text:p/>
        </draw:polygon>
        <draw:polygon draw:style-name="gr2" draw:text-style-name="P3" draw:layer="layout" svg:width="0.017cm" svg:height="1.12cm" svg:x="13.085cm" svg:y="11.645cm" svg:viewBox="0 0 18 1121" draw:points="0,1121 18,1121 18,0 0,0">
          <text:p/>
        </draw:polygon>
        <draw:polygon draw:style-name="gr2" draw:text-style-name="P3" draw:layer="layout" svg:width="0.017cm" svg:height="1.12cm" svg:x="15.322cm" svg:y="11.645cm" svg:viewBox="0 0 18 1121" draw:points="0,1121 18,1121 18,0 0,0">
          <text:p/>
        </draw:polygon>
        <draw:polygon draw:style-name="gr2" draw:text-style-name="P3" draw:layer="layout" svg:width="0.017cm" svg:height="1.12cm" svg:x="19.041cm" svg:y="11.645cm" svg:viewBox="0 0 18 1121" draw:points="0,1121 18,1121 18,0 0,0">
          <text:p/>
        </draw:polygon>
        <draw:frame draw:style-name="gr1" draw:text-style-name="P2" draw:layer="layout" svg:width="1.073cm" svg:height="0.471cm" svg:x="15.522cm" svg:y="11.658cm">
          <draw:text-box>
            <text:p text:style-name="P1"><text:span text:style-name="T1">0C3E </text:span></text:p>
          </draw:text-box>
        </draw:frame>
        <draw:frame draw:style-name="gr1" draw:text-style-name="P2" draw:layer="layout" svg:width="0.743cm" svg:height="0.471cm" svg:x="11.938cm" svg:y="12.795cm">
          <draw:text-box>
            <text:p text:style-name="P1"><text:span text:style-name="T1">145 </text:span></text:p>
          </draw:text-box>
        </draw:frame>
        <draw:frame draw:style-name="gr3" draw:text-style-name="P4" draw:layer="layout" svg:width="1.543cm" svg:height="0.653cm" svg:x="13.919cm" svg:y="12.72cm">
          <draw:text-box>
            <text:p text:style-name="P1"><text:span text:style-name="T2">¸(q¸) </text:span></text:p>
          </draw:text-box>
        </draw:frame>
        <draw:polygon draw:style-name="gr2" draw:text-style-name="P3" draw:layer="layout" svg:width="0.016cm" svg:height="0.017cm" svg:x="11.739cm" svg:y="12.765cm" svg:viewBox="0 0 17 18" draw:points="0,18 17,18 17,0 0,0">
          <text:p/>
        </draw:polygon>
        <draw:polygon draw:style-name="gr2" draw:text-style-name="P3" draw:layer="layout" svg:width="1.33cm" svg:height="0.017cm" svg:x="11.755cm" svg:y="12.765cm" svg:viewBox="0 0 1331 18" draw:points="0,0 1331,0 1331,18 0,18">
          <text:p/>
        </draw:polygon>
        <draw:polygon draw:style-name="gr2" draw:text-style-name="P3" draw:layer="layout" svg:width="5.973cm" svg:height="0.017cm" svg:x="13.085cm" svg:y="12.765cm" svg:viewBox="0 0 5974 18" draw:points="0,18 5974,18 5974,0 0,0">
          <text:p/>
        </draw:polygon>
        <draw:polygon draw:style-name="gr2" draw:text-style-name="P3" draw:layer="layout" svg:width="0.016cm" svg:height="1.118cm" svg:x="11.739cm" svg:y="12.782cm" svg:viewBox="0 0 17 1119" draw:points="0,1119 17,1119 17,0 0,0">
          <text:p/>
        </draw:polygon>
        <draw:polygon draw:style-name="gr2" draw:text-style-name="P3" draw:layer="layout" svg:width="0.017cm" svg:height="1.118cm" svg:x="13.085cm" svg:y="12.782cm" svg:viewBox="0 0 18 1119" draw:points="0,1119 18,1119 18,0 0,0">
          <text:p/>
        </draw:polygon>
        <draw:polygon draw:style-name="gr2" draw:text-style-name="P3" draw:layer="layout" svg:width="0.017cm" svg:height="1.118cm" svg:x="15.322cm" svg:y="12.782cm" svg:viewBox="0 0 18 1119" draw:points="0,1119 18,1119 18,0 0,0">
          <text:p/>
        </draw:polygon>
        <draw:polygon draw:style-name="gr2" draw:text-style-name="P3" draw:layer="layout" svg:width="0.017cm" svg:height="1.118cm" svg:x="19.041cm" svg:y="12.782cm" svg:viewBox="0 0 18 1119" draw:points="0,1119 18,1119 18,0 0,0">
          <text:p/>
        </draw:polygon>
        <draw:frame draw:style-name="gr1" draw:text-style-name="P2" draw:layer="layout" svg:width="1.073cm" svg:height="0.471cm" svg:x="15.522cm" svg:y="12.795cm">
          <draw:text-box>
            <text:p text:style-name="P1"><text:span text:style-name="T1">0C3E </text:span></text:p>
          </draw:text-box>
        </draw:frame>
        <draw:frame draw:style-name="gr1" draw:text-style-name="P2" draw:layer="layout" svg:width="0.743cm" svg:height="0.471cm" svg:x="11.938cm" svg:y="13.929cm">
          <draw:text-box>
            <text:p text:style-name="P1"><text:span text:style-name="T1">146 </text:span></text:p>
          </draw:text-box>
        </draw:frame>
        <draw:frame draw:style-name="gr3" draw:text-style-name="P4" draw:layer="layout" svg:width="1.509cm" svg:height="0.653cm" svg:x="13.919cm" svg:y="13.854cm">
          <draw:text-box>
            <text:p text:style-name="P1"><text:span text:style-name="T2">º(dº) </text:span></text:p>
          </draw:text-box>
        </draw:frame>
        <draw:polygon draw:style-name="gr2" draw:text-style-name="P3" draw:layer="layout" svg:width="0.016cm" svg:height="0.017cm" svg:x="11.739cm" svg:y="13.9cm" svg:viewBox="0 0 17 18" draw:points="0,18 17,18 17,0 0,0">
          <text:p/>
        </draw:polygon>
        <draw:polygon draw:style-name="gr2" draw:text-style-name="P3" draw:layer="layout" svg:width="1.33cm" svg:height="0.017cm" svg:x="11.755cm" svg:y="13.9cm" svg:viewBox="0 0 1331 18" draw:points="0,0 1331,0 1331,18 0,18">
          <text:p/>
        </draw:polygon>
        <draw:polygon draw:style-name="gr2" draw:text-style-name="P3" draw:layer="layout" svg:width="5.973cm" svg:height="0.017cm" svg:x="13.085cm" svg:y="13.9cm" svg:viewBox="0 0 5974 18" draw:points="0,18 5974,18 5974,0 0,0">
          <text:p/>
        </draw:polygon>
        <draw:polygon draw:style-name="gr2" draw:text-style-name="P3" draw:layer="layout" svg:width="0.016cm" svg:height="1.119cm" svg:x="11.739cm" svg:y="13.917cm" svg:viewBox="0 0 17 1120" draw:points="0,1120 17,1120 17,0 0,0">
          <text:p/>
        </draw:polygon>
        <draw:polygon draw:style-name="gr2" draw:text-style-name="P3" draw:layer="layout" svg:width="0.017cm" svg:height="1.119cm" svg:x="13.085cm" svg:y="13.917cm" svg:viewBox="0 0 18 1120" draw:points="0,1120 18,1120 18,0 0,0">
          <text:p/>
        </draw:polygon>
        <draw:polygon draw:style-name="gr2" draw:text-style-name="P3" draw:layer="layout" svg:width="0.017cm" svg:height="1.119cm" svg:x="15.322cm" svg:y="13.917cm" svg:viewBox="0 0 18 1120" draw:points="0,1120 18,1120 18,0 0,0">
          <text:p/>
        </draw:polygon>
        <draw:polygon draw:style-name="gr2" draw:text-style-name="P3" draw:layer="layout" svg:width="0.017cm" svg:height="1.119cm" svg:x="19.041cm" svg:y="13.917cm" svg:viewBox="0 0 18 1120" draw:points="0,1120 18,1120 18,0 0,0">
          <text:p/>
        </draw:polygon>
        <draw:frame draw:style-name="gr1" draw:text-style-name="P2" draw:layer="layout" svg:width="1.052cm" svg:height="0.471cm" svg:x="15.522cm" svg:y="13.929cm">
          <draw:text-box>
            <text:p text:style-name="P1"><text:span text:style-name="T1">0C3F </text:span></text:p>
          </draw:text-box>
        </draw:frame>
        <draw:frame draw:style-name="gr1" draw:text-style-name="P2" draw:layer="layout" svg:width="0.743cm" svg:height="0.471cm" svg:x="11.938cm" svg:y="15.066cm">
          <draw:text-box>
            <text:p text:style-name="P1"><text:span text:style-name="T1">147 </text:span></text:p>
          </draw:text-box>
        </draw:frame>
        <draw:frame draw:style-name="gr3" draw:text-style-name="P4" draw:layer="layout" svg:width="2.068cm" svg:height="0.653cm" svg:x="13.919cm" svg:y="14.991cm">
          <draw:text-box>
            <text:p text:style-name="P1"><text:span text:style-name="T2">½(d½) </text:span></text:p>
          </draw:text-box>
        </draw:frame>
        <draw:polygon draw:style-name="gr2" draw:text-style-name="P3" draw:layer="layout" svg:width="0.016cm" svg:height="0.017cm" svg:x="11.739cm" svg:y="15.036cm" svg:viewBox="0 0 17 18" draw:points="0,18 17,18 17,0 0,0">
          <text:p/>
        </draw:polygon>
        <draw:polygon draw:style-name="gr2" draw:text-style-name="P3" draw:layer="layout" svg:width="1.33cm" svg:height="0.017cm" svg:x="11.755cm" svg:y="15.036cm" svg:viewBox="0 0 1331 18" draw:points="0,0 1331,0 1331,18 0,18">
          <text:p/>
        </draw:polygon>
        <draw:polygon draw:style-name="gr2" draw:text-style-name="P3" draw:layer="layout" svg:width="5.973cm" svg:height="0.017cm" svg:x="13.085cm" svg:y="15.036cm" svg:viewBox="0 0 5974 18" draw:points="0,18 5974,18 5974,0 0,0">
          <text:p/>
        </draw:polygon>
        <draw:polygon draw:style-name="gr2" draw:text-style-name="P3" draw:layer="layout" svg:width="0.016cm" svg:height="1.12cm" svg:x="11.739cm" svg:y="15.053cm" svg:viewBox="0 0 17 1121" draw:points="0,1121 17,1121 17,0 0,0">
          <text:p/>
        </draw:polygon>
        <draw:polygon draw:style-name="gr2" draw:text-style-name="P3" draw:layer="layout" svg:width="0.017cm" svg:height="1.12cm" svg:x="13.085cm" svg:y="15.053cm" svg:viewBox="0 0 18 1121" draw:points="0,1121 18,1121 18,0 0,0">
          <text:p/>
        </draw:polygon>
        <draw:polygon draw:style-name="gr2" draw:text-style-name="P3" draw:layer="layout" svg:width="0.017cm" svg:height="1.12cm" svg:x="15.322cm" svg:y="15.053cm" svg:viewBox="0 0 18 1121" draw:points="0,1121 18,1121 18,0 0,0">
          <text:p/>
        </draw:polygon>
        <draw:polygon draw:style-name="gr2" draw:text-style-name="P3" draw:layer="layout" svg:width="0.017cm" svg:height="1.12cm" svg:x="19.041cm" svg:y="15.053cm" svg:viewBox="0 0 18 1121" draw:points="0,1121 18,1121 18,0 0,0">
          <text:p/>
        </draw:polygon>
        <draw:frame draw:style-name="gr1" draw:text-style-name="P2" draw:layer="layout" svg:width="1.026cm" svg:height="0.471cm" svg:x="15.522cm" svg:y="15.066cm">
          <draw:text-box>
            <text:p text:style-name="P1"><text:span text:style-name="T1">0C40 </text:span></text:p>
          </draw:text-box>
        </draw:frame>
        <draw:frame draw:style-name="gr1" draw:text-style-name="P2" draw:layer="layout" svg:width="0.743cm" svg:height="0.471cm" svg:x="11.938cm" svg:y="16.203cm">
          <draw:text-box>
            <text:p text:style-name="P1"><text:span text:style-name="T1">148 </text:span></text:p>
          </draw:text-box>
        </draw:frame>
        <draw:frame draw:style-name="gr3" draw:text-style-name="P4" draw:layer="layout" svg:width="2.284cm" svg:height="0.653cm" svg:x="13.919cm" svg:y="16.127cm">
          <draw:text-box>
            <text:p text:style-name="P1"><text:span text:style-name="T2">Á (¶pÁ) </text:span></text:p>
          </draw:text-box>
        </draw:frame>
        <draw:frame draw:style-name="gr4" draw:text-style-name="P5" draw:layer="layout" svg:width="0.609cm" svg:height="0.554cm" svg:x="13.917cm" svg:y="5.103cm">
          <draw:image xlink:href="Pictures/1000000000000024000000213BCDCD5BA4866CD7.png" xlink:type="simple" xlink:show="embed" xlink:actuate="onLoad">
            <text:p/>
          </draw:image>
        </draw:frame>
        <draw:frame draw:style-name="gr4" draw:text-style-name="P5" draw:layer="layout" svg:width="0.625cm" svg:height="0.515cm" svg:x="13.919cm" svg:y="6.204cm">
          <draw:image xlink:href="Pictures/10000000000000250000001F85261813FDC003F2.png" xlink:type="simple" xlink:show="embed" xlink:actuate="onLoad">
            <text:p/>
          </draw:image>
        </draw:frame>
        <draw:frame draw:style-name="gr4" draw:text-style-name="P5" draw:layer="layout" svg:width="0.625cm" svg:height="0.617cm" svg:x="13.919cm" svg:y="7.237cm">
          <draw:image xlink:href="Pictures/100000000000002500000025D351B3D3AA425A85.png" xlink:type="simple" xlink:show="embed" xlink:actuate="onLoad">
            <text:p/>
          </draw:image>
        </draw:frame>
        <draw:frame draw:style-name="gr4" draw:text-style-name="P5" draw:layer="layout" svg:width="0.625cm" svg:height="0.405cm" svg:x="13.919cm" svg:y="8.583cm">
          <draw:image xlink:href="Pictures/100000000000002500000018FF65D677B8448EA1.png" xlink:type="simple" xlink:show="embed" xlink:actuate="onLoad">
            <text:p/>
          </draw:image>
        </draw:frame>
        <draw:frame draw:style-name="gr4" draw:text-style-name="P5" draw:layer="layout" svg:width="0.625cm" svg:height="0.437cm" svg:x="13.919cm" svg:y="9.69cm">
          <draw:image xlink:href="Pictures/10000000000000250000001AC2B611A08AAE3BAC.png" xlink:type="simple" xlink:show="embed" xlink:actuate="onLoad">
            <text:p/>
          </draw:image>
        </draw:frame>
        <draw:frame draw:style-name="gr4" draw:text-style-name="P5" draw:layer="layout" svg:width="0.625cm" svg:height="0.513cm" svg:x="13.919cm" svg:y="10.748cm">
          <draw:image xlink:href="Pictures/10000000000000250000001F974ECB42DCD45819.png" xlink:type="simple" xlink:show="embed" xlink:actuate="onLoad">
            <text:p/>
          </draw:image>
        </draw:frame>
        <draw:polygon draw:style-name="gr2" draw:text-style-name="P3" draw:layer="layout" svg:width="0.016cm" svg:height="0.017cm" svg:x="11.739cm" svg:y="16.173cm" svg:viewBox="0 0 17 18" draw:points="0,18 17,18 17,0 0,0">
          <text:p/>
        </draw:polygon>
        <draw:polygon draw:style-name="gr2" draw:text-style-name="P3" draw:layer="layout" svg:width="1.33cm" svg:height="0.017cm" svg:x="11.755cm" svg:y="16.173cm" svg:viewBox="0 0 1331 18" draw:points="0,0 1331,0 1331,18 0,18">
          <text:p/>
        </draw:polygon>
        <draw:polygon draw:style-name="gr2" draw:text-style-name="P3" draw:layer="layout" svg:width="5.973cm" svg:height="0.017cm" svg:x="13.085cm" svg:y="16.173cm" svg:viewBox="0 0 5974 18" draw:points="0,18 5974,18 5974,0 0,0">
          <text:p/>
        </draw:polygon>
        <draw:polygon draw:style-name="gr2" draw:text-style-name="P3" draw:layer="layout" svg:width="0.016cm" svg:height="1.12cm" svg:x="11.739cm" svg:y="16.19cm" svg:viewBox="0 0 17 1121" draw:points="0,1121 17,1121 17,0 0,0">
          <text:p/>
        </draw:polygon>
        <draw:polygon draw:style-name="gr2" draw:text-style-name="P3" draw:layer="layout" svg:width="0.017cm" svg:height="1.12cm" svg:x="13.085cm" svg:y="16.19cm" svg:viewBox="0 0 18 1121" draw:points="0,1121 18,1121 18,0 0,0">
          <text:p/>
        </draw:polygon>
        <draw:polygon draw:style-name="gr2" draw:text-style-name="P3" draw:layer="layout" svg:width="0.017cm" svg:height="1.12cm" svg:x="15.322cm" svg:y="16.19cm" svg:viewBox="0 0 18 1121" draw:points="0,1121 18,1121 18,0 0,0">
          <text:p/>
        </draw:polygon>
        <draw:polygon draw:style-name="gr2" draw:text-style-name="P3" draw:layer="layout" svg:width="0.017cm" svg:height="1.12cm" svg:x="19.041cm" svg:y="16.19cm" svg:viewBox="0 0 18 1121" draw:points="0,1121 18,1121 18,0 0,0">
          <text:p/>
        </draw:polygon>
        <draw:frame draw:style-name="gr1" draw:text-style-name="P2" draw:layer="layout" svg:width="1.026cm" svg:height="0.471cm" svg:x="15.522cm" svg:y="16.203cm">
          <draw:text-box>
            <text:p text:style-name="P1"><text:span text:style-name="T1">0C41 </text:span></text:p>
          </draw:text-box>
        </draw:frame>
        <draw:frame draw:style-name="gr1" draw:text-style-name="P2" draw:layer="layout" svg:width="0.743cm" svg:height="0.471cm" svg:x="11.938cm" svg:y="17.339cm">
          <draw:text-box>
            <text:p text:style-name="P1"><text:span text:style-name="T1">149 </text:span></text:p>
          </draw:text-box>
        </draw:frame>
        <draw:frame draw:style-name="gr3" draw:text-style-name="P4" draw:layer="layout" svg:width="0.564cm" svg:height="0.653cm" svg:x="13.284cm" svg:y="17.23cm">
          <draw:text-box>
            <text:p text:style-name="P1"><text:span text:style-name="T2"><text:s text:c="2"/></text:span></text:p>
          </draw:text-box>
        </draw:frame>
        <draw:frame draw:style-name="gr5" draw:text-style-name="P6" draw:layer="layout" svg:width="1.556cm" svg:height="0.581cm" svg:x="14.144cm" svg:y="17.297cm">
          <draw:text-box>
            <text:p text:style-name="P1"><text:span text:style-name="T3">(¶pÁ¹)</text:span></text:p>
          </draw:text-box>
        </draw:frame>
        <draw:frame draw:style-name="gr3" draw:text-style-name="P4" draw:layer="layout" svg:width="0.564cm" svg:height="0.653cm" svg:x="15.014cm" svg:y="17.23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0.016cm" svg:height="0.017cm" svg:x="11.739cm" svg:y="17.31cm" svg:viewBox="0 0 17 18" draw:points="0,18 17,18 17,0 0,0">
          <text:p/>
        </draw:polygon>
        <draw:polygon draw:style-name="gr2" draw:text-style-name="P3" draw:layer="layout" svg:width="1.33cm" svg:height="0.017cm" svg:x="11.755cm" svg:y="17.31cm" svg:viewBox="0 0 1331 18" draw:points="0,0 1331,0 1331,18 0,18">
          <text:p/>
        </draw:polygon>
        <draw:polygon draw:style-name="gr2" draw:text-style-name="P3" draw:layer="layout" svg:width="5.973cm" svg:height="0.017cm" svg:x="13.085cm" svg:y="17.31cm" svg:viewBox="0 0 5974 18" draw:points="0,18 5974,18 5974,0 0,0">
          <text:p/>
        </draw:polygon>
        <draw:polygon draw:style-name="gr2" draw:text-style-name="P3" draw:layer="layout" svg:width="0.016cm" svg:height="1.001cm" svg:x="11.739cm" svg:y="17.327cm" svg:viewBox="0 0 17 1002" draw:points="0,1002 17,1002 17,0 0,0">
          <text:p/>
        </draw:polygon>
        <draw:polygon draw:style-name="gr2" draw:text-style-name="P3" draw:layer="layout" svg:width="0.017cm" svg:height="1.001cm" svg:x="13.085cm" svg:y="17.327cm" svg:viewBox="0 0 18 1002" draw:points="0,1002 18,1002 18,0 0,0">
          <text:p/>
        </draw:polygon>
        <draw:polygon draw:style-name="gr2" draw:text-style-name="P3" draw:layer="layout" svg:width="0.017cm" svg:height="1.001cm" svg:x="15.322cm" svg:y="17.327cm" svg:viewBox="0 0 18 1002" draw:points="0,1002 18,1002 18,0 0,0">
          <text:p/>
        </draw:polygon>
        <draw:polygon draw:style-name="gr2" draw:text-style-name="P3" draw:layer="layout" svg:width="0.017cm" svg:height="1.001cm" svg:x="19.041cm" svg:y="17.327cm" svg:viewBox="0 0 18 1002" draw:points="0,1002 18,1002 18,0 0,0">
          <text:p/>
        </draw:polygon>
        <draw:frame draw:style-name="gr4" draw:text-style-name="P5" draw:layer="layout" svg:width="0.473cm" svg:height="0.427cm" svg:x="13.684cm" svg:y="17.327cm">
          <draw:image xlink:href="Pictures/100000000000001C0000001AB39556252DEE6580.png" xlink:type="simple" xlink:show="embed" xlink:actuate="onLoad">
            <text:p/>
          </draw:image>
        </draw:frame>
        <draw:frame draw:style-name="gr1" draw:text-style-name="P2" draw:layer="layout" svg:width="1.026cm" svg:height="0.471cm" svg:x="15.522cm" svg:y="17.339cm">
          <draw:text-box>
            <text:p text:style-name="P1"><text:span text:style-name="T1">0C42 </text:span></text:p>
          </draw:text-box>
        </draw:frame>
        <draw:frame draw:style-name="gr1" draw:text-style-name="P2" draw:layer="layout" svg:width="0.743cm" svg:height="0.471cm" svg:x="11.938cm" svg:y="18.357cm">
          <draw:text-box>
            <text:p text:style-name="P1"><text:span text:style-name="T1">150 </text:span></text:p>
          </draw:text-box>
        </draw:frame>
        <draw:frame draw:style-name="gr3" draw:text-style-name="P4" draw:layer="layout" svg:width="0.564cm" svg:height="0.653cm" svg:x="13.284cm" svg:y="18.282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1.526cm" svg:height="0.653cm" svg:x="13.967cm" svg:y="18.282cm">
          <draw:text-box>
            <text:p text:style-name="P1"><text:span text:style-name="T2"><text:s/></text:span><text:span text:style-name="T2">(YÂ) </text:span></text:p>
          </draw:text-box>
        </draw:frame>
        <draw:polygon draw:style-name="gr2" draw:text-style-name="P3" draw:layer="layout" svg:width="0.016cm" svg:height="0.017cm" svg:x="11.739cm" svg:y="18.328cm" svg:viewBox="0 0 17 18" draw:points="0,18 17,18 17,0 0,0">
          <text:p/>
        </draw:polygon>
        <draw:polygon draw:style-name="gr2" draw:text-style-name="P3" draw:layer="layout" svg:width="1.33cm" svg:height="0.017cm" svg:x="11.755cm" svg:y="18.328cm" svg:viewBox="0 0 1331 18" draw:points="0,0 1331,0 1331,18 0,18">
          <text:p/>
        </draw:polygon>
        <draw:polygon draw:style-name="gr2" draw:text-style-name="P3" draw:layer="layout" svg:width="5.973cm" svg:height="0.017cm" svg:x="13.085cm" svg:y="18.328cm" svg:viewBox="0 0 5974 18" draw:points="0,18 5974,18 5974,0 0,0">
          <text:p/>
        </draw:polygon>
        <draw:polygon draw:style-name="gr2" draw:text-style-name="P3" draw:layer="layout" svg:width="0.016cm" svg:height="1.119cm" svg:x="11.739cm" svg:y="18.345cm" svg:viewBox="0 0 17 1120" draw:points="0,1120 17,1120 17,0 0,0">
          <text:p/>
        </draw:polygon>
        <draw:polygon draw:style-name="gr2" draw:text-style-name="P3" draw:layer="layout" svg:width="0.017cm" svg:height="1.119cm" svg:x="13.085cm" svg:y="18.345cm" svg:viewBox="0 0 18 1120" draw:points="0,1120 18,1120 18,0 0,0">
          <text:p/>
        </draw:polygon>
        <draw:polygon draw:style-name="gr2" draw:text-style-name="P3" draw:layer="layout" svg:width="0.017cm" svg:height="1.119cm" svg:x="15.322cm" svg:y="18.345cm" svg:viewBox="0 0 18 1120" draw:points="0,1120 18,1120 18,0 0,0">
          <text:p/>
        </draw:polygon>
        <draw:polygon draw:style-name="gr2" draw:text-style-name="P3" draw:layer="layout" svg:width="0.017cm" svg:height="1.119cm" svg:x="19.041cm" svg:y="18.345cm" svg:viewBox="0 0 18 1120" draw:points="0,1120 18,1120 18,0 0,0">
          <text:p/>
        </draw:polygon>
        <draw:frame draw:style-name="gr4" draw:text-style-name="P5" draw:layer="layout" svg:width="0.287cm" svg:height="0.454cm" svg:x="13.684cm" svg:y="18.354cm">
          <draw:image xlink:href="Pictures/10000000000000110000001B67CEEED0249B8A84.png" xlink:type="simple" xlink:show="embed" xlink:actuate="onLoad">
            <text:p/>
          </draw:image>
        </draw:frame>
        <draw:frame draw:style-name="gr1" draw:text-style-name="P2" draw:layer="layout" svg:width="1.026cm" svg:height="0.471cm" svg:x="15.522cm" svg:y="18.357cm">
          <draw:text-box>
            <text:p text:style-name="P1"><text:span text:style-name="T1">0C41 </text:span></text:p>
          </draw:text-box>
        </draw:frame>
        <draw:frame draw:style-name="gr1" draw:text-style-name="P2" draw:layer="layout" svg:width="0.743cm" svg:height="0.471cm" svg:x="11.938cm" svg:y="19.494cm">
          <draw:text-box>
            <text:p text:style-name="P1"><text:span text:style-name="T1">151 </text:span></text:p>
          </draw:text-box>
        </draw:frame>
        <draw:frame draw:style-name="gr3" draw:text-style-name="P4" draw:layer="layout" svg:width="0.564cm" svg:height="0.653cm" svg:x="13.284cm" svg:y="19.419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1.348cm" svg:height="0.653cm" svg:x="14.144cm" svg:y="19.419cm">
          <draw:text-box>
            <text:p text:style-name="P1"><text:span text:style-name="T2">(YÄ) </text:span></text:p>
          </draw:text-box>
        </draw:frame>
        <draw:polygon draw:style-name="gr2" draw:text-style-name="P3" draw:layer="layout" svg:width="0.016cm" svg:height="0.017cm" svg:x="11.739cm" svg:y="19.464cm" svg:viewBox="0 0 17 18" draw:points="0,18 17,18 17,0 0,0">
          <text:p/>
        </draw:polygon>
        <draw:polygon draw:style-name="gr2" draw:text-style-name="P3" draw:layer="layout" svg:width="1.33cm" svg:height="0.017cm" svg:x="11.755cm" svg:y="19.464cm" svg:viewBox="0 0 1331 18" draw:points="0,0 1331,0 1331,18 0,18">
          <text:p/>
        </draw:polygon>
        <draw:polygon draw:style-name="gr2" draw:text-style-name="P3" draw:layer="layout" svg:width="5.973cm" svg:height="0.017cm" svg:x="13.085cm" svg:y="19.464cm" svg:viewBox="0 0 5974 18" draw:points="0,18 5974,18 5974,0 0,0">
          <text:p/>
        </draw:polygon>
        <draw:polygon draw:style-name="gr2" draw:text-style-name="P3" draw:layer="layout" svg:width="0.016cm" svg:height="1.12cm" svg:x="11.739cm" svg:y="19.481cm" svg:viewBox="0 0 17 1121" draw:points="0,1121 17,1121 17,0 0,0">
          <text:p/>
        </draw:polygon>
        <draw:polygon draw:style-name="gr2" draw:text-style-name="P3" draw:layer="layout" svg:width="0.017cm" svg:height="1.12cm" svg:x="13.085cm" svg:y="19.481cm" svg:viewBox="0 0 18 1121" draw:points="0,1121 18,1121 18,0 0,0">
          <text:p/>
        </draw:polygon>
        <draw:polygon draw:style-name="gr2" draw:text-style-name="P3" draw:layer="layout" svg:width="0.017cm" svg:height="1.12cm" svg:x="15.322cm" svg:y="19.481cm" svg:viewBox="0 0 18 1121" draw:points="0,1121 18,1121 18,0 0,0">
          <text:p/>
        </draw:polygon>
        <draw:polygon draw:style-name="gr2" draw:text-style-name="P3" draw:layer="layout" svg:width="0.017cm" svg:height="1.12cm" svg:x="19.041cm" svg:y="19.481cm" svg:viewBox="0 0 18 1121" draw:points="0,1121 18,1121 18,0 0,0">
          <text:p/>
        </draw:polygon>
        <draw:frame draw:style-name="gr4" draw:text-style-name="P5" draw:layer="layout" svg:width="0.473cm" svg:height="0.427cm" svg:x="13.684cm" svg:y="19.518cm">
          <draw:image xlink:href="Pictures/100000000000001C0000001AB39556252DEE6580.png" xlink:type="simple" xlink:show="embed" xlink:actuate="onLoad">
            <text:p/>
          </draw:image>
        </draw:frame>
        <draw:frame draw:style-name="gr1" draw:text-style-name="P2" draw:layer="layout" svg:width="1.026cm" svg:height="0.471cm" svg:x="15.522cm" svg:y="19.494cm">
          <draw:text-box>
            <text:p text:style-name="P1"><text:span text:style-name="T1">0C42 </text:span></text:p>
          </draw:text-box>
        </draw:frame>
        <draw:frame draw:style-name="gr1" draw:text-style-name="P2" draw:layer="layout" svg:width="0.743cm" svg:height="0.471cm" svg:x="11.938cm" svg:y="20.631cm">
          <draw:text-box>
            <text:p text:style-name="P1"><text:span text:style-name="T1">152 </text:span></text:p>
          </draw:text-box>
        </draw:frame>
        <draw:frame draw:style-name="gr3" draw:text-style-name="P4" draw:layer="layout" svg:width="0.565cm" svg:height="0.653cm" svg:x="14.583cm" svg:y="20.555cm">
          <draw:text-box>
            <text:p text:style-name="P1"><text:span text:style-name="T2">Î) </text:span></text:p>
          </draw:text-box>
        </draw:frame>
        <draw:frame draw:style-name="gr1" draw:text-style-name="P2" draw:layer="layout" svg:width="1.12cm" svg:height="0.471cm" svg:x="15.522cm" svg:y="20.631cm">
          <draw:text-box>
            <text:p text:style-name="P1"><text:span text:style-name="T1">0C4A </text:span></text:p>
          </draw:text-box>
        </draw:frame>
        <draw:polygon draw:style-name="gr2" draw:text-style-name="P3" draw:layer="layout" svg:width="0.016cm" svg:height="0.017cm" svg:x="11.739cm" svg:y="20.601cm" svg:viewBox="0 0 17 18" draw:points="0,18 17,18 17,0 0,0">
          <text:p/>
        </draw:polygon>
        <draw:polygon draw:style-name="gr2" draw:text-style-name="P3" draw:layer="layout" svg:width="1.33cm" svg:height="0.017cm" svg:x="11.755cm" svg:y="20.601cm" svg:viewBox="0 0 1331 18" draw:points="0,0 1331,0 1331,18 0,18">
          <text:p/>
        </draw:polygon>
        <draw:polygon draw:style-name="gr2" draw:text-style-name="P3" draw:layer="layout" svg:width="5.973cm" svg:height="0.017cm" svg:x="13.085cm" svg:y="20.601cm" svg:viewBox="0 0 5974 18" draw:points="0,18 5974,18 5974,0 0,0">
          <text:p/>
        </draw:polygon>
        <draw:polygon draw:style-name="gr2" draw:text-style-name="P3" draw:layer="layout" svg:width="0.016cm" svg:height="1.118cm" svg:x="11.739cm" svg:y="20.618cm" svg:viewBox="0 0 17 1119" draw:points="0,1119 17,1119 17,0 0,0">
          <text:p/>
        </draw:polygon>
        <draw:polygon draw:style-name="gr2" draw:text-style-name="P3" draw:layer="layout" svg:width="0.017cm" svg:height="1.118cm" svg:x="13.085cm" svg:y="20.618cm" svg:viewBox="0 0 18 1119" draw:points="0,1119 18,1119 18,0 0,0">
          <text:p/>
        </draw:polygon>
        <draw:polygon draw:style-name="gr2" draw:text-style-name="P3" draw:layer="layout" svg:width="0.017cm" svg:height="1.118cm" svg:x="15.322cm" svg:y="20.618cm" svg:viewBox="0 0 18 1119" draw:points="0,1119 18,1119 18,0 0,0">
          <text:p/>
        </draw:polygon>
        <draw:polygon draw:style-name="gr2" draw:text-style-name="P3" draw:layer="layout" svg:width="0.017cm" svg:height="1.118cm" svg:x="19.041cm" svg:y="20.618cm" svg:viewBox="0 0 18 1119" draw:points="0,1119 18,1119 18,0 0,0">
          <text:p/>
        </draw:polygon>
        <draw:frame draw:style-name="gr3" draw:text-style-name="P4" draw:layer="layout" svg:width="0.679cm" svg:height="0.653cm" svg:x="13.919cm" svg:y="20.555cm">
          <draw:text-box>
            <text:p text:style-name="P1"><text:span text:style-name="T2">Î(s</text:span></text:p>
          </draw:text-box>
        </draw:frame>
        <draw:frame draw:style-name="gr1" draw:text-style-name="P2" draw:layer="layout" svg:width="0.743cm" svg:height="0.471cm" svg:x="11.938cm" svg:y="21.765cm">
          <draw:text-box>
            <text:p text:style-name="P1"><text:span text:style-name="T1">153 </text:span></text:p>
          </draw:text-box>
        </draw:frame>
        <draw:frame draw:style-name="gr3" draw:text-style-name="P4" draw:layer="layout" svg:width="1.306cm" svg:height="0.653cm" svg:x="13.919cm" svg:y="21.69cm">
          <draw:text-box>
            <text:p text:style-name="P1"><text:span text:style-name="T2">Ï(qÏ) </text:span></text:p>
          </draw:text-box>
        </draw:frame>
        <draw:polygon draw:style-name="gr2" draw:text-style-name="P3" draw:layer="layout" svg:width="0.016cm" svg:height="0.016cm" svg:x="11.739cm" svg:y="21.736cm" svg:viewBox="0 0 17 17" draw:points="0,17 17,17 17,0 0,0">
          <text:p/>
        </draw:polygon>
        <draw:polygon draw:style-name="gr2" draw:text-style-name="P3" draw:layer="layout" svg:width="1.33cm" svg:height="0.016cm" svg:x="11.755cm" svg:y="21.736cm" svg:viewBox="0 0 1331 17" draw:points="0,0 1331,0 1331,17 0,17">
          <text:p/>
        </draw:polygon>
        <draw:polygon draw:style-name="gr2" draw:text-style-name="P3" draw:layer="layout" svg:width="5.973cm" svg:height="0.016cm" svg:x="13.085cm" svg:y="21.736cm" svg:viewBox="0 0 5974 17" draw:points="0,17 5974,17 5974,0 0,0">
          <text:p/>
        </draw:polygon>
        <draw:polygon draw:style-name="gr2" draw:text-style-name="P3" draw:layer="layout" svg:width="0.016cm" svg:height="1.12cm" svg:x="11.739cm" svg:y="21.752cm" svg:viewBox="0 0 17 1121" draw:points="0,1121 17,1121 17,0 0,0">
          <text:p/>
        </draw:polygon>
        <draw:polygon draw:style-name="gr2" draw:text-style-name="P3" draw:layer="layout" svg:width="0.017cm" svg:height="1.12cm" svg:x="13.085cm" svg:y="21.752cm" svg:viewBox="0 0 18 1121" draw:points="0,1121 18,1121 18,0 0,0">
          <text:p/>
        </draw:polygon>
        <draw:polygon draw:style-name="gr2" draw:text-style-name="P3" draw:layer="layout" svg:width="0.017cm" svg:height="1.12cm" svg:x="15.322cm" svg:y="21.752cm" svg:viewBox="0 0 18 1121" draw:points="0,1121 18,1121 18,0 0,0">
          <text:p/>
        </draw:polygon>
        <draw:polygon draw:style-name="gr2" draw:text-style-name="P3" draw:layer="layout" svg:width="0.017cm" svg:height="1.12cm" svg:x="19.041cm" svg:y="21.752cm" svg:viewBox="0 0 18 1121" draw:points="0,1121 18,1121 18,0 0,0">
          <text:p/>
        </draw:polygon>
        <draw:frame draw:style-name="gr1" draw:text-style-name="P2" draw:layer="layout" svg:width="1.12cm" svg:height="0.471cm" svg:x="15.522cm" svg:y="21.765cm">
          <draw:text-box>
            <text:p text:style-name="P1"><text:span text:style-name="T1">0C4A </text:span></text:p>
          </draw:text-box>
        </draw:frame>
        <draw:frame draw:style-name="gr1" draw:text-style-name="P2" draw:layer="layout" svg:width="0.743cm" svg:height="0.471cm" svg:x="11.938cm" svg:y="22.902cm">
          <draw:text-box>
            <text:p text:style-name="P1"><text:span text:style-name="T1">154 </text:span></text:p>
          </draw:text-box>
        </draw:frame>
        <draw:frame draw:style-name="gr3" draw:text-style-name="P4" draw:layer="layout" svg:width="1.75cm" svg:height="0.653cm" svg:x="13.919cm" svg:y="22.827cm">
          <draw:text-box>
            <text:p text:style-name="P1"><text:span text:style-name="T2">Ñ(sÑ) </text:span></text:p>
          </draw:text-box>
        </draw:frame>
        <draw:polygon draw:style-name="gr2" draw:text-style-name="P3" draw:layer="layout" svg:width="0.016cm" svg:height="0.017cm" svg:x="11.739cm" svg:y="22.872cm" svg:viewBox="0 0 17 18" draw:points="0,18 17,18 17,0 0,0">
          <text:p/>
        </draw:polygon>
        <draw:polygon draw:style-name="gr2" draw:text-style-name="P3" draw:layer="layout" svg:width="1.33cm" svg:height="0.017cm" svg:x="11.755cm" svg:y="22.872cm" svg:viewBox="0 0 1331 18" draw:points="0,0 1331,0 1331,18 0,18">
          <text:p/>
        </draw:polygon>
        <draw:polygon draw:style-name="gr2" draw:text-style-name="P3" draw:layer="layout" svg:width="5.973cm" svg:height="0.017cm" svg:x="13.085cm" svg:y="22.872cm" svg:viewBox="0 0 5974 18" draw:points="0,18 5974,18 5974,0 0,0">
          <text:p/>
        </draw:polygon>
        <draw:polygon draw:style-name="gr2" draw:text-style-name="P3" draw:layer="layout" svg:width="0.016cm" svg:height="1.12cm" svg:x="11.739cm" svg:y="22.889cm" svg:viewBox="0 0 17 1121" draw:points="0,1121 17,1121 17,0 0,0">
          <text:p/>
        </draw:polygon>
        <draw:polygon draw:style-name="gr2" draw:text-style-name="P3" draw:layer="layout" svg:width="0.017cm" svg:height="1.12cm" svg:x="13.085cm" svg:y="22.889cm" svg:viewBox="0 0 18 1121" draw:points="0,1121 18,1121 18,0 0,0">
          <text:p/>
        </draw:polygon>
        <draw:polygon draw:style-name="gr2" draw:text-style-name="P3" draw:layer="layout" svg:width="0.017cm" svg:height="1.12cm" svg:x="15.322cm" svg:y="22.889cm" svg:viewBox="0 0 18 1121" draw:points="0,1121 18,1121 18,0 0,0">
          <text:p/>
        </draw:polygon>
        <draw:polygon draw:style-name="gr2" draw:text-style-name="P3" draw:layer="layout" svg:width="0.017cm" svg:height="1.12cm" svg:x="19.041cm" svg:y="22.889cm" svg:viewBox="0 0 18 1121" draw:points="0,1121 18,1121 18,0 0,0">
          <text:p/>
        </draw:polygon>
        <draw:frame draw:style-name="gr1" draw:text-style-name="P2" draw:layer="layout" svg:width="1.098cm" svg:height="0.471cm" svg:x="15.522cm" svg:y="22.902cm">
          <draw:text-box>
            <text:p text:style-name="P1"><text:span text:style-name="T1">0C4B </text:span></text:p>
          </draw:text-box>
        </draw:frame>
        <draw:frame draw:style-name="gr1" draw:text-style-name="P2" draw:layer="layout" svg:width="0.743cm" svg:height="0.471cm" svg:x="11.938cm" svg:y="24.039cm">
          <draw:text-box>
            <text:p text:style-name="P1"><text:span text:style-name="T1">155 </text:span></text:p>
          </draw:text-box>
        </draw:frame>
        <draw:frame draw:style-name="gr3" draw:text-style-name="P4" draw:layer="layout" svg:width="1.865cm" svg:height="0.653cm" svg:x="13.919cm" svg:y="23.963cm">
          <draw:text-box>
            <text:p text:style-name="P1"><text:span text:style-name="T2">Ò(qÒ) </text:span></text:p>
          </draw:text-box>
        </draw:frame>
        <draw:frame draw:style-name="gr4" draw:text-style-name="P5" draw:layer="layout" svg:width="0.372cm" svg:height="0.539cm" svg:x="6.155cm" svg:y="22.109cm">
          <draw:image xlink:href="Pictures/1000000000000016000000200D87E1F9DE25326E.png" xlink:type="simple" xlink:show="embed" xlink:actuate="onLoad">
            <text:p/>
          </draw:image>
        </draw:frame>
        <draw:frame draw:style-name="gr4" draw:text-style-name="P5" draw:layer="layout" svg:width="0.475cm" svg:height="0.416cm" svg:x="5.664cm" svg:y="21.869cm">
          <draw:image xlink:href="Pictures/10000000000000110000000F2CED810F368A8443.png" xlink:type="simple" xlink:show="embed" xlink:actuate="onLoad">
            <text:p/>
          </draw:image>
        </draw:frame>
        <draw:frame draw:style-name="gr4" draw:text-style-name="P5" draw:layer="layout" svg:width="0.475cm" svg:height="0.416cm" svg:x="5.664cm" svg:y="23.084cm">
          <draw:image xlink:href="Pictures/10000000000000110000000F2CED810F368A8443.png" xlink:type="simple" xlink:show="embed" xlink:actuate="onLoad">
            <text:p/>
          </draw:image>
        </draw:frame>
        <draw:frame draw:style-name="gr4" draw:text-style-name="P5" draw:layer="layout" svg:width="0.457cm" svg:height="0.539cm" svg:x="6.204cm" svg:y="23.243cm">
          <draw:image xlink:href="Pictures/100000000000001B00000020807A1D0D7AA4094F.png" xlink:type="simple" xlink:show="embed" xlink:actuate="onLoad">
            <text:p/>
          </draw:image>
        </draw:frame>
        <draw:polygon draw:style-name="gr2" draw:text-style-name="P3" draw:layer="layout" svg:width="0.016cm" svg:height="0.017cm" svg:x="11.739cm" svg:y="24.009cm" svg:viewBox="0 0 17 18" draw:points="0,18 17,18 17,0 0,0">
          <text:p/>
        </draw:polygon>
        <draw:polygon draw:style-name="gr2" draw:text-style-name="P3" draw:layer="layout" svg:width="1.33cm" svg:height="0.017cm" svg:x="11.755cm" svg:y="24.009cm" svg:viewBox="0 0 1331 18" draw:points="0,0 1331,0 1331,18 0,18">
          <text:p/>
        </draw:polygon>
        <draw:polygon draw:style-name="gr2" draw:text-style-name="P3" draw:layer="layout" svg:width="5.973cm" svg:height="0.017cm" svg:x="13.085cm" svg:y="24.009cm" svg:viewBox="0 0 5974 18" draw:points="0,18 5974,18 5974,0 0,0">
          <text:p/>
        </draw:polygon>
        <draw:polygon draw:style-name="gr2" draw:text-style-name="P3" draw:layer="layout" svg:width="0.016cm" svg:height="1.136cm" svg:x="11.739cm" svg:y="24.026cm" svg:viewBox="0 0 17 1137" draw:points="0,1137 17,1137 17,0 0,0">
          <text:p/>
        </draw:polygon>
        <draw:polygon draw:style-name="gr2" draw:text-style-name="P3" draw:layer="layout" svg:width="0.016cm" svg:height="0.016cm" svg:x="11.739cm" svg:y="25.146cm" svg:viewBox="0 0 17 17" draw:points="0,17 17,17 17,0 0,0">
          <text:p/>
        </draw:polygon>
        <draw:polygon draw:style-name="gr2" draw:text-style-name="P3" draw:layer="layout" svg:width="1.33cm" svg:height="0.016cm" svg:x="11.755cm" svg:y="25.146cm" svg:viewBox="0 0 1331 17" draw:points="0,0 1331,0 1331,17 0,17">
          <text:p/>
        </draw:polygon>
        <draw:polygon draw:style-name="gr2" draw:text-style-name="P3" draw:layer="layout" svg:width="0.017cm" svg:height="1.136cm" svg:x="13.085cm" svg:y="24.026cm" svg:viewBox="0 0 18 1137" draw:points="0,1137 18,1137 18,0 0,0">
          <text:p/>
        </draw:polygon>
        <draw:polygon draw:style-name="gr2" draw:text-style-name="P3" draw:layer="layout" svg:width="2.22cm" svg:height="0.016cm" svg:x="13.102cm" svg:y="25.146cm" svg:viewBox="0 0 2221 17" draw:points="0,17 2221,17 2221,0 0,0">
          <text:p/>
        </draw:polygon>
        <draw:polygon draw:style-name="gr2" draw:text-style-name="P3" draw:layer="layout" svg:width="0.017cm" svg:height="1.136cm" svg:x="15.322cm" svg:y="24.026cm" svg:viewBox="0 0 18 1137" draw:points="0,1137 18,1137 18,0 0,0">
          <text:p/>
        </draw:polygon>
        <draw:polygon draw:style-name="gr2" draw:text-style-name="P3" draw:layer="layout" svg:width="3.702cm" svg:height="0.016cm" svg:x="15.339cm" svg:y="25.146cm" svg:viewBox="0 0 3703 17" draw:points="0,17 3703,17 3703,0 0,0">
          <text:p/>
        </draw:polygon>
        <draw:polygon draw:style-name="gr2" draw:text-style-name="P3" draw:layer="layout" svg:width="0.017cm" svg:height="1.136cm" svg:x="19.041cm" svg:y="24.026cm" svg:viewBox="0 0 18 1137" draw:points="0,1137 18,1137 18,0 0,0">
          <text:p/>
        </draw:polygon>
        <draw:polygon draw:style-name="gr2" draw:text-style-name="P3" draw:layer="layout" svg:width="0.017cm" svg:height="0.016cm" svg:x="19.041cm" svg:y="25.146cm" svg:viewBox="0 0 18 17" draw:points="0,17 18,17 18,0 0,0">
          <text:p/>
        </draw:polygon>
        <draw:frame draw:style-name="gr4" draw:text-style-name="P5" draw:layer="layout" svg:width="0.448cm" svg:height="0.448cm" svg:x="5.743cm" svg:y="24.416cm">
          <draw:image xlink:href="Pictures/100000000000001100000011B5265907B6BE8B34.png" xlink:type="simple" xlink:show="embed" xlink:actuate="onLoad">
            <text:p/>
          </draw:image>
        </draw:frame>
        <draw:frame draw:style-name="gr1" draw:text-style-name="P2" draw:layer="layout" svg:width="1.098cm" svg:height="0.471cm" svg:x="15.522cm" svg:y="24.039cm">
          <draw:text-box>
            <text:p text:style-name="P1"><text:span text:style-name="T1">0C4B </text:span></text:p>
          </draw:text-box>
        </draw:frame>
      </draw:page>
      <draw:page draw:name="page5" draw:style-name="dp1" draw:master-page-name="master-page54">
        <draw:frame draw:style-name="gr1" draw:text-style-name="P2" draw:layer="layout" svg:width="0.743cm" svg:height="0.471cm" svg:x="3.683cm" svg:y="2.569cm">
          <draw:text-box>
            <text:p text:style-name="P1"><text:span text:style-name="T1">156 </text:span></text:p>
          </draw:text-box>
        </draw:frame>
        <draw:frame draw:style-name="gr3" draw:text-style-name="P4" draw:layer="layout" svg:width="1.763cm" svg:height="0.653cm" svg:x="5.664cm" svg:y="2.494cm">
          <draw:text-box>
            <text:p text:style-name="P1"><text:span text:style-name="T2">Ç(dÇ) </text:span></text:p>
          </draw:text-box>
        </draw:frame>
        <draw:polygon draw:style-name="gr2" draw:text-style-name="P3" draw:layer="layout" svg:width="0.016cm" svg:height="0.016cm" svg:x="3.484cm" svg:y="2.54cm" svg:viewBox="0 0 17 17" draw:points="0,17 17,17 17,0 0,0">
          <text:p/>
        </draw:polygon>
        <draw:polygon draw:style-name="gr2" draw:text-style-name="P3" draw:layer="layout" svg:width="7.319cm" svg:height="0.016cm" svg:x="3.484cm" svg:y="2.54cm" svg:viewBox="0 0 7320 17" draw:points="0,17 7320,17 7320,0 0,0">
          <text:p/>
        </draw:polygon>
        <draw:polygon draw:style-name="gr2" draw:text-style-name="P3" draw:layer="layout" svg:width="0.017cm" svg:height="0.016cm" svg:x="10.786cm" svg:y="2.54cm" svg:viewBox="0 0 18 17" draw:points="0,17 18,17 18,0 0,0">
          <text:p/>
        </draw:polygon>
        <draw:polygon draw:style-name="gr2" draw:text-style-name="P3" draw:layer="layout" svg:width="0.016cm" svg:height="1.12cm" svg:x="3.484cm" svg:y="2.556cm" svg:viewBox="0 0 17 1121" draw:points="0,1121 17,1121 17,0 0,0">
          <text:p/>
        </draw:polygon>
        <draw:polygon draw:style-name="gr2" draw:text-style-name="P3" draw:layer="layout" svg:width="0.017cm" svg:height="1.12cm" svg:x="4.83cm" svg:y="2.556cm" svg:viewBox="0 0 18 1121" draw:points="0,1121 18,1121 18,0 0,0">
          <text:p/>
        </draw:polygon>
        <draw:polygon draw:style-name="gr2" draw:text-style-name="P3" draw:layer="layout" svg:width="0.017cm" svg:height="1.12cm" svg:x="7.067cm" svg:y="2.556cm" svg:viewBox="0 0 18 1121" draw:points="0,1121 18,1121 18,0 0,0">
          <text:p/>
        </draw:polygon>
        <draw:polygon draw:style-name="gr2" draw:text-style-name="P3" draw:layer="layout" svg:width="0.017cm" svg:height="1.12cm" svg:x="10.786cm" svg:y="2.556cm" svg:viewBox="0 0 18 1121" draw:points="0,1121 18,1121 18,0 0,0">
          <text:p/>
        </draw:polygon>
        <draw:frame draw:style-name="gr1" draw:text-style-name="P2" draw:layer="layout" svg:width="1.026cm" svg:height="0.471cm" svg:x="7.267cm" svg:y="2.569cm">
          <draw:text-box>
            <text:p text:style-name="P1"><text:span text:style-name="T1">0C46 </text:span></text:p>
          </draw:text-box>
        </draw:frame>
        <draw:frame draw:style-name="gr1" draw:text-style-name="P2" draw:layer="layout" svg:width="0.743cm" svg:height="0.471cm" svg:x="3.683cm" svg:y="3.706cm">
          <draw:text-box>
            <text:p text:style-name="P1"><text:span text:style-name="T1">157 </text:span></text:p>
          </draw:text-box>
        </draw:frame>
        <draw:frame draw:style-name="gr3" draw:text-style-name="P4" draw:layer="layout" svg:width="1.865cm" svg:height="0.653cm" svg:x="5.664cm" svg:y="3.631cm">
          <draw:text-box>
            <text:p text:style-name="P1"><text:span text:style-name="T2">É( dÉ) </text:span></text:p>
          </draw:text-box>
        </draw:frame>
        <draw:polygon draw:style-name="gr2" draw:text-style-name="P3" draw:layer="layout" svg:width="7.319cm" svg:height="0.017cm" svg:x="3.484cm" svg:y="3.676cm" svg:viewBox="0 0 7320 18" draw:points="0,18 7320,18 7320,0 0,0">
          <text:p/>
        </draw:polygon>
        <draw:polygon draw:style-name="gr2" draw:text-style-name="P3" draw:layer="layout" svg:width="0.016cm" svg:height="1.118cm" svg:x="3.484cm" svg:y="3.693cm" svg:viewBox="0 0 17 1119" draw:points="0,1119 17,1119 17,0 0,0">
          <text:p/>
        </draw:polygon>
        <draw:polygon draw:style-name="gr2" draw:text-style-name="P3" draw:layer="layout" svg:width="0.017cm" svg:height="1.118cm" svg:x="4.83cm" svg:y="3.693cm" svg:viewBox="0 0 18 1119" draw:points="0,1119 18,1119 18,0 0,0">
          <text:p/>
        </draw:polygon>
        <draw:polygon draw:style-name="gr2" draw:text-style-name="P3" draw:layer="layout" svg:width="0.017cm" svg:height="1.118cm" svg:x="7.067cm" svg:y="3.693cm" svg:viewBox="0 0 18 1119" draw:points="0,1119 18,1119 18,0 0,0">
          <text:p/>
        </draw:polygon>
        <draw:polygon draw:style-name="gr2" draw:text-style-name="P3" draw:layer="layout" svg:width="0.017cm" svg:height="1.118cm" svg:x="10.786cm" svg:y="3.693cm" svg:viewBox="0 0 18 1119" draw:points="0,1119 18,1119 18,0 0,0">
          <text:p/>
        </draw:polygon>
        <draw:frame draw:style-name="gr1" draw:text-style-name="P2" draw:layer="layout" svg:width="1.026cm" svg:height="0.471cm" svg:x="7.267cm" svg:y="3.706cm">
          <draw:text-box>
            <text:p text:style-name="P1"><text:span text:style-name="T1">0C47 </text:span></text:p>
          </draw:text-box>
        </draw:frame>
        <draw:frame draw:style-name="gr1" draw:text-style-name="P2" draw:layer="layout" svg:width="0.743cm" svg:height="0.471cm" svg:x="3.683cm" svg:y="4.84cm">
          <draw:text-box>
            <text:p text:style-name="P1"><text:span text:style-name="T1">158 </text:span></text:p>
          </draw:text-box>
        </draw:frame>
        <draw:frame draw:style-name="gr3" draw:text-style-name="P4" draw:layer="layout" svg:width="1.157cm" svg:height="0.653cm" svg:x="5.029cm" svg:y="4.765cm">
          <draw:text-box>
            <text:p text:style-name="P1"><text:span text:style-name="T2"><text:s text:c="3"/></text:span><text:span text:style-name="T2">Ô </text:span></text:p>
          </draw:text-box>
        </draw:frame>
        <draw:frame draw:style-name="gr5" draw:text-style-name="P6" draw:layer="layout" svg:width="1.094cm" svg:height="0.581cm" svg:x="5.973cm" svg:y="4.832cm">
          <draw:text-box>
            <text:p text:style-name="P1"><text:span text:style-name="T3">(dÔ)</text:span></text:p>
          </draw:text-box>
        </draw:frame>
        <draw:frame draw:style-name="gr3" draw:text-style-name="P4" draw:layer="layout" svg:width="0.564cm" svg:height="0.653cm" svg:x="6.811cm" svg:y="4.765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7.319cm" svg:height="0.017cm" svg:x="3.484cm" svg:y="4.811cm" svg:viewBox="0 0 7320 18" draw:points="0,18 7320,18 7320,0 0,0">
          <text:p/>
        </draw:polygon>
        <draw:polygon draw:style-name="gr2" draw:text-style-name="P3" draw:layer="layout" svg:width="0.016cm" svg:height="1.119cm" svg:x="3.484cm" svg:y="4.828cm" svg:viewBox="0 0 17 1120" draw:points="0,1120 17,1120 17,0 0,0">
          <text:p/>
        </draw:polygon>
        <draw:polygon draw:style-name="gr2" draw:text-style-name="P3" draw:layer="layout" svg:width="0.017cm" svg:height="1.119cm" svg:x="4.83cm" svg:y="4.828cm" svg:viewBox="0 0 18 1120" draw:points="0,1120 18,1120 18,0 0,0">
          <text:p/>
        </draw:polygon>
        <draw:polygon draw:style-name="gr2" draw:text-style-name="P3" draw:layer="layout" svg:width="0.017cm" svg:height="1.119cm" svg:x="7.067cm" svg:y="4.828cm" svg:viewBox="0 0 18 1120" draw:points="0,1120 18,1120 18,0 0,0">
          <text:p/>
        </draw:polygon>
        <draw:polygon draw:style-name="gr2" draw:text-style-name="P3" draw:layer="layout" svg:width="0.017cm" svg:height="1.119cm" svg:x="10.786cm" svg:y="4.828cm" svg:viewBox="0 0 18 1120" draw:points="0,1120 18,1120 18,0 0,0">
          <text:p/>
        </draw:polygon>
        <draw:frame draw:style-name="gr1" draw:text-style-name="P2" draw:layer="layout" svg:width="1.098cm" svg:height="0.471cm" svg:x="7.267cm" svg:y="4.84cm">
          <draw:text-box>
            <text:p text:style-name="P1"><text:span text:style-name="T1">0C4C </text:span></text:p>
          </draw:text-box>
        </draw:frame>
        <draw:frame draw:style-name="gr1" draw:text-style-name="P2" draw:layer="layout" svg:width="0.743cm" svg:height="0.471cm" svg:x="3.683cm" svg:y="5.977cm">
          <draw:text-box>
            <text:p text:style-name="P1"><text:span text:style-name="T1">159 </text:span></text:p>
          </draw:text-box>
        </draw:frame>
        <draw:frame draw:style-name="gr3" draw:text-style-name="P4" draw:layer="layout" svg:width="2.042cm" svg:height="0.653cm" svg:x="5.664cm" svg:y="5.902cm">
          <draw:text-box>
            <text:p text:style-name="P1"><text:span text:style-name="T2">Õ (qÕ) </text:span></text:p>
          </draw:text-box>
        </draw:frame>
        <draw:polygon draw:style-name="gr2" draw:text-style-name="P3" draw:layer="layout" svg:width="7.319cm" svg:height="0.017cm" svg:x="3.484cm" svg:y="5.947cm" svg:viewBox="0 0 7320 18" draw:points="0,18 7320,18 7320,0 0,0">
          <text:p/>
        </draw:polygon>
        <draw:polygon draw:style-name="gr2" draw:text-style-name="P3" draw:layer="layout" svg:width="0.016cm" svg:height="1.12cm" svg:x="3.484cm" svg:y="5.964cm" svg:viewBox="0 0 17 1121" draw:points="0,1121 17,1121 17,0 0,0">
          <text:p/>
        </draw:polygon>
        <draw:polygon draw:style-name="gr2" draw:text-style-name="P3" draw:layer="layout" svg:width="0.017cm" svg:height="1.12cm" svg:x="4.83cm" svg:y="5.964cm" svg:viewBox="0 0 18 1121" draw:points="0,1121 18,1121 18,0 0,0">
          <text:p/>
        </draw:polygon>
        <draw:polygon draw:style-name="gr2" draw:text-style-name="P3" draw:layer="layout" svg:width="0.017cm" svg:height="1.12cm" svg:x="7.067cm" svg:y="5.964cm" svg:viewBox="0 0 18 1121" draw:points="0,1121 18,1121 18,0 0,0">
          <text:p/>
        </draw:polygon>
        <draw:polygon draw:style-name="gr2" draw:text-style-name="P3" draw:layer="layout" svg:width="0.017cm" svg:height="1.12cm" svg:x="10.786cm" svg:y="5.964cm" svg:viewBox="0 0 18 1121" draw:points="0,1121 18,1121 18,0 0,0">
          <text:p/>
        </draw:polygon>
        <draw:frame draw:style-name="gr1" draw:text-style-name="P2" draw:layer="layout" svg:width="1.098cm" svg:height="0.471cm" svg:x="7.267cm" svg:y="5.977cm">
          <draw:text-box>
            <text:p text:style-name="P1"><text:span text:style-name="T1">0C4C </text:span></text:p>
          </draw:text-box>
        </draw:frame>
        <draw:frame draw:style-name="gr1" draw:text-style-name="P2" draw:layer="layout" svg:width="0.743cm" svg:height="0.471cm" svg:x="3.683cm" svg:y="7.114cm">
          <draw:text-box>
            <text:p text:style-name="P1"><text:span text:style-name="T1">160 </text:span></text:p>
          </draw:text-box>
        </draw:frame>
        <draw:frame draw:style-name="gr3" draw:text-style-name="P4" draw:layer="layout" svg:width="0.564cm" svg:height="0.653cm" svg:x="6.132cm" svg:y="7.322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7.319cm" svg:height="0.017cm" svg:x="3.484cm" svg:y="7.084cm" svg:viewBox="0 0 7320 18" draw:points="0,18 7320,18 7320,0 0,0">
          <text:p/>
        </draw:polygon>
        <draw:polygon draw:style-name="gr2" draw:text-style-name="P3" draw:layer="layout" svg:width="0.016cm" svg:height="1.12cm" svg:x="3.484cm" svg:y="7.101cm" svg:viewBox="0 0 17 1121" draw:points="0,1121 17,1121 17,0 0,0">
          <text:p/>
        </draw:polygon>
        <draw:polygon draw:style-name="gr2" draw:text-style-name="P3" draw:layer="layout" svg:width="0.017cm" svg:height="1.12cm" svg:x="4.83cm" svg:y="7.101cm" svg:viewBox="0 0 18 1121" draw:points="0,1121 18,1121 18,0 0,0">
          <text:p/>
        </draw:polygon>
        <draw:polygon draw:style-name="gr2" draw:text-style-name="P3" draw:layer="layout" svg:width="0.017cm" svg:height="1.12cm" svg:x="7.067cm" svg:y="7.101cm" svg:viewBox="0 0 18 1121" draw:points="0,1121 18,1121 18,0 0,0">
          <text:p/>
        </draw:polygon>
        <draw:polygon draw:style-name="gr2" draw:text-style-name="P3" draw:layer="layout" svg:width="0.017cm" svg:height="1.12cm" svg:x="10.786cm" svg:y="7.101cm" svg:viewBox="0 0 18 1121" draw:points="0,1121 18,1121 18,0 0,0">
          <text:p/>
        </draw:polygon>
        <draw:frame draw:style-name="gr1" draw:text-style-name="P2" draw:layer="layout" svg:width="0.743cm" svg:height="0.471cm" svg:x="7.267cm" svg:y="7.114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743cm" svg:height="0.471cm" svg:x="3.683cm" svg:y="8.25cm">
          <draw:text-box>
            <text:p text:style-name="P1"><text:span text:style-name="T1">161 </text:span></text:p>
          </draw:text-box>
        </draw:frame>
        <draw:frame draw:style-name="gr3" draw:text-style-name="P4" draw:layer="layout" svg:width="0.564cm" svg:height="0.653cm" svg:x="6.276cm" svg:y="8.459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7.319cm" svg:height="0.017cm" svg:x="3.484cm" svg:y="8.221cm" svg:viewBox="0 0 7320 18" draw:points="0,18 7320,18 7320,0 0,0">
          <text:p/>
        </draw:polygon>
        <draw:polygon draw:style-name="gr2" draw:text-style-name="P3" draw:layer="layout" svg:width="0.016cm" svg:height="1.117cm" svg:x="3.484cm" svg:y="8.238cm" svg:viewBox="0 0 17 1118" draw:points="0,1118 17,1118 17,0 0,0">
          <text:p/>
        </draw:polygon>
        <draw:polygon draw:style-name="gr2" draw:text-style-name="P3" draw:layer="layout" svg:width="0.017cm" svg:height="1.117cm" svg:x="4.83cm" svg:y="8.238cm" svg:viewBox="0 0 18 1118" draw:points="0,1118 18,1118 18,0 0,0">
          <text:p/>
        </draw:polygon>
        <draw:polygon draw:style-name="gr2" draw:text-style-name="P3" draw:layer="layout" svg:width="0.017cm" svg:height="1.117cm" svg:x="7.067cm" svg:y="8.238cm" svg:viewBox="0 0 18 1118" draw:points="0,1118 18,1118 18,0 0,0">
          <text:p/>
        </draw:polygon>
        <draw:polygon draw:style-name="gr2" draw:text-style-name="P3" draw:layer="layout" svg:width="0.017cm" svg:height="1.117cm" svg:x="10.786cm" svg:y="8.238cm" svg:viewBox="0 0 18 1118" draw:points="0,1118 18,1118 18,0 0,0">
          <text:p/>
        </draw:polygon>
        <draw:frame draw:style-name="gr1" draw:text-style-name="P2" draw:layer="layout" svg:width="0.743cm" svg:height="0.471cm" svg:x="7.267cm" svg:y="8.25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743cm" svg:height="0.471cm" svg:x="3.683cm" svg:y="9.385cm">
          <draw:text-box>
            <text:p text:style-name="P1"><text:span text:style-name="T1">162 </text:span></text:p>
          </draw:text-box>
        </draw:frame>
        <draw:frame draw:style-name="gr3" draw:text-style-name="P4" draw:layer="layout" svg:width="0.564cm" svg:height="0.653cm" svg:x="6.276cm" svg:y="9.593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7.319cm" svg:height="0.017cm" svg:x="3.484cm" svg:y="9.355cm" svg:viewBox="0 0 7320 18" draw:points="0,18 7320,18 7320,0 0,0">
          <text:p/>
        </draw:polygon>
        <draw:polygon draw:style-name="gr2" draw:text-style-name="P3" draw:layer="layout" svg:width="0.016cm" svg:height="1.12cm" svg:x="3.484cm" svg:y="9.372cm" svg:viewBox="0 0 17 1121" draw:points="0,1121 17,1121 17,0 0,0">
          <text:p/>
        </draw:polygon>
        <draw:polygon draw:style-name="gr2" draw:text-style-name="P3" draw:layer="layout" svg:width="0.017cm" svg:height="1.12cm" svg:x="4.83cm" svg:y="9.372cm" svg:viewBox="0 0 18 1121" draw:points="0,1121 18,1121 18,0 0,0">
          <text:p/>
        </draw:polygon>
        <draw:polygon draw:style-name="gr2" draw:text-style-name="P3" draw:layer="layout" svg:width="0.017cm" svg:height="1.12cm" svg:x="7.067cm" svg:y="9.372cm" svg:viewBox="0 0 18 1121" draw:points="0,1121 18,1121 18,0 0,0">
          <text:p/>
        </draw:polygon>
        <draw:polygon draw:style-name="gr2" draw:text-style-name="P3" draw:layer="layout" svg:width="0.017cm" svg:height="1.12cm" svg:x="10.786cm" svg:y="9.372cm" svg:viewBox="0 0 18 1121" draw:points="0,1121 18,1121 18,0 0,0">
          <text:p/>
        </draw:polygon>
        <draw:frame draw:style-name="gr1" draw:text-style-name="P2" draw:layer="layout" svg:width="0.743cm" svg:height="0.471cm" svg:x="7.267cm" svg:y="9.385cm">
          <draw:text-box>
            <text:p text:style-name="P1"><text:span text:style-name="T1">…</text:span><text:span text:style-name="T1">.. </text:span></text:p>
          </draw:text-box>
        </draw:frame>
        <draw:frame draw:style-name="gr4" draw:text-style-name="P5" draw:layer="layout" svg:width="0.479cm" svg:height="0.386cm" svg:x="5.664cm" svg:y="7.468cm">
          <draw:image xlink:href="Pictures/10000000000000260000002CC7606B6ECFAFC776.png" xlink:type="simple" xlink:show="embed" xlink:actuate="onLoad">
            <text:p/>
          </draw:image>
        </draw:frame>
        <draw:frame draw:style-name="gr4" draw:text-style-name="P5" draw:layer="layout" svg:width="0.625cm" svg:height="0.515cm" svg:x="5.664cm" svg:y="8.475cm">
          <draw:image xlink:href="Pictures/10000000000000250000001F4013E26331D636B3.png" xlink:type="simple" xlink:show="embed" xlink:actuate="onLoad">
            <text:p/>
          </draw:image>
        </draw:frame>
        <draw:frame draw:style-name="gr4" draw:text-style-name="P5" draw:layer="layout" svg:width="0.619cm" svg:height="0.746cm" svg:x="5.664cm" svg:y="9.385cm">
          <draw:image xlink:href="Pictures/10000000000000360000003EB90E10321F167FA4.png" xlink:type="simple" xlink:show="embed" xlink:actuate="onLoad">
            <text:p/>
          </draw:image>
        </draw:frame>
        <draw:frame draw:style-name="gr1" draw:text-style-name="P2" draw:layer="layout" svg:width="0.743cm" svg:height="0.471cm" svg:x="3.683cm" svg:y="10.522cm">
          <draw:text-box>
            <text:p text:style-name="P1"><text:span text:style-name="T1">163 </text:span></text:p>
          </draw:text-box>
        </draw:frame>
        <draw:frame draw:style-name="gr3" draw:text-style-name="P4" draw:layer="layout" svg:width="0.564cm" svg:height="0.653cm" svg:x="6.033cm" svg:y="10.73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7.319cm" svg:height="0.017cm" svg:x="3.484cm" svg:y="10.492cm" svg:viewBox="0 0 7320 18" draw:points="0,18 7320,18 7320,0 0,0">
          <text:p/>
        </draw:polygon>
        <draw:polygon draw:style-name="gr2" draw:text-style-name="P3" draw:layer="layout" svg:width="0.016cm" svg:height="1.119cm" svg:x="3.484cm" svg:y="10.509cm" svg:viewBox="0 0 17 1120" draw:points="0,1120 17,1120 17,0 0,0">
          <text:p/>
        </draw:polygon>
        <draw:polygon draw:style-name="gr2" draw:text-style-name="P3" draw:layer="layout" svg:width="0.017cm" svg:height="1.119cm" svg:x="4.83cm" svg:y="10.509cm" svg:viewBox="0 0 18 1120" draw:points="0,1120 18,1120 18,0 0,0">
          <text:p/>
        </draw:polygon>
        <draw:polygon draw:style-name="gr2" draw:text-style-name="P3" draw:layer="layout" svg:width="0.017cm" svg:height="1.119cm" svg:x="7.067cm" svg:y="10.509cm" svg:viewBox="0 0 18 1120" draw:points="0,1120 18,1120 18,0 0,0">
          <text:p/>
        </draw:polygon>
        <draw:polygon draw:style-name="gr2" draw:text-style-name="P3" draw:layer="layout" svg:width="0.017cm" svg:height="1.119cm" svg:x="10.786cm" svg:y="10.509cm" svg:viewBox="0 0 18 1120" draw:points="0,1120 18,1120 18,0 0,0">
          <text:p/>
        </draw:polygon>
        <draw:frame draw:style-name="gr1" draw:text-style-name="P2" draw:layer="layout" svg:width="0.743cm" svg:height="0.471cm" svg:x="7.267cm" svg:y="10.522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743cm" svg:height="0.471cm" svg:x="3.683cm" svg:y="11.658cm">
          <draw:text-box>
            <text:p text:style-name="P1"><text:span text:style-name="T1">164 </text:span></text:p>
          </draw:text-box>
        </draw:frame>
        <draw:frame draw:style-name="gr3" draw:text-style-name="P4" draw:layer="layout" svg:width="0.564cm" svg:height="0.653cm" svg:x="6.276cm" svg:y="11.867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7.319cm" svg:height="0.017cm" svg:x="3.484cm" svg:y="11.628cm" svg:viewBox="0 0 7320 18" draw:points="0,18 7320,18 7320,0 0,0">
          <text:p/>
        </draw:polygon>
        <draw:polygon draw:style-name="gr2" draw:text-style-name="P3" draw:layer="layout" svg:width="0.016cm" svg:height="1.12cm" svg:x="3.484cm" svg:y="11.645cm" svg:viewBox="0 0 17 1121" draw:points="0,1121 17,1121 17,0 0,0">
          <text:p/>
        </draw:polygon>
        <draw:polygon draw:style-name="gr2" draw:text-style-name="P3" draw:layer="layout" svg:width="0.017cm" svg:height="1.12cm" svg:x="4.83cm" svg:y="11.645cm" svg:viewBox="0 0 18 1121" draw:points="0,1121 18,1121 18,0 0,0">
          <text:p/>
        </draw:polygon>
        <draw:polygon draw:style-name="gr2" draw:text-style-name="P3" draw:layer="layout" svg:width="0.017cm" svg:height="1.12cm" svg:x="7.067cm" svg:y="11.645cm" svg:viewBox="0 0 18 1121" draw:points="0,1121 18,1121 18,0 0,0">
          <text:p/>
        </draw:polygon>
        <draw:polygon draw:style-name="gr2" draw:text-style-name="P3" draw:layer="layout" svg:width="0.017cm" svg:height="1.12cm" svg:x="10.786cm" svg:y="11.645cm" svg:viewBox="0 0 18 1121" draw:points="0,1121 18,1121 18,0 0,0">
          <text:p/>
        </draw:polygon>
        <draw:frame draw:style-name="gr1" draw:text-style-name="P2" draw:layer="layout" svg:width="0.743cm" svg:height="0.471cm" svg:x="7.267cm" svg:y="11.658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743cm" svg:height="0.471cm" svg:x="3.683cm" svg:y="12.795cm">
          <draw:text-box>
            <text:p text:style-name="P1"><text:span text:style-name="T1">165 </text:span></text:p>
          </draw:text-box>
        </draw:frame>
        <draw:frame draw:style-name="gr3" draw:text-style-name="P4" draw:layer="layout" svg:width="0.564cm" svg:height="0.653cm" svg:x="6.223cm" svg:y="13.003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88cm" svg:height="0.361cm" svg:x="5.664cm" svg:y="10.901cm">
          <draw:image xlink:href="Pictures/100000000000001700000016F4B7D85A22E80817.png" xlink:type="simple" xlink:show="embed" xlink:actuate="onLoad">
            <text:p/>
          </draw:image>
        </draw:frame>
        <draw:frame draw:style-name="gr4" draw:text-style-name="P5" draw:layer="layout" svg:width="0.626cm" svg:height="0.515cm" svg:x="5.664cm" svg:y="11.883cm">
          <draw:image xlink:href="Pictures/10000000000000250000001F73F304BDE4978D0C.png" xlink:type="simple" xlink:show="embed" xlink:actuate="onLoad">
            <text:p/>
          </draw:image>
        </draw:frame>
        <draw:polygon draw:style-name="gr2" draw:text-style-name="P3" draw:layer="layout" svg:width="7.319cm" svg:height="0.017cm" svg:x="3.484cm" svg:y="12.765cm" svg:viewBox="0 0 7320 18" draw:points="0,18 7320,18 7320,0 0,0">
          <text:p/>
        </draw:polygon>
        <draw:polygon draw:style-name="gr2" draw:text-style-name="P3" draw:layer="layout" svg:width="0.016cm" svg:height="1.137cm" svg:x="3.484cm" svg:y="12.782cm" svg:viewBox="0 0 17 1138" draw:points="0,1138 17,1138 17,0 0,0">
          <text:p/>
        </draw:polygon>
        <draw:polygon draw:style-name="gr2" draw:text-style-name="P3" draw:layer="layout" svg:width="1.346cm" svg:height="0.017cm" svg:x="3.484cm" svg:y="13.902cm" svg:viewBox="0 0 1347 18" draw:points="0,18 1347,18 1347,0 0,0">
          <text:p/>
        </draw:polygon>
        <draw:polygon draw:style-name="gr2" draw:text-style-name="P3" draw:layer="layout" svg:width="0.017cm" svg:height="1.137cm" svg:x="4.83cm" svg:y="12.782cm" svg:viewBox="0 0 18 1138" draw:points="0,1138 18,1138 18,0 0,0">
          <text:p/>
        </draw:polygon>
        <draw:polygon draw:style-name="gr2" draw:text-style-name="P3" draw:layer="layout" svg:width="2.22cm" svg:height="0.017cm" svg:x="4.847cm" svg:y="13.902cm" svg:viewBox="0 0 2221 18" draw:points="0,18 2221,18 2221,0 0,0">
          <text:p/>
        </draw:polygon>
        <draw:polygon draw:style-name="gr2" draw:text-style-name="P3" draw:layer="layout" svg:width="0.017cm" svg:height="1.137cm" svg:x="7.067cm" svg:y="12.782cm" svg:viewBox="0 0 18 1138" draw:points="0,1138 18,1138 18,0 0,0">
          <text:p/>
        </draw:polygon>
        <draw:polygon draw:style-name="gr2" draw:text-style-name="P3" draw:layer="layout" svg:width="3.702cm" svg:height="0.017cm" svg:x="7.084cm" svg:y="13.902cm" svg:viewBox="0 0 3703 18" draw:points="0,18 3703,18 3703,0 0,0">
          <text:p/>
        </draw:polygon>
        <draw:polygon draw:style-name="gr2" draw:text-style-name="P3" draw:layer="layout" svg:width="0.017cm" svg:height="1.137cm" svg:x="10.786cm" svg:y="12.782cm" svg:viewBox="0 0 18 1138" draw:points="0,1138 18,1138 18,0 0,0">
          <text:p/>
        </draw:polygon>
        <draw:polygon draw:style-name="gr2" draw:text-style-name="P3" draw:layer="layout" svg:width="0.017cm" svg:height="0.017cm" svg:x="10.786cm" svg:y="13.902cm" svg:viewBox="0 0 18 18" draw:points="0,18 18,18 18,0 0,0">
          <text:p/>
        </draw:polygon>
        <draw:frame draw:style-name="gr4" draw:text-style-name="P5" draw:layer="layout" svg:width="0.575cm" svg:height="0.566cm" svg:x="5.664cm" svg:y="12.971cm">
          <draw:image xlink:href="Pictures/100000000000002200000022656D64F8E669D3D8.png" xlink:type="simple" xlink:show="embed" xlink:actuate="onLoad">
            <text:p/>
          </draw:image>
        </draw:frame>
        <draw:frame draw:style-name="gr1" draw:text-style-name="P2" draw:layer="layout" svg:width="0.743cm" svg:height="0.471cm" svg:x="7.267cm" svg:y="12.795cm">
          <draw:text-box>
            <text:p text:style-name="P1"><text:span text:style-name="T1">…</text:span><text:span text:style-name="T1">.. </text:span></text:p>
          </draw:text-box>
        </draw:frame>
        <draw:frame draw:style-name="gr1" draw:text-style-name="P2" draw:layer="layout" svg:width="0.422cm" svg:height="0.471cm" svg:x="3.175cm" svg:y="13.9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175cm" svg:y="14.418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739cm" svg:height="0.412cm" svg:x="4.445cm" svg:y="14.893cm">
          <draw:text-box>
            <text:p text:style-name="P1"><text:span text:style-name="T4"><text:s text:c="6"/></text:span></text:p>
          </draw:text-box>
        </draw:frame>
        <draw:frame draw:style-name="gr6" draw:text-style-name="P7" draw:layer="layout" svg:width="0.352cm" svg:height="0.412cm" svg:x="4.445cm" svg:y="15.297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HTelugu" svg:font-family="BRHTelugu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3.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4" style:page-layout-name="PM0" draw:style-name="Mdp1"/>
    <style:master-page style:name="master-page47" style:page-layout-name="PM0" draw:style-name="Mdp1"/>
    <style:master-page style:name="master-page4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16T10:58:24.784869287</dc:date>
    <meta:editing-duration>PT31S</meta:editing-duration>
    <meta:editing-cycles>1</meta:editing-cycles>
    <meta:document-statistic meta:object-count="1628"/>
    <meta:generator>LibreOffice/6.0.7.3$Linux_X86_64 LibreOffice_project/00m0$Build-3</meta:generator>
  </office:meta>
</office:document-meta>
</file>